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Heading2" style:family="paragraph">
      <style:text-properties fo:font-style="normal" style:font-style-asian="normal" fo:font-size="18pt" style:font-size-asian="18pt" style:font-size-complex="18pt"/>
    </style:style>
    <style:style style:name="P21" style:parent-style-name="Textbody" style:family="paragraph">
      <style:paragraph-properties fo:margin-top="0.052in" fo:margin-bottom="0.052in"/>
      <style:text-properties style:font-name="Arial"/>
    </style:style>
    <style:style style:name="P22" style:parent-style-name="Textbody" style:family="paragraph">
      <style:paragraph-properties fo:margin-top="0.052in" fo:margin-bottom="0.052in"/>
    </style:style>
    <style:style style:name="T23" style:parent-style-name="DefaultParagraphFont" style:family="text">
      <style:text-properties style:font-name="Arial" fo:font-weight="bold" style:font-weight-asian="bold" style:font-weight-complex="bold"/>
    </style:style>
    <style:style style:name="T24" style:parent-style-name="DefaultParagraphFont" style:family="text">
      <style:text-properties style:font-name="Arial"/>
    </style:style>
    <style:style style:name="T25" style:parent-style-name="DefaultParagraphFont" style:family="text">
      <style:text-properties style:font-name="Consolas" style:font-name-complex="Consolas"/>
    </style:style>
    <style:style style:name="T26" style:parent-style-name="DefaultParagraphFont" style:family="text">
      <style:text-properties style:font-name="Arial"/>
    </style:style>
    <style:style style:name="P27" style:parent-style-name="Textbody" style:family="paragraph">
      <style:paragraph-properties fo:margin-top="0.052in" fo:margin-bottom="0.052in"/>
    </style:style>
    <style:style style:name="T28" style:parent-style-name="DefaultParagraphFont" style:family="text">
      <style:text-properties style:font-name="Arial" fo:font-weight="bold" style:font-weight-asian="bold" style:font-weight-complex="bold"/>
    </style:style>
    <style:style style:name="T29" style:parent-style-name="DefaultParagraphFont" style:family="text">
      <style:text-properties style:font-name="Arial"/>
    </style:style>
    <style:style style:name="T30" style:parent-style-name="DefaultParagraphFont" style:family="text">
      <style:text-properties style:font-name="Arial"/>
    </style:style>
    <style:style style:name="P31" style:parent-style-name="Textbody" style:family="paragraph">
      <style:paragraph-properties fo:margin-top="0.052in" fo:margin-bottom="0.052in"/>
    </style:style>
    <style:style style:name="T32" style:parent-style-name="DefaultParagraphFont" style:family="text">
      <style:text-properties style:font-name="Arial"/>
    </style:style>
    <style:style style:name="T33" style:parent-style-name="DefaultParagraphFont" style:family="text">
      <style:text-properties style:font-name="Consolas" style:font-name-complex="Consolas"/>
    </style:style>
    <style:style style:name="P34" style:parent-style-name="Textbody" style:family="paragraph">
      <style:paragraph-properties fo:margin-top="0.052in" fo:margin-bottom="0.052in"/>
    </style:style>
    <style:style style:name="T35" style:parent-style-name="DefaultParagraphFont" style:family="text">
      <style:text-properties style:font-name="Arial"/>
    </style:style>
    <style:style style:name="T36" style:parent-style-name="DefaultParagraphFont" style:family="text">
      <style:text-properties style:font-name="Consolas" style:font-name-complex="Consolas"/>
    </style:style>
    <style:style style:name="P37" style:parent-style-name="Textbody" style:family="paragraph">
      <style:paragraph-properties fo:margin-top="0.052in" fo:margin-bottom="0.052in"/>
    </style:style>
    <style:style style:name="T38" style:parent-style-name="DefaultParagraphFont" style:family="text">
      <style:text-properties style:font-name="Arial"/>
    </style:style>
    <style:style style:name="T39" style:parent-style-name="DefaultParagraphFont" style:family="text">
      <style:text-properties style:font-name="Arial"/>
    </style:style>
    <style:style style:name="T40" style:parent-style-name="DefaultParagraphFont" style:family="text">
      <style:text-properties style:font-name="Consolas" style:font-name-complex="Consolas"/>
    </style:style>
    <style:style style:name="P41" style:parent-style-name="Textbody" style:family="paragraph">
      <style:paragraph-properties fo:margin-top="0.052in" fo:margin-bottom="0.052in"/>
    </style:style>
    <style:style style:name="T42" style:parent-style-name="DefaultParagraphFont" style:family="text">
      <style:text-properties style:font-name="Arial"/>
    </style:style>
    <style:style style:name="T43" style:parent-style-name="DefaultParagraphFont" style:family="text">
      <style:text-properties style:font-name="Consolas" style:font-name-complex="Consolas"/>
    </style:style>
    <style:style style:name="P44" style:parent-style-name="Textbody" style:family="paragraph">
      <style:paragraph-properties fo:margin-top="0.052in" fo:margin-bottom="0.052in"/>
    </style:style>
    <style:style style:name="T45" style:parent-style-name="DefaultParagraphFont" style:family="text">
      <style:text-properties style:font-name="Arial"/>
    </style:style>
    <style:style style:name="T46" style:parent-style-name="DefaultParagraphFont" style:family="text">
      <style:text-properties style:font-name="Consolas" style:font-name-complex="Consolas"/>
    </style:style>
    <style:style style:name="P47" style:parent-style-name="Textbody" style:family="paragraph">
      <style:paragraph-properties fo:margin-top="0.052in" fo:margin-bottom="0.052in"/>
    </style:style>
    <style:style style:name="T48" style:parent-style-name="DefaultParagraphFont" style:family="text">
      <style:text-properties style:font-name="Arial"/>
    </style:style>
    <style:style style:name="T49" style:parent-style-name="DefaultParagraphFont" style:family="text">
      <style:text-properties style:font-name="Consolas" style:font-name-complex="Consolas"/>
    </style:style>
    <style:style style:name="P50" style:parent-style-name="Textbody" style:family="paragraph">
      <style:paragraph-properties fo:margin-top="0.052in" fo:margin-bottom="0.052in"/>
    </style:style>
    <style:style style:name="T51" style:parent-style-name="DefaultParagraphFont" style:family="text">
      <style:text-properties style:font-name="Arial"/>
    </style:style>
    <style:style style:name="T52" style:parent-style-name="DefaultParagraphFont" style:family="text">
      <style:text-properties style:font-name="Consolas" style:font-name-complex="Consolas"/>
    </style:style>
    <style:style style:name="P53" style:parent-style-name="Textbody" style:family="paragraph">
      <style:paragraph-properties fo:margin-top="0.052in" fo:margin-bottom="0.052in"/>
    </style:style>
    <style:style style:name="T54" style:parent-style-name="DefaultParagraphFont" style:family="text">
      <style:text-properties style:font-name="Arial" fo:font-weight="bold" style:font-weight-asian="bold" style:font-weight-complex="bold"/>
    </style:style>
    <style:style style:name="T55" style:parent-style-name="DefaultParagraphFont" style:family="text">
      <style:text-properties style:font-name="Arial"/>
    </style:style>
    <style:style style:name="T56" style:parent-style-name="DefaultParagraphFont" style:family="text">
      <style:text-properties style:font-name="Arial"/>
    </style:style>
    <style:style style:name="T57" style:parent-style-name="DefaultParagraphFont" style:family="text">
      <style:text-properties style:font-name="Arial"/>
    </style:style>
    <style:style style:name="T58" style:parent-style-name="DefaultParagraphFont" style:family="text">
      <style:text-properties style:font-name="Consolas" style:font-name-complex="Consolas"/>
    </style:style>
    <style:style style:name="T59" style:parent-style-name="DefaultParagraphFont" style:family="text">
      <style:text-properties style:font-name="Arial"/>
    </style:style>
    <style:style style:name="P60" style:parent-style-name="Textbody" style:family="paragraph">
      <style:paragraph-properties fo:margin-top="0.052in" fo:margin-bottom="0.052in"/>
    </style:style>
    <style:style style:name="T61" style:parent-style-name="DefaultParagraphFont" style:family="text">
      <style:text-properties style:font-name="Arial" fo:font-weight="bold" style:font-weight-asian="bold" style:font-weight-complex="bold"/>
    </style:style>
    <style:style style:name="T62" style:parent-style-name="DefaultParagraphFont" style:family="text">
      <style:text-properties style:font-name="Arial"/>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T65" style:parent-style-name="DefaultParagraphFont" style:family="text">
      <style:text-properties style:font-name="Arial" fo:font-weight="bold" style:font-weight-asian="bold" style:font-weight-complex="bold"/>
    </style:style>
    <style:style style:name="T66" style:parent-style-name="DefaultParagraphFont" style:family="text">
      <style:text-properties style:font-name="Arial"/>
    </style:style>
    <style:style style:name="T67" style:parent-style-name="DefaultParagraphFont" style:family="text">
      <style:text-properties style:font-name="Arial"/>
    </style:style>
    <style:style style:name="T68" style:parent-style-name="DefaultParagraphFont" style:family="text">
      <style:text-properties style:font-name="Arial"/>
    </style:style>
    <style:style style:name="T69" style:parent-style-name="DefaultParagraphFont" style:family="text">
      <style:text-properties style:font-name="Arial"/>
    </style:style>
    <style:style style:name="P70" style:parent-style-name="Textbody" style:family="paragraph">
      <style:paragraph-properties fo:margin-top="0.052in" fo:margin-bottom="0.052in"/>
    </style:style>
    <style:style style:name="T71" style:parent-style-name="DefaultParagraphFont" style:family="text">
      <style:text-properties style:font-name="Arial" fo:font-weight="bold" style:font-weight-asian="bold" style:font-weight-complex="bold"/>
    </style:style>
    <style:style style:name="T72" style:parent-style-name="DefaultParagraphFont" style:family="text">
      <style:text-properties style:font-name="Arial" fo:font-weight="bold" style:font-weight-asian="bold" style:font-weight-complex="bold"/>
    </style:style>
    <style:style style:name="P73" style:parent-style-name="Textbody" style:family="paragraph">
      <style:paragraph-properties fo:margin-top="0.052in" fo:margin-bottom="0.052in"/>
    </style:style>
    <style:style style:name="T74" style:parent-style-name="DefaultParagraphFont" style:family="text">
      <style:text-properties style:font-name="Arial" fo:font-weight="bold" style:font-weight-asian="bold" style:font-weight-complex="bold"/>
    </style:style>
    <style:style style:name="P75" style:parent-style-name="Textbody" style:family="paragraph">
      <style:paragraph-properties fo:margin-top="0.052in" fo:margin-bottom="0.052in"/>
    </style:style>
    <style:style style:name="T76" style:parent-style-name="DefaultParagraphFont" style:family="text">
      <style:text-properties style:font-name="Arial" fo:font-weight="bold" style:font-weight-asian="bold" style:font-weight-complex="bold"/>
    </style:style>
    <style:style style:name="T77" style:parent-style-name="DefaultParagraphFont" style:family="text">
      <style:text-properties style:font-name="Arial"/>
    </style:style>
    <style:style style:name="T78" style:parent-style-name="DefaultParagraphFont" style:family="text">
      <style:text-properties style:font-name="Arial"/>
    </style:style>
    <style:style style:name="P79" style:parent-style-name="Textbody" style:family="paragraph">
      <style:paragraph-properties fo:margin-top="0.052in" fo:margin-bottom="0.052in"/>
    </style:style>
    <style:style style:name="T80" style:parent-style-name="DefaultParagraphFont" style:family="text">
      <style:text-properties style:font-name="Arial" fo:font-weight="bold" style:font-weight-asian="bold" style:font-weight-complex="bold"/>
    </style:style>
    <style:style style:name="T81" style:parent-style-name="DefaultParagraphFont" style:family="text">
      <style:text-properties style:font-name="Arial"/>
    </style:style>
    <style:style style:name="T82" style:parent-style-name="DefaultParagraphFont" style:family="text">
      <style:text-properties style:font-name="Consolas" style:font-name-complex="Consolas"/>
    </style:style>
    <style:style style:name="T83" style:parent-style-name="DefaultParagraphFont" style:family="text">
      <style:text-properties style:font-name="Arial"/>
    </style:style>
    <style:style style:name="T84" style:parent-style-name="DefaultParagraphFont" style:family="text">
      <style:text-properties style:font-name="Consolas" style:font-name-complex="Consolas"/>
    </style:style>
    <style:style style:name="T85" style:parent-style-name="DefaultParagraphFont" style:family="text">
      <style:text-properties style:font-name="Arial"/>
    </style:style>
    <style:style style:name="T86" style:parent-style-name="DefaultParagraphFont" style:family="text">
      <style:text-properties style:font-name="Arial"/>
    </style:style>
    <style:style style:name="P87" style:parent-style-name="Textbody" style:family="paragraph">
      <style:paragraph-properties fo:margin-top="0.052in" fo:margin-bottom="0.052in"/>
    </style:style>
    <style:style style:name="T88" style:parent-style-name="DefaultParagraphFont" style:family="text">
      <style:text-properties style:font-name="Arial" fo:font-weight="bold" style:font-weight-asian="bold" style:font-weight-complex="bold"/>
    </style:style>
    <style:style style:name="T89" style:parent-style-name="DefaultParagraphFont" style:family="text">
      <style:text-properties style:font-name="Arial"/>
    </style:style>
    <style:style style:name="T90" style:parent-style-name="DefaultParagraphFont" style:family="text">
      <style:text-properties style:font-name="Arial"/>
    </style:style>
    <style:style style:name="P91" style:parent-style-name="Textbody" style:family="paragraph">
      <style:paragraph-properties fo:margin-top="0.052in" fo:margin-bottom="0.052in"/>
    </style:style>
    <style:style style:name="T92" style:parent-style-name="DefaultParagraphFont" style:family="text">
      <style:text-properties style:font-name="Arial" fo:font-weight="bold" style:font-weight-asian="bold" style:font-weight-complex="bold"/>
    </style:style>
    <style:style style:name="T93" style:parent-style-name="DefaultParagraphFont" style:family="text">
      <style:text-properties style:font-name="Arial"/>
    </style:style>
    <style:style style:name="T94" style:parent-style-name="DefaultParagraphFont" style:family="text">
      <style:text-properties style:font-name="Arial"/>
    </style:style>
    <style:style style:name="P95" style:parent-style-name="Textbody" style:family="paragraph">
      <style:paragraph-properties fo:margin-top="0.052in" fo:margin-bottom="0.052in"/>
    </style:style>
    <style:style style:name="T96" style:parent-style-name="DefaultParagraphFont" style:family="text">
      <style:text-properties style:font-name="Arial" fo:font-weight="bold" style:font-weight-asian="bold" style:font-weight-complex="bold"/>
    </style:style>
    <style:style style:name="T97" style:parent-style-name="DefaultParagraphFont" style:family="text">
      <style:text-properties style:font-name="Consolas" style:font-name-complex="Consolas" fo:font-weight="bold" style:font-weight-asian="bold" style:font-weight-complex="bold"/>
    </style:style>
    <style:style style:name="T98" style:parent-style-name="DefaultParagraphFont" style:family="text">
      <style:text-properties style:font-name="Arial" fo:font-weight="bold" style:font-weight-asian="bold" style:font-weight-complex="bold"/>
    </style:style>
    <style:style style:name="T99" style:parent-style-name="DefaultParagraphFont" style:family="text">
      <style:text-properties style:font-name="Consolas" style:font-name-complex="Consolas" fo:font-weight="bold" style:font-weight-asian="bold" style:font-weight-complex="bold"/>
    </style:style>
    <style:style style:name="T100" style:parent-style-name="DefaultParagraphFont" style:family="text">
      <style:text-properties style:font-name="Arial" fo:font-weight="bold" style:font-weight-asian="bold" style:font-weight-complex="bold"/>
    </style:style>
    <style:style style:name="T101" style:parent-style-name="DefaultParagraphFont" style:family="text">
      <style:text-properties style:font-name="Consolas" style:font-name-complex="Consolas" fo:font-weight="bold" style:font-weight-asian="bold" style:font-weight-complex="bold"/>
    </style:style>
    <style:style style:name="T102" style:parent-style-name="DefaultParagraphFont" style:family="text">
      <style:text-properties style:font-name="Arial" fo:font-weight="bold" style:font-weight-asian="bold" style:font-weight-complex="bold"/>
    </style:style>
    <style:style style:name="P103" style:parent-style-name="Textbody" style:family="paragraph">
      <style:paragraph-properties fo:margin-top="0.052in" fo:margin-bottom="0.052in"/>
      <style:text-properties style:font-name="Arial"/>
    </style:style>
    <style:style style:name="P104" style:parent-style-name="Heading2" style:family="paragraph">
      <style:text-properties fo:font-style="normal" style:font-style-asian="normal" fo:font-size="18pt" style:font-size-asian="18pt" style:font-size-complex="18pt"/>
    </style:style>
    <style:style style:name="P105" style:parent-style-name="Textbody" style:family="paragraph">
      <style:paragraph-properties fo:margin-top="0.052in" fo:margin-bottom="0.052in"/>
      <style:text-properties style:font-name="Arial"/>
    </style:style>
    <style:style style:name="P106" style:parent-style-name="Textbody" style:family="paragraph">
      <style:paragraph-properties fo:margin-top="0.052in" fo:margin-bottom="0.052in"/>
      <style:text-properties style:font-name="Arial"/>
    </style:style>
    <style:style style:name="P107" style:parent-style-name="Textbody" style:family="paragraph">
      <style:paragraph-properties fo:margin-top="0.052in" fo:margin-bottom="0.052in"/>
      <style:text-properties style:font-name="Arial"/>
    </style:style>
    <style:style style:name="P108" style:parent-style-name="Textbody" style:family="paragraph">
      <style:paragraph-properties fo:margin-top="0.052in" fo:margin-bottom="0.052in"/>
      <style:text-properties style:font-name="Arial"/>
    </style:style>
    <style:style style:name="P109" style:parent-style-name="Textbody" style:family="paragraph">
      <style:paragraph-properties fo:margin-top="0.052in" fo:margin-bottom="0.052in"/>
      <style:text-properties style:font-name="Arial"/>
    </style:style>
    <style:style style:name="P110" style:parent-style-name="Textbody" style:family="paragraph">
      <style:paragraph-properties fo:margin-top="0.052in" fo:margin-bottom="0.052in"/>
      <style:text-properties style:font-name="Arial"/>
    </style:style>
    <style:style style:name="P111" style:parent-style-name="Textbody" style:family="paragraph">
      <style:paragraph-properties fo:margin-top="0.052in" fo:margin-bottom="0.052in"/>
      <style:text-properties style:font-name="Arial"/>
    </style:style>
    <style:style style:name="P112" style:parent-style-name="Textbody" style:family="paragraph">
      <style:paragraph-properties fo:margin-top="0.052in" fo:margin-bottom="0.052in"/>
      <style:text-properties style:font-name="Arial"/>
    </style:style>
    <style:style style:name="P113" style:parent-style-name="Textbody" style:family="paragraph">
      <style:paragraph-properties fo:margin-top="0.052in" fo:margin-bottom="0.052in"/>
      <style:text-properties style:font-name="Arial"/>
    </style:style>
    <style:style style:name="P114" style:parent-style-name="Textbody" style:family="paragraph">
      <style:paragraph-properties fo:margin-top="0.052in" fo:margin-bottom="0.052in"/>
      <style:text-properties style:font-name="Arial"/>
    </style:style>
    <style:style style:name="P115" style:parent-style-name="Textbody" style:family="paragraph">
      <style:paragraph-properties fo:margin-top="0.052in" fo:margin-bottom="0.052in"/>
      <style:text-properties style:font-name="Arial"/>
    </style:style>
    <style:style style:name="P116" style:parent-style-name="Textbody" style:family="paragraph">
      <style:paragraph-properties fo:margin-top="0.052in" fo:margin-bottom="0.052in"/>
      <style:text-properties style:font-name="Arial" fo:font-weight="bold" style:font-weight-asian="bold" style:font-weight-complex="bold"/>
    </style:style>
    <style:style style:name="P117" style:parent-style-name="Textbody" style:family="paragraph">
      <style:paragraph-properties fo:margin-top="0.052in" fo:margin-bottom="0.052in"/>
      <style:text-properties style:font-name="Arial" fo:font-weight="bold" style:font-weight-asian="bold" style:font-weight-complex="bold"/>
    </style:style>
    <style:style style:name="P118" style:parent-style-name="Textbody" style:family="paragraph">
      <style:paragraph-properties fo:margin-top="0.052in" fo:margin-bottom="0.052in"/>
    </style:style>
    <style:style style:name="T119" style:parent-style-name="StrongEmphasis" style:family="text">
      <style:text-properties style:font-name="Arial" fo:color="#222222"/>
    </style:style>
    <style:style style:name="T120" style:parent-style-name="StrongEmphasis" style:family="text">
      <style:text-properties style:font-name="Arial" fo:color="#222222"/>
    </style:style>
    <style:style style:name="T121" style:parent-style-name="StrongEmphasis" style:family="text">
      <style:text-properties style:font-name="Arial" fo:font-weight="normal" style:font-weight-asian="normal" fo:color="#222222"/>
    </style:style>
    <style:style style:name="T122" style:parent-style-name="StrongEmphasis" style:family="text">
      <style:text-properties style:font-name="Arial" fo:font-weight="normal" style:font-weight-asian="normal" fo:color="#222222"/>
    </style:style>
    <style:style style:name="P123" style:parent-style-name="Textbody" style:family="paragraph">
      <style:paragraph-properties fo:margin-top="0.052in" fo:margin-bottom="0.052in"/>
    </style:style>
    <style:style style:name="T124" style:parent-style-name="StrongEmphasis" style:family="text">
      <style:text-properties style:font-name="Arial" fo:color="#222222"/>
    </style:style>
    <style:style style:name="T125" style:parent-style-name="DefaultParagraphFont" style:family="text">
      <style:text-properties style:font-name="Arial" fo:color="#222222"/>
    </style:style>
    <style:style style:name="T126" style:parent-style-name="DefaultParagraphFont" style:family="text">
      <style:text-properties style:font-name="Arial" fo:color="#222222"/>
    </style:style>
    <style:style style:name="T127" style:parent-style-name="DefaultParagraphFont" style:family="text">
      <style:text-properties style:font-name="Arial" fo:color="#222222"/>
    </style:style>
    <style:style style:name="T128" style:parent-style-name="DefaultParagraphFont" style:family="text">
      <style:text-properties style:font-name="Arial" fo:color="#222222"/>
    </style:style>
    <style:style style:name="T129" style:parent-style-name="DefaultParagraphFont" style:family="text">
      <style:text-properties style:font-name="Arial" fo:color="#222222"/>
    </style:style>
    <style:style style:name="T130" style:parent-style-name="DefaultParagraphFont" style:family="text">
      <style:text-properties style:font-name="Arial" fo:color="#222222"/>
    </style:style>
    <style:style style:name="T131" style:parent-style-name="DefaultParagraphFont" style:family="text">
      <style:text-properties style:font-name="Arial" fo:color="#222222"/>
    </style:style>
    <style:style style:name="P132" style:parent-style-name="Textbody" style:family="paragraph">
      <style:paragraph-properties fo:margin-top="0.052in" fo:margin-bottom="0.052in"/>
    </style:style>
    <style:style style:name="T133" style:parent-style-name="DefaultParagraphFont" style:family="text">
      <style:text-properties style:font-name="Arial" fo:font-weight="bold" style:font-weight-asian="bold" style:font-weight-complex="bold" fo:color="#222222"/>
    </style:style>
    <style:style style:name="T134" style:parent-style-name="DefaultParagraphFont" style:family="text">
      <style:text-properties style:font-name="Arial" fo:font-weight="bold" style:font-weight-asian="bold" style:font-weight-complex="bold" fo:color="#222222"/>
    </style:style>
    <style:style style:name="T135" style:parent-style-name="DefaultParagraphFont" style:family="text">
      <style:text-properties style:font-name="Arial" fo:color="#222222"/>
    </style:style>
    <style:style style:name="P136" style:parent-style-name="Textbody" style:family="paragraph">
      <style:paragraph-properties fo:margin-top="0.052in" fo:margin-bottom="0.052in" fo:margin-left="0.5in">
        <style:tab-stops/>
      </style:paragraph-properties>
    </style:style>
    <style:style style:name="P137" style:parent-style-name="Textbody" style:family="paragraph">
      <style:paragraph-properties fo:margin-top="0.052in" fo:margin-bottom="0.052in"/>
      <style:text-properties style:font-name="Arial"/>
    </style:style>
    <style:style style:name="P138" style:parent-style-name="Textbody" style:family="paragraph">
      <style:paragraph-properties fo:margin-top="0.052in" fo:margin-bottom="0.052in"/>
    </style:style>
    <style:style style:name="P139" style:parent-style-name="Heading2" style:family="paragraph">
      <style:text-properties fo:font-style="normal" style:font-style-asian="normal" fo:font-size="18pt" style:font-size-asian="18pt" style:font-size-complex="18pt"/>
    </style:style>
    <style:style style:name="P140" style:parent-style-name="Textbody" style:family="paragraph">
      <style:paragraph-properties fo:margin-top="0.052in" fo:margin-bottom="0.052in"/>
    </style:style>
    <style:style style:name="T141" style:parent-style-name="DefaultParagraphFont" style:family="text">
      <style:text-properties style:font-name="Arial" fo:color="#222222"/>
    </style:style>
    <style:style style:name="T142" style:parent-style-name="DefaultParagraphFont" style:family="text">
      <style:text-properties style:font-name="Consolas" fo:font-weight="bold" style:font-weight-asian="bold" style:font-weight-complex="bold" fo:color="#222222"/>
    </style:style>
    <style:style style:name="T143" style:parent-style-name="DefaultParagraphFont" style:family="text">
      <style:text-properties style:font-name="Arial" fo:color="#222222"/>
    </style:style>
    <style:style style:name="T144" style:parent-style-name="DefaultParagraphFont" style:family="text">
      <style:text-properties style:font-name="Consolas" fo:font-weight="bold" style:font-weight-asian="bold" style:font-weight-complex="bold" fo:color="#222222"/>
    </style:style>
    <style:style style:name="T145" style:parent-style-name="DefaultParagraphFont" style:family="text">
      <style:text-properties style:font-name="Arial" fo:color="#222222"/>
    </style:style>
    <style:style style:name="T146" style:parent-style-name="DefaultParagraphFont" style:family="text">
      <style:text-properties style:font-name="Consolas" fo:font-weight="bold" style:font-weight-asian="bold" style:font-weight-complex="bold" fo:color="#222222"/>
    </style:style>
    <style:style style:name="T147" style:parent-style-name="DefaultParagraphFont" style:family="text">
      <style:text-properties style:font-name="Arial" fo:color="#222222"/>
    </style:style>
    <style:style style:name="T148" style:parent-style-name="DefaultParagraphFont" style:family="text">
      <style:text-properties style:font-name="Consolas" fo:font-weight="bold" style:font-weight-asian="bold" style:font-weight-complex="bold" fo:color="#222222"/>
    </style:style>
    <style:style style:name="T149" style:parent-style-name="DefaultParagraphFont" style:family="text">
      <style:text-properties style:font-name="Arial" fo:color="#222222"/>
    </style:style>
    <style:style style:name="T150" style:parent-style-name="DefaultParagraphFont" style:family="text">
      <style:text-properties style:font-name="Consolas" fo:font-weight="bold" style:font-weight-asian="bold" fo:color="#222222"/>
    </style:style>
    <style:style style:name="T151" style:parent-style-name="DefaultParagraphFont" style:family="text">
      <style:text-properties style:font-name="Arial" fo:color="#222222"/>
    </style:style>
    <style:style style:name="T152" style:parent-style-name="DefaultParagraphFont" style:family="text">
      <style:text-properties style:font-name="Consolas" fo:font-weight="bold" style:font-weight-asian="bold" style:font-weight-complex="bold" fo:color="#222222"/>
    </style:style>
    <style:style style:name="T153" style:parent-style-name="DefaultParagraphFont" style:family="text">
      <style:text-properties style:font-name="Arial" fo:color="#222222"/>
    </style:style>
    <style:style style:name="T154" style:parent-style-name="DefaultParagraphFont" style:family="text">
      <style:text-properties style:font-name="Consolas" fo:font-weight="bold" style:font-weight-asian="bold" style:font-weight-complex="bold" fo:color="#222222"/>
    </style:style>
    <style:style style:name="T155" style:parent-style-name="DefaultParagraphFont" style:family="text">
      <style:text-properties style:font-name="Consolas" fo:font-weight="bold" style:font-weight-asian="bold" style:font-weight-complex="bold" fo:color="#222222"/>
    </style:style>
    <style:style style:name="T156" style:parent-style-name="DefaultParagraphFont" style:family="text">
      <style:text-properties style:font-name="Arial" fo:color="#222222"/>
    </style:style>
    <style:style style:name="T157" style:parent-style-name="DefaultParagraphFont" style:family="text">
      <style:text-properties style:font-name="Consolas" fo:font-weight="bold" style:font-weight-asian="bold" style:font-weight-complex="bold" fo:color="#222222"/>
    </style:style>
    <style:style style:name="T158" style:parent-style-name="DefaultParagraphFont" style:family="text">
      <style:text-properties style:font-name="Arial" fo:color="#222222"/>
    </style:style>
    <style:style style:name="T159" style:parent-style-name="DefaultParagraphFont" style:family="text">
      <style:text-properties style:font-name="Consolas" fo:font-weight="bold" style:font-weight-asian="bold" style:font-weight-complex="bold" fo:color="#222222"/>
    </style:style>
    <style:style style:name="T160" style:parent-style-name="DefaultParagraphFont" style:family="text">
      <style:text-properties style:font-name="Arial" fo:color="#222222"/>
    </style:style>
    <style:style style:name="T161" style:parent-style-name="DefaultParagraphFont" style:family="text">
      <style:text-properties style:font-name="Consolas" fo:color="#222222"/>
    </style:style>
    <style:style style:name="T162" style:parent-style-name="DefaultParagraphFont" style:family="text">
      <style:text-properties style:font-name="Arial" fo:color="#222222"/>
    </style:style>
    <style:style style:name="T163" style:parent-style-name="DefaultParagraphFont" style:family="text">
      <style:text-properties style:font-name="Consolas" fo:color="#222222"/>
    </style:style>
    <style:style style:name="T164" style:parent-style-name="DefaultParagraphFont" style:family="text">
      <style:text-properties style:font-name="Arial" fo:color="#222222"/>
    </style:style>
    <style:style style:name="T165" style:parent-style-name="DefaultParagraphFont" style:family="text">
      <style:text-properties style:font-name="Consolas" fo:color="#222222"/>
    </style:style>
    <style:style style:name="T166" style:parent-style-name="DefaultParagraphFont" style:family="text">
      <style:text-properties style:font-name="Arial" fo:color="#222222"/>
    </style:style>
    <style:style style:name="T167" style:parent-style-name="DefaultParagraphFont" style:family="text">
      <style:text-properties style:font-name="Consolas" fo:color="#222222"/>
    </style:style>
    <style:style style:name="T168" style:parent-style-name="DefaultParagraphFont" style:family="text">
      <style:text-properties style:font-name="Arial" fo:color="#222222"/>
    </style:style>
    <style:style style:name="T169" style:parent-style-name="DefaultParagraphFont" style:family="text">
      <style:text-properties style:font-name="Consolas" fo:color="#222222"/>
    </style:style>
    <style:style style:name="T170" style:parent-style-name="DefaultParagraphFont" style:family="text">
      <style:text-properties style:font-name="Arial" fo:color="#222222"/>
    </style:style>
    <style:style style:name="T171" style:parent-style-name="DefaultParagraphFont" style:family="text">
      <style:text-properties style:font-name="Arial" fo:color="#222222"/>
    </style:style>
    <style:style style:name="T172" style:parent-style-name="DefaultParagraphFont" style:family="text">
      <style:text-properties style:font-name="Consolas" style:font-name-complex="Consolas" fo:color="#222222"/>
    </style:style>
    <style:style style:name="T173" style:parent-style-name="DefaultParagraphFont" style:family="text">
      <style:text-properties style:font-name="Arial" fo:color="#222222"/>
    </style:style>
    <style:style style:name="P174" style:parent-style-name="Textbody" style:family="paragraph">
      <style:paragraph-properties fo:margin-top="0.052in" fo:margin-bottom="0.052in"/>
    </style:style>
    <style:style style:name="P175" style:parent-style-name="Heading2" style:family="paragraph">
      <style:text-properties fo:font-style="normal" style:font-style-asian="normal" fo:font-size="18pt" style:font-size-asian="18pt" style:font-size-complex="18pt"/>
    </style:style>
    <style:style style:name="P176" style:parent-style-name="Textbody" style:family="paragraph">
      <style:paragraph-properties fo:margin-top="0.052in" fo:margin-bottom="0.052in"/>
    </style:style>
    <style:style style:name="T177" style:parent-style-name="DefaultParagraphFont" style:family="text">
      <style:text-properties style:font-name="Arial" fo:color="#222222"/>
    </style:style>
    <style:style style:name="T178" style:parent-style-name="DefaultParagraphFont" style:family="text">
      <style:text-properties style:font-name="Consolas" style:font-name-complex="Consolas" fo:color="#222222"/>
    </style:style>
    <style:style style:name="T179" style:parent-style-name="DefaultParagraphFont" style:family="text">
      <style:text-properties style:font-name="Arial" fo:color="#222222"/>
    </style:style>
    <style:style style:name="T180" style:parent-style-name="DefaultParagraphFont" style:family="text">
      <style:text-properties style:font-name="Consolas" style:font-name-complex="Consolas" fo:color="#222222"/>
    </style:style>
    <style:style style:name="T181" style:parent-style-name="DefaultParagraphFont" style:family="text">
      <style:text-properties style:font-name="Arial" fo:color="#222222"/>
    </style:style>
    <style:style style:name="T182" style:parent-style-name="DefaultParagraphFont" style:family="text">
      <style:text-properties style:font-name="Arial" fo:color="#222222"/>
    </style:style>
    <style:style style:name="P183" style:parent-style-name="Textbody" style:family="paragraph">
      <style:paragraph-properties fo:margin-top="0.052in" fo:margin-bottom="0.052in"/>
      <style:text-properties style:font-name="Arial" fo:color="#222222"/>
    </style:style>
    <style:style style:name="P184" style:parent-style-name="Standard" style:family="paragraph">
      <style:paragraph-properties fo:margin-top="0.052in" fo:margin-bottom="0.052in"/>
    </style:style>
    <style:style style:name="T185" style:parent-style-name="DefaultParagraphFont" style:family="text">
      <style:text-properties style:font-name="Consolas" style:font-name-asian="Consolas" style:font-name-complex="Consolas" fo:color="#000000" fo:font-size="10pt" style:font-size-asian="10pt" style:font-size-complex="10pt"/>
    </style:style>
    <style:style style:name="T186" style:parent-style-name="DefaultParagraphFont" style:family="text">
      <style:text-properties style:font-name="Consolas" style:font-name-asian="Consolas" style:font-name-complex="Consolas" fo:color="#6A3E3E" fo:font-size="10pt" style:font-size-asian="10pt" style:font-size-complex="10pt"/>
    </style:style>
    <style:style style:name="T187" style:parent-style-name="DefaultParagraphFont" style:family="text">
      <style:text-properties style:font-name="Consolas" style:font-name-asian="Consolas" style:font-name-complex="Consolas" fo:color="#000000" fo:font-size="10pt" style:font-size-asian="10pt" style:font-size-complex="10pt"/>
    </style:style>
    <style:style style:name="T1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89" style:parent-style-name="DefaultParagraphFont" style:family="text">
      <style:text-properties style:font-name="Consolas" style:font-name-asian="Consolas" style:font-name-complex="Consolas" fo:color="#000000" fo:font-size="10pt" style:font-size-asian="10pt" style:font-size-complex="10pt"/>
    </style:style>
    <style:style style:name="T190" style:parent-style-name="DefaultParagraphFont" style:family="text">
      <style:text-properties style:font-name="Consolas" style:font-name-asian="Consolas" style:font-name-complex="Consolas" fo:color="#2A00FF" fo:font-size="10pt" style:font-size-asian="10pt" style:font-size-complex="10pt"/>
    </style:style>
    <style:style style:name="T191" style:parent-style-name="DefaultParagraphFont" style:family="text">
      <style:text-properties style:font-name="Consolas" style:font-name-asian="Consolas" style:font-name-complex="Consolas" fo:color="#000000" fo:font-size="10pt" style:font-size-asian="10pt" style:font-size-complex="10pt"/>
    </style:style>
    <style:style style:name="P192" style:parent-style-name="Standard" style:family="paragraph">
      <style:paragraph-properties style:text-autospace="none"/>
    </style:style>
    <style:style style:name="T1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4" style:parent-style-name="DefaultParagraphFont" style:family="text">
      <style:text-properties style:font-name="Consolas" style:font-name-asian="Consolas" style:font-name-complex="Consolas" fo:color="#000000" fo:font-size="10pt" style:font-size-asian="10pt" style:font-size-complex="10pt"/>
    </style:style>
    <style:style style:name="T195" style:parent-style-name="DefaultParagraphFont" style:family="text">
      <style:text-properties style:font-name="Consolas" style:font-name-asian="Consolas" style:font-name-complex="Consolas" fo:color="#6A3E3E" fo:font-size="10pt" style:font-size-asian="10pt" style:font-size-complex="10pt"/>
    </style:style>
    <style:style style:name="T196" style:parent-style-name="DefaultParagraphFont" style:family="text">
      <style:text-properties style:font-name="Consolas" style:font-name-asian="Consolas" style:font-name-complex="Consolas" fo:color="#000000" fo:font-size="10pt" style:font-size-asian="10pt" style:font-size-complex="10pt"/>
    </style:style>
    <style:style style:name="T1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8" style:parent-style-name="DefaultParagraphFont" style:family="text">
      <style:text-properties style:font-name="Consolas" style:font-name-asian="Consolas" style:font-name-complex="Consolas" fo:color="#000000" fo:font-size="10pt" style:font-size-asian="10pt" style:font-size-complex="10pt"/>
    </style:style>
    <style:style style:name="P199" style:parent-style-name="Standard" style:family="paragraph">
      <style:paragraph-properties style:text-autospace="none"/>
    </style:style>
    <style:style style:name="T200" style:parent-style-name="DefaultParagraphFont" style:family="text">
      <style:text-properties style:font-name="Consolas" style:font-name-asian="Consolas" style:font-name-complex="Consolas" fo:color="#000000" fo:font-size="10pt" style:font-size-asian="10pt" style:font-size-complex="10pt"/>
    </style:style>
    <style:style style:name="T201" style:parent-style-name="DefaultParagraphFont" style:family="text">
      <style:text-properties style:font-name="Consolas" style:font-name-asian="Consolas" style:font-name-complex="Consolas" fo:color="#3F7F5F" fo:font-size="10pt" style:font-size-asian="10pt" style:font-size-complex="10pt"/>
    </style:style>
    <style:style style:name="P202" style:parent-style-name="Standard" style:family="paragraph">
      <style:paragraph-properties style:text-autospace="none"/>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P204" style:parent-style-name="Standard" style:family="paragraph">
      <style:paragraph-properties style:text-autospace="none"/>
      <style:text-properties style:font-name="Consolas" fo:color="#000000" fo:font-size="10pt" style:font-size-asian="10pt" style:font-size-complex="10pt"/>
    </style:style>
    <style:style style:name="P205" style:parent-style-name="Standard" style:family="paragraph">
      <style:paragraph-properties style:text-autospace="none"/>
    </style:style>
    <style:style style:name="T206" style:parent-style-name="DefaultParagraphFont" style:family="text">
      <style:text-properties style:font-name="Arial" style:font-name-asian="Consolas" style:font-name-complex="Consolas" fo:color="#222222"/>
    </style:style>
    <style:style style:name="P207" style:parent-style-name="Standard" style:family="paragraph">
      <style:paragraph-properties style:text-autospace="none"/>
      <style:text-properties style:font-name="Consolas" fo:color="#000000" fo:font-size="10pt" style:font-size-asian="10pt" style:font-size-complex="10pt"/>
    </style:style>
    <style:style style:name="P208" style:parent-style-name="Standard" style:family="paragraph">
      <style:paragraph-properties style:text-autospace="none"/>
    </style:style>
    <style:style style:name="T2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0" style:parent-style-name="DefaultParagraphFont" style:family="text">
      <style:text-properties style:font-name="Consolas" style:font-name-asian="Consolas" style:font-name-complex="Consolas" fo:color="#000000" fo:font-size="10pt" style:font-size-asian="10pt" style:font-size-complex="10pt"/>
    </style:style>
    <style:style style:name="P211" style:parent-style-name="Standard" style:family="paragraph">
      <style:paragraph-properties style:text-autospace="none"/>
    </style:style>
    <style:style style:name="T212" style:parent-style-name="DefaultParagraphFont" style:family="text">
      <style:text-properties style:font-name="Consolas" style:font-name-asian="Consolas" style:font-name-complex="Consolas" fo:color="#000000" fo:font-size="10pt" style:font-size-asian="10pt" style:font-size-complex="10pt"/>
    </style:style>
    <style:style style:name="T213" style:parent-style-name="DefaultParagraphFont" style:family="text">
      <style:text-properties style:font-name="Consolas" style:font-name-asian="Consolas" style:font-name-complex="Consolas" fo:color="#6A3E3E" fo:font-size="10pt" style:font-size-asian="10pt" style:font-size-complex="10pt"/>
    </style:style>
    <style:style style:name="T214" style:parent-style-name="DefaultParagraphFont" style:family="text">
      <style:text-properties style:font-name="Consolas" style:font-name-asian="Consolas" style:font-name-complex="Consolas" fo:color="#000000" fo:font-size="10pt" style:font-size-asian="10pt" style:font-size-complex="10pt"/>
    </style:style>
    <style:style style:name="T2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6" style:parent-style-name="DefaultParagraphFont" style:family="text">
      <style:text-properties style:font-name="Consolas" style:font-name-asian="Consolas" style:font-name-complex="Consolas" fo:color="#000000" fo:font-size="10pt" style:font-size-asian="10pt" style:font-size-complex="10pt"/>
    </style:style>
    <style:style style:name="T217" style:parent-style-name="DefaultParagraphFont" style:family="text">
      <style:text-properties style:font-name="Consolas" style:font-name-asian="Consolas" style:font-name-complex="Consolas" fo:color="#2A00FF" fo:font-size="10pt" style:font-size-asian="10pt" style:font-size-complex="10pt"/>
    </style:style>
    <style:style style:name="T218" style:parent-style-name="DefaultParagraphFont" style:family="text">
      <style:text-properties style:font-name="Consolas" style:font-name-asian="Consolas" style:font-name-complex="Consolas" fo:color="#000000" fo:font-size="10pt" style:font-size-asian="10pt" style:font-size-complex="10pt"/>
    </style:style>
    <style:style style:name="P219" style:parent-style-name="Standard" style:family="paragraph">
      <style:paragraph-properties style:text-autospace="none"/>
    </style:style>
    <style:style style:name="T220" style:parent-style-name="DefaultParagraphFont" style:family="text">
      <style:text-properties style:font-name="Consolas" style:font-name-asian="Consolas" style:font-name-complex="Consolas" fo:color="#000000" fo:font-size="10pt" style:font-size-asian="10pt" style:font-size-complex="10pt"/>
    </style:style>
    <style:style style:name="T221" style:parent-style-name="DefaultParagraphFont" style:family="text">
      <style:text-properties style:font-name="Consolas" style:font-name-asian="Consolas" style:font-name-complex="Consolas" fo:color="#3F7F5F" fo:font-size="10pt" style:font-size-asian="10pt" style:font-size-complex="10pt"/>
    </style:style>
    <style:style style:name="T222" style:parent-style-name="DefaultParagraphFont" style:family="text">
      <style:text-properties style:font-name="Consolas" style:font-name-asian="Consolas" style:font-name-complex="Consolas" fo:color="#000000" fo:font-size="10pt" style:font-size-asian="10pt" style:font-size-complex="10pt"/>
    </style:style>
    <style:style style:name="T223" style:parent-style-name="DefaultParagraphFont" style:family="text">
      <style:text-properties style:font-name="Consolas" style:font-name-asian="Consolas" style:font-name-complex="Consolas" fo:color="#000000" fo:font-size="10pt" style:font-size-asian="10pt" style:font-size-complex="10pt"/>
    </style:style>
    <style:style style:name="P224" style:parent-style-name="Standard" style:family="paragraph">
      <style:paragraph-properties style:text-autospace="none"/>
    </style:style>
    <style:style style:name="T225" style:parent-style-name="DefaultParagraphFont" style:family="text">
      <style:text-properties style:font-name="Consolas" style:font-name-asian="Consolas" style:font-name-complex="Consolas" fo:color="#000000" fo:font-size="10pt" style:font-size-asian="10pt" style:font-size-complex="10pt"/>
    </style:style>
    <style:style style:name="T22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7" style:parent-style-name="DefaultParagraphFont" style:family="text">
      <style:text-properties style:font-name="Consolas" style:font-name-asian="Consolas" style:font-name-complex="Consolas" fo:color="#000000" fo:font-size="10pt" style:font-size-asian="10pt" style:font-size-complex="10pt"/>
    </style:style>
    <style:style style:name="T228" style:parent-style-name="DefaultParagraphFont" style:family="text">
      <style:text-properties style:font-name="Consolas" style:font-name-asian="Consolas" style:font-name-complex="Consolas" fo:color="#6A3E3E" fo:font-size="10pt" style:font-size-asian="10pt" style:font-size-complex="10pt"/>
    </style:style>
    <style:style style:name="T229" style:parent-style-name="DefaultParagraphFont" style:family="text">
      <style:text-properties style:font-name="Consolas" style:font-name-asian="Consolas" style:font-name-complex="Consolas" fo:color="#000000" fo:font-size="10pt" style:font-size-asian="10pt" style:font-size-complex="10pt"/>
    </style:style>
    <style:style style:name="P230" style:parent-style-name="Standard" style:family="paragraph">
      <style:paragraph-properties style:text-autospace="none"/>
    </style:style>
    <style:style style:name="T231" style:parent-style-name="DefaultParagraphFont" style:family="text">
      <style:text-properties style:font-name="Consolas" style:font-name-asian="Consolas" style:font-name-complex="Consolas" fo:color="#000000" fo:font-size="10pt" style:font-size-asian="10pt" style:font-size-complex="10pt"/>
    </style:style>
    <style:style style:name="T232" style:parent-style-name="DefaultParagraphFont" style:family="text">
      <style:text-properties style:font-name="Consolas" style:font-name-asian="Consolas" style:font-name-complex="Consolas" fo:color="#6A3E3E" fo:font-size="10pt" style:font-size-asian="10pt" style:font-size-complex="10pt"/>
    </style:style>
    <style:style style:name="T233" style:parent-style-name="DefaultParagraphFont" style:family="text">
      <style:text-properties style:font-name="Consolas" style:font-name-asian="Consolas" style:font-name-complex="Consolas" fo:color="#000000" fo:font-size="10pt" style:font-size-asian="10pt" style:font-size-complex="10pt"/>
    </style:style>
    <style:style style:name="T234" style:parent-style-name="DefaultParagraphFont" style:family="text">
      <style:text-properties style:font-name="Consolas" style:font-name-asian="Consolas" style:font-name-complex="Consolas" fo:color="#3F7F5F" fo:font-size="10pt" style:font-size-asian="10pt" style:font-size-complex="10pt"/>
    </style:style>
    <style:style style:name="P235" style:parent-style-name="Standard" style:family="paragraph">
      <style:paragraph-properties style:text-autospace="none"/>
    </style:style>
    <style:style style:name="T236" style:parent-style-name="DefaultParagraphFont" style:family="text">
      <style:text-properties style:font-name="Consolas" style:font-name-asian="Consolas" style:font-name-complex="Consolas" fo:color="#000000" fo:font-size="10pt" style:font-size-asian="10pt" style:font-size-complex="10pt"/>
    </style:style>
    <style:style style:name="P237" style:parent-style-name="Standard" style:family="paragraph">
      <style:paragraph-properties style:text-autospace="none"/>
      <style:text-properties style:font-name="Consolas" fo:color="#000000" fo:font-size="10pt" style:font-size-asian="10pt" style:font-size-complex="10pt"/>
    </style:style>
    <style:style style:name="P238" style:parent-style-name="Standard" style:family="paragraph">
      <style:paragraph-properties style:text-autospace="none"/>
    </style:style>
    <style:style style:name="T239" style:parent-style-name="DefaultParagraphFont" style:family="text">
      <style:text-properties style:font-name="Arial" fo:color="#222222"/>
    </style:style>
    <style:style style:name="P240" style:parent-style-name="Standard" style:family="paragraph">
      <style:paragraph-properties style:text-autospace="none"/>
      <style:text-properties style:font-name="Consolas" fo:color="#000000" fo:font-size="10pt" style:font-size-asian="10pt" style:font-size-complex="10pt"/>
    </style:style>
    <style:style style:name="P241" style:parent-style-name="Standard" style:family="paragraph">
      <style:paragraph-properties style:text-autospace="none"/>
    </style:style>
    <style:style style:name="T2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3" style:parent-style-name="DefaultParagraphFont" style:family="text">
      <style:text-properties style:font-name="Consolas" style:font-name-asian="Consolas" style:font-name-complex="Consolas" fo:color="#000000" fo:font-size="10pt" style:font-size-asian="10pt" style:font-size-complex="10pt"/>
    </style:style>
    <style:style style:name="T24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5" style:parent-style-name="DefaultParagraphFont" style:family="text">
      <style:text-properties style:font-name="Consolas" style:font-name-asian="Consolas" style:font-name-complex="Consolas" fo:color="#000000" fo:font-size="10pt" style:font-size-asian="10pt" style:font-size-complex="10pt"/>
    </style:style>
    <style:style style:name="T24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7" style:parent-style-name="DefaultParagraphFont" style:family="text">
      <style:text-properties style:font-name="Consolas" style:font-name-asian="Consolas" style:font-name-complex="Consolas" fo:color="#000000" fo:font-size="10pt" style:font-size-asian="10pt" style:font-size-complex="10pt"/>
    </style:style>
    <style:style style:name="T248" style:parent-style-name="DefaultParagraphFont" style:family="text">
      <style:text-properties style:font-name="Consolas" style:font-name-asian="Consolas" style:font-name-complex="Consolas" fo:color="#6A3E3E" fo:font-size="10pt" style:font-size-asian="10pt" style:font-size-complex="10pt"/>
    </style:style>
    <style:style style:name="T249" style:parent-style-name="DefaultParagraphFont" style:family="text">
      <style:text-properties style:font-name="Consolas" style:font-name-asian="Consolas" style:font-name-complex="Consolas" fo:color="#000000" fo:font-size="10pt" style:font-size-asian="10pt" style:font-size-complex="10pt"/>
    </style:style>
    <style:style style:name="P250" style:parent-style-name="Standard" style:family="paragraph">
      <style:paragraph-properties style:text-autospace="none"/>
    </style:style>
    <style:style style:name="T251" style:parent-style-name="DefaultParagraphFont" style:family="text">
      <style:text-properties style:font-name="Consolas" style:font-name-asian="Consolas" style:font-name-complex="Consolas" fo:color="#000000" fo:font-size="10pt" style:font-size-asian="10pt" style:font-size-complex="10pt"/>
    </style:style>
    <style:style style:name="T25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53" style:parent-style-name="DefaultParagraphFont" style:family="text">
      <style:text-properties style:font-name="Consolas" style:font-name-asian="Consolas" style:font-name-complex="Consolas" fo:color="#000000" fo:font-size="10pt" style:font-size-asian="10pt" style:font-size-complex="10pt"/>
    </style:style>
    <style:style style:name="T2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5" style:parent-style-name="DefaultParagraphFont" style:family="text">
      <style:text-properties style:font-name="Consolas" style:font-name-asian="Consolas" style:font-name-complex="Consolas" fo:color="#000000" fo:font-size="10pt" style:font-size-asian="10pt" style:font-size-complex="10pt"/>
    </style:style>
    <style:style style:name="T256" style:parent-style-name="DefaultParagraphFont" style:family="text">
      <style:text-properties style:font-name="Consolas" style:font-name-asian="Consolas" style:font-name-complex="Consolas" fo:color="#2A00FF" fo:font-size="10pt" style:font-size-asian="10pt" style:font-size-complex="10pt"/>
    </style:style>
    <style:style style:name="T257" style:parent-style-name="DefaultParagraphFont" style:family="text">
      <style:text-properties style:font-name="Consolas" style:font-name-asian="Consolas" style:font-name-complex="Consolas" fo:color="#000000" fo:font-size="10pt" style:font-size-asian="10pt" style:font-size-complex="10pt"/>
    </style:style>
    <style:style style:name="P258" style:parent-style-name="Standard" style:family="paragraph">
      <style:paragraph-properties style:text-autospace="none"/>
    </style:style>
    <style:style style:name="T259" style:parent-style-name="DefaultParagraphFont" style:family="text">
      <style:text-properties style:font-name="Consolas" style:font-name-asian="Consolas" style:font-name-complex="Consolas" fo:color="#000000" fo:font-size="10pt" style:font-size-asian="10pt" style:font-size-complex="10pt"/>
    </style:style>
    <style:style style:name="T26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61" style:parent-style-name="DefaultParagraphFont" style:family="text">
      <style:text-properties style:font-name="Consolas" style:font-name-asian="Consolas" style:font-name-complex="Consolas" fo:color="#000000" fo:font-size="10pt" style:font-size-asian="10pt" style:font-size-complex="10pt"/>
    </style:style>
    <style:style style:name="T2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3" style:parent-style-name="DefaultParagraphFont" style:family="text">
      <style:text-properties style:font-name="Consolas" style:font-name-asian="Consolas" style:font-name-complex="Consolas" fo:color="#000000" fo:font-size="10pt" style:font-size-asian="10pt" style:font-size-complex="10pt"/>
    </style:style>
    <style:style style:name="T264" style:parent-style-name="DefaultParagraphFont" style:family="text">
      <style:text-properties style:font-name="Consolas" style:font-name-asian="Consolas" style:font-name-complex="Consolas" fo:color="#2A00FF" fo:font-size="10pt" style:font-size-asian="10pt" style:font-size-complex="10pt"/>
    </style:style>
    <style:style style:name="T265" style:parent-style-name="DefaultParagraphFont" style:family="text">
      <style:text-properties style:font-name="Consolas" style:font-name-asian="Consolas" style:font-name-complex="Consolas" fo:color="#000000" fo:font-size="10pt" style:font-size-asian="10pt" style:font-size-complex="10pt"/>
    </style:style>
    <style:style style:name="P266" style:parent-style-name="Standard" style:family="paragraph">
      <style:paragraph-properties style:text-autospace="none"/>
    </style:style>
    <style:style style:name="T267" style:parent-style-name="DefaultParagraphFont" style:family="text">
      <style:text-properties style:font-name="Consolas" style:font-name-asian="Consolas" style:font-name-complex="Consolas" fo:color="#000000" fo:font-size="10pt" style:font-size-asian="10pt" style:font-size-complex="10pt"/>
    </style:style>
    <style:style style:name="T26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69" style:parent-style-name="DefaultParagraphFont" style:family="text">
      <style:text-properties style:font-name="Consolas" style:font-name-asian="Consolas" style:font-name-complex="Consolas" fo:color="#000000" fo:font-size="10pt" style:font-size-asian="10pt" style:font-size-complex="10pt"/>
    </style:style>
    <style:style style:name="T27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1" style:parent-style-name="DefaultParagraphFont" style:family="text">
      <style:text-properties style:font-name="Consolas" style:font-name-asian="Consolas" style:font-name-complex="Consolas" fo:color="#000000" fo:font-size="10pt" style:font-size-asian="10pt" style:font-size-complex="10pt"/>
    </style:style>
    <style:style style:name="T272" style:parent-style-name="DefaultParagraphFont" style:family="text">
      <style:text-properties style:font-name="Consolas" style:font-name-asian="Consolas" style:font-name-complex="Consolas" fo:color="#2A00FF" fo:font-size="10pt" style:font-size-asian="10pt" style:font-size-complex="10pt"/>
    </style:style>
    <style:style style:name="T273" style:parent-style-name="DefaultParagraphFont" style:family="text">
      <style:text-properties style:font-name="Consolas" style:font-name-asian="Consolas" style:font-name-complex="Consolas" fo:color="#000000" fo:font-size="10pt" style:font-size-asian="10pt" style:font-size-complex="10pt"/>
    </style:style>
    <style:style style:name="P27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7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76" style:parent-style-name="Standard" style:family="paragraph">
      <style:paragraph-properties style:text-autospace="none"/>
    </style:style>
    <style:style style:name="T2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8" style:parent-style-name="DefaultParagraphFont" style:family="text">
      <style:text-properties style:font-name="Consolas" style:font-name-asian="Consolas" style:font-name-complex="Consolas" fo:color="#000000" fo:font-size="10pt" style:font-size-asian="10pt" style:font-size-complex="10pt"/>
    </style:style>
    <style:style style:name="T2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0" style:parent-style-name="DefaultParagraphFont" style:family="text">
      <style:text-properties style:font-name="Consolas" style:font-name-asian="Consolas" style:font-name-complex="Consolas" fo:color="#000000" fo:font-size="10pt" style:font-size-asian="10pt" style:font-size-complex="10pt"/>
    </style:style>
    <style:style style:name="T281" style:parent-style-name="DefaultParagraphFont" style:family="text">
      <style:text-properties style:font-name="Consolas" style:font-name-asian="Consolas" style:font-name-complex="Consolas" fo:color="#6A3E3E" fo:font-size="10pt" style:font-size-asian="10pt" style:font-size-complex="10pt"/>
    </style:style>
    <style:style style:name="T282" style:parent-style-name="DefaultParagraphFont" style:family="text">
      <style:text-properties style:font-name="Consolas" style:font-name-asian="Consolas" style:font-name-complex="Consolas" fo:color="#000000" fo:font-size="10pt" style:font-size-asian="10pt" style:font-size-complex="10pt"/>
    </style:style>
    <style:style style:name="P283" style:parent-style-name="Standard" style:family="paragraph">
      <style:paragraph-properties style:text-autospace="none"/>
    </style:style>
    <style:style style:name="T284" style:parent-style-name="DefaultParagraphFont" style:family="text">
      <style:text-properties style:font-name="Consolas" style:font-name-asian="Consolas" style:font-name-complex="Consolas" fo:color="#000000" fo:font-size="10pt" style:font-size-asian="10pt" style:font-size-complex="10pt"/>
    </style:style>
    <style:style style:name="T2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6" style:parent-style-name="DefaultParagraphFont" style:family="text">
      <style:text-properties style:font-name="Consolas" style:font-name-asian="Consolas" style:font-name-complex="Consolas" fo:color="#000000" fo:font-size="10pt" style:font-size-asian="10pt" style:font-size-complex="10pt"/>
    </style:style>
    <style:style style:name="T287" style:parent-style-name="DefaultParagraphFont" style:family="text">
      <style:text-properties style:font-name="Consolas" style:font-name-asian="Consolas" style:font-name-complex="Consolas" fo:color="#6A3E3E" fo:font-size="10pt" style:font-size-asian="10pt" style:font-size-complex="10pt"/>
    </style:style>
    <style:style style:name="T288" style:parent-style-name="DefaultParagraphFont" style:family="text">
      <style:text-properties style:font-name="Consolas" style:font-name-asian="Consolas" style:font-name-complex="Consolas" fo:color="#000000" fo:font-size="10pt" style:font-size-asian="10pt" style:font-size-complex="10pt"/>
    </style:style>
    <style:style style:name="P289" style:parent-style-name="Standard" style:family="paragraph">
      <style:paragraph-properties style:text-autospace="none"/>
    </style:style>
    <style:style style:name="T290" style:parent-style-name="DefaultParagraphFont" style:family="text">
      <style:text-properties style:font-name="Consolas" style:font-name-asian="Consolas" style:font-name-complex="Consolas" fo:color="#000000" fo:font-size="10pt" style:font-size-asian="10pt" style:font-size-complex="10pt"/>
    </style:style>
    <style:style style:name="T291" style:parent-style-name="DefaultParagraphFont" style:family="text">
      <style:text-properties style:font-name="Consolas" style:font-name-asian="Consolas" style:font-name-complex="Consolas" fo:color="#000000" fo:font-size="10pt" style:font-size-asian="10pt" style:font-size-complex="10pt"/>
    </style:style>
    <style:style style:name="T29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93" style:parent-style-name="DefaultParagraphFont" style:family="text">
      <style:text-properties style:font-name="Consolas" style:font-name-asian="Consolas" style:font-name-complex="Consolas" fo:color="#000000" fo:font-size="10pt" style:font-size-asian="10pt" style:font-size-complex="10pt"/>
    </style:style>
    <style:style style:name="T294" style:parent-style-name="DefaultParagraphFont" style:family="text">
      <style:text-properties style:font-name="Consolas" style:font-name-asian="Consolas" style:font-name-complex="Consolas" fo:color="#2A00FF" fo:font-size="10pt" style:font-size-asian="10pt" style:font-size-complex="10pt"/>
    </style:style>
    <style:style style:name="T295" style:parent-style-name="DefaultParagraphFont" style:family="text">
      <style:text-properties style:font-name="Consolas" style:font-name-asian="Consolas" style:font-name-complex="Consolas" fo:color="#000000" fo:font-size="10pt" style:font-size-asian="10pt" style:font-size-complex="10pt"/>
    </style:style>
    <style:style style:name="T296" style:parent-style-name="DefaultParagraphFont" style:family="text">
      <style:text-properties style:font-name="Consolas" style:font-name-asian="Consolas" style:font-name-complex="Consolas" fo:color="#6A3E3E" fo:font-size="10pt" style:font-size-asian="10pt" style:font-size-complex="10pt"/>
    </style:style>
    <style:style style:name="T297" style:parent-style-name="DefaultParagraphFont" style:family="text">
      <style:text-properties style:font-name="Consolas" style:font-name-asian="Consolas" style:font-name-complex="Consolas" fo:color="#000000" fo:font-size="10pt" style:font-size-asian="10pt" style:font-size-complex="10pt"/>
    </style:style>
    <style:style style:name="P298" style:parent-style-name="Standard" style:family="paragraph">
      <style:paragraph-properties style:text-autospace="none"/>
    </style:style>
    <style:style style:name="T299" style:parent-style-name="DefaultParagraphFont" style:family="text">
      <style:text-properties style:font-name="Consolas" style:font-name-asian="Consolas" style:font-name-complex="Consolas" fo:color="#000000" fo:font-size="10pt" style:font-size-asian="10pt" style:font-size-complex="10pt"/>
    </style:style>
    <style:style style:name="T3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1" style:parent-style-name="DefaultParagraphFont" style:family="text">
      <style:text-properties style:font-name="Consolas" style:font-name-asian="Consolas" style:font-name-complex="Consolas" fo:color="#000000" fo:font-size="10pt" style:font-size-asian="10pt" style:font-size-complex="10pt"/>
    </style:style>
    <style:style style:name="T3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3" style:parent-style-name="DefaultParagraphFont" style:family="text">
      <style:text-properties style:font-name="Consolas" style:font-name-asian="Consolas" style:font-name-complex="Consolas" fo:color="#000000" fo:font-size="10pt" style:font-size-asian="10pt" style:font-size-complex="10pt"/>
    </style:style>
    <style:style style:name="T304" style:parent-style-name="DefaultParagraphFont" style:family="text">
      <style:text-properties style:font-name="Consolas" style:font-name-asian="Consolas" style:font-name-complex="Consolas" fo:color="#6A3E3E" fo:font-size="10pt" style:font-size-asian="10pt" style:font-size-complex="10pt"/>
    </style:style>
    <style:style style:name="T305" style:parent-style-name="DefaultParagraphFont" style:family="text">
      <style:text-properties style:font-name="Consolas" style:font-name-asian="Consolas" style:font-name-complex="Consolas" fo:color="#000000" fo:font-size="10pt" style:font-size-asian="10pt" style:font-size-complex="10pt"/>
    </style:style>
    <style:style style:name="P306" style:parent-style-name="Standard" style:family="paragraph">
      <style:paragraph-properties style:text-autospace="none"/>
    </style:style>
    <style:style style:name="T307" style:parent-style-name="DefaultParagraphFont" style:family="text">
      <style:text-properties style:font-name="Consolas" style:font-name-asian="Consolas" style:font-name-complex="Consolas" fo:color="#000000" fo:font-size="10pt" style:font-size-asian="10pt" style:font-size-complex="10pt"/>
    </style:style>
    <style:style style:name="T308" style:parent-style-name="DefaultParagraphFont" style:family="text">
      <style:text-properties style:font-name="Consolas" style:font-name-asian="Consolas" style:font-name-complex="Consolas" fo:color="#000000" fo:font-size="10pt" style:font-size-asian="10pt" style:font-size-complex="10pt"/>
    </style:style>
    <style:style style:name="T30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10" style:parent-style-name="DefaultParagraphFont" style:family="text">
      <style:text-properties style:font-name="Consolas" style:font-name-asian="Consolas" style:font-name-complex="Consolas" fo:color="#000000" fo:font-size="10pt" style:font-size-asian="10pt" style:font-size-complex="10pt"/>
    </style:style>
    <style:style style:name="T311" style:parent-style-name="DefaultParagraphFont" style:family="text">
      <style:text-properties style:font-name="Consolas" style:font-name-asian="Consolas" style:font-name-complex="Consolas" fo:color="#2A00FF" fo:font-size="10pt" style:font-size-asian="10pt" style:font-size-complex="10pt"/>
    </style:style>
    <style:style style:name="T312" style:parent-style-name="DefaultParagraphFont" style:family="text">
      <style:text-properties style:font-name="Consolas" style:font-name-asian="Consolas" style:font-name-complex="Consolas" fo:color="#000000" fo:font-size="10pt" style:font-size-asian="10pt" style:font-size-complex="10pt"/>
    </style:style>
    <style:style style:name="P313" style:parent-style-name="Standard" style:family="paragraph">
      <style:paragraph-properties style:text-autospace="none"/>
    </style:style>
    <style:style style:name="T314" style:parent-style-name="DefaultParagraphFont" style:family="text">
      <style:text-properties style:font-name="Consolas" style:font-name-asian="Consolas" style:font-name-complex="Consolas" fo:color="#000000" fo:font-size="10pt" style:font-size-asian="10pt" style:font-size-complex="10pt"/>
    </style:style>
    <style:style style:name="T315" style:parent-style-name="DefaultParagraphFont" style:family="text">
      <style:text-properties style:font-name="Consolas" style:font-name-asian="Consolas" style:font-name-complex="Consolas" fo:color="#000000" fo:font-size="10pt" style:font-size-asian="10pt" style:font-size-complex="10pt"/>
    </style:style>
    <style:style style:name="T316" style:parent-style-name="DefaultParagraphFont" style:family="text">
      <style:text-properties style:font-name="Consolas" style:font-name-asian="Consolas" style:font-name-complex="Consolas" fo:color="#000000" fo:font-size="10pt" style:font-size-asian="10pt" style:font-size-complex="10pt"/>
    </style:style>
    <style:style style:name="T317" style:parent-style-name="DefaultParagraphFont" style:family="text">
      <style:text-properties style:font-name="Consolas" style:font-name-asian="Consolas" style:font-name-complex="Consolas" fo:color="#6A3E3E" fo:font-size="10pt" style:font-size-asian="10pt" style:font-size-complex="10pt"/>
    </style:style>
    <style:style style:name="T318" style:parent-style-name="DefaultParagraphFont" style:family="text">
      <style:text-properties style:font-name="Consolas" style:font-name-asian="Consolas" style:font-name-complex="Consolas" fo:color="#000000" fo:font-size="10pt" style:font-size-asian="10pt" style:font-size-complex="10pt"/>
    </style:style>
    <style:style style:name="P319" style:parent-style-name="Standard" style:family="paragraph">
      <style:paragraph-properties style:text-autospace="none"/>
    </style:style>
    <style:style style:name="T320" style:parent-style-name="DefaultParagraphFont" style:family="text">
      <style:text-properties style:font-name="Consolas" style:font-name-asian="Consolas" style:font-name-complex="Consolas" fo:color="#000000" fo:font-size="10pt" style:font-size-asian="10pt" style:font-size-complex="10pt"/>
    </style:style>
    <style:style style:name="T3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2" style:parent-style-name="DefaultParagraphFont" style:family="text">
      <style:text-properties style:font-name="Consolas" style:font-name-asian="Consolas" style:font-name-complex="Consolas" fo:color="#000000" fo:font-size="10pt" style:font-size-asian="10pt" style:font-size-complex="10pt"/>
    </style:style>
    <style:style style:name="P323" style:parent-style-name="Standard" style:family="paragraph">
      <style:paragraph-properties style:text-autospace="none"/>
    </style:style>
    <style:style style:name="T324" style:parent-style-name="DefaultParagraphFont" style:family="text">
      <style:text-properties style:font-name="Consolas" style:font-name-asian="Consolas" style:font-name-complex="Consolas" fo:color="#000000" fo:font-size="10pt" style:font-size-asian="10pt" style:font-size-complex="10pt"/>
    </style:style>
    <style:style style:name="T325" style:parent-style-name="DefaultParagraphFont" style:family="text">
      <style:text-properties style:font-name="Consolas" style:font-name-asian="Consolas" style:font-name-complex="Consolas" fo:color="#000000" fo:font-size="10pt" style:font-size-asian="10pt" style:font-size-complex="10pt"/>
    </style:style>
    <style:style style:name="T32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27" style:parent-style-name="DefaultParagraphFont" style:family="text">
      <style:text-properties style:font-name="Consolas" style:font-name-asian="Consolas" style:font-name-complex="Consolas" fo:color="#000000" fo:font-size="10pt" style:font-size-asian="10pt" style:font-size-complex="10pt"/>
    </style:style>
    <style:style style:name="T328" style:parent-style-name="DefaultParagraphFont" style:family="text">
      <style:text-properties style:font-name="Consolas" style:font-name-asian="Consolas" style:font-name-complex="Consolas" fo:color="#2A00FF" fo:font-size="10pt" style:font-size-asian="10pt" style:font-size-complex="10pt"/>
    </style:style>
    <style:style style:name="T329" style:parent-style-name="DefaultParagraphFont" style:family="text">
      <style:text-properties style:font-name="Consolas" style:font-name-asian="Consolas" style:font-name-complex="Consolas" fo:color="#000000" fo:font-size="10pt" style:font-size-asian="10pt" style:font-size-complex="10pt"/>
    </style:style>
    <style:style style:name="P330" style:parent-style-name="Standard" style:family="paragraph">
      <style:paragraph-properties style:text-autospace="none"/>
    </style:style>
    <style:style style:name="T331" style:parent-style-name="DefaultParagraphFont" style:family="text">
      <style:text-properties style:font-name="Consolas" style:font-name-asian="Consolas" style:font-name-complex="Consolas" fo:color="#000000" fo:font-size="10pt" style:font-size-asian="10pt" style:font-size-complex="10pt"/>
    </style:style>
    <style:style style:name="T332" style:parent-style-name="DefaultParagraphFont" style:family="text">
      <style:text-properties style:font-name="Consolas" style:font-name-asian="Consolas" style:font-name-complex="Consolas" fo:color="#000000" fo:font-size="10pt" style:font-size-asian="10pt" style:font-size-complex="10pt"/>
    </style:style>
    <style:style style:name="T333" style:parent-style-name="DefaultParagraphFont" style:family="text">
      <style:text-properties style:font-name="Consolas" style:font-name-asian="Consolas" style:font-name-complex="Consolas" fo:color="#000000" fo:font-size="10pt" style:font-size-asian="10pt" style:font-size-complex="10pt"/>
    </style:style>
    <style:style style:name="T334" style:parent-style-name="DefaultParagraphFont" style:family="text">
      <style:text-properties style:font-name="Consolas" style:font-name-asian="Consolas" style:font-name-complex="Consolas" fo:color="#000000" fo:font-size="10pt" style:font-size-asian="10pt" style:font-size-complex="10pt"/>
    </style:style>
    <style:style style:name="T33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36" style:parent-style-name="DefaultParagraphFont" style:family="text">
      <style:text-properties style:font-name="Consolas" style:font-name-asian="Consolas" style:font-name-complex="Consolas" fo:color="#000000" fo:font-size="10pt" style:font-size-asian="10pt" style:font-size-complex="10pt"/>
    </style:style>
    <style:style style:name="T337" style:parent-style-name="DefaultParagraphFont" style:family="text">
      <style:text-properties style:font-name="Consolas" style:font-name-asian="Consolas" style:font-name-complex="Consolas" fo:color="#6A3E3E" fo:font-size="10pt" style:font-size-asian="10pt" style:font-size-complex="10pt"/>
    </style:style>
    <style:style style:name="T338" style:parent-style-name="DefaultParagraphFont" style:family="text">
      <style:text-properties style:font-name="Consolas" style:font-name-asian="Consolas" style:font-name-complex="Consolas" fo:color="#000000" fo:font-size="10pt" style:font-size-asian="10pt" style:font-size-complex="10pt"/>
    </style:style>
    <style:style style:name="P33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0" style:parent-style-name="Standard" style:family="paragraph">
      <style:paragraph-properties style:text-autospace="none"/>
    </style:style>
    <style:style style:name="T341" style:parent-style-name="DefaultParagraphFont" style:family="text">
      <style:text-properties style:font-name="Consolas" style:font-name-asian="Consolas" style:font-name-complex="Consolas" fo:color="#000000" fo:font-size="10pt" style:font-size-asian="10pt" style:font-size-complex="10pt"/>
    </style:style>
    <style:style style:name="P342" style:parent-style-name="Standard" style:family="paragraph">
      <style:paragraph-properties style:text-autospace="none"/>
      <style:text-properties style:font-name="Consolas" fo:color="#000000" fo:font-size="10pt" style:font-size-asian="10pt" style:font-size-complex="10pt"/>
    </style:style>
    <style:style style:name="P343" style:parent-style-name="Standard" style:family="paragraph">
      <style:paragraph-properties style:text-autospace="none"/>
    </style:style>
    <style:style style:name="T344" style:parent-style-name="DefaultParagraphFont" style:family="text">
      <style:text-properties style:font-name="Arial" style:font-name-asian="Consolas" style:font-name-complex="Consolas" fo:color="#222222"/>
    </style:style>
    <style:style style:name="P345" style:parent-style-name="Standard" style:family="paragraph">
      <style:paragraph-properties style:text-autospace="none"/>
      <style:text-properties style:font-name="Consolas" fo:color="#000000" fo:font-size="10pt" style:font-size-asian="10pt" style:font-size-complex="10pt"/>
    </style:style>
    <style:style style:name="P3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 style:parent-style-name="Standard" style:family="paragraph">
      <style:paragraph-properties style:text-autospace="none"/>
      <style:text-properties style:font-name="Consolas" fo:color="#000000" fo:font-size="10pt" style:font-size-asian="10pt" style:font-size-complex="10pt"/>
    </style:style>
    <style:style style:name="P350" style:parent-style-name="Standard" style:family="paragraph">
      <style:paragraph-properties style:text-autospace="none"/>
      <style:text-properties style:font-name="Arial" fo:font-weight="bold" style:font-weight-asian="bold" fo:color="#222222"/>
    </style:style>
    <style:style style:name="P351" style:parent-style-name="Standard" style:family="paragraph">
      <style:paragraph-properties style:text-autospace="none"/>
      <style:text-properties style:font-name="Arial" fo:font-weight="bold" style:font-weight-asian="bold" fo:color="#222222"/>
    </style:style>
    <style:style style:name="P352" style:parent-style-name="Standard" style:family="paragraph">
      <style:paragraph-properties style:text-autospace="none"/>
      <style:text-properties style:font-name="Arial" fo:color="#222222"/>
    </style:style>
    <style:style style:name="P353" style:parent-style-name="Standard" style:family="paragraph">
      <style:paragraph-properties style:text-autospace="none"/>
      <style:text-properties style:font-name="Arial" fo:color="#222222"/>
    </style:style>
    <style:style style:name="P354" style:parent-style-name="Normal" style:family="paragraph">
      <style:paragraph-properties fo:widows="2" fo:orphans="2" style:text-autospace="none"/>
      <style:text-properties fo:hyphenate="true"/>
    </style:style>
    <style:style style:name="T3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1" style:parent-style-name="Normal" style:family="paragraph">
      <style:paragraph-properties fo:widows="2" fo:orphans="2" style:text-autospace="none"/>
      <style:text-properties fo:hyphenate="true"/>
    </style:style>
    <style:style style:name="T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9" style:parent-style-name="Normal" style:family="paragraph">
      <style:paragraph-properties fo:widows="2" fo:orphans="2" style:text-autospace="none"/>
      <style:text-properties fo:hyphenate="true"/>
    </style:style>
    <style:style style:name="T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8" style:parent-style-name="Normal" style:family="paragraph">
      <style:paragraph-properties fo:widows="2" fo:orphans="2" style:text-autospace="none"/>
      <style:text-properties fo:hyphenate="true"/>
    </style:style>
    <style:style style:name="T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0" style:parent-style-name="Normal" style:family="paragraph">
      <style:paragraph-properties fo:widows="2" fo:orphans="2" style:text-autospace="none"/>
      <style:text-properties fo:hyphenate="true"/>
    </style:style>
    <style:style style:name="T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2" style:parent-style-name="Normal" style:family="paragraph">
      <style:paragraph-properties fo:widows="2" fo:orphans="2" style:text-autospace="none"/>
      <style:text-properties fo:hyphenate="true"/>
    </style:style>
    <style:style style:name="T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4" style:parent-style-name="Normal" style:family="paragraph">
      <style:paragraph-properties fo:widows="2" fo:orphans="2" style:text-autospace="none"/>
      <style:text-properties fo:hyphenate="true"/>
    </style:style>
    <style:style style:name="T3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1" style:parent-style-name="Normal" style:family="paragraph">
      <style:paragraph-properties fo:widows="2" fo:orphans="2" style:text-autospace="none"/>
      <style:text-properties fo:hyphenate="true"/>
    </style:style>
    <style:style style:name="T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 style:parent-style-name="Normal" style:family="paragraph">
      <style:paragraph-properties fo:widows="2" fo:orphans="2" style:text-autospace="none"/>
      <style:text-properties fo:hyphenate="true"/>
    </style:style>
    <style:style style:name="T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 style:parent-style-name="Normal" style:family="paragraph">
      <style:paragraph-properties fo:widows="2" fo:orphans="2" style:text-autospace="none"/>
      <style:text-properties fo:hyphenate="true"/>
    </style:style>
    <style:style style:name="T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11" style:parent-style-name="Standard" style:family="paragraph">
      <style:paragraph-properties style:text-autospace="none"/>
      <style:text-properties style:font-name="Arial" fo:color="#222222"/>
    </style:style>
    <style:style style:name="P412" style:parent-style-name="Standard" style:family="paragraph">
      <style:paragraph-properties style:text-autospace="none"/>
    </style:style>
    <style:style style:name="T4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4" style:parent-style-name="DefaultParagraphFont" style:family="text">
      <style:text-properties style:font-name="Consolas" style:font-name-asian="Consolas" style:font-name-complex="Consolas" fo:color="#000000" fo:font-size="10pt" style:font-size-asian="10pt" style:font-size-complex="10pt"/>
    </style:style>
    <style:style style:name="T4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6" style:parent-style-name="DefaultParagraphFont" style:family="text">
      <style:text-properties style:font-name="Consolas" style:font-name-asian="Consolas" style:font-name-complex="Consolas" fo:color="#000000" fo:font-size="10pt" style:font-size-asian="10pt" style:font-size-complex="10pt"/>
    </style:style>
    <style:style style:name="T4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8" style:parent-style-name="DefaultParagraphFont" style:family="text">
      <style:text-properties style:font-name="Consolas" style:font-name-asian="Consolas" style:font-name-complex="Consolas" fo:color="#000000" fo:font-size="10pt" style:font-size-asian="10pt" style:font-size-complex="10pt"/>
    </style:style>
    <style:style style:name="T419" style:parent-style-name="DefaultParagraphFont" style:family="text">
      <style:text-properties style:font-name="Consolas" style:font-name-asian="Consolas" style:font-name-complex="Consolas" fo:color="#6A3E3E" fo:font-size="10pt" style:font-size-asian="10pt" style:font-size-complex="10pt"/>
    </style:style>
    <style:style style:name="T420" style:parent-style-name="DefaultParagraphFont" style:family="text">
      <style:text-properties style:font-name="Consolas" style:font-name-asian="Consolas" style:font-name-complex="Consolas" fo:color="#000000" fo:font-size="10pt" style:font-size-asian="10pt" style:font-size-complex="10pt"/>
    </style:style>
    <style:style style:name="P421" style:parent-style-name="Normal" style:family="paragraph">
      <style:paragraph-properties fo:widows="2" fo:orphans="2" style:text-autospace="none" fo:text-indent="0.4923in"/>
      <style:text-properties fo:hyphenate="true"/>
    </style:style>
    <style:style style:name="T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 style:parent-style-name="Normal" style:family="paragraph">
      <style:paragraph-properties fo:widows="2" fo:orphans="2" style:text-autospace="none"/>
      <style:text-properties fo:hyphenate="true"/>
    </style:style>
    <style:style style:name="T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 style:parent-style-name="Normal" style:family="paragraph">
      <style:paragraph-properties fo:widows="2" fo:orphans="2" style:text-autospace="none"/>
      <style:text-properties fo:hyphenate="true"/>
    </style:style>
    <style:style style:name="T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 style:parent-style-name="Normal" style:family="paragraph">
      <style:paragraph-properties fo:widows="2" fo:orphans="2" style:text-autospace="none"/>
      <style:text-properties fo:hyphenate="true"/>
    </style:style>
    <style:style style:name="T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 style:parent-style-name="Normal" style:family="paragraph">
      <style:paragraph-properties fo:widows="2" fo:orphans="2" style:text-autospace="none"/>
      <style:text-properties fo:hyphenate="true"/>
    </style:style>
    <style:style style:name="T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 style:parent-style-name="Normal" style:family="paragraph">
      <style:paragraph-properties fo:widows="2" fo:orphans="2" style:text-autospace="none"/>
      <style:text-properties fo:hyphenate="true"/>
    </style:style>
    <style:style style:name="T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1" style:parent-style-name="Normal" style:family="paragraph">
      <style:paragraph-properties fo:widows="2" fo:orphans="2" style:text-autospace="none"/>
      <style:text-properties fo:hyphenate="true"/>
    </style:style>
    <style:style style:name="T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6" style:parent-style-name="Normal" style:family="paragraph">
      <style:paragraph-properties fo:widows="2" fo:orphans="2" style:text-autospace="none"/>
      <style:text-properties fo:hyphenate="true"/>
    </style:style>
    <style:style style:name="T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1" style:parent-style-name="Normal" style:family="paragraph">
      <style:paragraph-properties fo:widows="2" fo:orphans="2" style:text-autospace="none"/>
      <style:text-properties fo:hyphenate="true"/>
    </style:style>
    <style:style style:name="T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65" style:parent-style-name="Normal" style:family="paragraph">
      <style:paragraph-properties fo:widows="2" fo:orphans="2" style:text-autospace="none"/>
      <style:text-properties fo:hyphenate="true"/>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 style:parent-style-name="Normal" style:family="paragraph">
      <style:paragraph-properties fo:widows="2" fo:orphans="2" style:text-autospace="none"/>
      <style:text-properties fo:hyphenate="true"/>
    </style:style>
    <style:style style:name="T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3" style:parent-style-name="Normal" style:family="paragraph">
      <style:paragraph-properties fo:widows="2" fo:orphans="2" style:text-autospace="none"/>
      <style:text-properties fo:hyphenate="true"/>
    </style:style>
    <style:style style:name="T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8" style:parent-style-name="Normal" style:family="paragraph">
      <style:paragraph-properties fo:widows="2" fo:orphans="2" style:text-autospace="none" fo:margin-left="0.4923in" fo:text-indent="0.4923in">
        <style:tab-stops/>
      </style:paragraph-properties>
      <style:text-properties fo:hyphenate="true"/>
    </style:style>
    <style:style style:name="T4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1" style:parent-style-name="Normal" style:family="paragraph">
      <style:paragraph-properties fo:widows="2" fo:orphans="2" style:text-autospace="none"/>
      <style:text-properties fo:hyphenate="true"/>
    </style:style>
    <style:style style:name="T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6" style:parent-style-name="Normal" style:family="paragraph">
      <style:paragraph-properties fo:widows="2" fo:orphans="2" style:text-autospace="none"/>
      <style:text-properties fo:hyphenate="true"/>
    </style:style>
    <style:style style:name="T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1" style:parent-style-name="Normal" style:family="paragraph">
      <style:paragraph-properties fo:widows="2" fo:orphans="2" style:text-autospace="none"/>
      <style:text-properties fo:hyphenate="true"/>
    </style:style>
    <style:style style:name="T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6" style:parent-style-name="Normal" style:family="paragraph">
      <style:paragraph-properties fo:widows="2" fo:orphans="2" style:text-autospace="none"/>
      <style:text-properties fo:hyphenate="true"/>
    </style:style>
    <style:style style:name="T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1" style:parent-style-name="Normal" style:family="paragraph">
      <style:paragraph-properties fo:widows="2" fo:orphans="2" style:text-autospace="none"/>
      <style:text-properties fo:hyphenate="true"/>
    </style:style>
    <style:style style:name="T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6" style:parent-style-name="Normal" style:family="paragraph">
      <style:paragraph-properties fo:widows="2" fo:orphans="2" style:text-autospace="none"/>
      <style:text-properties fo:hyphenate="true"/>
    </style:style>
    <style:style style:name="T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1" style:parent-style-name="Normal" style:family="paragraph">
      <style:paragraph-properties fo:widows="2" fo:orphans="2" style:text-autospace="none"/>
      <style:text-properties fo:hyphenate="true"/>
    </style:style>
    <style:style style:name="T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6" style:parent-style-name="Normal" style:family="paragraph">
      <style:paragraph-properties fo:widows="2" fo:orphans="2" style:text-autospace="none"/>
      <style:text-properties fo:hyphenate="true"/>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1" style:parent-style-name="Normal" style:family="paragraph">
      <style:paragraph-properties fo:widows="2" fo:orphans="2" style:text-autospace="none"/>
      <style:text-properties fo:hyphenate="true"/>
    </style:style>
    <style:style style:name="T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25" style:parent-style-name="Normal" style:family="paragraph">
      <style:paragraph-properties fo:widows="2" fo:orphans="2" style:text-autospace="none"/>
      <style:text-properties fo:hyphenate="true"/>
    </style:style>
    <style:style style:name="T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7" style:parent-style-name="Standard" style:family="paragraph">
      <style:paragraph-properties style:text-autospace="none"/>
    </style:style>
    <style:style style:name="T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fo:background-color="#C0C0C0" style:language-complex="ar" style:country-complex="SA"/>
    </style:style>
    <style:style style:name="T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3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35" style:parent-style-name="Standard" style:family="paragraph">
      <style:paragraph-properties style:text-autospace="none"/>
      <style:text-properties style:font-name="Arial" style:font-name-asian="Consolas" style:font-name-complex="Consolas" fo:color="#222222"/>
    </style:style>
    <style:style style:name="P536" style:parent-style-name="Normal" style:family="paragraph">
      <style:paragraph-properties fo:widows="2" fo:orphans="2" style:text-autospace="none"/>
      <style:text-properties fo:hyphenate="true"/>
    </style:style>
    <style:style style:name="T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8" style:parent-style-name="Normal" style:family="paragraph">
      <style:paragraph-properties fo:widows="2" fo:orphans="2" style:text-autospace="none"/>
      <style:text-properties fo:hyphenate="true"/>
    </style:style>
    <style:style style:name="T5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0" style:parent-style-name="Normal" style:family="paragraph">
      <style:paragraph-properties fo:widows="2" fo:orphans="2" style:text-autospace="none"/>
      <style:text-properties fo:hyphenate="true"/>
    </style:style>
    <style:style style:name="T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2" style:parent-style-name="Normal" style:family="paragraph">
      <style:paragraph-properties fo:widows="2" fo:orphans="2" style:text-autospace="none"/>
      <style:text-properties fo:hyphenate="true"/>
    </style:style>
    <style:style style:name="T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4" style:parent-style-name="Normal" style:family="paragraph">
      <style:paragraph-properties fo:widows="2" fo:orphans="2" style:text-autospace="none"/>
      <style:text-properties fo:hyphenate="true"/>
    </style:style>
    <style:style style:name="T5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6" style:parent-style-name="Normal" style:family="paragraph">
      <style:paragraph-properties fo:widows="2" fo:orphans="2" style:text-autospace="none"/>
      <style:text-properties fo:hyphenate="true"/>
    </style:style>
    <style:style style:name="T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8" style:parent-style-name="Normal" style:family="paragraph">
      <style:paragraph-properties fo:widows="2" fo:orphans="2" style:text-autospace="none"/>
      <style:text-properties fo:hyphenate="true"/>
    </style:style>
    <style:style style:name="T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0" style:parent-style-name="Normal" style:family="paragraph">
      <style:paragraph-properties fo:widows="2" fo:orphans="2" style:text-autospace="none"/>
      <style:text-properties fo:hyphenate="true"/>
    </style:style>
    <style:style style:name="T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2" style:parent-style-name="Normal" style:family="paragraph">
      <style:paragraph-properties fo:widows="2" fo:orphans="2" style:text-autospace="none"/>
      <style:text-properties fo:hyphenate="true"/>
    </style:style>
    <style:style style:name="T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4" style:parent-style-name="Normal" style:family="paragraph">
      <style:paragraph-properties fo:widows="2" fo:orphans="2" style:text-autospace="none"/>
      <style:text-properties fo:hyphenate="true"/>
    </style:style>
    <style:style style:name="T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6" style:parent-style-name="Normal" style:family="paragraph">
      <style:paragraph-properties fo:widows="2" fo:orphans="2" style:text-autospace="none"/>
      <style:text-properties fo:hyphenate="true"/>
    </style:style>
    <style:style style:name="T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8" style:parent-style-name="Normal" style:family="paragraph">
      <style:paragraph-properties fo:widows="2" fo:orphans="2" style:text-autospace="none"/>
      <style:text-properties fo:hyphenate="true"/>
    </style:style>
    <style:style style:name="T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0" style:parent-style-name="Normal" style:family="paragraph">
      <style:paragraph-properties fo:widows="2" fo:orphans="2" style:text-autospace="none"/>
      <style:text-properties fo:hyphenate="true"/>
    </style:style>
    <style:style style:name="T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2" style:parent-style-name="Standard" style:family="paragraph">
      <style:paragraph-properties style:text-autospace="none"/>
    </style:style>
    <style:style style:name="T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4" style:parent-style-name="Standard" style:family="paragraph">
      <style:paragraph-properties style:text-autospace="none"/>
      <style:text-properties style:font-name="Arial" fo:color="#222222"/>
    </style:style>
    <style:style style:name="P565" style:parent-style-name="Standard" style:family="paragraph">
      <style:paragraph-properties style:text-autospace="none"/>
      <style:text-properties style:font-name="Arial" fo:color="#222222"/>
    </style:style>
    <style:style style:name="P566" style:parent-style-name="Standard" style:family="paragraph">
      <style:paragraph-properties style:text-autospace="none"/>
      <style:text-properties style:font-name="Arial" fo:color="#222222"/>
    </style:style>
    <style:style style:name="P567" style:parent-style-name="Standard" style:family="paragraph">
      <style:paragraph-properties style:text-autospace="none"/>
    </style:style>
    <style:style style:name="T568" style:parent-style-name="DefaultParagraphFont" style:family="text">
      <style:text-properties style:font-name="Arial" fo:color="#222222"/>
    </style:style>
    <style:style style:name="T569" style:parent-style-name="DefaultParagraphFont" style:family="text">
      <style:text-properties style:font-name="Consolas" style:font-name-complex="Consolas" fo:color="#222222"/>
    </style:style>
    <style:style style:name="T570" style:parent-style-name="DefaultParagraphFont" style:family="text">
      <style:text-properties style:font-name="Arial" fo:color="#222222"/>
    </style:style>
    <style:style style:name="P571" style:parent-style-name="Standard" style:family="paragraph">
      <style:paragraph-properties style:text-autospace="none"/>
      <style:text-properties style:font-name="Arial" fo:color="#222222"/>
    </style:style>
    <style:style style:name="P572" style:parent-style-name="Normal" style:family="paragraph">
      <style:paragraph-properties fo:widows="2" fo:orphans="2" style:text-autospace="none"/>
      <style:text-properties fo:hyphenate="true"/>
    </style:style>
    <style:style style:name="T5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9" style:parent-style-name="Normal" style:family="paragraph">
      <style:paragraph-properties fo:widows="2" fo:orphans="2" style:text-autospace="none"/>
      <style:text-properties fo:hyphenate="true"/>
    </style:style>
    <style:style style:name="T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7" style:parent-style-name="Normal" style:family="paragraph">
      <style:paragraph-properties fo:widows="2" fo:orphans="2" style:text-autospace="none"/>
      <style:text-properties fo:hyphenate="true"/>
    </style:style>
    <style:style style:name="T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6" style:parent-style-name="Normal" style:family="paragraph">
      <style:paragraph-properties fo:widows="2" fo:orphans="2" style:text-autospace="none"/>
      <style:text-properties fo:hyphenate="true"/>
    </style:style>
    <style:style style:name="T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8" style:parent-style-name="Normal" style:family="paragraph">
      <style:paragraph-properties fo:widows="2" fo:orphans="2" style:text-autospace="none"/>
      <style:text-properties fo:hyphenate="true"/>
    </style:style>
    <style:style style:name="T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0" style:parent-style-name="Normal" style:family="paragraph">
      <style:paragraph-properties fo:widows="2" fo:orphans="2" style:text-autospace="none"/>
      <style:text-properties fo:hyphenate="true"/>
    </style:style>
    <style:style style:name="T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2" style:parent-style-name="Normal" style:family="paragraph">
      <style:paragraph-properties fo:widows="2" fo:orphans="2" style:text-autospace="none"/>
      <style:text-properties fo:hyphenate="true"/>
    </style:style>
    <style:style style:name="T6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9" style:parent-style-name="Normal" style:family="paragraph">
      <style:paragraph-properties fo:widows="2" fo:orphans="2" style:text-autospace="none"/>
      <style:text-properties fo:hyphenate="true"/>
    </style:style>
    <style:style style:name="T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7" style:parent-style-name="Normal" style:family="paragraph">
      <style:paragraph-properties fo:widows="2" fo:orphans="2" style:text-autospace="none"/>
      <style:text-properties fo:hyphenate="true"/>
    </style:style>
    <style:style style:name="T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6" style:parent-style-name="Normal" style:family="paragraph">
      <style:paragraph-properties fo:widows="2" fo:orphans="2" style:text-autospace="none"/>
      <style:text-properties fo:hyphenate="true"/>
    </style:style>
    <style:style style:name="T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29" style:parent-style-name="Standard" style:family="paragraph">
      <style:paragraph-properties style:text-autospace="none"/>
      <style:text-properties style:font-name="Arial" fo:color="#222222"/>
    </style:style>
    <style:style style:name="P630" style:parent-style-name="Standard" style:family="paragraph">
      <style:paragraph-properties style:text-autospace="none"/>
    </style:style>
    <style:style style:name="T6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32" style:parent-style-name="DefaultParagraphFont" style:family="text">
      <style:text-properties style:font-name="Consolas" style:font-name-asian="Consolas" style:font-name-complex="Consolas" fo:color="#000000" fo:font-size="10pt" style:font-size-asian="10pt" style:font-size-complex="10pt"/>
    </style:style>
    <style:style style:name="T6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34" style:parent-style-name="DefaultParagraphFont" style:family="text">
      <style:text-properties style:font-name="Consolas" style:font-name-asian="Consolas" style:font-name-complex="Consolas" fo:color="#000000" fo:font-size="10pt" style:font-size-asian="10pt" style:font-size-complex="10pt"/>
    </style:style>
    <style:style style:name="T6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36" style:parent-style-name="DefaultParagraphFont" style:family="text">
      <style:text-properties style:font-name="Consolas" style:font-name-asian="Consolas" style:font-name-complex="Consolas" fo:color="#000000" fo:font-size="10pt" style:font-size-asian="10pt" style:font-size-complex="10pt"/>
    </style:style>
    <style:style style:name="T637" style:parent-style-name="DefaultParagraphFont" style:family="text">
      <style:text-properties style:font-name="Consolas" style:font-name-asian="Consolas" style:font-name-complex="Consolas" fo:color="#6A3E3E" fo:font-size="10pt" style:font-size-asian="10pt" style:font-size-complex="10pt"/>
    </style:style>
    <style:style style:name="T638" style:parent-style-name="DefaultParagraphFont" style:family="text">
      <style:text-properties style:font-name="Consolas" style:font-name-asian="Consolas" style:font-name-complex="Consolas" fo:color="#000000" fo:font-size="10pt" style:font-size-asian="10pt" style:font-size-complex="10pt"/>
    </style:style>
    <style:style style:name="P639" style:parent-style-name="Normal" style:family="paragraph">
      <style:paragraph-properties fo:widows="2" fo:orphans="2" style:text-autospace="none"/>
      <style:text-properties fo:hyphenate="true"/>
    </style:style>
    <style:style style:name="T640" style:parent-style-name="DefaultParagraphFont" style:family="text">
      <style:text-properties style:font-name="Consolas" style:font-name-asian="Consolas" style:font-name-complex="Consolas" fo:color="#000000" fo:font-size="10pt" style:font-size-asian="10pt" style:font-size-complex="10pt"/>
    </style:style>
    <style:style style:name="T64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5" style:parent-style-name="Normal" style:family="paragraph">
      <style:paragraph-properties fo:widows="2" fo:orphans="2" style:text-autospace="none"/>
      <style:text-properties fo:hyphenate="true"/>
    </style:style>
    <style:style style:name="T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0" style:parent-style-name="Normal" style:family="paragraph">
      <style:paragraph-properties fo:widows="2" fo:orphans="2" style:text-autospace="none"/>
      <style:text-properties fo:hyphenate="true"/>
    </style:style>
    <style:style style:name="T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5" style:parent-style-name="Normal" style:family="paragraph">
      <style:paragraph-properties fo:widows="2" fo:orphans="2" style:text-autospace="none"/>
      <style:text-properties fo:hyphenate="true"/>
    </style:style>
    <style:style style:name="T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0" style:parent-style-name="Normal" style:family="paragraph">
      <style:paragraph-properties fo:widows="2" fo:orphans="2" style:text-autospace="none"/>
      <style:text-properties fo:hyphenate="true"/>
    </style:style>
    <style:style style:name="T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5" style:parent-style-name="Normal" style:family="paragraph">
      <style:paragraph-properties fo:widows="2" fo:orphans="2" style:text-autospace="none"/>
      <style:text-properties fo:hyphenate="true"/>
    </style:style>
    <style:style style:name="T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0" style:parent-style-name="Normal" style:family="paragraph">
      <style:paragraph-properties fo:widows="2" fo:orphans="2" style:text-autospace="none"/>
      <style:text-properties fo:hyphenate="true"/>
    </style:style>
    <style:style style:name="T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74" style:parent-style-name="Normal" style:family="paragraph">
      <style:paragraph-properties fo:widows="2" fo:orphans="2" style:text-autospace="none" fo:text-indent="0.4923in"/>
      <style:text-properties fo:hyphenate="true"/>
    </style:style>
    <style:style style:name="T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6" style:parent-style-name="Normal" style:family="paragraph">
      <style:paragraph-properties fo:widows="2" fo:orphans="2" style:text-autospace="none"/>
      <style:text-properties fo:hyphenate="true"/>
    </style:style>
    <style:style style:name="T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8"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2" style:parent-style-name="Normal" style:family="paragraph">
      <style:paragraph-properties fo:widows="2" fo:orphans="2" style:text-autospace="none"/>
      <style:text-properties fo:hyphenate="true"/>
    </style:style>
    <style:style style:name="T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7" style:parent-style-name="Normal" style:family="paragraph">
      <style:paragraph-properties fo:widows="2" fo:orphans="2" style:text-autospace="none"/>
      <style:text-properties fo:hyphenate="true"/>
    </style:style>
    <style:style style:name="T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2" style:parent-style-name="Normal" style:family="paragraph">
      <style:paragraph-properties fo:widows="2" fo:orphans="2" style:text-autospace="none"/>
      <style:text-properties fo:hyphenate="true"/>
    </style:style>
    <style:style style:name="T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7" style:parent-style-name="Normal" style:family="paragraph">
      <style:paragraph-properties fo:widows="2" fo:orphans="2" style:text-autospace="none"/>
      <style:text-properties fo:hyphenate="true"/>
    </style:style>
    <style:style style:name="T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01"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702" style:parent-style-name="Normal" style:family="paragraph">
      <style:paragraph-properties fo:widows="2" fo:orphans="2" style:text-autospace="none"/>
      <style:text-properties fo:hyphenate="true"/>
    </style:style>
    <style:style style:name="T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8" style:parent-style-name="Normal" style:family="paragraph">
      <style:paragraph-properties fo:widows="2" fo:orphans="2" style:text-autospace="none"/>
      <style:text-properties fo:hyphenate="true"/>
    </style:style>
    <style:style style:name="T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4" style:parent-style-name="Normal" style:family="paragraph">
      <style:paragraph-properties fo:widows="2" fo:orphans="2" style:text-autospace="none"/>
      <style:text-properties fo:hyphenate="true"/>
    </style:style>
    <style:style style:name="T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6"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0" style:parent-style-name="Normal" style:family="paragraph">
      <style:paragraph-properties fo:widows="2" fo:orphans="2" style:text-autospace="none" fo:margin-left="0.4923in" fo:text-indent="0.4923in">
        <style:tab-stops/>
      </style:paragraph-properties>
      <style:text-properties fo:hyphenate="true"/>
    </style:style>
    <style:style style:name="T7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3" style:parent-style-name="Normal" style:family="paragraph">
      <style:paragraph-properties fo:widows="2" fo:orphans="2" style:text-autospace="none"/>
      <style:text-properties fo:hyphenate="true"/>
    </style:style>
    <style:style style:name="T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8" style:parent-style-name="Normal" style:family="paragraph">
      <style:paragraph-properties fo:widows="2" fo:orphans="2" style:text-autospace="none"/>
      <style:text-properties fo:hyphenate="true"/>
    </style:style>
    <style:style style:name="T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3" style:parent-style-name="Normal" style:family="paragraph">
      <style:paragraph-properties fo:widows="2" fo:orphans="2" style:text-autospace="none"/>
      <style:text-properties fo:hyphenate="true"/>
    </style:style>
    <style:style style:name="T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8" style:parent-style-name="Normal" style:family="paragraph">
      <style:paragraph-properties fo:widows="2" fo:orphans="2" style:text-autospace="none"/>
      <style:text-properties fo:hyphenate="true"/>
    </style:style>
    <style:style style:name="T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3" style:parent-style-name="Normal" style:family="paragraph">
      <style:paragraph-properties fo:widows="2" fo:orphans="2" style:text-autospace="none"/>
      <style:text-properties fo:hyphenate="true"/>
    </style:style>
    <style:style style:name="T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47" style:parent-style-name="Normal" style:family="paragraph">
      <style:paragraph-properties fo:widows="2" fo:orphans="2" style:text-autospace="none"/>
      <style:text-properties fo:hyphenate="true"/>
    </style:style>
    <style:style style:name="P748" style:parent-style-name="Normal" style:family="paragraph">
      <style:paragraph-properties fo:widows="2" fo:orphans="2" style:text-autospace="none" fo:margin-left="0.4923in" fo:text-indent="0.4923in">
        <style:tab-stops/>
      </style:paragraph-properties>
      <style:text-properties fo:hyphenate="true"/>
    </style:style>
    <style:style style:name="T7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1" style:parent-style-name="Normal" style:family="paragraph">
      <style:paragraph-properties fo:widows="2" fo:orphans="2" style:text-autospace="none"/>
      <style:text-properties fo:hyphenate="true"/>
    </style:style>
    <style:style style:name="T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6" style:parent-style-name="Normal" style:family="paragraph">
      <style:paragraph-properties fo:widows="2" fo:orphans="2" style:text-autospace="none"/>
      <style:text-properties fo:hyphenate="true"/>
    </style:style>
    <style:style style:name="T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1" style:parent-style-name="Normal" style:family="paragraph">
      <style:paragraph-properties fo:widows="2" fo:orphans="2" style:text-autospace="none"/>
      <style:text-properties fo:hyphenate="true"/>
    </style:style>
    <style:style style:name="T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6" style:parent-style-name="Normal" style:family="paragraph">
      <style:paragraph-properties fo:widows="2" fo:orphans="2" style:text-autospace="none"/>
      <style:text-properties fo:hyphenate="true"/>
    </style:style>
    <style:style style:name="P767" style:parent-style-name="Normal" style:family="paragraph">
      <style:paragraph-properties fo:widows="2" fo:orphans="2" style:text-autospace="none"/>
      <style:text-properties fo:hyphenate="true"/>
    </style:style>
    <style:style style:name="T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3" style:parent-style-name="Normal" style:family="paragraph">
      <style:paragraph-properties fo:widows="2" fo:orphans="2" style:text-autospace="none"/>
      <style:text-properties fo:hyphenate="true"/>
    </style:style>
    <style:style style:name="T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77" style:parent-style-name="Normal" style:family="paragraph">
      <style:paragraph-properties fo:widows="2" fo:orphans="2" style:text-autospace="none"/>
      <style:text-properties fo:hyphenate="true"/>
    </style:style>
    <style:style style:name="T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9" style:parent-style-name="Standard" style:family="paragraph">
      <style:paragraph-properties style:text-autospace="none"/>
    </style:style>
    <style:style style:name="T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5" style:parent-style-name="Standard" style:family="paragraph">
      <style:paragraph-properties style:text-autospace="none"/>
    </style:style>
    <style:style style:name="T786" style:parent-style-name="DefaultParagraphFont" style:family="text">
      <style:text-properties style:font-name="Consolas" style:font-name-asian="Consolas" style:font-name-complex="Consolas" fo:color="#000000" fo:font-size="10pt" style:font-size-asian="10pt" style:font-size-complex="10pt"/>
    </style:style>
    <style:style style:name="P787" style:parent-style-name="Standard" style:family="paragraph">
      <style:paragraph-properties style:text-autospace="none"/>
      <style:text-properties style:font-name="Arial" fo:color="#222222"/>
    </style:style>
    <style:style style:name="P788" style:parent-style-name="Standard" style:family="paragraph">
      <style:paragraph-properties style:text-autospace="none"/>
      <style:text-properties style:font-name="Arial" style:font-name-asian="Consolas" style:font-name-complex="Consolas" fo:color="#222222"/>
    </style:style>
    <style:style style:name="P78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790" style:parent-style-name="Normal" style:family="paragraph">
      <style:paragraph-properties fo:widows="2" fo:orphans="2" style:text-autospace="none"/>
      <style:text-properties fo:hyphenate="true"/>
    </style:style>
    <style:style style:name="T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2" style:parent-style-name="Normal" style:family="paragraph">
      <style:paragraph-properties fo:widows="2" fo:orphans="2" style:text-autospace="none"/>
      <style:text-properties fo:hyphenate="true"/>
    </style:style>
    <style:style style:name="T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4" style:parent-style-name="Normal" style:family="paragraph">
      <style:paragraph-properties fo:widows="2" fo:orphans="2" style:text-autospace="none"/>
      <style:text-properties fo:hyphenate="true"/>
    </style:style>
    <style:style style:name="T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6" style:parent-style-name="Normal" style:family="paragraph">
      <style:paragraph-properties fo:widows="2" fo:orphans="2" style:text-autospace="none"/>
      <style:text-properties fo:hyphenate="true"/>
    </style:style>
    <style:style style:name="T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8" style:parent-style-name="Normal" style:family="paragraph">
      <style:paragraph-properties fo:widows="2" fo:orphans="2" style:text-autospace="none"/>
      <style:text-properties fo:hyphenate="true"/>
    </style:style>
    <style:style style:name="T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0" style:parent-style-name="Normal" style:family="paragraph">
      <style:paragraph-properties fo:widows="2" fo:orphans="2" style:text-autospace="none"/>
      <style:text-properties fo:hyphenate="true"/>
    </style:style>
    <style:style style:name="T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2" style:parent-style-name="Normal" style:family="paragraph">
      <style:paragraph-properties fo:widows="2" fo:orphans="2" style:text-autospace="none"/>
      <style:text-properties fo:hyphenate="true"/>
    </style:style>
    <style:style style:name="T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4" style:parent-style-name="Normal" style:family="paragraph">
      <style:paragraph-properties fo:widows="2" fo:orphans="2" style:text-autospace="none"/>
      <style:text-properties fo:hyphenate="true"/>
    </style:style>
    <style:style style:name="T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6" style:parent-style-name="Normal" style:family="paragraph">
      <style:paragraph-properties fo:widows="2" fo:orphans="2" style:text-autospace="none"/>
      <style:text-properties fo:hyphenate="true"/>
    </style:style>
    <style:style style:name="T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8" style:parent-style-name="Normal" style:family="paragraph">
      <style:paragraph-properties fo:widows="2" fo:orphans="2" style:text-autospace="none"/>
      <style:text-properties fo:hyphenate="true"/>
    </style:style>
    <style:style style:name="T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0" style:parent-style-name="Normal" style:family="paragraph">
      <style:paragraph-properties fo:widows="2" fo:orphans="2" style:text-autospace="none"/>
      <style:text-properties fo:hyphenate="true"/>
    </style:style>
    <style:style style:name="T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2" style:parent-style-name="Normal" style:family="paragraph">
      <style:paragraph-properties fo:widows="2" fo:orphans="2" style:text-autospace="none"/>
      <style:text-properties fo:hyphenate="true"/>
    </style:style>
    <style:style style:name="T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4" style:parent-style-name="Normal" style:family="paragraph">
      <style:paragraph-properties fo:widows="2" fo:orphans="2" style:text-autospace="none"/>
      <style:text-properties fo:hyphenate="true"/>
    </style:style>
    <style:style style:name="T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6" style:parent-style-name="Normal" style:family="paragraph">
      <style:paragraph-properties fo:widows="2" fo:orphans="2" style:text-autospace="none"/>
      <style:text-properties fo:hyphenate="true"/>
    </style:style>
    <style:style style:name="T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8" style:parent-style-name="Normal" style:family="paragraph">
      <style:paragraph-properties fo:widows="2" fo:orphans="2" style:text-autospace="none"/>
      <style:text-properties fo:hyphenate="true"/>
    </style:style>
    <style:style style:name="T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0" style:parent-style-name="Normal" style:family="paragraph">
      <style:paragraph-properties fo:widows="2" fo:orphans="2" style:text-autospace="none"/>
      <style:text-properties fo:hyphenate="true"/>
    </style:style>
    <style:style style:name="T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2" style:parent-style-name="Normal" style:family="paragraph">
      <style:paragraph-properties fo:widows="2" fo:orphans="2" style:text-autospace="none"/>
      <style:text-properties fo:hyphenate="true"/>
    </style:style>
    <style:style style:name="T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4" style:parent-style-name="Normal" style:family="paragraph">
      <style:paragraph-properties fo:widows="2" fo:orphans="2" style:text-autospace="none"/>
      <style:text-properties fo:hyphenate="true"/>
    </style:style>
    <style:style style:name="T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6" style:parent-style-name="Normal" style:family="paragraph">
      <style:paragraph-properties fo:widows="2" fo:orphans="2" style:text-autospace="none"/>
      <style:text-properties fo:hyphenate="true"/>
    </style:style>
    <style:style style:name="T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8" style:parent-style-name="Normal" style:family="paragraph">
      <style:paragraph-properties fo:widows="2" fo:orphans="2" style:text-autospace="none"/>
      <style:text-properties fo:hyphenate="true"/>
    </style:style>
    <style:style style:name="T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0" style:parent-style-name="Normal" style:family="paragraph">
      <style:paragraph-properties fo:widows="2" fo:orphans="2" style:text-autospace="none"/>
      <style:text-properties fo:hyphenate="true"/>
    </style:style>
    <style:style style:name="T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2" style:parent-style-name="Standard" style:family="paragraph">
      <style:paragraph-properties style:text-autospace="none"/>
      <style:text-properties style:font-name="Arial" fo:color="#222222"/>
    </style:style>
    <style:style style:name="P833" style:parent-style-name="Standard" style:family="paragraph">
      <style:paragraph-properties style:text-autospace="none"/>
      <style:text-properties style:font-name="Arial" fo:font-weight="bold" style:font-weight-asian="bold" fo:color="#222222"/>
    </style:style>
    <style:style style:name="P834" style:parent-style-name="Standard" style:family="paragraph">
      <style:paragraph-properties style:text-autospace="none"/>
      <style:text-properties style:font-name="Arial" fo:font-weight="bold" style:font-weight-asian="bold" fo:color="#222222"/>
    </style:style>
    <style:style style:name="P835" style:parent-style-name="Standard" style:family="paragraph">
      <style:paragraph-properties style:text-autospace="none"/>
    </style:style>
    <style:style style:name="T836" style:parent-style-name="DefaultParagraphFont" style:family="text">
      <style:text-properties style:font-name="Arial" fo:color="#222222"/>
    </style:style>
    <style:style style:name="T837" style:parent-style-name="DefaultParagraphFont" style:family="text">
      <style:text-properties style:font-name="Arial" fo:color="#222222"/>
    </style:style>
    <style:style style:name="T838" style:parent-style-name="DefaultParagraphFont" style:family="text">
      <style:text-properties style:font-name="Consolas" style:font-name-complex="Consolas" fo:color="#222222"/>
    </style:style>
    <style:style style:name="T839" style:parent-style-name="DefaultParagraphFont" style:family="text">
      <style:text-properties style:font-name="Arial" fo:color="#222222"/>
    </style:style>
    <style:style style:name="T840" style:parent-style-name="DefaultParagraphFont" style:family="text">
      <style:text-properties style:font-name="Consolas" style:font-name-complex="Consolas" fo:color="#222222"/>
    </style:style>
    <style:style style:name="T841" style:parent-style-name="DefaultParagraphFont" style:family="text">
      <style:text-properties style:font-name="Arial" fo:color="#222222"/>
    </style:style>
    <style:style style:name="T842" style:parent-style-name="DefaultParagraphFont" style:family="text">
      <style:text-properties style:font-name="Consolas" style:font-name-complex="Consolas" fo:color="#222222"/>
    </style:style>
    <style:style style:name="T843" style:parent-style-name="DefaultParagraphFont" style:family="text">
      <style:text-properties style:font-name="Arial" fo:color="#222222"/>
    </style:style>
    <style:style style:name="T844" style:parent-style-name="DefaultParagraphFont" style:family="text">
      <style:text-properties style:font-name="Consolas" style:font-name-complex="Consolas" fo:color="#222222"/>
    </style:style>
    <style:style style:name="T845" style:parent-style-name="DefaultParagraphFont" style:family="text">
      <style:text-properties style:font-name="Arial" fo:color="#222222"/>
    </style:style>
    <style:style style:name="P846" style:parent-style-name="Standard" style:family="paragraph">
      <style:paragraph-properties style:text-autospace="none"/>
      <style:text-properties style:font-name="Arial" fo:color="#222222"/>
    </style:style>
    <style:style style:name="P847" style:parent-style-name="Standard" style:family="paragraph">
      <style:paragraph-properties style:text-autospace="none"/>
    </style:style>
    <style:style style:name="T848" style:parent-style-name="DefaultParagraphFont" style:family="text">
      <style:text-properties style:font-name="Arial" fo:color="#222222"/>
    </style:style>
    <style:style style:name="T849" style:parent-style-name="DefaultParagraphFont" style:family="text">
      <style:text-properties style:font-name="Arial" fo:color="#222222"/>
    </style:style>
    <style:style style:name="T850" style:parent-style-name="DefaultParagraphFont" style:family="text">
      <style:text-properties style:font-name="Consolas" style:font-name-complex="Consolas" fo:color="#222222"/>
    </style:style>
    <style:style style:name="T851" style:parent-style-name="DefaultParagraphFont" style:family="text">
      <style:text-properties style:font-name="Arial" fo:color="#222222"/>
    </style:style>
    <style:style style:name="T852" style:parent-style-name="DefaultParagraphFont" style:family="text">
      <style:text-properties style:font-name="Consolas" style:font-name-complex="Consolas" fo:color="#222222"/>
    </style:style>
    <style:style style:name="T853" style:parent-style-name="DefaultParagraphFont" style:family="text">
      <style:text-properties style:font-name="Arial" fo:color="#222222"/>
    </style:style>
    <style:style style:name="P854" style:parent-style-name="Standard" style:family="paragraph">
      <style:paragraph-properties style:text-autospace="none"/>
      <style:text-properties style:font-name="Arial" fo:color="#222222"/>
    </style:style>
    <style:style style:name="P855" style:parent-style-name="Standard" style:family="paragraph">
      <style:paragraph-properties style:text-autospace="none"/>
      <style:text-properties style:font-name="Arial" fo:color="#222222"/>
    </style:style>
    <style:style style:name="P856" style:parent-style-name="Standard" style:family="paragraph">
      <style:paragraph-properties style:text-autospace="none"/>
      <style:text-properties style:font-name="Arial" fo:font-weight="bold" style:font-weight-asian="bold" fo:color="#222222"/>
    </style:style>
    <style:style style:name="P857" style:parent-style-name="Standard" style:family="paragraph">
      <style:paragraph-properties style:text-autospace="none"/>
      <style:text-properties style:font-name="Arial" fo:font-weight="bold" style:font-weight-asian="bold" fo:color="#222222"/>
    </style:style>
    <style:style style:name="P858" style:parent-style-name="Standard" style:family="paragraph">
      <style:paragraph-properties style:text-autospace="none"/>
      <style:text-properties style:font-name="Arial" fo:color="#222222"/>
    </style:style>
    <style:style style:name="P859" style:parent-style-name="Standard" style:family="paragraph">
      <style:paragraph-properties style:text-autospace="none"/>
      <style:text-properties style:font-name="Arial" fo:color="#222222"/>
    </style:style>
    <style:style style:name="P860" style:parent-style-name="Standard" style:family="paragraph">
      <style:paragraph-properties style:text-autospace="none"/>
    </style:style>
    <style:style style:name="T861" style:parent-style-name="DefaultParagraphFont" style:family="text">
      <style:text-properties style:font-name="Arial" fo:color="#222222"/>
    </style:style>
    <style:style style:name="T862" style:parent-style-name="DefaultParagraphFont" style:family="text">
      <style:text-properties style:font-name="Consolas" style:font-name-complex="Consolas" fo:color="#222222"/>
    </style:style>
    <style:style style:name="T863" style:parent-style-name="DefaultParagraphFont" style:family="text">
      <style:text-properties style:font-name="Consolas" style:font-name-complex="Consolas" fo:color="#222222"/>
    </style:style>
    <style:style style:name="T864" style:parent-style-name="DefaultParagraphFont" style:family="text">
      <style:text-properties style:font-name="Arial" fo:color="#222222"/>
    </style:style>
    <style:style style:name="T865" style:parent-style-name="DefaultParagraphFont" style:family="text">
      <style:text-properties style:font-name="Consolas" style:font-name-complex="Consolas" fo:color="#222222"/>
    </style:style>
    <style:style style:name="T866" style:parent-style-name="DefaultParagraphFont" style:family="text">
      <style:text-properties style:font-name="Arial" fo:color="#222222"/>
    </style:style>
    <style:style style:name="T867" style:parent-style-name="DefaultParagraphFont" style:family="text">
      <style:text-properties style:font-name="Consolas" style:font-name-complex="Consolas" fo:color="#222222"/>
    </style:style>
    <style:style style:name="T868" style:parent-style-name="DefaultParagraphFont" style:family="text">
      <style:text-properties style:font-name="Arial" fo:color="#222222"/>
    </style:style>
    <style:style style:name="T869" style:parent-style-name="DefaultParagraphFont" style:family="text">
      <style:text-properties style:font-name="Consolas" style:font-name-complex="Consolas" fo:color="#222222"/>
    </style:style>
    <style:style style:name="T870" style:parent-style-name="DefaultParagraphFont" style:family="text">
      <style:text-properties style:font-name="Arial" fo:color="#222222"/>
    </style:style>
    <style:style style:name="P871" style:parent-style-name="Standard" style:family="paragraph">
      <style:paragraph-properties style:text-autospace="none"/>
      <style:text-properties style:font-name="Arial" fo:color="#222222"/>
    </style:style>
    <style:style style:name="P872" style:parent-style-name="Standard" style:family="paragraph">
      <style:paragraph-properties style:text-autospace="none"/>
      <style:text-properties style:font-name="Arial" fo:color="#222222"/>
    </style:style>
    <style:style style:name="P873" style:parent-style-name="Standard" style:family="paragraph">
      <style:paragraph-properties style:text-autospace="none"/>
      <style:text-properties style:font-name="Arial" fo:color="#222222"/>
    </style:style>
    <style:style style:name="P874" style:parent-style-name="Normal" style:family="paragraph">
      <style:paragraph-properties fo:widows="2" fo:orphans="2" style:text-autospace="none" fo:text-indent="0.4923in"/>
      <style:text-properties fo:hyphenate="true"/>
    </style:style>
    <style:style style:name="T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2" style:parent-style-name="Normal" style:family="paragraph">
      <style:paragraph-properties fo:widows="2" fo:orphans="2" style:text-autospace="none"/>
      <style:text-properties fo:hyphenate="true"/>
    </style:style>
    <style:style style:name="T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7" style:parent-style-name="Normal" style:family="paragraph">
      <style:paragraph-properties fo:widows="2" fo:orphans="2" style:text-autospace="none"/>
      <style:text-properties fo:hyphenate="true"/>
    </style:style>
    <style:style style:name="T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2" style:parent-style-name="Normal" style:family="paragraph">
      <style:paragraph-properties fo:widows="2" fo:orphans="2" style:text-autospace="none"/>
      <style:text-properties fo:hyphenate="true"/>
    </style:style>
    <style:style style:name="T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8" style:parent-style-name="Normal" style:family="paragraph">
      <style:paragraph-properties fo:widows="2" fo:orphans="2" style:text-autospace="none"/>
      <style:text-properties fo:hyphenate="true"/>
    </style:style>
    <style:style style:name="T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3" style:parent-style-name="Normal" style:family="paragraph">
      <style:paragraph-properties fo:widows="2" fo:orphans="2" style:text-autospace="none"/>
      <style:text-properties fo:hyphenate="true"/>
    </style:style>
    <style:style style:name="T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8" style:parent-style-name="Normal" style:family="paragraph">
      <style:paragraph-properties fo:widows="2" fo:orphans="2" style:text-autospace="none"/>
      <style:text-properties fo:hyphenate="true"/>
    </style:style>
    <style:style style:name="T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4" style:parent-style-name="Normal" style:family="paragraph">
      <style:paragraph-properties fo:widows="2" fo:orphans="2" style:text-autospace="none"/>
      <style:text-properties fo:hyphenate="true"/>
    </style:style>
    <style:style style:name="T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0" style:parent-style-name="Normal" style:family="paragraph">
      <style:paragraph-properties fo:widows="2" fo:orphans="2" style:text-autospace="none"/>
      <style:text-properties fo:hyphenate="true"/>
    </style:style>
    <style:style style:name="T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4"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6" style:parent-style-name="Normal" style:family="paragraph">
      <style:paragraph-properties fo:widows="2" fo:orphans="2" style:text-autospace="none"/>
      <style:text-properties fo:hyphenate="true"/>
    </style:style>
    <style:style style:name="T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2" style:parent-style-name="Normal" style:family="paragraph">
      <style:paragraph-properties fo:widows="2" fo:orphans="2" style:text-autospace="none"/>
      <style:text-properties fo:hyphenate="true"/>
    </style:style>
    <style:style style:name="T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9" style:parent-style-name="Normal" style:family="paragraph">
      <style:paragraph-properties fo:widows="2" fo:orphans="2" style:text-autospace="none"/>
      <style:text-properties fo:hyphenate="true"/>
    </style:style>
    <style:style style:name="T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5" style:parent-style-name="Normal" style:family="paragraph">
      <style:paragraph-properties fo:widows="2" fo:orphans="2" style:text-autospace="none"/>
      <style:text-properties fo:hyphenate="true"/>
    </style:style>
    <style:style style:name="T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1" style:parent-style-name="Normal" style:family="paragraph">
      <style:paragraph-properties fo:widows="2" fo:orphans="2" style:text-autospace="none"/>
      <style:text-properties fo:hyphenate="true"/>
    </style:style>
    <style:style style:name="T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7" style:parent-style-name="Normal" style:family="paragraph">
      <style:paragraph-properties fo:widows="2" fo:orphans="2" style:text-autospace="none"/>
      <style:text-properties fo:hyphenate="true"/>
    </style:style>
    <style:style style:name="T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1" style:parent-style-name="Normal" style:family="paragraph">
      <style:paragraph-properties fo:widows="2" fo:orphans="2" style:text-autospace="none"/>
      <style:text-properties fo:hyphenate="true"/>
    </style:style>
    <style:style style:name="T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8" style:parent-style-name="Normal" style:family="paragraph">
      <style:paragraph-properties fo:widows="2" fo:orphans="2" style:text-autospace="none"/>
      <style:text-properties fo:hyphenate="true"/>
    </style:style>
    <style:style style:name="T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5" style:parent-style-name="Normal" style:family="paragraph">
      <style:paragraph-properties fo:widows="2" fo:orphans="2" style:text-autospace="none"/>
      <style:text-properties fo:hyphenate="true"/>
    </style:style>
    <style:style style:name="T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83" style:parent-style-name="Standard" style:family="paragraph">
      <style:paragraph-properties style:text-autospace="none"/>
      <style:text-properties style:font-name="Arial" fo:color="#222222"/>
    </style:style>
    <style:style style:name="P984" style:parent-style-name="Standard" style:family="paragraph">
      <style:paragraph-properties style:text-autospace="none"/>
      <style:text-properties style:font-name="Arial" fo:color="#222222"/>
    </style:style>
    <style:style style:name="P985" style:parent-style-name="Standard" style:family="paragraph">
      <style:paragraph-properties style:text-autospace="none"/>
      <style:text-properties style:font-name="Arial" fo:color="#222222"/>
    </style:style>
    <style:style style:name="P986" style:parent-style-name="Standard" style:family="paragraph">
      <style:paragraph-properties style:text-autospace="none"/>
      <style:text-properties style:font-name="Consolas" fo:color="#000000" fo:font-size="10pt" style:font-size-asian="10pt" style:font-size-complex="10pt"/>
    </style:style>
    <style:style style:name="P987" style:parent-style-name="Textbody" style:family="paragraph">
      <style:paragraph-properties fo:margin-top="0.052in" fo:margin-bottom="0.052in"/>
      <style:text-properties style:font-name="Arial" fo:font-weight="bold" style:font-weight-asian="bold" fo:color="#222222"/>
    </style:style>
    <style:style style:name="P988" style:parent-style-name="Textbody" style:family="paragraph">
      <style:paragraph-properties fo:margin-top="0.052in" fo:margin-bottom="0.052in"/>
    </style:style>
    <style:style style:name="T989" style:parent-style-name="DefaultParagraphFont" style:family="text">
      <style:text-properties style:font-name="Arial" fo:color="#222222"/>
    </style:style>
    <style:style style:name="T990" style:parent-style-name="DefaultParagraphFont" style:family="text">
      <style:text-properties style:font-name="Consolas" style:font-name-complex="Consolas" fo:color="#222222"/>
    </style:style>
    <style:style style:name="T991" style:parent-style-name="DefaultParagraphFont" style:family="text">
      <style:text-properties style:font-name="Arial" fo:color="#222222"/>
    </style:style>
    <style:style style:name="T992" style:parent-style-name="DefaultParagraphFont" style:family="text">
      <style:text-properties style:font-name="Arial" fo:color="#222222"/>
    </style:style>
    <style:style style:name="P993" style:parent-style-name="Normal" style:family="paragraph">
      <style:paragraph-properties fo:widows="2" fo:orphans="2" style:text-autospace="none" fo:text-indent="0.4923in"/>
      <style:text-properties fo:hyphenate="true"/>
    </style:style>
    <style:style style:name="T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01" style:parent-style-name="Normal" style:family="paragraph">
      <style:paragraph-properties fo:widows="2" fo:orphans="2" style:text-autospace="none"/>
      <style:text-properties fo:hyphenate="true"/>
    </style:style>
    <style:style style:name="T1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9"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0" style:parent-style-name="Normal" style:family="paragraph">
      <style:paragraph-properties fo:widows="2" fo:orphans="2" style:text-autospace="none"/>
      <style:text-properties fo:hyphenate="true"/>
    </style:style>
    <style:style style:name="T1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8" style:parent-style-name="Normal" style:family="paragraph">
      <style:paragraph-properties fo:widows="2" fo:orphans="2" style:text-autospace="none"/>
      <style:text-properties fo:hyphenate="true"/>
    </style:style>
    <style:style style:name="T1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42" style:parent-style-name="Normal" style:family="paragraph">
      <style:paragraph-properties fo:widows="2" fo:orphans="2" style:text-autospace="none"/>
      <style:text-properties fo:hyphenate="true"/>
    </style:style>
    <style:style style:name="T1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50" style:parent-style-name="Textbody" style:family="paragraph">
      <style:paragraph-properties fo:margin-top="0.052in" fo:margin-bottom="0.052in"/>
    </style:style>
    <style:style style:name="T1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8"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69" style:parent-style-name="Textbody" style:family="paragraph">
      <style:paragraph-properties fo:margin-top="0.052in" fo:margin-bottom="0.052in"/>
      <style:text-properties style:font-name="Arial" fo:color="#222222"/>
    </style:style>
    <style:style style:name="P1070" style:parent-style-name="Textbody" style:family="paragraph">
      <style:paragraph-properties fo:margin-top="0.052in" fo:margin-bottom="0.052in"/>
      <style:text-properties style:font-name="Arial" fo:color="#222222"/>
    </style:style>
    <style:style style:name="P1071" style:parent-style-name="Normal" style:family="paragraph">
      <style:paragraph-properties fo:widows="2" fo:orphans="2" style:text-autospace="none"/>
      <style:text-properties fo:hyphenate="true"/>
    </style:style>
    <style:style style:name="T10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3" style:parent-style-name="Normal" style:family="paragraph">
      <style:paragraph-properties fo:widows="2" fo:orphans="2" style:text-autospace="none"/>
      <style:text-properties fo:hyphenate="true"/>
    </style:style>
    <style:style style:name="T1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7" style:parent-style-name="Textbody" style:family="paragraph">
      <style:paragraph-properties fo:margin-top="0.052in" fo:margin-bottom="0.052in"/>
      <style:text-properties style:font-name="Arial" fo:color="#222222"/>
    </style:style>
    <style:style style:name="P1078" style:parent-style-name="Textbody" style:family="paragraph">
      <style:paragraph-properties fo:margin-top="0.052in" fo:margin-bottom="0.052in"/>
      <style:text-properties style:font-name="Arial" fo:font-weight="bold" style:font-weight-asian="bold" fo:color="#222222"/>
    </style:style>
    <style:style style:name="P1079" style:parent-style-name="Textbody" style:family="paragraph">
      <style:paragraph-properties fo:margin-top="0.052in" fo:margin-bottom="0.052in"/>
    </style:style>
    <style:style style:name="T1080" style:parent-style-name="DefaultParagraphFont" style:family="text">
      <style:text-properties style:font-name="Arial" fo:color="#222222"/>
    </style:style>
    <style:style style:name="T1081" style:parent-style-name="DefaultParagraphFont" style:family="text">
      <style:text-properties style:font-name="Arial" fo:color="#222222"/>
    </style:style>
    <style:style style:name="T1082" style:parent-style-name="DefaultParagraphFont" style:family="text">
      <style:text-properties style:font-name="Consolas" fo:color="#222222"/>
    </style:style>
    <style:style style:name="T1083" style:parent-style-name="DefaultParagraphFont" style:family="text">
      <style:text-properties style:font-name="Arial" fo:color="#222222"/>
    </style:style>
    <style:style style:name="T1084" style:parent-style-name="DefaultParagraphFont" style:family="text">
      <style:text-properties style:font-name="Consolas" fo:color="#222222"/>
    </style:style>
    <style:style style:name="T1085" style:parent-style-name="DefaultParagraphFont" style:family="text">
      <style:text-properties style:font-name="Arial" fo:color="#222222"/>
    </style:style>
    <style:style style:name="T1086" style:parent-style-name="DefaultParagraphFont" style:family="text">
      <style:text-properties style:font-name="Consolas" fo:color="#222222"/>
    </style:style>
    <style:style style:name="T1087" style:parent-style-name="DefaultParagraphFont" style:family="text">
      <style:text-properties style:font-name="Arial" fo:color="#222222"/>
    </style:style>
    <style:style style:name="T1088" style:parent-style-name="DefaultParagraphFont" style:family="text">
      <style:text-properties style:font-name="Consolas" fo:color="#222222"/>
    </style:style>
    <style:style style:name="T1089" style:parent-style-name="DefaultParagraphFont" style:family="text">
      <style:text-properties style:font-name="Arial" fo:color="#222222"/>
    </style:style>
    <style:style style:name="T1090" style:parent-style-name="DefaultParagraphFont" style:family="text">
      <style:text-properties style:font-name="Consolas" fo:color="#222222"/>
    </style:style>
    <style:style style:name="T1091" style:parent-style-name="DefaultParagraphFont" style:family="text">
      <style:text-properties style:font-name="Arial" fo:color="#222222"/>
    </style:style>
    <style:style style:name="T1092" style:parent-style-name="DefaultParagraphFont" style:family="text">
      <style:text-properties style:font-name="Consolas" fo:color="#222222"/>
    </style:style>
    <style:style style:name="T1093" style:parent-style-name="DefaultParagraphFont" style:family="text">
      <style:text-properties style:font-name="Arial" fo:color="#222222"/>
    </style:style>
    <style:style style:name="T1094" style:parent-style-name="DefaultParagraphFont" style:family="text">
      <style:text-properties style:font-name="Consolas" fo:color="#222222"/>
    </style:style>
    <style:style style:name="T1095" style:parent-style-name="DefaultParagraphFont" style:family="text">
      <style:text-properties style:font-name="Arial" fo:color="#222222"/>
    </style:style>
    <style:style style:name="T1096" style:parent-style-name="DefaultParagraphFont" style:family="text">
      <style:text-properties style:font-name="Consolas" fo:color="#222222"/>
    </style:style>
    <style:style style:name="T1097" style:parent-style-name="DefaultParagraphFont" style:family="text">
      <style:text-properties style:font-name="Arial" fo:color="#222222"/>
    </style:style>
    <style:style style:name="T1098" style:parent-style-name="DefaultParagraphFont" style:family="text">
      <style:text-properties style:font-name="Arial" fo:color="#222222"/>
    </style:style>
    <style:style style:name="T1099" style:parent-style-name="DefaultParagraphFont" style:family="text">
      <style:text-properties style:font-name="Consolas" fo:color="#222222"/>
    </style:style>
    <style:style style:name="T1100" style:parent-style-name="DefaultParagraphFont" style:family="text">
      <style:text-properties style:font-name="Arial" fo:color="#222222"/>
    </style:style>
    <style:style style:name="P1101" style:parent-style-name="Standard" style:family="paragraph">
      <style:paragraph-properties fo:margin-top="0.052in" fo:margin-bottom="0.052in"/>
    </style:style>
    <style:style style:name="T1102" style:parent-style-name="DefaultParagraphFont" style:family="text">
      <style:text-properties style:font-name="Consolas" style:font-name-asian="Consolas" style:font-name-complex="Consolas" fo:color="#000000" fo:font-size="10pt" style:font-size-asian="10pt" style:font-size-complex="10pt"/>
    </style:style>
    <style:style style:name="T1103" style:parent-style-name="DefaultParagraphFont" style:family="text">
      <style:text-properties style:font-name="Consolas" style:font-name-asian="Consolas" style:font-name-complex="Consolas" fo:color="#6A3E3E" fo:font-size="10pt" style:font-size-asian="10pt" style:font-size-complex="10pt"/>
    </style:style>
    <style:style style:name="T1104" style:parent-style-name="DefaultParagraphFont" style:family="text">
      <style:text-properties style:font-name="Consolas" style:font-name-asian="Consolas" style:font-name-complex="Consolas" fo:color="#000000" fo:font-size="10pt" style:font-size-asian="10pt" style:font-size-complex="10pt"/>
    </style:style>
    <style:style style:name="T110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06" style:parent-style-name="DefaultParagraphFont" style:family="text">
      <style:text-properties style:font-name="Consolas" style:font-name-asian="Consolas" style:font-name-complex="Consolas" fo:color="#000000" fo:font-size="10pt" style:font-size-asian="10pt" style:font-size-complex="10pt"/>
    </style:style>
    <style:style style:name="T1107" style:parent-style-name="DefaultParagraphFont" style:family="text">
      <style:text-properties style:font-name="Consolas" style:font-name-asian="Consolas" style:font-name-complex="Consolas" fo:color="#2A00FF" fo:font-size="10pt" style:font-size-asian="10pt" style:font-size-complex="10pt"/>
    </style:style>
    <style:style style:name="T1108" style:parent-style-name="DefaultParagraphFont" style:family="text">
      <style:text-properties style:font-name="Consolas" style:font-name-asian="Consolas" style:font-name-complex="Consolas" fo:color="#000000" fo:font-size="10pt" style:font-size-asian="10pt" style:font-size-complex="10pt"/>
    </style:style>
    <style:style style:name="P1109" style:parent-style-name="Standard" style:family="paragraph">
      <style:paragraph-properties style:text-autospace="none"/>
    </style:style>
    <style:style style:name="T11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11" style:parent-style-name="DefaultParagraphFont" style:family="text">
      <style:text-properties style:font-name="Consolas" style:font-name-asian="Consolas" style:font-name-complex="Consolas" fo:color="#000000" fo:font-size="10pt" style:font-size-asian="10pt" style:font-size-complex="10pt"/>
    </style:style>
    <style:style style:name="T1112" style:parent-style-name="DefaultParagraphFont" style:family="text">
      <style:text-properties style:font-name="Consolas" style:font-name-asian="Consolas" style:font-name-complex="Consolas" fo:color="#6A3E3E" fo:font-size="10pt" style:font-size-asian="10pt" style:font-size-complex="10pt"/>
    </style:style>
    <style:style style:name="T1113" style:parent-style-name="DefaultParagraphFont" style:family="text">
      <style:text-properties style:font-name="Consolas" style:font-name-asian="Consolas" style:font-name-complex="Consolas" fo:color="#000000" fo:font-size="10pt" style:font-size-asian="10pt" style:font-size-complex="10pt"/>
    </style:style>
    <style:style style:name="P1114" style:parent-style-name="Standard" style:family="paragraph">
      <style:paragraph-properties style:text-autospace="none"/>
    </style:style>
    <style:style style:name="T1115" style:parent-style-name="DefaultParagraphFont" style:family="text">
      <style:text-properties style:font-name="Consolas" style:font-name-asian="Consolas" style:font-name-complex="Consolas" fo:color="#000000" fo:font-size="10pt" style:font-size-asian="10pt" style:font-size-complex="10pt"/>
    </style:style>
    <style:style style:name="T1116" style:parent-style-name="DefaultParagraphFont" style:family="text">
      <style:text-properties style:font-name="Consolas" style:font-name-asian="Consolas" style:font-name-complex="Consolas" fo:color="#000000" fo:font-size="10pt" style:font-size-asian="10pt" style:font-size-complex="10pt"/>
    </style:style>
    <style:style style:name="T1117" style:parent-style-name="DefaultParagraphFont" style:family="text">
      <style:text-properties style:font-name="Consolas" style:font-name-asian="Consolas" style:font-name-complex="Consolas" fo:color="#6A3E3E" fo:font-size="10pt" style:font-size-asian="10pt" style:font-size-complex="10pt"/>
    </style:style>
    <style:style style:name="T1118" style:parent-style-name="DefaultParagraphFont" style:family="text">
      <style:text-properties style:font-name="Consolas" style:font-name-asian="Consolas" style:font-name-complex="Consolas" fo:color="#000000" fo:font-size="10pt" style:font-size-asian="10pt" style:font-size-complex="10pt"/>
    </style:style>
    <style:style style:name="T1119" style:parent-style-name="DefaultParagraphFont" style:family="text">
      <style:text-properties style:font-name="Consolas" style:font-name-asian="Consolas" style:font-name-complex="Consolas" fo:color="#6A3E3E" fo:font-size="10pt" style:font-size-asian="10pt" style:font-size-complex="10pt"/>
    </style:style>
    <style:style style:name="T1120" style:parent-style-name="DefaultParagraphFont" style:family="text">
      <style:text-properties style:font-name="Consolas" style:font-name-asian="Consolas" style:font-name-complex="Consolas" fo:color="#000000" fo:font-size="10pt" style:font-size-asian="10pt" style:font-size-complex="10pt"/>
    </style:style>
    <style:style style:name="P1121" style:parent-style-name="Standard" style:family="paragraph">
      <style:paragraph-properties style:text-autospace="none"/>
    </style:style>
    <style:style style:name="T1122" style:parent-style-name="DefaultParagraphFont" style:family="text">
      <style:text-properties style:font-name="Consolas" style:font-name-asian="Consolas" style:font-name-complex="Consolas" fo:color="#000000" fo:font-size="10pt" style:font-size-asian="10pt" style:font-size-complex="10pt"/>
    </style:style>
    <style:style style:name="T112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24" style:parent-style-name="DefaultParagraphFont" style:family="text">
      <style:text-properties style:font-name="Consolas" style:font-name-asian="Consolas" style:font-name-complex="Consolas" fo:color="#000000" fo:font-size="10pt" style:font-size-asian="10pt" style:font-size-complex="10pt"/>
    </style:style>
    <style:style style:name="T1125" style:parent-style-name="DefaultParagraphFont" style:family="text">
      <style:text-properties style:font-name="Consolas" style:font-name-asian="Consolas" style:font-name-complex="Consolas" fo:color="#6A3E3E" fo:font-size="10pt" style:font-size-asian="10pt" style:font-size-complex="10pt"/>
    </style:style>
    <style:style style:name="T1126" style:parent-style-name="DefaultParagraphFont" style:family="text">
      <style:text-properties style:font-name="Consolas" style:font-name-asian="Consolas" style:font-name-complex="Consolas" fo:color="#000000" fo:font-size="10pt" style:font-size-asian="10pt" style:font-size-complex="10pt"/>
    </style:style>
    <style:style style:name="P1127" style:parent-style-name="Standard" style:family="paragraph">
      <style:paragraph-properties style:text-autospace="none"/>
    </style:style>
    <style:style style:name="T1128"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1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30" style:parent-style-name="DefaultParagraphFont" style:family="text">
      <style:text-properties style:font-name="Consolas" style:font-name-asian="Consolas" style:font-name-complex="Consolas" fo:color="#000000" fo:font-size="10pt" style:font-size-asian="10pt" style:font-size-complex="10pt"/>
    </style:style>
    <style:style style:name="T1131" style:parent-style-name="DefaultParagraphFont" style:family="text">
      <style:text-properties style:font-name="Consolas" style:font-name-asian="Consolas" style:font-name-complex="Consolas" fo:color="#6A3E3E" fo:font-size="10pt" style:font-size-asian="10pt" style:font-size-complex="10pt"/>
    </style:style>
    <style:style style:name="T1132" style:parent-style-name="DefaultParagraphFont" style:family="text">
      <style:text-properties style:font-name="Consolas" style:font-name-asian="Consolas" style:font-name-complex="Consolas" fo:color="#000000" fo:font-size="10pt" style:font-size-asian="10pt" style:font-size-complex="10pt"/>
    </style:style>
    <style:style style:name="P1133" style:parent-style-name="Standard" style:family="paragraph">
      <style:paragraph-properties style:text-autospace="none"/>
    </style:style>
    <style:style style:name="T1134" style:parent-style-name="DefaultParagraphFont" style:family="text">
      <style:text-properties style:font-name="Consolas" style:font-name-asian="Consolas" style:font-name-complex="Consolas" fo:color="#000000" fo:font-size="10pt" style:font-size-asian="10pt" style:font-size-complex="10pt"/>
    </style:style>
    <style:style style:name="T1135" style:parent-style-name="DefaultParagraphFont" style:family="text">
      <style:text-properties style:font-name="Consolas" style:font-name-asian="Consolas" style:font-name-complex="Consolas" fo:color="#000000" fo:font-size="10pt" style:font-size-asian="10pt" style:font-size-complex="10pt"/>
    </style:style>
    <style:style style:name="T1136" style:parent-style-name="DefaultParagraphFont" style:family="text">
      <style:text-properties style:font-name="Consolas" style:font-name-asian="Consolas" style:font-name-complex="Consolas" fo:color="#6A3E3E" fo:font-size="10pt" style:font-size-asian="10pt" style:font-size-complex="10pt"/>
    </style:style>
    <style:style style:name="T1137" style:parent-style-name="DefaultParagraphFont" style:family="text">
      <style:text-properties style:font-name="Consolas" style:font-name-asian="Consolas" style:font-name-complex="Consolas" fo:color="#000000" fo:font-size="10pt" style:font-size-asian="10pt" style:font-size-complex="10pt"/>
    </style:style>
    <style:style style:name="T1138" style:parent-style-name="DefaultParagraphFont" style:family="text">
      <style:text-properties style:font-name="Consolas" style:font-name-asian="Consolas" style:font-name-complex="Consolas" fo:color="#6A3E3E" fo:font-size="10pt" style:font-size-asian="10pt" style:font-size-complex="10pt"/>
    </style:style>
    <style:style style:name="T1139" style:parent-style-name="DefaultParagraphFont" style:family="text">
      <style:text-properties style:font-name="Consolas" style:font-name-asian="Consolas" style:font-name-complex="Consolas" fo:color="#000000" fo:font-size="10pt" style:font-size-asian="10pt" style:font-size-complex="10pt"/>
    </style:style>
    <style:style style:name="P1140" style:parent-style-name="Standard" style:family="paragraph">
      <style:paragraph-properties style:text-autospace="none"/>
    </style:style>
    <style:style style:name="T1141" style:parent-style-name="DefaultParagraphFont" style:family="text">
      <style:text-properties style:font-name="Consolas" style:font-name-asian="Consolas" style:font-name-complex="Consolas" fo:color="#000000" fo:font-size="10pt" style:font-size-asian="10pt" style:font-size-complex="10pt"/>
    </style:style>
    <style:style style:name="T1142" style:parent-style-name="DefaultParagraphFont" style:family="text">
      <style:text-properties style:font-name="Consolas" style:font-name-asian="Consolas" style:font-name-complex="Consolas" fo:color="#000000" fo:font-size="10pt" style:font-size-asian="10pt" style:font-size-complex="10pt"/>
    </style:style>
    <style:style style:name="T114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44" style:parent-style-name="DefaultParagraphFont" style:family="text">
      <style:text-properties style:font-name="Consolas" style:font-name-asian="Consolas" style:font-name-complex="Consolas" fo:color="#000000" fo:font-size="10pt" style:font-size-asian="10pt" style:font-size-complex="10pt"/>
    </style:style>
    <style:style style:name="T1145" style:parent-style-name="DefaultParagraphFont" style:family="text">
      <style:text-properties style:font-name="Consolas" style:font-name-asian="Consolas" style:font-name-complex="Consolas" fo:color="#6A3E3E" fo:font-size="10pt" style:font-size-asian="10pt" style:font-size-complex="10pt"/>
    </style:style>
    <style:style style:name="T1146" style:parent-style-name="DefaultParagraphFont" style:family="text">
      <style:text-properties style:font-name="Consolas" style:font-name-asian="Consolas" style:font-name-complex="Consolas" fo:color="#000000" fo:font-size="10pt" style:font-size-asian="10pt" style:font-size-complex="10pt"/>
    </style:style>
    <style:style style:name="P11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8" style:parent-style-name="Standard" style:family="paragraph">
      <style:paragraph-properties style:text-autospace="none"/>
    </style:style>
    <style:style style:name="T1149" style:parent-style-name="DefaultParagraphFont" style:family="text">
      <style:text-properties style:font-name="Consolas" style:font-name-asian="Consolas" style:font-name-complex="Consolas" fo:color="#000000" fo:font-size="10pt" style:font-size-asian="10pt" style:font-size-complex="10pt"/>
    </style:style>
    <style:style style:name="T1150" style:parent-style-name="DefaultParagraphFont" style:family="text">
      <style:text-properties style:font-name="Arial" fo:color="#222222"/>
    </style:style>
    <style:style style:name="P1151" style:parent-style-name="Standard" style:family="paragraph">
      <style:paragraph-properties style:text-autospace="none"/>
    </style:style>
    <style:style style:name="T1152" style:parent-style-name="DefaultParagraphFont" style:family="text">
      <style:text-properties style:font-name="Arial" fo:color="#222222"/>
    </style:style>
    <style:style style:name="P115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5" style:parent-style-name="Standard" style:family="paragraph">
      <style:paragraph-properties style:text-autospace="none"/>
    </style:style>
    <style:style style:name="T1156" style:parent-style-name="DefaultParagraphFont" style:family="text">
      <style:text-properties style:font-name="Consolas" style:font-name-asian="Consolas" style:font-name-complex="Consolas" fo:color="#000000" fo:font-size="10pt" style:font-size-asian="10pt" style:font-size-complex="10pt"/>
    </style:style>
    <style:style style:name="P1157" style:parent-style-name="Standard" style:family="paragraph">
      <style:paragraph-properties style:text-autospace="none" fo:margin-top="0.052in" fo:margin-bottom="0.052in"/>
    </style:style>
    <style:style style:name="T1158" style:parent-style-name="DefaultParagraphFont" style:family="text">
      <style:text-properties style:font-name="Arial" fo:color="#222222"/>
    </style:style>
    <style:style style:name="T1159" style:parent-style-name="DefaultParagraphFont" style:family="text">
      <style:text-properties style:font-name="Arial" fo:color="#222222"/>
    </style:style>
    <style:style style:name="T1160" style:parent-style-name="DefaultParagraphFont" style:family="text">
      <style:text-properties style:font-name="Consolas" fo:color="#222222"/>
    </style:style>
    <style:style style:name="T1161" style:parent-style-name="DefaultParagraphFont" style:family="text">
      <style:text-properties style:font-name="Arial" fo:color="#222222"/>
    </style:style>
    <style:style style:name="T1162" style:parent-style-name="DefaultParagraphFont" style:family="text">
      <style:text-properties style:font-name="Consolas" fo:color="#222222"/>
    </style:style>
    <style:style style:name="T1163" style:parent-style-name="DefaultParagraphFont" style:family="text">
      <style:text-properties style:font-name="Arial" fo:color="#222222"/>
    </style:style>
    <style:style style:name="P1164" style:parent-style-name="Standard" style:family="paragraph">
      <style:paragraph-properties style:text-autospace="none" fo:margin-top="0.052in" fo:margin-bottom="0.052in"/>
      <style:text-properties style:font-name="Arial" fo:color="#222222"/>
    </style:style>
    <style:style style:name="P1165" style:parent-style-name="Standard" style:family="paragraph">
      <style:paragraph-properties style:text-autospace="none" fo:margin-top="0.052in" fo:margin-bottom="0.052in"/>
      <style:text-properties style:font-name="Arial" fo:font-weight="bold" style:font-weight-asian="bold" fo:color="#222222"/>
    </style:style>
    <style:style style:name="P1166" style:parent-style-name="Standard" style:family="paragraph">
      <style:paragraph-properties style:text-autospace="none" fo:margin-top="0.052in" fo:margin-bottom="0.052in"/>
      <style:text-properties style:font-name="Arial" fo:color="#222222"/>
    </style:style>
    <style:style style:name="P1167" style:parent-style-name="Standard" style:family="paragraph">
      <style:paragraph-properties style:text-autospace="none" fo:margin-top="0.052in" fo:margin-bottom="0.052in"/>
    </style:style>
    <style:style style:name="T1168" style:parent-style-name="DefaultParagraphFont" style:family="text">
      <style:text-properties style:font-name="Arial" fo:color="#222222"/>
    </style:style>
    <style:style style:name="T1169" style:parent-style-name="DefaultParagraphFont" style:family="text">
      <style:text-properties style:font-name="Arial" style:font-name-complex="Arial" fo:color="#24292E"/>
    </style:style>
    <style:style style:name="T1170" style:parent-style-name="DefaultParagraphFont" style:family="text">
      <style:text-properties style:font-name="Arial" style:font-name-complex="Arial" fo:color="#24292E"/>
    </style:style>
    <style:style style:name="P1171" style:parent-style-name="Standard" style:family="paragraph">
      <style:paragraph-properties style:text-autospace="none" fo:margin-top="0.052in" fo:margin-bottom="0.052in"/>
      <style:text-properties style:font-name="Arial" style:font-name-complex="Arial" fo:color="#24292E"/>
    </style:style>
    <style:style style:name="P1172" style:parent-style-name="Standard" style:family="paragraph">
      <style:paragraph-properties style:text-autospace="none" fo:margin-top="0.052in" fo:margin-bottom="0.052in"/>
      <style:text-properties style:font-name="Arial" style:font-name-complex="Arial" fo:color="#24292E"/>
    </style:style>
    <style:style style:name="P1173"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1174" style:parent-style-name="Normal" style:family="paragraph">
      <style:paragraph-properties fo:widows="2" fo:orphans="2" style:text-autospace="none" fo:text-indent="0.4923in"/>
      <style:text-properties fo:hyphenate="true"/>
    </style:style>
    <style:style style:name="T1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2" style:parent-style-name="Normal" style:family="paragraph">
      <style:paragraph-properties fo:widows="2" fo:orphans="2" style:text-autospace="none"/>
      <style:text-properties fo:hyphenate="true"/>
    </style:style>
    <style:style style:name="T1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8" style:parent-style-name="Normal" style:family="paragraph">
      <style:paragraph-properties fo:widows="2" fo:orphans="2" style:text-autospace="none"/>
      <style:text-properties fo:hyphenate="true"/>
    </style:style>
    <style:style style:name="T1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94" style:parent-style-name="Normal" style:family="paragraph">
      <style:paragraph-properties fo:widows="2" fo:orphans="2" style:text-autospace="none"/>
      <style:text-properties fo:hyphenate="true"/>
    </style:style>
    <style:style style:name="T1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0" style:parent-style-name="Normal" style:family="paragraph">
      <style:paragraph-properties fo:widows="2" fo:orphans="2" style:text-autospace="none"/>
      <style:text-properties fo:hyphenate="true"/>
    </style:style>
    <style:style style:name="T1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6" style:parent-style-name="Normal" style:family="paragraph">
      <style:paragraph-properties fo:widows="2" fo:orphans="2" style:text-autospace="none"/>
      <style:text-properties fo:hyphenate="true"/>
    </style:style>
    <style:style style:name="T1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2" style:parent-style-name="Normal" style:family="paragraph">
      <style:paragraph-properties fo:widows="2" fo:orphans="2" style:text-autospace="none" fo:text-indent="0.4923in"/>
      <style:text-properties fo:hyphenate="true"/>
    </style:style>
    <style:style style:name="T1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8" style:parent-style-name="Standard" style:family="paragraph">
      <style:paragraph-properties style:text-autospace="none" fo:text-indent="0.4923in"/>
    </style:style>
    <style:style style:name="T1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225" style:parent-style-name="Standard" style:family="paragraph">
      <style:paragraph-properties style:text-autospace="none"/>
      <style:text-properties style:font-name="Arial" fo:color="#222222"/>
    </style:style>
    <style:style style:name="P1226" style:parent-style-name="Standard" style:family="paragraph">
      <style:paragraph-properties style:text-autospace="none"/>
      <style:text-properties style:font-name="Arial" fo:color="#222222"/>
    </style:style>
    <style:style style:name="P1227" style:parent-style-name="Normal" style:family="paragraph">
      <style:paragraph-properties fo:widows="2" fo:orphans="2" style:text-autospace="none"/>
      <style:text-properties fo:hyphenate="true"/>
    </style:style>
    <style:style style:name="T1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9" style:parent-style-name="Normal" style:family="paragraph">
      <style:paragraph-properties fo:widows="2" fo:orphans="2" style:text-autospace="none"/>
      <style:text-properties fo:hyphenate="true"/>
    </style:style>
    <style:style style:name="T1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23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233" style:parent-style-name="Standard" style:family="paragraph">
      <style:paragraph-properties style:text-autospace="none" fo:margin-top="0.052in" fo:margin-bottom="0.052in"/>
    </style:style>
    <style:style style:name="T1234" style:parent-style-name="StrongEmphasis" style:family="text">
      <style:text-properties style:font-name="Arial" fo:font-weight="normal" style:font-weight-asian="normal" fo:color="#222222"/>
    </style:style>
    <style:style style:name="T1235" style:parent-style-name="StrongEmphasis" style:family="text">
      <style:text-properties style:font-name="Arial" fo:font-weight="normal" style:font-weight-asian="normal" fo:color="#222222"/>
    </style:style>
    <style:style style:name="T1236" style:parent-style-name="StrongEmphasis" style:family="text">
      <style:text-properties style:font-name="Consolas" style:font-name-complex="Consolas" fo:font-weight="normal" style:font-weight-asian="normal" fo:color="#222222"/>
    </style:style>
    <style:style style:name="T1237" style:parent-style-name="StrongEmphasis" style:family="text">
      <style:text-properties style:font-name="Consolas" style:font-name-complex="Consolas" fo:font-weight="normal" style:font-weight-asian="normal" fo:color="#222222"/>
    </style:style>
    <style:style style:name="T1238" style:parent-style-name="StrongEmphasis" style:family="text">
      <style:text-properties style:font-name="Arial" fo:font-weight="normal" style:font-weight-asian="normal" fo:color="#222222"/>
    </style:style>
    <style:style style:name="T1239" style:parent-style-name="StrongEmphasis" style:family="text">
      <style:text-properties style:font-name="Consolas" style:font-name-complex="Consolas" fo:font-weight="normal" style:font-weight-asian="normal" fo:color="#222222"/>
    </style:style>
    <style:style style:name="T1240" style:parent-style-name="StrongEmphasis" style:family="text">
      <style:text-properties style:font-name="Arial" fo:font-weight="normal" style:font-weight-asian="normal" fo:color="#222222"/>
    </style:style>
    <style:style style:name="T1241" style:parent-style-name="StrongEmphasis" style:family="text">
      <style:text-properties style:font-name="Consolas" style:font-name-complex="Consolas" fo:font-weight="normal" style:font-weight-asian="normal" fo:color="#222222"/>
    </style:style>
    <style:style style:name="T1242" style:parent-style-name="StrongEmphasis" style:family="text">
      <style:text-properties style:font-name="Arial" fo:font-weight="normal" style:font-weight-asian="normal" fo:color="#222222"/>
    </style:style>
    <style:style style:name="P124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244" style:parent-style-name="Standard" style:family="paragraph">
      <style:paragraph-properties style:text-autospace="none" fo:margin-top="0.052in" fo:margin-bottom="0.052in"/>
      <style:text-properties style:font-name="Arial" fo:font-weight="bold" style:font-weight-asian="bold" fo:color="#222222"/>
    </style:style>
    <style:style style:name="P1245" style:parent-style-name="Standard" style:family="paragraph">
      <style:paragraph-properties style:text-autospace="none" fo:margin-top="0.052in" fo:margin-bottom="0.052in"/>
    </style:style>
    <style:style style:name="T1246" style:parent-style-name="StrongEmphasis" style:family="text">
      <style:text-properties style:font-name="Arial" fo:font-weight="normal" style:font-weight-asian="normal" fo:color="#222222"/>
    </style:style>
    <style:style style:name="T1247" style:parent-style-name="StrongEmphasis" style:family="text">
      <style:text-properties style:font-name="Arial" fo:font-weight="normal" style:font-weight-asian="normal" fo:color="#222222"/>
    </style:style>
    <style:style style:name="P1248" style:parent-style-name="Standard" style:family="paragraph">
      <style:paragraph-properties style:text-autospace="none" fo:margin-top="0.052in" fo:margin-bottom="0.052in"/>
    </style:style>
    <style:style style:name="T1249" style:parent-style-name="StrongEmphasis" style:family="text">
      <style:text-properties style:font-name="Arial" fo:font-weight="normal" style:font-weight-asian="normal" fo:color="#222222"/>
    </style:style>
    <style:style style:name="T1250" style:parent-style-name="StrongEmphasis" style:family="text">
      <style:text-properties style:font-name="Arial" fo:font-weight="normal" style:font-weight-asian="normal" fo:color="#222222"/>
    </style:style>
    <style:style style:name="T1251" style:parent-style-name="StrongEmphasis" style:family="text">
      <style:text-properties style:font-name="Arial" fo:font-weight="normal" style:font-weight-asian="normal" fo:color="#222222"/>
    </style:style>
    <style:style style:name="P1252" style:parent-style-name="Normal" style:family="paragraph">
      <style:paragraph-properties fo:widows="2" fo:orphans="2" style:text-autospace="none" fo:text-indent="0.4923in"/>
      <style:text-properties fo:hyphenate="true"/>
    </style:style>
    <style:style style:name="T1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61" style:parent-style-name="Normal" style:family="paragraph">
      <style:paragraph-properties fo:widows="2" fo:orphans="2" style:text-autospace="none"/>
      <style:text-properties fo:hyphenate="true"/>
    </style:style>
    <style:style style:name="T1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9" style:parent-style-name="Normal" style:family="paragraph">
      <style:paragraph-properties fo:widows="2" fo:orphans="2" style:text-autospace="none"/>
      <style:text-properties fo:hyphenate="true"/>
    </style:style>
    <style:style style:name="T1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5" style:parent-style-name="Normal" style:family="paragraph">
      <style:paragraph-properties fo:widows="2" fo:orphans="2" style:text-autospace="none"/>
      <style:text-properties fo:hyphenate="true"/>
    </style:style>
    <style:style style:name="T1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8" style:parent-style-name="Normal" style:family="paragraph">
      <style:paragraph-properties fo:widows="2" fo:orphans="2" style:text-autospace="none"/>
      <style:text-properties fo:hyphenate="true"/>
    </style:style>
    <style:style style:name="T1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7" style:parent-style-name="Normal" style:family="paragraph">
      <style:paragraph-properties fo:widows="2" fo:orphans="2" style:text-autospace="none"/>
      <style:text-properties fo:hyphenate="true"/>
    </style:style>
    <style:style style:name="T1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3" style:parent-style-name="Normal" style:family="paragraph">
      <style:paragraph-properties fo:widows="2" fo:orphans="2" style:text-autospace="none"/>
      <style:text-properties fo:hyphenate="true"/>
    </style:style>
    <style:style style:name="T1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9" style:parent-style-name="Normal" style:family="paragraph">
      <style:paragraph-properties fo:widows="2" fo:orphans="2" style:text-autospace="none"/>
      <style:text-properties fo:hyphenate="true"/>
    </style:style>
    <style:style style:name="T1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2" style:parent-style-name="Normal" style:family="paragraph">
      <style:paragraph-properties fo:widows="2" fo:orphans="2" style:text-autospace="none"/>
      <style:text-properties fo:hyphenate="true"/>
    </style:style>
    <style:style style:name="T1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11" style:parent-style-name="Normal" style:family="paragraph">
      <style:paragraph-properties fo:widows="2" fo:orphans="2" style:text-autospace="none"/>
      <style:text-properties fo:hyphenate="true"/>
    </style:style>
    <style:style style:name="T1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7" style:parent-style-name="Normal" style:family="paragraph">
      <style:paragraph-properties fo:widows="2" fo:orphans="2" style:text-autospace="none"/>
      <style:text-properties fo:hyphenate="true"/>
    </style:style>
    <style:style style:name="T1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3" style:parent-style-name="Normal" style:family="paragraph">
      <style:paragraph-properties fo:widows="2" fo:orphans="2" style:text-autospace="none"/>
      <style:text-properties fo:hyphenate="true"/>
    </style:style>
    <style:style style:name="T1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6" style:parent-style-name="Normal" style:family="paragraph">
      <style:paragraph-properties fo:widows="2" fo:orphans="2" style:text-autospace="none"/>
      <style:text-properties fo:hyphenate="true"/>
    </style:style>
    <style:style style:name="T1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35" style:parent-style-name="Normal" style:family="paragraph">
      <style:paragraph-properties fo:widows="2" fo:orphans="2" style:text-autospace="none"/>
      <style:text-properties fo:hyphenate="true"/>
    </style:style>
    <style:style style:name="T1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1" style:parent-style-name="Normal" style:family="paragraph">
      <style:paragraph-properties fo:widows="2" fo:orphans="2" style:text-autospace="none" fo:margin-left="0.4923in">
        <style:tab-stops/>
      </style:paragraph-properties>
      <style:text-properties fo:hyphenate="true"/>
    </style:style>
    <style:style style:name="T1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7" style:parent-style-name="Normal" style:family="paragraph">
      <style:paragraph-properties fo:widows="2" fo:orphans="2" style:text-autospace="none"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348" style:parent-style-name="Standard" style:family="paragraph">
      <style:paragraph-properties style:text-autospace="none"/>
      <style:text-properties style:font-name="Arial" fo:color="#222222"/>
    </style:style>
    <style:style style:name="P1349" style:parent-style-name="Standard" style:family="paragraph">
      <style:paragraph-properties style:text-autospace="none"/>
      <style:text-properties style:font-name="Arial" fo:color="#222222"/>
    </style:style>
    <style:style style:name="P1350" style:parent-style-name="Normal" style:family="paragraph">
      <style:paragraph-properties fo:widows="2" fo:orphans="2" style:text-autospace="none"/>
      <style:text-properties fo:hyphenate="true"/>
    </style:style>
    <style:style style:name="T1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2" style:parent-style-name="Normal" style:family="paragraph">
      <style:paragraph-properties fo:widows="2" fo:orphans="2" style:text-autospace="none"/>
      <style:text-properties fo:hyphenate="true"/>
    </style:style>
    <style:style style:name="T1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4" style:parent-style-name="Normal" style:family="paragraph">
      <style:paragraph-properties fo:widows="2" fo:orphans="2" style:text-autospace="none"/>
      <style:text-properties fo:hyphenate="true"/>
    </style:style>
    <style:style style:name="T1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8"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359" style:parent-style-name="Standard" style:family="paragraph">
      <style:paragraph-properties style:text-autospace="none" fo:margin-top="0.052in" fo:margin-bottom="0.052in"/>
      <style:text-properties style:font-name="Arial" fo:font-weight="bold" style:font-weight-asian="bold" fo:color="#222222"/>
    </style:style>
    <style:style style:name="P1360" style:parent-style-name="Standard" style:family="paragraph">
      <style:paragraph-properties style:text-autospace="none" fo:margin-top="0.052in" fo:margin-bottom="0.052in"/>
    </style:style>
    <style:style style:name="T1361" style:parent-style-name="StrongEmphasis" style:family="text">
      <style:text-properties style:font-name="Arial" fo:font-weight="normal" style:font-weight-asian="normal" fo:color="#222222"/>
    </style:style>
    <style:style style:name="T1362" style:parent-style-name="StrongEmphasis" style:family="text">
      <style:text-properties style:font-name="Arial" fo:font-weight="normal" style:font-weight-asian="normal" fo:color="#222222"/>
    </style:style>
    <style:style style:name="P1363" style:parent-style-name="Normal" style:family="paragraph">
      <style:paragraph-properties fo:widows="2" fo:orphans="2" style:text-autospace="none" fo:text-indent="0.4923in"/>
      <style:text-properties fo:hyphenate="true"/>
    </style:style>
    <style:style style:name="T1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1" style:parent-style-name="Normal" style:family="paragraph">
      <style:paragraph-properties fo:widows="2" fo:orphans="2" style:text-autospace="none"/>
      <style:text-properties fo:hyphenate="true"/>
    </style:style>
    <style:style style:name="T1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7" style:parent-style-name="Normal" style:family="paragraph">
      <style:paragraph-properties fo:widows="2" fo:orphans="2" style:text-autospace="none"/>
      <style:text-properties fo:hyphenate="true"/>
    </style:style>
    <style:style style:name="T1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5" style:parent-style-name="Normal" style:family="paragraph">
      <style:paragraph-properties fo:widows="2" fo:orphans="2" style:text-autospace="none"/>
      <style:text-properties fo:hyphenate="true"/>
    </style:style>
    <style:style style:name="T1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2" style:parent-style-name="Normal" style:family="paragraph">
      <style:paragraph-properties fo:widows="2" fo:orphans="2" style:text-autospace="none" fo:margin-left="0.4923in">
        <style:tab-stops/>
      </style:paragraph-properties>
      <style:text-properties fo:hyphenate="true"/>
    </style:style>
    <style:style style:name="T13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6" style:parent-style-name="Standard" style:family="paragraph">
      <style:paragraph-properties style:text-autospace="none"/>
      <style:text-properties style:font-name="Arial" fo:color="#222222"/>
    </style:style>
    <style:style style:name="P1407" style:parent-style-name="Normal" style:family="paragraph">
      <style:paragraph-properties fo:widows="2" fo:orphans="2" style:text-autospace="none"/>
      <style:text-properties fo:hyphenate="true"/>
    </style:style>
    <style:style style:name="T1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1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11" style:parent-style-name="Normal" style:family="paragraph">
      <style:paragraph-properties fo:widows="2" fo:orphans="2" style:text-autospace="none"/>
      <style:text-properties fo:hyphenate="true"/>
    </style:style>
    <style:style style:name="T1412" style:parent-style-name="StrongEmphasis" style:family="text">
      <style:text-properties style:font-name="Arial" fo:font-weight="normal" style:font-weight-asian="normal" fo:color="#222222"/>
    </style:style>
    <style:style style:name="T1413" style:parent-style-name="StrongEmphasis" style:family="text">
      <style:text-properties style:font-name="Consolas" style:font-name-complex="Consolas" fo:font-weight="normal" style:font-weight-asian="normal" fo:color="#222222"/>
    </style:style>
    <style:style style:name="T1414" style:parent-style-name="StrongEmphasis" style:family="text">
      <style:text-properties style:font-name="Arial" fo:font-weight="normal" style:font-weight-asian="normal" fo:color="#222222"/>
    </style:style>
    <style:style style:name="P1415" style:parent-style-name="Normal" style:family="paragraph">
      <style:paragraph-properties fo:widows="2" fo:orphans="2" style:text-autospace="none"/>
      <style:text-properties fo:hyphenate="true"/>
    </style:style>
    <style:style style:name="T14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5"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26"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27" style:parent-style-name="Normal" style:family="paragraph">
      <style:paragraph-properties fo:widows="2" fo:orphans="2" style:text-autospace="none"/>
      <style:text-properties fo:hyphenate="true"/>
    </style:style>
    <style:style style:name="T1428" style:parent-style-name="DefaultParagraphFont" style:family="text">
      <style:text-properties style:font-name="Arial" fo:font-weight="bold" style:font-weight-asian="bold" fo:color="#222222"/>
    </style:style>
    <style:style style:name="T1429" style:parent-style-name="DefaultParagraphFont" style:family="text">
      <style:text-properties style:font-name="Arial" fo:font-weight="bold" style:font-weight-asian="bold" fo:color="#222222"/>
    </style:style>
    <style:style style:name="P1430" style:parent-style-name="Normal" style:family="paragraph">
      <style:paragraph-properties fo:widows="2" fo:orphans="2" style:text-autospace="none"/>
      <style:text-properties fo:hyphenate="true"/>
    </style:style>
    <style:style style:name="T1431" style:parent-style-name="StrongEmphasis" style:family="text">
      <style:text-properties style:font-name="Arial" fo:font-weight="normal" style:font-weight-asian="normal" fo:color="#222222"/>
    </style:style>
    <style:style style:name="T1432" style:parent-style-name="StrongEmphasis" style:family="text">
      <style:text-properties style:font-name="Consolas" style:font-name-complex="Consolas" fo:font-weight="normal" style:font-weight-asian="normal" fo:color="#222222"/>
    </style:style>
    <style:style style:name="T1433" style:parent-style-name="StrongEmphasis" style:family="text">
      <style:text-properties style:font-name="Arial" fo:font-weight="normal" style:font-weight-asian="normal" fo:color="#222222"/>
    </style:style>
    <style:style style:name="P1434" style:parent-style-name="Normal" style:family="paragraph">
      <style:paragraph-properties fo:widows="2" fo:orphans="2" style:text-autospace="none" fo:text-indent="0.4923in"/>
      <style:text-properties fo:hyphenate="true"/>
    </style:style>
    <style:style style:name="T1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3" style:parent-style-name="Normal" style:family="paragraph">
      <style:paragraph-properties fo:widows="2" fo:orphans="2" style:text-autospace="none"/>
      <style:text-properties fo:hyphenate="true"/>
    </style:style>
    <style:style style:name="T1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9" style:parent-style-name="Normal" style:family="paragraph">
      <style:paragraph-properties fo:widows="2" fo:orphans="2" style:text-autospace="none"/>
      <style:text-properties fo:hyphenate="true"/>
    </style:style>
    <style:style style:name="T1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5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58" style:parent-style-name="Standard" style:family="paragraph">
      <style:paragraph-properties style:text-autospace="none"/>
      <style:text-properties style:font-name="Arial" fo:color="#222222"/>
    </style:style>
    <style:style style:name="P145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60" style:parent-style-name="Standard" style:family="paragraph">
      <style:paragraph-properties fo:margin-top="0.052in" fo:margin-bottom="0.052in"/>
    </style:style>
    <style:style style:name="P1461"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62" style:parent-style-name="Heading2" style:family="paragraph">
      <style:text-properties fo:font-style="normal" style:font-style-asian="normal" fo:font-size="18pt" style:font-size-asian="18pt" style:font-size-complex="18pt"/>
    </style:style>
    <style:style style:name="P1463" style:parent-style-name="Textbody" style:family="paragraph">
      <style:paragraph-properties fo:margin-top="0.052in" fo:margin-bottom="0.052in"/>
    </style:style>
    <style:style style:name="T1464" style:parent-style-name="DefaultParagraphFont" style:family="text">
      <style:text-properties style:font-name="Arial" fo:color="#222222"/>
    </style:style>
    <style:style style:name="T1465" style:parent-style-name="DefaultParagraphFont" style:family="text">
      <style:text-properties style:font-name="Arial" fo:color="#222222"/>
    </style:style>
    <style:style style:name="T1466" style:parent-style-name="DefaultParagraphFont" style:family="text">
      <style:text-properties style:font-name="Consolas" style:font-name-complex="Consolas" fo:color="#222222"/>
    </style:style>
    <style:style style:name="T1467" style:parent-style-name="DefaultParagraphFont" style:family="text">
      <style:text-properties style:font-name="Arial" fo:color="#222222"/>
    </style:style>
    <style:style style:name="T1468" style:parent-style-name="DefaultParagraphFont" style:family="text">
      <style:text-properties style:font-name="Consolas" style:font-name-complex="Consolas" fo:color="#222222"/>
    </style:style>
    <style:style style:name="T1469" style:parent-style-name="DefaultParagraphFont" style:family="text">
      <style:text-properties style:font-name="Arial" fo:color="#222222"/>
    </style:style>
    <style:style style:name="T1470" style:parent-style-name="DefaultParagraphFont" style:family="text">
      <style:text-properties style:font-name="Consolas" style:font-name-complex="Consolas" fo:color="#222222"/>
    </style:style>
    <style:style style:name="T1471" style:parent-style-name="DefaultParagraphFont" style:family="text">
      <style:text-properties style:font-name="Arial" fo:color="#222222"/>
    </style:style>
    <style:style style:name="T1472" style:parent-style-name="DefaultParagraphFont" style:family="text">
      <style:text-properties style:font-name="Arial" fo:color="#222222"/>
    </style:style>
    <style:style style:name="T1473" style:parent-style-name="DefaultParagraphFont" style:family="text">
      <style:text-properties style:font-name="Consolas" style:font-name-complex="Consolas" fo:color="#222222"/>
    </style:style>
    <style:style style:name="T1474" style:parent-style-name="DefaultParagraphFont" style:family="text">
      <style:text-properties style:font-name="Arial" fo:color="#222222"/>
    </style:style>
    <style:style style:name="T1475" style:parent-style-name="DefaultParagraphFont" style:family="text">
      <style:text-properties style:font-name="Consolas" style:font-name-complex="Consolas" fo:color="#222222"/>
    </style:style>
    <style:style style:name="T1476" style:parent-style-name="DefaultParagraphFont" style:family="text">
      <style:text-properties style:font-name="Arial" fo:color="#222222"/>
    </style:style>
    <style:style style:name="P1477" style:parent-style-name="Textbody" style:family="paragraph">
      <style:paragraph-properties fo:margin-top="0.052in" fo:margin-bottom="0.052in"/>
      <style:text-properties style:font-name="Arial" fo:color="#222222"/>
    </style:style>
    <style:style style:name="P1478" style:parent-style-name="Textbody" style:family="paragraph">
      <style:paragraph-properties fo:margin-top="0.052in" fo:margin-bottom="0.052in"/>
      <style:text-properties style:font-name="Arial" fo:color="#222222"/>
    </style:style>
    <style:style style:name="P1479" style:parent-style-name="Textbody" style:family="paragraph">
      <style:paragraph-properties fo:margin-top="0.052in" fo:margin-bottom="0.052in"/>
    </style:style>
    <style:style style:name="T1480" style:parent-style-name="DefaultParagraphFont" style:family="text">
      <style:text-properties style:font-name="Arial" fo:font-weight="bold" style:font-weight-asian="bold" fo:color="#222222"/>
    </style:style>
    <style:style style:name="P1481" style:parent-style-name="Textbody" style:family="paragraph">
      <style:paragraph-properties fo:margin-top="0.052in" fo:margin-bottom="0.052in"/>
    </style:style>
    <style:style style:name="T1482" style:parent-style-name="StrongEmphasis" style:family="text">
      <style:text-properties style:font-name="Arial" fo:font-weight="normal" style:font-weight-asian="normal" fo:color="#222222"/>
    </style:style>
    <style:style style:name="T1483" style:parent-style-name="StrongEmphasis" style:family="text">
      <style:text-properties style:font-name="Consolas" fo:font-weight="normal" style:font-weight-asian="normal" fo:color="#222222"/>
    </style:style>
    <style:style style:name="T1484" style:parent-style-name="StrongEmphasis" style:family="text">
      <style:text-properties style:font-name="Arial" fo:font-weight="normal" style:font-weight-asian="normal" fo:color="#222222"/>
    </style:style>
    <style:style style:name="T1485" style:parent-style-name="StrongEmphasis" style:family="text">
      <style:text-properties style:font-name="Consolas" fo:font-weight="normal" style:font-weight-asian="normal" fo:color="#222222"/>
    </style:style>
    <style:style style:name="T1486" style:parent-style-name="StrongEmphasis" style:family="text">
      <style:text-properties style:font-name="Arial" fo:font-weight="normal" style:font-weight-asian="normal" fo:color="#222222"/>
    </style:style>
    <style:style style:name="T1487" style:parent-style-name="StrongEmphasis" style:family="text">
      <style:text-properties style:font-name="Arial" fo:font-weight="normal" style:font-weight-asian="normal" fo:color="#222222"/>
    </style:style>
    <style:style style:name="P1488" style:parent-style-name="Standard" style:family="paragraph">
      <style:paragraph-properties fo:margin-top="0.052in" fo:margin-bottom="0.052in"/>
    </style:style>
    <style:style style:name="T1489"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90"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1491"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92" style:parent-style-name="StrongEmphasis" style:family="text">
      <style:text-properties style:font-name="Consolas" style:font-name-asian="Consolas" style:font-name-complex="Consolas" fo:color="#7F0055" fo:font-size="10pt" style:font-size-asian="10pt" style:font-size-complex="10pt"/>
    </style:style>
    <style:style style:name="T1493"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94"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1495"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9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97" style:parent-style-name="DefaultParagraphFont" style:family="text">
      <style:text-properties style:font-name="Consolas" style:font-name-asian="Consolas" style:font-name-complex="Consolas" fo:color="#000000" fo:font-size="10pt" style:font-size-asian="10pt" style:font-size-complex="10pt"/>
    </style:style>
    <style:style style:name="T1498" style:parent-style-name="DefaultParagraphFont" style:family="text">
      <style:text-properties style:font-name="Consolas" style:font-name-asian="Consolas" style:font-name-complex="Consolas" fo:color="#6A3E3E" fo:font-size="10pt" style:font-size-asian="10pt" style:font-size-complex="10pt"/>
    </style:style>
    <style:style style:name="T1499" style:parent-style-name="DefaultParagraphFont" style:family="text">
      <style:text-properties style:font-name="Consolas" style:font-name-asian="Consolas" style:font-name-complex="Consolas" fo:color="#000000" fo:font-size="10pt" style:font-size-asian="10pt" style:font-size-complex="10pt"/>
    </style:style>
    <style:style style:name="T1500" style:parent-style-name="DefaultParagraphFont" style:family="text">
      <style:text-properties style:font-name="Consolas" style:font-name-asian="Consolas" style:font-name-complex="Consolas" fo:color="#6A3E3E" fo:font-size="10pt" style:font-size-asian="10pt" style:font-size-complex="10pt"/>
    </style:style>
    <style:style style:name="T1501" style:parent-style-name="DefaultParagraphFont" style:family="text">
      <style:text-properties style:font-name="Consolas" style:font-name-asian="Consolas" style:font-name-complex="Consolas" fo:color="#000000" fo:font-size="10pt" style:font-size-asian="10pt" style:font-size-complex="10pt"/>
    </style:style>
    <style:style style:name="T15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503" style:parent-style-name="DefaultParagraphFont" style:family="text">
      <style:text-properties style:font-name="Consolas" style:font-name-asian="Consolas" style:font-name-complex="Consolas" fo:color="#000000" fo:font-size="10pt" style:font-size-asian="10pt" style:font-size-complex="10pt"/>
    </style:style>
    <style:style style:name="T1504" style:parent-style-name="DefaultParagraphFont" style:family="text">
      <style:text-properties style:font-name="Consolas" style:font-name-asian="Consolas" style:font-name-complex="Consolas" fo:color="#000000" fo:font-size="10pt" style:font-size-asian="10pt" style:font-size-complex="10pt"/>
    </style:style>
    <style:style style:name="T1505" style:parent-style-name="DefaultParagraphFont" style:family="text">
      <style:text-properties style:font-name="Consolas" style:font-name-asian="Consolas" style:font-name-complex="Consolas" fo:color="#000000" fo:font-size="10pt" style:font-size-asian="10pt" style:font-size-complex="10pt"/>
    </style:style>
    <style:style style:name="T1506" style:parent-style-name="DefaultParagraphFont" style:family="text">
      <style:text-properties style:font-name="Consolas" style:font-name-asian="Consolas" style:font-name-complex="Consolas" fo:color="#6A3E3E" fo:font-size="10pt" style:font-size-asian="10pt" style:font-size-complex="10pt"/>
    </style:style>
    <style:style style:name="T1507" style:parent-style-name="DefaultParagraphFont" style:family="text">
      <style:text-properties style:font-name="Consolas" style:font-name-asian="Consolas" style:font-name-complex="Consolas" fo:color="#000000" fo:font-size="10pt" style:font-size-asian="10pt" style:font-size-complex="10pt"/>
    </style:style>
    <style:style style:name="T1508" style:parent-style-name="DefaultParagraphFont" style:family="text">
      <style:text-properties style:font-name="Consolas" style:font-name-asian="Consolas" style:font-name-complex="Consolas" fo:color="#6A3E3E" fo:font-size="10pt" style:font-size-asian="10pt" style:font-size-complex="10pt"/>
    </style:style>
    <style:style style:name="T1509" style:parent-style-name="DefaultParagraphFont" style:family="text">
      <style:text-properties style:font-name="Consolas" style:font-name-asian="Consolas" style:font-name-complex="Consolas" fo:color="#000000" fo:font-size="10pt" style:font-size-asian="10pt" style:font-size-complex="10pt"/>
    </style:style>
    <style:style style:name="T1510" style:parent-style-name="DefaultParagraphFont" style:family="text">
      <style:text-properties style:font-name="Consolas" style:font-name-asian="Consolas" style:font-name-complex="Consolas" fo:color="#000000" fo:font-size="10pt" style:font-size-asian="10pt" style:font-size-complex="10pt"/>
    </style:style>
    <style:style style:name="T1511" style:parent-style-name="DefaultParagraphFont" style:family="text">
      <style:text-properties style:font-name="Consolas" style:font-name-asian="Consolas" style:font-name-complex="Consolas" fo:color="#000000" fo:font-size="10pt" style:font-size-asian="10pt" style:font-size-complex="10pt"/>
    </style:style>
    <style:style style:name="T151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513" style:parent-style-name="DefaultParagraphFont" style:family="text">
      <style:text-properties style:font-name="Consolas" style:font-name-asian="Consolas" style:font-name-complex="Consolas" fo:color="#000000" fo:font-size="10pt" style:font-size-asian="10pt" style:font-size-complex="10pt"/>
    </style:style>
    <style:style style:name="T1514" style:parent-style-name="DefaultParagraphFont" style:family="text">
      <style:text-properties style:font-name="Consolas" style:font-name-asian="Consolas" style:font-name-complex="Consolas" fo:color="#6A3E3E" fo:font-size="10pt" style:font-size-asian="10pt" style:font-size-complex="10pt"/>
    </style:style>
    <style:style style:name="T1515" style:parent-style-name="DefaultParagraphFont" style:family="text">
      <style:text-properties style:font-name="Consolas" style:font-name-asian="Consolas" style:font-name-complex="Consolas" fo:color="#000000" fo:font-size="10pt" style:font-size-asian="10pt" style:font-size-complex="10pt"/>
    </style:style>
    <style:style style:name="T1516" style:parent-style-name="DefaultParagraphFont" style:family="text">
      <style:text-properties style:font-name="Consolas" style:font-name-asian="Consolas" style:font-name-complex="Consolas" fo:color="#000000" fo:font-size="10pt" style:font-size-asian="10pt" style:font-size-complex="10pt"/>
    </style:style>
    <style:style style:name="T1517" style:parent-style-name="DefaultParagraphFont" style:family="text">
      <style:text-properties style:font-name="Consolas" style:font-name-asian="Consolas" style:font-name-complex="Consolas" fo:color="#000000" fo:font-size="10pt" style:font-size-asian="10pt" style:font-size-complex="10pt"/>
    </style:style>
    <style:style style:name="T151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519" style:parent-style-name="DefaultParagraphFont" style:family="text">
      <style:text-properties style:font-name="Consolas" style:font-name-asian="Consolas" style:font-name-complex="Consolas" fo:color="#000000" fo:font-size="10pt" style:font-size-asian="10pt" style:font-size-complex="10pt"/>
    </style:style>
    <style:style style:name="T1520" style:parent-style-name="DefaultParagraphFont" style:family="text">
      <style:text-properties style:font-name="Consolas" style:font-name-asian="Consolas" style:font-name-complex="Consolas" fo:color="#6A3E3E" fo:font-size="10pt" style:font-size-asian="10pt" style:font-size-complex="10pt"/>
    </style:style>
    <style:style style:name="T1521" style:parent-style-name="DefaultParagraphFont" style:family="text">
      <style:text-properties style:font-name="Consolas" style:font-name-asian="Consolas" style:font-name-complex="Consolas" fo:color="#000000" fo:font-size="10pt" style:font-size-asian="10pt" style:font-size-complex="10pt"/>
    </style:style>
    <style:style style:name="P1522" style:parent-style-name="Textbody" style:family="paragraph">
      <style:paragraph-properties fo:margin-top="0.052in" fo:margin-bottom="0.052in"/>
      <style:text-properties style:font-name="Arial" fo:color="#222222"/>
    </style:style>
    <style:style style:name="P1523" style:parent-style-name="Textbody" style:family="paragraph">
      <style:paragraph-properties fo:margin-top="0.052in" fo:margin-bottom="0.052in"/>
    </style:style>
    <style:style style:name="T1524" style:parent-style-name="DefaultParagraphFont" style:family="text">
      <style:text-properties style:font-name="Arial" fo:color="#222222"/>
    </style:style>
    <style:style style:name="P1525"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1526" style:parent-style-name="Standard" style:family="paragraph">
      <style:paragraph-properties style:text-autospace="none"/>
    </style:style>
    <style:style style:name="T1527" style:parent-style-name="DefaultParagraphFont" style:family="text">
      <style:text-properties style:font-name="Consolas" style:font-name-asian="Consolas" style:font-name-complex="Consolas" fo:color="#000000" fo:font-size="10pt" style:font-size-asian="10pt" style:font-size-complex="10pt"/>
    </style:style>
    <style:style style:name="P1528" style:parent-style-name="Standard" style:family="paragraph">
      <style:paragraph-properties fo:margin-top="0.052in" fo:margin-bottom="0.052in"/>
      <style:text-properties style:font-name="Arial" fo:color="#222222"/>
    </style:style>
    <style:style style:name="P1529" style:parent-style-name="Standard" style:family="paragraph">
      <style:paragraph-properties fo:margin-top="0.052in" fo:margin-bottom="0.052in"/>
      <style:text-properties style:font-name="Arial" fo:color="#222222"/>
    </style:style>
    <style:style style:name="P1530" style:parent-style-name="Standard" style:family="paragraph">
      <style:paragraph-properties fo:margin-top="0.052in" fo:margin-bottom="0.052in"/>
    </style:style>
    <style:style style:name="P1531" style:parent-style-name="Heading2" style:family="paragraph">
      <style:text-properties fo:font-style="normal" style:font-style-asian="normal" fo:font-size="18pt" style:font-size-asian="18pt" style:font-size-complex="18pt"/>
    </style:style>
    <style:style style:name="P1532" style:parent-style-name="Standard" style:family="paragraph">
      <style:paragraph-properties fo:margin-top="0.052in" fo:margin-bottom="0.052in"/>
      <style:text-properties style:font-name="Arial" fo:color="#222222"/>
    </style:style>
    <style:style style:name="P1533" style:parent-style-name="Standard" style:family="paragraph">
      <style:paragraph-properties fo:margin-top="0.052in" fo:margin-bottom="0.052in"/>
    </style:style>
    <style:style style:name="T1534" style:parent-style-name="DefaultParagraphFont" style:family="text">
      <style:text-properties style:font-name="Arial" fo:color="#222222"/>
    </style:style>
    <style:style style:name="T1535" style:parent-style-name="DefaultParagraphFont" style:family="text">
      <style:text-properties style:font-name="Consolas" style:font-name-complex="Consolas" fo:color="#222222"/>
    </style:style>
    <style:style style:name="T1536" style:parent-style-name="DefaultParagraphFont" style:family="text">
      <style:text-properties style:font-name="Arial" fo:color="#222222"/>
    </style:style>
    <style:style style:name="T1537" style:parent-style-name="DefaultParagraphFont" style:family="text">
      <style:text-properties style:font-name="Consolas" style:font-name-complex="Consolas" fo:color="#222222"/>
    </style:style>
    <style:style style:name="T1538" style:parent-style-name="DefaultParagraphFont" style:family="text">
      <style:text-properties style:font-name="Arial" fo:color="#222222"/>
    </style:style>
    <style:style style:name="T1539" style:parent-style-name="DefaultParagraphFont" style:family="text">
      <style:text-properties style:font-name="Consolas" style:font-name-complex="Consolas" fo:color="#222222"/>
    </style:style>
    <style:style style:name="T1540" style:parent-style-name="DefaultParagraphFont" style:family="text">
      <style:text-properties style:font-name="Arial" fo:color="#222222"/>
    </style:style>
    <style:style style:name="T1541" style:parent-style-name="DefaultParagraphFont" style:family="text">
      <style:text-properties style:font-name="Consolas" style:font-name-complex="Consolas" fo:color="#222222"/>
    </style:style>
    <style:style style:name="T1542" style:parent-style-name="DefaultParagraphFont" style:family="text">
      <style:text-properties style:font-name="Arial" fo:color="#222222"/>
    </style:style>
    <style:style style:name="T1543" style:parent-style-name="DefaultParagraphFont" style:family="text">
      <style:text-properties style:font-name="Consolas" style:font-name-complex="Consolas" fo:color="#222222"/>
    </style:style>
    <style:style style:name="T1544" style:parent-style-name="DefaultParagraphFont" style:family="text">
      <style:text-properties style:font-name="Arial" fo:color="#222222"/>
    </style:style>
    <style:style style:name="T1545" style:parent-style-name="DefaultParagraphFont" style:family="text">
      <style:text-properties style:font-name="Consolas" style:font-name-complex="Consolas" fo:color="#222222"/>
    </style:style>
    <style:style style:name="T1546" style:parent-style-name="DefaultParagraphFont" style:family="text">
      <style:text-properties style:font-name="Arial" fo:color="#222222"/>
    </style:style>
    <style:style style:name="T1547" style:parent-style-name="DefaultParagraphFont" style:family="text">
      <style:text-properties style:font-name="Consolas" style:font-name-complex="Consolas" fo:color="#222222"/>
    </style:style>
    <style:style style:name="T1548" style:parent-style-name="DefaultParagraphFont" style:family="text">
      <style:text-properties style:font-name="Arial" fo:color="#222222"/>
    </style:style>
    <style:style style:name="T1549" style:parent-style-name="DefaultParagraphFont" style:family="text">
      <style:text-properties style:font-name="Consolas" style:font-name-complex="Consolas" fo:color="#222222"/>
    </style:style>
    <style:style style:name="T1550" style:parent-style-name="DefaultParagraphFont" style:family="text">
      <style:text-properties style:font-name="Arial" fo:color="#222222"/>
    </style:style>
    <style:style style:name="T1551" style:parent-style-name="DefaultParagraphFont" style:family="text">
      <style:text-properties style:font-name="Consolas" style:font-name-complex="Consolas" fo:color="#222222"/>
    </style:style>
    <style:style style:name="T1552" style:parent-style-name="DefaultParagraphFont" style:family="text">
      <style:text-properties style:font-name="Arial" fo:color="#222222"/>
    </style:style>
    <style:style style:name="T1553" style:parent-style-name="DefaultParagraphFont" style:family="text">
      <style:text-properties style:font-name="Arial" fo:color="#222222"/>
    </style:style>
    <style:style style:name="T1554" style:parent-style-name="DefaultParagraphFont" style:family="text">
      <style:text-properties style:font-name="Arial" fo:color="#222222"/>
    </style:style>
    <style:style style:name="P1555" style:parent-style-name="Textbody" style:family="paragraph">
      <style:paragraph-properties fo:margin-top="0.052in" fo:margin-bottom="0.052in"/>
    </style:style>
    <style:style style:name="T1556" style:parent-style-name="DefaultParagraphFont" style:family="text">
      <style:text-properties style:font-name="Arial" fo:color="#222222"/>
    </style:style>
    <style:style style:name="T1557" style:parent-style-name="DefaultParagraphFont" style:family="text">
      <style:text-properties style:font-name="Arial" fo:color="#222222"/>
    </style:style>
    <style:style style:name="T1558" style:parent-style-name="DefaultParagraphFont" style:family="text">
      <style:text-properties style:font-name="Consolas" fo:color="#222222"/>
    </style:style>
    <style:style style:name="T1559" style:parent-style-name="DefaultParagraphFont" style:family="text">
      <style:text-properties style:font-name="Arial" fo:color="#222222"/>
    </style:style>
    <style:style style:name="T1560" style:parent-style-name="DefaultParagraphFont" style:family="text">
      <style:text-properties style:font-name="Consolas" style:font-name-complex="Consolas" fo:color="#222222"/>
    </style:style>
    <style:style style:name="T1561" style:parent-style-name="DefaultParagraphFont" style:family="text">
      <style:text-properties style:font-name="Arial" fo:color="#222222"/>
    </style:style>
    <style:style style:name="T1562" style:parent-style-name="DefaultParagraphFont" style:family="text">
      <style:text-properties style:font-name="Consolas" fo:color="#222222"/>
    </style:style>
    <style:style style:name="T1563" style:parent-style-name="DefaultParagraphFont" style:family="text">
      <style:text-properties style:font-name="Arial" fo:color="#222222"/>
    </style:style>
    <style:style style:name="P1564" style:parent-style-name="Normal" style:family="paragraph">
      <style:paragraph-properties fo:widows="2" fo:orphans="2" style:text-autospace="none" fo:text-indent="0.4923in"/>
      <style:text-properties fo:hyphenate="true"/>
    </style:style>
    <style:style style:name="T1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70" style:parent-style-name="Normal" style:family="paragraph">
      <style:paragraph-properties fo:widows="2" fo:orphans="2" style:text-autospace="none"/>
      <style:text-properties fo:hyphenate="true"/>
    </style:style>
    <style:style style:name="T1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78" style:parent-style-name="Normal" style:family="paragraph">
      <style:paragraph-properties fo:widows="2" fo:orphans="2" style:text-autospace="none"/>
      <style:text-properties fo:hyphenate="true"/>
    </style:style>
    <style:style style:name="T1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84" style:parent-style-name="Normal" style:family="paragraph">
      <style:paragraph-properties fo:widows="2" fo:orphans="2" style:text-autospace="none"/>
      <style:text-properties fo:hyphenate="true"/>
    </style:style>
    <style:style style:name="T1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94" style:parent-style-name="Normal" style:family="paragraph">
      <style:paragraph-properties fo:widows="2" fo:orphans="2" style:text-autospace="none"/>
      <style:text-properties fo:hyphenate="true"/>
    </style:style>
    <style:style style:name="T1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9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600" style:parent-style-name="Normal" style:family="paragraph">
      <style:paragraph-properties fo:widows="2" fo:orphans="2" style:text-autospace="none"/>
      <style:text-properties fo:hyphenate="true"/>
    </style:style>
    <style:style style:name="T1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08" style:parent-style-name="Normal" style:family="paragraph">
      <style:paragraph-properties fo:widows="2" fo:orphans="2" style:text-autospace="none"/>
      <style:text-properties fo:hyphenate="true"/>
    </style:style>
    <style:style style:name="T1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16" style:parent-style-name="Normal" style:family="paragraph">
      <style:paragraph-properties fo:widows="2" fo:orphans="2" style:text-autospace="none"/>
      <style:text-properties fo:hyphenate="true"/>
    </style:style>
    <style:style style:name="T16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2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626" style:parent-style-name="Standard" style:family="paragraph">
      <style:paragraph-properties style:text-autospace="none" fo:text-indent="0.4923in"/>
    </style:style>
    <style:style style:name="T162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28" style:parent-style-name="Normal" style:family="paragraph">
      <style:paragraph-properties fo:widows="2" fo:orphans="2" style:text-autospace="none"/>
      <style:text-properties fo:hyphenate="true"/>
    </style:style>
    <style:style style:name="T1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36" style:parent-style-name="Normal" style:family="paragraph">
      <style:paragraph-properties fo:widows="2" fo:orphans="2" style:text-autospace="none"/>
      <style:text-properties fo:hyphenate="true"/>
    </style:style>
    <style:style style:name="T1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49" style:parent-style-name="Normal" style:family="paragraph">
      <style:paragraph-properties fo:widows="2" fo:orphans="2" style:text-autospace="none"/>
      <style:text-properties fo:hyphenate="true"/>
    </style:style>
    <style:style style:name="T1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57" style:parent-style-name="Normal" style:family="paragraph">
      <style:paragraph-properties fo:widows="2" fo:orphans="2" style:text-autospace="none"/>
      <style:text-properties fo:hyphenate="true"/>
    </style:style>
    <style:style style:name="T1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65" style:parent-style-name="Normal" style:family="paragraph">
      <style:paragraph-properties fo:widows="2" fo:orphans="2" style:text-autospace="none"/>
      <style:text-properties fo:hyphenate="true"/>
    </style:style>
    <style:style style:name="T1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7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678" style:parent-style-name="Normal" style:family="paragraph">
      <style:paragraph-properties fo:widows="2" fo:orphans="2" style:text-autospace="none"/>
      <style:text-properties fo:hyphenate="true"/>
    </style:style>
    <style:style style:name="T1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81" style:parent-style-name="Normal" style:family="paragraph">
      <style:paragraph-properties fo:widows="2" fo:orphans="2" style:text-autospace="none" fo:text-indent="0.4923in"/>
      <style:text-properties fo:hyphenate="true"/>
    </style:style>
    <style:style style:name="T1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87" style:parent-style-name="Normal" style:family="paragraph">
      <style:paragraph-properties fo:widows="2" fo:orphans="2" style:text-autospace="none"/>
      <style:text-properties fo:hyphenate="true"/>
    </style:style>
    <style:style style:name="T1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95" style:parent-style-name="Normal" style:family="paragraph">
      <style:paragraph-properties fo:widows="2" fo:orphans="2" style:text-autospace="none"/>
      <style:text-properties fo:hyphenate="true"/>
    </style:style>
    <style:style style:name="T1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03" style:parent-style-name="Standard" style:family="paragraph">
      <style:paragraph-properties style:text-autospace="none"/>
    </style:style>
    <style:style style:name="T1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1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712" style:parent-style-name="Standard" style:family="paragraph">
      <style:paragraph-properties style:text-autospace="none" fo:text-indent="0.4923in"/>
    </style:style>
    <style:style style:name="T171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714" style:parent-style-name="Normal" style:family="paragraph">
      <style:paragraph-properties fo:widows="2" fo:orphans="2" style:text-autospace="none" fo:text-indent="0.4923in"/>
      <style:text-properties fo:hyphenate="true"/>
    </style:style>
    <style:style style:name="T1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6"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1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22" style:parent-style-name="Standard" style:family="paragraph">
      <style:paragraph-properties style:text-autospace="none"/>
    </style:style>
    <style:style style:name="T1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8"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1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30" style:parent-style-name="Standard" style:family="paragraph">
      <style:paragraph-properties style:text-autospace="none"/>
      <style:text-properties style:font-name="Consolas" fo:font-size="10pt" style:font-size-asian="10pt" style:font-size-complex="10pt"/>
    </style:style>
    <style:style style:name="P1731" style:parent-style-name="Textbody" style:family="paragraph">
      <style:paragraph-properties fo:margin-top="0.052in" fo:margin-bottom="0.052in"/>
      <style:text-properties style:font-name="Arial" fo:color="#222222"/>
    </style:style>
    <style:style style:name="P1732" style:parent-style-name="Normal" style:family="paragraph">
      <style:paragraph-properties fo:widows="2" fo:orphans="2" style:text-autospace="none"/>
      <style:text-properties fo:hyphenate="true"/>
    </style:style>
    <style:style style:name="T1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35" style:parent-style-name="Normal" style:family="paragraph">
      <style:paragraph-properties fo:widows="2" fo:orphans="2" style:text-autospace="none"/>
      <style:text-properties fo:hyphenate="true"/>
    </style:style>
    <style:style style:name="T1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37" style:parent-style-name="Normal" style:family="paragraph">
      <style:paragraph-properties fo:widows="2" fo:orphans="2" style:text-autospace="none"/>
      <style:text-properties fo:hyphenate="true"/>
    </style:style>
    <style:style style:name="T1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39" style:parent-style-name="Normal" style:family="paragraph">
      <style:paragraph-properties fo:widows="2" fo:orphans="2" style:text-autospace="none"/>
      <style:text-properties fo:hyphenate="true"/>
    </style:style>
    <style:style style:name="T1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1" style:parent-style-name="Normal" style:family="paragraph">
      <style:paragraph-properties fo:widows="2" fo:orphans="2" style:text-autospace="none"/>
      <style:text-properties fo:hyphenate="true"/>
    </style:style>
    <style:style style:name="T1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3" style:parent-style-name="Normal" style:family="paragraph">
      <style:paragraph-properties fo:widows="2" fo:orphans="2" style:text-autospace="none"/>
      <style:text-properties fo:hyphenate="true"/>
    </style:style>
    <style:style style:name="T1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74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747" style:parent-style-name="Standard" style:family="paragraph">
      <style:paragraph-properties style:text-autospace="none"/>
    </style:style>
    <style:style style:name="P1748" style:parent-style-name="Textbody" style:family="paragraph">
      <style:paragraph-properties style:text-autospace="none" fo:margin-top="0.052in" fo:margin-bottom="0.052in"/>
    </style:style>
    <style:style style:name="T1749" style:parent-style-name="StrongEmphasis" style:family="text">
      <style:text-properties style:font-name="Arial" style:font-name-complex="Arial"/>
    </style:style>
    <style:style style:name="P1750" style:parent-style-name="Textbody" style:family="paragraph">
      <style:paragraph-properties style:text-autospace="none" fo:margin-top="0.052in" fo:margin-bottom="0.052in"/>
    </style:style>
    <style:style style:name="T1751" style:parent-style-name="DefaultParagraphFont" style:family="text">
      <style:text-properties style:font-name="Arial" style:font-name-asian="Consolas" style:font-name-complex="Consolas" fo:color="#222222"/>
    </style:style>
    <style:style style:name="T1752" style:parent-style-name="DefaultParagraphFont" style:family="text">
      <style:text-properties style:font-name="Consolas" style:font-name-asian="Consolas" style:font-name-complex="Consolas" fo:color="#2A00FF" fo:font-size="10pt" style:font-size-asian="10pt" style:font-size-complex="10pt"/>
    </style:style>
    <style:style style:name="T1753" style:parent-style-name="DefaultParagraphFont" style:family="text">
      <style:text-properties style:font-name="Arial" style:font-name-asian="Consolas" style:font-name-complex="Consolas" fo:color="#222222"/>
    </style:style>
    <style:style style:name="T1754" style:parent-style-name="DefaultParagraphFont" style:family="text">
      <style:text-properties style:font-name="Consolas" style:font-name-asian="Consolas" style:font-name-complex="Consolas" fo:color="#2A00FF" fo:font-size="10pt" style:font-size-asian="10pt" style:font-size-complex="10pt"/>
    </style:style>
    <style:style style:name="T1755" style:parent-style-name="DefaultParagraphFont" style:family="text">
      <style:text-properties style:font-name="Arial" style:font-name-asian="Consolas" style:font-name-complex="Consolas" fo:color="#222222"/>
    </style:style>
    <style:style style:name="P1756" style:parent-style-name="Textbody" style:family="paragraph">
      <style:paragraph-properties style:text-autospace="none" fo:margin-top="0.052in" fo:margin-bottom="0.052in"/>
      <style:text-properties style:font-name="Arial" style:font-name-asian="Consolas" style:font-name-complex="Consolas" fo:color="#222222"/>
    </style:style>
    <style:style style:name="P1757" style:parent-style-name="Textbody" style:family="paragraph">
      <style:paragraph-properties style:text-autospace="none" fo:margin-top="0.052in" fo:margin-bottom="0.052in"/>
    </style:style>
    <style:style style:name="T1758" style:parent-style-name="DefaultParagraphFont" style:family="text">
      <style:text-properties style:font-name="Arial" style:font-name-asian="Consolas" style:font-name-complex="Consolas" fo:color="#222222"/>
    </style:style>
    <style:style style:name="T1759" style:parent-style-name="DefaultParagraphFont" style:family="text">
      <style:text-properties style:font-name="Arial" style:font-name-asian="Consolas" style:font-name-complex="Consolas" fo:color="#222222"/>
    </style:style>
    <style:style style:name="T1760" style:parent-style-name="DefaultParagraphFont" style:family="text">
      <style:text-properties style:font-name="Consolas" style:font-name-asian="Consolas" style:font-name-complex="Consolas" fo:color="#000000" fo:font-size="10pt" style:font-size-asian="10pt" style:font-size-complex="10pt"/>
    </style:style>
    <style:style style:name="T1761" style:parent-style-name="DefaultParagraphFont" style:family="text">
      <style:text-properties style:font-name="Consolas" style:font-name-asian="Consolas" style:font-name-complex="Consolas" fo:color="#000000" fo:font-size="10pt" style:font-size-asian="10pt" style:font-size-complex="10pt"/>
    </style:style>
    <style:style style:name="T1762" style:parent-style-name="DefaultParagraphFont" style:family="text">
      <style:text-properties style:font-name="Consolas" style:font-name-asian="Consolas" style:font-name-complex="Consolas" fo:color="#000000" fo:font-size="10pt" style:font-size-asian="10pt" style:font-size-complex="10pt"/>
    </style:style>
    <style:style style:name="T1763" style:parent-style-name="DefaultParagraphFont" style:family="text">
      <style:text-properties style:font-name="Consolas" style:font-name-asian="Consolas" style:font-name-complex="Consolas" fo:color="#000000" fo:font-size="10pt" style:font-size-asian="10pt" style:font-size-complex="10pt"/>
    </style:style>
    <style:style style:name="T1764" style:parent-style-name="DefaultParagraphFont" style:family="text">
      <style:text-properties style:font-name="Consolas" style:font-name-asian="Consolas" style:font-name-complex="Consolas" fo:color="#000000" fo:font-size="10pt" style:font-size-asian="10pt" style:font-size-complex="10pt"/>
    </style:style>
    <style:style style:name="T1765" style:parent-style-name="DefaultParagraphFont" style:family="text">
      <style:text-properties style:font-name="Consolas" style:font-name-asian="Consolas" style:font-name-complex="Consolas" fo:color="#000000" fo:font-size="10pt" style:font-size-asian="10pt" style:font-size-complex="10pt"/>
    </style:style>
    <style:style style:name="T1766" style:parent-style-name="DefaultParagraphFont" style:family="text">
      <style:text-properties style:font-name="Consolas" style:font-name-asian="Consolas" style:font-name-complex="Consolas" fo:color="#000000" fo:font-size="10pt" style:font-size-asian="10pt" style:font-size-complex="10pt"/>
    </style:style>
    <style:style style:name="T1767" style:parent-style-name="DefaultParagraphFont" style:family="text">
      <style:text-properties style:font-name="Consolas" style:font-name-asian="Consolas" style:font-name-complex="Consolas" fo:color="#000000" fo:font-size="10pt" style:font-size-asian="10pt" style:font-size-complex="10pt"/>
    </style:style>
    <style:style style:name="T1768" style:parent-style-name="DefaultParagraphFont" style:family="text">
      <style:text-properties style:font-name="Consolas" style:font-name-asian="Consolas" style:font-name-complex="Consolas" fo:color="#000000" fo:font-size="10pt" style:font-size-asian="10pt" style:font-size-complex="10pt"/>
    </style:style>
    <style:style style:name="T1769" style:parent-style-name="DefaultParagraphFont" style:family="text">
      <style:text-properties style:font-name="Consolas" style:font-name-asian="Consolas" style:font-name-complex="Consolas" fo:color="#000000" fo:font-size="10pt" style:font-size-asian="10pt" style:font-size-complex="10pt"/>
    </style:style>
    <style:style style:name="T1770" style:parent-style-name="DefaultParagraphFont" style:family="text">
      <style:text-properties style:font-name="Consolas" style:font-name-asian="Consolas" style:font-name-complex="Consolas" fo:color="#000000" fo:font-size="10pt" style:font-size-asian="10pt" style:font-size-complex="10pt"/>
    </style:style>
    <style:style style:name="T1771" style:parent-style-name="DefaultParagraphFont" style:family="text">
      <style:text-properties style:font-name="Consolas" style:font-name-asian="Consolas" style:font-name-complex="Consolas" fo:color="#000000" fo:font-size="10pt" style:font-size-asian="10pt" style:font-size-complex="10pt"/>
    </style:style>
    <style:style style:name="T1772" style:parent-style-name="DefaultParagraphFont" style:family="text">
      <style:text-properties style:font-name="Consolas" style:font-name-asian="Consolas" style:font-name-complex="Consolas" fo:color="#000000" fo:font-size="10pt" style:font-size-asian="10pt" style:font-size-complex="10pt"/>
    </style:style>
    <style:style style:name="P1773" style:parent-style-name="Standard" style:family="paragraph">
      <style:paragraph-properties style:text-autospace="none"/>
      <style:text-properties style:font-name="Consolas"/>
    </style:style>
    <style:style style:name="P1774" style:parent-style-name="Textbody" style:family="paragraph">
      <style:paragraph-properties fo:margin-top="0.052in" fo:margin-bottom="0.052in"/>
    </style:style>
    <style:style style:name="T1775" style:parent-style-name="StrongEmphasis" style:family="text">
      <style:text-properties style:font-name="Arial" style:font-name-complex="Arial"/>
    </style:style>
    <style:style style:name="P1776" style:parent-style-name="Textbody" style:family="paragraph">
      <style:paragraph-properties fo:margin-top="0.052in" fo:margin-bottom="0.052in"/>
      <style:text-properties style:font-name="Arial" fo:color="#222222"/>
    </style:style>
    <style:style style:name="P1777" style:parent-style-name="Textbody" style:family="paragraph">
      <style:paragraph-properties fo:margin-top="0.052in" fo:margin-bottom="0.052in"/>
    </style:style>
    <style:style style:name="T1778" style:parent-style-name="DefaultParagraphFont" style:family="text">
      <style:text-properties style:font-name="Consolas" style:font-name-asian="Consolas" style:font-name-complex="Consolas" fo:color="#000000"/>
    </style:style>
    <style:style style:name="T1779" style:parent-style-name="DefaultParagraphFont" style:family="text">
      <style:text-properties style:font-name="Arial" fo:color="#222222"/>
    </style:style>
    <style:style style:name="P1780" style:parent-style-name="Textbody" style:family="paragraph">
      <style:paragraph-properties fo:margin-top="0.052in" fo:margin-bottom="0.052in"/>
    </style:style>
    <style:style style:name="T1781" style:parent-style-name="DefaultParagraphFont" style:family="text">
      <style:text-properties style:font-name="Consolas" style:font-name-asian="Consolas" style:font-name-complex="Consolas" fo:color="#000000"/>
    </style:style>
    <style:style style:name="T1782" style:parent-style-name="DefaultParagraphFont" style:family="text">
      <style:text-properties style:font-name="Consolas" style:font-name-asian="Consolas" style:font-name-complex="Consolas" fo:color="#000000"/>
    </style:style>
    <style:style style:name="T1783" style:parent-style-name="DefaultParagraphFont" style:family="text">
      <style:text-properties style:font-name="Arial" fo:color="#222222"/>
    </style:style>
    <style:style style:name="P1784" style:parent-style-name="Textbody" style:family="paragraph">
      <style:paragraph-properties style:text-autospace="none" fo:margin-top="0.052in" fo:margin-bottom="0.052in"/>
    </style:style>
    <style:style style:name="T1785" style:parent-style-name="DefaultParagraphFont" style:family="text">
      <style:text-properties style:font-name="Consolas" style:font-name-complex="Consolas" fo:color="#000000" style:letter-kerning="false" fo:background-color="#C0C0C0" style:language-complex="ar" style:country-complex="SA"/>
    </style:style>
    <style:style style:name="T1786" style:parent-style-name="DefaultParagraphFont" style:family="text">
      <style:text-properties style:font-name="Arial" style:font-name-asian="Consolas" style:font-name-complex="Consolas" fo:color="#000000"/>
    </style:style>
    <style:style style:name="T1787" style:parent-style-name="DefaultParagraphFont" style:family="text">
      <style:text-properties style:font-name="Arial" style:font-name-asian="Consolas" style:font-name-complex="Consolas" fo:color="#000000"/>
    </style:style>
    <style:style style:name="P1788" style:parent-style-name="Textbody" style:family="paragraph">
      <style:paragraph-properties style:text-autospace="none" fo:margin-top="0.052in" fo:margin-bottom="0.052in"/>
    </style:style>
    <style:style style:name="T1789" style:parent-style-name="DefaultParagraphFont" style:family="text">
      <style:text-properties style:font-name="Consolas" style:font-name-complex="Consolas"/>
    </style:style>
    <style:style style:name="T1790" style:parent-style-name="DefaultParagraphFont" style:family="text">
      <style:text-properties style:font-name="Arial" style:font-name-asian="Consolas" style:font-name-complex="Consolas" fo:color="#222222"/>
    </style:style>
    <style:style style:name="T1791" style:parent-style-name="DefaultParagraphFont" style:family="text">
      <style:text-properties style:font-name="Consolas" style:font-name-complex="Consolas"/>
    </style:style>
    <style:style style:name="T1792" style:parent-style-name="DefaultParagraphFont" style:family="text">
      <style:text-properties style:font-name="Arial" style:font-name-asian="Consolas" style:font-name-complex="Consolas" fo:color="#222222"/>
    </style:style>
    <style:style style:name="T1793" style:parent-style-name="DefaultParagraphFont" style:family="text">
      <style:text-properties style:font-name="Consolas" style:font-name-complex="Consolas"/>
    </style:style>
    <style:style style:name="T1794" style:parent-style-name="DefaultParagraphFont" style:family="text">
      <style:text-properties style:font-name="Arial" style:font-name-complex="Arial"/>
    </style:style>
    <style:style style:name="T1795" style:parent-style-name="DefaultParagraphFont" style:family="text">
      <style:text-properties style:font-name="Consolas" style:font-name-complex="Consolas"/>
    </style:style>
    <style:style style:name="P1796" style:parent-style-name="Textbody" style:family="paragraph">
      <style:paragraph-properties style:text-autospace="none" fo:margin-top="0.052in" fo:margin-bottom="0.052in"/>
    </style:style>
    <style:style style:name="T1797" style:parent-style-name="DefaultParagraphFont" style:family="text">
      <style:text-properties style:font-name="Consolas" style:font-name-complex="Consolas" fo:color="#000000" style:letter-kerning="false" fo:background-color="#C0C0C0" style:language-complex="ar" style:country-complex="SA"/>
    </style:style>
    <style:style style:name="T1798" style:parent-style-name="DefaultParagraphFont" style:family="text">
      <style:text-properties style:font-name="Arial" style:font-name-asian="Consolas" style:font-name-complex="Consolas" fo:color="#000000"/>
    </style:style>
    <style:style style:name="T1799" style:parent-style-name="DefaultParagraphFont" style:family="text">
      <style:text-properties style:font-name="Arial" style:font-name-asian="Consolas" style:font-name-complex="Consolas" fo:color="#000000"/>
    </style:style>
    <style:style style:name="P1800" style:parent-style-name="Textbody" style:family="paragraph">
      <style:paragraph-properties style:text-autospace="none" fo:margin-top="0.052in" fo:margin-bottom="0.052in"/>
    </style:style>
    <style:style style:name="T1801" style:parent-style-name="DefaultParagraphFont" style:family="text">
      <style:text-properties style:font-name="Courier New" style:font-name-complex="Courier New"/>
    </style:style>
    <style:style style:name="T1802" style:parent-style-name="DefaultParagraphFont" style:family="text">
      <style:text-properties style:font-name="Arial" style:font-name-complex="Arial"/>
    </style:style>
    <style:style style:name="T1803" style:parent-style-name="DefaultParagraphFont" style:family="text">
      <style:text-properties style:font-name="Arial" style:font-name-complex="Arial"/>
    </style:style>
    <style:style style:name="T1804" style:parent-style-name="DefaultParagraphFont" style:family="text">
      <style:text-properties style:font-name="Arial" style:font-name-complex="Arial"/>
    </style:style>
    <style:style style:name="T1805" style:parent-style-name="DefaultParagraphFont" style:family="text">
      <style:text-properties style:font-name="Courier New" style:font-name-complex="Courier New"/>
    </style:style>
    <style:style style:name="T1806" style:parent-style-name="DefaultParagraphFont" style:family="text">
      <style:text-properties style:font-name="Arial" style:font-name-complex="Arial"/>
    </style:style>
    <style:style style:name="T1807" style:parent-style-name="DefaultParagraphFont" style:family="text">
      <style:text-properties style:font-name="Courier New" style:font-name-complex="Courier New"/>
    </style:style>
    <style:style style:name="T1808" style:parent-style-name="DefaultParagraphFont" style:family="text">
      <style:text-properties style:font-name="Arial" style:font-name-complex="Arial"/>
    </style:style>
    <style:style style:name="T1809" style:parent-style-name="DefaultParagraphFont" style:family="text">
      <style:text-properties style:font-name="Courier New" style:font-name-complex="Courier New"/>
    </style:style>
    <style:style style:name="T1810" style:parent-style-name="DefaultParagraphFont" style:family="text">
      <style:text-properties style:font-name="Arial" style:font-name-complex="Arial"/>
    </style:style>
    <style:style style:name="P1811" style:parent-style-name="Textbody" style:family="paragraph">
      <style:paragraph-properties style:text-autospace="none" fo:margin-top="0.052in" fo:margin-bottom="0.052in"/>
    </style:style>
    <style:style style:name="T1812" style:parent-style-name="DefaultParagraphFont" style:family="text">
      <style:text-properties style:font-name="Consolas" style:font-name-complex="Consolas"/>
    </style:style>
    <style:style style:name="T1813" style:parent-style-name="DefaultParagraphFont" style:family="text">
      <style:text-properties style:font-name="Courier New" style:font-name-complex="Courier New"/>
    </style:style>
    <style:style style:name="T1814" style:parent-style-name="DefaultParagraphFont" style:family="text">
      <style:text-properties style:font-name="Consolas" style:font-name-complex="Consolas"/>
    </style:style>
    <style:style style:name="T1815" style:parent-style-name="DefaultParagraphFont" style:family="text">
      <style:text-properties style:font-name="Courier New" style:font-name-complex="Courier New"/>
    </style:style>
    <style:style style:name="T1816" style:parent-style-name="DefaultParagraphFont" style:family="text">
      <style:text-properties style:font-name="Consolas" style:font-name-complex="Consolas"/>
    </style:style>
    <style:style style:name="T1817" style:parent-style-name="DefaultParagraphFont" style:family="text">
      <style:text-properties style:font-name="Courier New" style:font-name-complex="Courier New"/>
    </style:style>
    <style:style style:name="T1818" style:parent-style-name="DefaultParagraphFont" style:family="text">
      <style:text-properties style:font-name="Consolas" style:font-name-complex="Consolas"/>
    </style:style>
    <style:style style:name="T1819" style:parent-style-name="DefaultParagraphFont" style:family="text">
      <style:text-properties style:font-name="Arial" style:font-name-complex="Arial"/>
    </style:style>
    <style:style style:name="T1820" style:parent-style-name="DefaultParagraphFont" style:family="text">
      <style:text-properties style:font-name="Arial" style:font-name-complex="Arial"/>
    </style:style>
    <style:style style:name="P1821" style:parent-style-name="Textbody" style:family="paragraph">
      <style:paragraph-properties style:text-autospace="none" fo:margin-top="0.052in" fo:margin-bottom="0.052in"/>
    </style:style>
    <style:style style:name="T1822" style:parent-style-name="DefaultParagraphFont" style:family="text">
      <style:text-properties style:font-name="Consolas" style:font-name-complex="Consolas"/>
    </style:style>
    <style:style style:name="T1823" style:parent-style-name="DefaultParagraphFont" style:family="text">
      <style:text-properties style:font-name="Courier New" style:font-name-complex="Courier New"/>
    </style:style>
    <style:style style:name="T1824" style:parent-style-name="DefaultParagraphFont" style:family="text">
      <style:text-properties style:font-name="Consolas" style:font-name-complex="Consolas"/>
    </style:style>
    <style:style style:name="T1825" style:parent-style-name="DefaultParagraphFont" style:family="text">
      <style:text-properties style:font-name="Courier New" style:font-name-complex="Courier New"/>
    </style:style>
    <style:style style:name="T1826" style:parent-style-name="DefaultParagraphFont" style:family="text">
      <style:text-properties style:font-name="Consolas" style:font-name-complex="Consolas"/>
    </style:style>
    <style:style style:name="T1827" style:parent-style-name="DefaultParagraphFont" style:family="text">
      <style:text-properties style:font-name="Courier New" style:font-name-complex="Courier New"/>
    </style:style>
    <style:style style:name="T1828" style:parent-style-name="DefaultParagraphFont" style:family="text">
      <style:text-properties style:font-name="Consolas" style:font-name-complex="Consolas"/>
    </style:style>
    <style:style style:name="T1829" style:parent-style-name="DefaultParagraphFont" style:family="text">
      <style:text-properties style:font-name="Arial" style:font-name-complex="Arial"/>
    </style:style>
    <style:style style:name="T1830" style:parent-style-name="DefaultParagraphFont" style:family="text">
      <style:text-properties style:font-name="Arial" style:font-name-complex="Arial"/>
    </style:style>
    <style:style style:name="P1831" style:parent-style-name="Textbody" style:family="paragraph">
      <style:paragraph-properties style:text-autospace="none" fo:margin-top="0.052in" fo:margin-bottom="0.052in"/>
    </style:style>
    <style:style style:name="T1832" style:parent-style-name="DefaultParagraphFont" style:family="text">
      <style:text-properties style:font-name="Consolas" style:font-name-complex="Consolas"/>
    </style:style>
    <style:style style:name="T1833" style:parent-style-name="DefaultParagraphFont" style:family="text">
      <style:text-properties style:font-name="Arial" style:font-name-complex="Arial"/>
    </style:style>
    <style:style style:name="T1834" style:parent-style-name="DefaultParagraphFont" style:family="text">
      <style:text-properties style:font-name="Arial" style:font-name-complex="Arial"/>
    </style:style>
    <style:style style:name="P1835" style:parent-style-name="Textbody" style:family="paragraph">
      <style:paragraph-properties fo:margin-top="0.052in" fo:margin-bottom="0.052in"/>
    </style:style>
    <style:style style:name="P1836" style:parent-style-name="Textbody" style:family="paragraph">
      <style:paragraph-properties fo:margin-top="0.052in" fo:margin-bottom="0.052in"/>
    </style:style>
    <style:style style:name="T1837" style:parent-style-name="StrongEmphasis" style:family="text">
      <style:text-properties style:font-name="Arial" style:font-name-complex="Arial"/>
    </style:style>
    <style:style style:name="P1838" style:parent-style-name="Textbody" style:family="paragraph">
      <style:paragraph-properties fo:margin-top="0.052in" fo:margin-bottom="0.052in"/>
    </style:style>
    <style:style style:name="T1839" style:parent-style-name="StrongEmphasis" style:family="text">
      <style:text-properties style:font-name="Arial" style:font-name-complex="Arial" fo:font-weight="normal" style:font-weight-asian="normal"/>
    </style:style>
    <style:style style:name="T1840" style:parent-style-name="StrongEmphasis" style:family="text">
      <style:text-properties style:font-name="Arial" style:font-name-complex="Arial" fo:font-weight="normal" style:font-weight-asian="normal"/>
    </style:style>
    <style:style style:name="P1841" style:parent-style-name="Normal" style:family="paragraph">
      <style:paragraph-properties fo:widows="2" fo:orphans="2" style:text-autospace="none" fo:text-indent="0.4923in"/>
      <style:text-properties fo:hyphenate="true"/>
    </style:style>
    <style:style style:name="T18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8" style:parent-style-name="Normal" style:family="paragraph">
      <style:paragraph-properties fo:widows="2" fo:orphans="2" style:text-autospace="none"/>
      <style:text-properties fo:hyphenate="true"/>
    </style:style>
    <style:style style:name="T1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6" style:parent-style-name="Normal" style:family="paragraph">
      <style:paragraph-properties fo:widows="2" fo:orphans="2" style:text-autospace="none"/>
      <style:text-properties fo:hyphenate="true"/>
    </style:style>
    <style:style style:name="T1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4" style:parent-style-name="Normal" style:family="paragraph">
      <style:paragraph-properties fo:widows="2" fo:orphans="2" style:text-autospace="none"/>
      <style:text-properties fo:hyphenate="true"/>
    </style:style>
    <style:style style:name="T1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3" style:parent-style-name="Normal" style:family="paragraph">
      <style:paragraph-properties fo:widows="2" fo:orphans="2" style:text-autospace="none"/>
      <style:text-properties fo:hyphenate="true"/>
    </style:style>
    <style:style style:name="T1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6" style:parent-style-name="Normal" style:family="paragraph">
      <style:paragraph-properties fo:widows="2" fo:orphans="2" style:text-autospace="none"/>
      <style:text-properties fo:hyphenate="true"/>
    </style:style>
    <style:style style:name="T1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885" style:parent-style-name="Normal" style:family="paragraph">
      <style:paragraph-properties fo:widows="2" fo:orphans="2" style:text-autospace="none"/>
      <style:text-properties fo:hyphenate="true"/>
    </style:style>
    <style:style style:name="T1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1" style:parent-style-name="Normal" style:family="paragraph">
      <style:paragraph-properties fo:widows="2" fo:orphans="2" style:text-autospace="none"/>
      <style:text-properties fo:hyphenate="true"/>
    </style:style>
    <style:style style:name="T1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4" style:parent-style-name="Normal" style:family="paragraph">
      <style:paragraph-properties fo:widows="2" fo:orphans="2" style:text-autospace="none" fo:margin-left="0.4895in">
        <style:tab-stops/>
      </style:paragraph-properties>
      <style:text-properties fo:hyphenate="true"/>
    </style:style>
    <style:style style:name="T1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90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4"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915" style:parent-style-name="Normal" style:family="paragraph">
      <style:paragraph-properties fo:widows="2" fo:orphans="2" style:text-autospace="none"/>
      <style:text-properties fo:hyphenate="true"/>
    </style:style>
    <style:style style:name="T1916" style:parent-style-name="DefaultParagraphFont" style:family="text">
      <style:text-properties style:font-name="Arial" style:font-name-asian="Consolas" style:font-name-complex="Consolas" fo:color="#222222"/>
    </style:style>
    <style:style style:name="T1917" style:parent-style-name="DefaultParagraphFont" style:family="text">
      <style:text-properties style:font-name="Arial" style:font-name-asian="Consolas" style:font-name-complex="Consolas" fo:color="#222222"/>
    </style:style>
    <style:style style:name="T1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9" style:parent-style-name="Normal" style:family="paragraph">
      <style:paragraph-properties fo:widows="2" fo:orphans="2" style:text-autospace="none"/>
      <style:text-properties fo:hyphenate="true"/>
    </style:style>
    <style:style style:name="T1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922" style:parent-style-name="Normal" style:family="paragraph">
      <style:paragraph-properties fo:widows="2" fo:orphans="2" style:text-autospace="none"/>
      <style:text-properties style:font-name="Consolas" style:font-name-asian="Consolas" style:font-name-complex="Consolas" fo:color="#000000" fo:font-size="10pt" style:font-size-asian="10pt" style:font-size-complex="10pt" fo:hyphenate="true"/>
    </style:style>
    <style:style style:name="P1923" style:parent-style-name="Textbody" style:family="paragraph">
      <style:paragraph-properties fo:margin-top="0.052in" fo:margin-bottom="0.052in"/>
    </style:style>
    <style:style style:name="T1924" style:parent-style-name="StrongEmphasis" style:family="text">
      <style:text-properties style:font-name="Arial" style:font-name-complex="Arial" fo:font-weight="normal" style:font-weight-asian="normal"/>
    </style:style>
    <style:style style:name="P1925" style:parent-style-name="Normal" style:family="paragraph">
      <style:paragraph-properties fo:widows="2" fo:orphans="2" style:text-autospace="none" fo:text-indent="0.4923in"/>
      <style:text-properties fo:hyphenate="true"/>
    </style:style>
    <style:style style:name="T1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3" style:parent-style-name="Normal" style:family="paragraph">
      <style:paragraph-properties fo:widows="2" fo:orphans="2" style:text-autospace="none"/>
      <style:text-properties fo:hyphenate="true"/>
    </style:style>
    <style:style style:name="T1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1" style:parent-style-name="Normal" style:family="paragraph">
      <style:paragraph-properties fo:widows="2" fo:orphans="2" style:text-autospace="none" fo:margin-left="0.4923in">
        <style:tab-stops/>
      </style:paragraph-properties>
      <style:text-properties fo:hyphenate="true"/>
    </style:style>
    <style:style style:name="T1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958" style:parent-style-name="Normal" style:family="paragraph">
      <style:paragraph-properties fo:widows="2" fo:orphans="2" style:text-autospace="none"/>
      <style:text-properties fo:hyphenate="true"/>
    </style:style>
    <style:style style:name="T1959" style:parent-style-name="DefaultParagraphFont" style:family="text">
      <style:text-properties style:font-name="Arial" style:font-name-asian="Consolas" style:font-name-complex="Consolas" fo:color="#222222"/>
    </style:style>
    <style:style style:name="T1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2"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963"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964" style:parent-style-name="Heading2" style:family="paragraph">
      <style:text-properties fo:font-style="normal" style:font-style-asian="normal" fo:font-size="18pt" style:font-size-asian="18pt" style:font-size-complex="18pt"/>
    </style:style>
    <style:style style:name="P1965" style:parent-style-name="Textbody" style:family="paragraph">
      <style:paragraph-properties fo:margin-top="0.052in" fo:margin-bottom="0.052in"/>
    </style:style>
    <style:style style:name="T1966" style:parent-style-name="DefaultParagraphFont" style:family="text">
      <style:text-properties style:font-name="Arial" fo:color="#222222"/>
    </style:style>
    <style:style style:name="T1967" style:parent-style-name="DefaultParagraphFont" style:family="text">
      <style:text-properties style:font-name="Consolas" style:font-name-complex="Consolas" fo:color="#222222"/>
    </style:style>
    <style:style style:name="T1968" style:parent-style-name="DefaultParagraphFont" style:family="text">
      <style:text-properties style:font-name="Arial" fo:color="#222222"/>
    </style:style>
    <style:style style:name="T1969" style:parent-style-name="DefaultParagraphFont" style:family="text">
      <style:text-properties style:font-name="Consolas" style:font-name-complex="Consolas" fo:color="#222222"/>
    </style:style>
    <style:style style:name="T1970" style:parent-style-name="DefaultParagraphFont" style:family="text">
      <style:text-properties style:font-name="Arial" fo:color="#222222"/>
    </style:style>
    <style:style style:name="T1971" style:parent-style-name="DefaultParagraphFont" style:family="text">
      <style:text-properties style:font-name="Consolas" style:font-name-complex="Consolas" fo:color="#222222"/>
    </style:style>
    <style:style style:name="T1972" style:parent-style-name="DefaultParagraphFont" style:family="text">
      <style:text-properties style:font-name="Arial" fo:color="#222222"/>
    </style:style>
    <style:style style:name="T1973" style:parent-style-name="DefaultParagraphFont" style:family="text">
      <style:text-properties style:font-name="Arial" fo:color="#222222"/>
    </style:style>
    <style:style style:name="P1974" style:parent-style-name="Textbody" style:family="paragraph">
      <style:paragraph-properties fo:margin-top="0.052in" fo:margin-bottom="0.052in"/>
      <style:text-properties style:font-name="Arial" fo:color="#222222"/>
    </style:style>
    <style:style style:name="P1975" style:parent-style-name="Standard" style:family="paragraph">
      <style:paragraph-properties fo:margin-top="0.052in" fo:margin-bottom="0.052in"/>
    </style:style>
    <style:style style:name="T1976" style:parent-style-name="DefaultParagraphFont" style:family="text">
      <style:text-properties style:font-name="Consolas" style:font-name-asian="Consolas" style:font-name-complex="Consolas" fo:color="#000000" fo:font-size="10pt" style:font-size-asian="10pt" style:font-size-complex="10pt"/>
    </style:style>
    <style:style style:name="T1977" style:parent-style-name="DefaultParagraphFont" style:family="text">
      <style:text-properties style:font-name="Consolas" style:font-name-asian="Consolas" style:font-name-complex="Consolas" fo:color="#6A3E3E" fo:font-size="10pt" style:font-size-asian="10pt" style:font-size-complex="10pt"/>
    </style:style>
    <style:style style:name="T1978" style:parent-style-name="DefaultParagraphFont" style:family="text">
      <style:text-properties style:font-name="Consolas" style:font-name-asian="Consolas" style:font-name-complex="Consolas" fo:color="#000000" fo:font-size="10pt" style:font-size-asian="10pt" style:font-size-complex="10pt"/>
    </style:style>
    <style:style style:name="T19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80" style:parent-style-name="DefaultParagraphFont" style:family="text">
      <style:text-properties style:font-name="Consolas" style:font-name-asian="Consolas" style:font-name-complex="Consolas" fo:color="#000000" fo:font-size="10pt" style:font-size-asian="10pt" style:font-size-complex="10pt"/>
    </style:style>
    <style:style style:name="T1981" style:parent-style-name="DefaultParagraphFont" style:family="text">
      <style:text-properties style:font-name="Consolas" style:font-name-asian="Consolas" style:font-name-complex="Consolas" fo:color="#2A00FF" fo:font-size="10pt" style:font-size-asian="10pt" style:font-size-complex="10pt"/>
    </style:style>
    <style:style style:name="T1982" style:parent-style-name="DefaultParagraphFont" style:family="text">
      <style:text-properties style:font-name="Consolas" style:font-name-asian="Consolas" style:font-name-complex="Consolas" fo:color="#000000" fo:font-size="10pt" style:font-size-asian="10pt" style:font-size-complex="10pt"/>
    </style:style>
    <style:style style:name="P1983" style:parent-style-name="Standard" style:family="paragraph">
      <style:paragraph-properties style:text-autospace="none"/>
    </style:style>
    <style:style style:name="T198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85" style:parent-style-name="DefaultParagraphFont" style:family="text">
      <style:text-properties style:font-name="Consolas" style:font-name-asian="Consolas" style:font-name-complex="Consolas" fo:color="#000000" fo:font-size="10pt" style:font-size-asian="10pt" style:font-size-complex="10pt"/>
    </style:style>
    <style:style style:name="T1986" style:parent-style-name="DefaultParagraphFont" style:family="text">
      <style:text-properties style:font-name="Consolas" style:font-name-asian="Consolas" style:font-name-complex="Consolas" fo:color="#6A3E3E" fo:font-size="10pt" style:font-size-asian="10pt" style:font-size-complex="10pt"/>
    </style:style>
    <style:style style:name="T1987" style:parent-style-name="DefaultParagraphFont" style:family="text">
      <style:text-properties style:font-name="Consolas" style:font-name-asian="Consolas" style:font-name-complex="Consolas" fo:color="#000000" fo:font-size="10pt" style:font-size-asian="10pt" style:font-size-complex="10pt"/>
    </style:style>
    <style:style style:name="T19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89" style:parent-style-name="DefaultParagraphFont" style:family="text">
      <style:text-properties style:font-name="Consolas" style:font-name-asian="Consolas" style:font-name-complex="Consolas" fo:color="#000000" fo:font-size="10pt" style:font-size-asian="10pt" style:font-size-complex="10pt"/>
    </style:style>
    <style:style style:name="P1990" style:parent-style-name="Standard" style:family="paragraph">
      <style:paragraph-properties style:text-autospace="none"/>
    </style:style>
    <style:style style:name="T1991" style:parent-style-name="DefaultParagraphFont" style:family="text">
      <style:text-properties style:font-name="Consolas" style:font-name-asian="Consolas" style:font-name-complex="Consolas" fo:color="#000000" fo:font-size="10pt" style:font-size-asian="10pt" style:font-size-complex="10pt"/>
    </style:style>
    <style:style style:name="T1992" style:parent-style-name="DefaultParagraphFont" style:family="text">
      <style:text-properties style:font-name="Consolas" style:font-name-asian="Consolas" style:font-name-complex="Consolas" fo:color="#3F7F5F" fo:font-size="10pt" style:font-size-asian="10pt" style:font-size-complex="10pt"/>
    </style:style>
    <style:style style:name="P1993" style:parent-style-name="Standard" style:family="paragraph">
      <style:paragraph-properties style:text-autospace="none"/>
    </style:style>
    <style:style style:name="T1994" style:parent-style-name="DefaultParagraphFont" style:family="text">
      <style:text-properties style:font-name="Consolas" style:font-name-asian="Consolas" style:font-name-complex="Consolas" fo:color="#000000" fo:font-size="10pt" style:font-size-asian="10pt" style:font-size-complex="10pt"/>
    </style:style>
    <style:style style:name="P1995" style:parent-style-name="Standard" style:family="paragraph">
      <style:paragraph-properties style:text-autospace="none"/>
      <style:text-properties style:font-name="Consolas" fo:color="#000000" fo:font-size="10pt" style:font-size-asian="10pt" style:font-size-complex="10pt"/>
    </style:style>
    <style:style style:name="P1996" style:parent-style-name="Standard" style:family="paragraph">
      <style:paragraph-properties style:text-autospace="none"/>
    </style:style>
    <style:style style:name="T1997" style:parent-style-name="DefaultParagraphFont" style:family="text">
      <style:text-properties style:font-name="Arial" style:font-name-asian="Consolas" style:font-name-complex="Consolas" fo:color="#222222"/>
    </style:style>
    <style:style style:name="P1998" style:parent-style-name="Standard" style:family="paragraph">
      <style:paragraph-properties style:text-autospace="none"/>
      <style:text-properties style:font-name="Consolas" fo:color="#000000" fo:font-size="10pt" style:font-size-asian="10pt" style:font-size-complex="10pt"/>
    </style:style>
    <style:style style:name="P1999" style:parent-style-name="Standard" style:family="paragraph">
      <style:paragraph-properties style:text-autospace="none"/>
    </style:style>
    <style:style style:name="T20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01" style:parent-style-name="DefaultParagraphFont" style:family="text">
      <style:text-properties style:font-name="Consolas" style:font-name-asian="Consolas" style:font-name-complex="Consolas" fo:color="#000000" fo:font-size="10pt" style:font-size-asian="10pt" style:font-size-complex="10pt"/>
    </style:style>
    <style:style style:name="P2002" style:parent-style-name="Standard" style:family="paragraph">
      <style:paragraph-properties style:text-autospace="none"/>
    </style:style>
    <style:style style:name="T2003" style:parent-style-name="DefaultParagraphFont" style:family="text">
      <style:text-properties style:font-name="Consolas" style:font-name-asian="Consolas" style:font-name-complex="Consolas" fo:color="#000000" fo:font-size="10pt" style:font-size-asian="10pt" style:font-size-complex="10pt"/>
    </style:style>
    <style:style style:name="T2004" style:parent-style-name="DefaultParagraphFont" style:family="text">
      <style:text-properties style:font-name="Consolas" style:font-name-asian="Consolas" style:font-name-complex="Consolas" fo:color="#6A3E3E" fo:font-size="10pt" style:font-size-asian="10pt" style:font-size-complex="10pt"/>
    </style:style>
    <style:style style:name="T2005" style:parent-style-name="DefaultParagraphFont" style:family="text">
      <style:text-properties style:font-name="Consolas" style:font-name-asian="Consolas" style:font-name-complex="Consolas" fo:color="#000000" fo:font-size="10pt" style:font-size-asian="10pt" style:font-size-complex="10pt"/>
    </style:style>
    <style:style style:name="T20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07" style:parent-style-name="DefaultParagraphFont" style:family="text">
      <style:text-properties style:font-name="Consolas" style:font-name-asian="Consolas" style:font-name-complex="Consolas" fo:color="#000000" fo:font-size="10pt" style:font-size-asian="10pt" style:font-size-complex="10pt"/>
    </style:style>
    <style:style style:name="T2008" style:parent-style-name="DefaultParagraphFont" style:family="text">
      <style:text-properties style:font-name="Consolas" style:font-name-asian="Consolas" style:font-name-complex="Consolas" fo:color="#2A00FF" fo:font-size="10pt" style:font-size-asian="10pt" style:font-size-complex="10pt"/>
    </style:style>
    <style:style style:name="T2009" style:parent-style-name="DefaultParagraphFont" style:family="text">
      <style:text-properties style:font-name="Consolas" style:font-name-asian="Consolas" style:font-name-complex="Consolas" fo:color="#000000" fo:font-size="10pt" style:font-size-asian="10pt" style:font-size-complex="10pt"/>
    </style:style>
    <style:style style:name="P2010" style:parent-style-name="Standard" style:family="paragraph">
      <style:paragraph-properties style:text-autospace="none"/>
    </style:style>
    <style:style style:name="T2011" style:parent-style-name="DefaultParagraphFont" style:family="text">
      <style:text-properties style:font-name="Consolas" style:font-name-asian="Consolas" style:font-name-complex="Consolas" fo:color="#000000" fo:font-size="10pt" style:font-size-asian="10pt" style:font-size-complex="10pt"/>
    </style:style>
    <style:style style:name="T2012" style:parent-style-name="DefaultParagraphFont" style:family="text">
      <style:text-properties style:font-name="Consolas" style:font-name-asian="Consolas" style:font-name-complex="Consolas" fo:color="#3F7F5F" fo:font-size="10pt" style:font-size-asian="10pt" style:font-size-complex="10pt"/>
    </style:style>
    <style:style style:name="T2013" style:parent-style-name="DefaultParagraphFont" style:family="text">
      <style:text-properties style:font-name="Consolas" style:font-name-asian="Consolas" style:font-name-complex="Consolas" fo:color="#000000" fo:font-size="10pt" style:font-size-asian="10pt" style:font-size-complex="10pt"/>
    </style:style>
    <style:style style:name="T2014" style:parent-style-name="DefaultParagraphFont" style:family="text">
      <style:text-properties style:font-name="Consolas" style:font-name-asian="Consolas" style:font-name-complex="Consolas" fo:color="#000000" fo:font-size="10pt" style:font-size-asian="10pt" style:font-size-complex="10pt"/>
    </style:style>
    <style:style style:name="P2015" style:parent-style-name="Standard" style:family="paragraph">
      <style:paragraph-properties style:text-autospace="none"/>
    </style:style>
    <style:style style:name="T2016" style:parent-style-name="DefaultParagraphFont" style:family="text">
      <style:text-properties style:font-name="Consolas" style:font-name-asian="Consolas" style:font-name-complex="Consolas" fo:color="#000000" fo:font-size="10pt" style:font-size-asian="10pt" style:font-size-complex="10pt"/>
    </style:style>
    <style:style style:name="T20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18" style:parent-style-name="DefaultParagraphFont" style:family="text">
      <style:text-properties style:font-name="Consolas" style:font-name-asian="Consolas" style:font-name-complex="Consolas" fo:color="#000000" fo:font-size="10pt" style:font-size-asian="10pt" style:font-size-complex="10pt"/>
    </style:style>
    <style:style style:name="T2019" style:parent-style-name="DefaultParagraphFont" style:family="text">
      <style:text-properties style:font-name="Consolas" style:font-name-asian="Consolas" style:font-name-complex="Consolas" fo:color="#6A3E3E" fo:font-size="10pt" style:font-size-asian="10pt" style:font-size-complex="10pt"/>
    </style:style>
    <style:style style:name="T2020" style:parent-style-name="DefaultParagraphFont" style:family="text">
      <style:text-properties style:font-name="Consolas" style:font-name-asian="Consolas" style:font-name-complex="Consolas" fo:color="#000000" fo:font-size="10pt" style:font-size-asian="10pt" style:font-size-complex="10pt"/>
    </style:style>
    <style:style style:name="P2021" style:parent-style-name="Standard" style:family="paragraph">
      <style:paragraph-properties style:text-autospace="none"/>
    </style:style>
    <style:style style:name="T2022" style:parent-style-name="DefaultParagraphFont" style:family="text">
      <style:text-properties style:font-name="Consolas" style:font-name-asian="Consolas" style:font-name-complex="Consolas" fo:color="#000000" fo:font-size="10pt" style:font-size-asian="10pt" style:font-size-complex="10pt"/>
    </style:style>
    <style:style style:name="T2023" style:parent-style-name="DefaultParagraphFont" style:family="text">
      <style:text-properties style:font-name="Consolas" style:font-name-asian="Consolas" style:font-name-complex="Consolas" fo:color="#6A3E3E" fo:font-size="10pt" style:font-size-asian="10pt" style:font-size-complex="10pt"/>
    </style:style>
    <style:style style:name="T2024" style:parent-style-name="DefaultParagraphFont" style:family="text">
      <style:text-properties style:font-name="Consolas" style:font-name-asian="Consolas" style:font-name-complex="Consolas" fo:color="#000000" fo:font-size="10pt" style:font-size-asian="10pt" style:font-size-complex="10pt"/>
    </style:style>
    <style:style style:name="T2025" style:parent-style-name="DefaultParagraphFont" style:family="text">
      <style:text-properties style:font-name="Consolas" style:font-name-asian="Consolas" style:font-name-complex="Consolas" fo:color="#3F7F5F" fo:font-size="10pt" style:font-size-asian="10pt" style:font-size-complex="10pt"/>
    </style:style>
    <style:style style:name="P2026" style:parent-style-name="Standard" style:family="paragraph">
      <style:paragraph-properties style:text-autospace="none"/>
    </style:style>
    <style:style style:name="T2027" style:parent-style-name="DefaultParagraphFont" style:family="text">
      <style:text-properties style:font-name="Consolas" style:font-name-asian="Consolas" style:font-name-complex="Consolas" fo:color="#000000" fo:font-size="10pt" style:font-size-asian="10pt" style:font-size-complex="10pt"/>
    </style:style>
    <style:style style:name="P2028" style:parent-style-name="Standard" style:family="paragraph">
      <style:paragraph-properties style:text-autospace="none"/>
      <style:text-properties style:font-name="Consolas" fo:color="#000000" fo:font-size="10pt" style:font-size-asian="10pt" style:font-size-complex="10pt"/>
    </style:style>
    <style:style style:name="P2029" style:parent-style-name="Standard" style:family="paragraph">
      <style:paragraph-properties style:text-autospace="none" fo:margin-top="0.052in" fo:margin-bottom="0.052in"/>
      <style:text-properties style:font-name="Arial" fo:font-weight="bold" style:font-weight-asian="bold" fo:color="#222222"/>
    </style:style>
    <style:style style:name="P2030" style:parent-style-name="Textbody" style:family="paragraph">
      <style:paragraph-properties style:text-autospace="none" fo:margin-top="0.052in" fo:margin-bottom="0.052in"/>
      <style:text-properties style:font-name="Arial" fo:color="#222222"/>
    </style:style>
    <style:style style:name="P2031" style:parent-style-name="Textbody" style:family="paragraph">
      <style:paragraph-properties style:text-autospace="none" fo:margin-top="0.052in" fo:margin-bottom="0.052in"/>
      <style:text-properties style:font-name="Arial" fo:color="#222222"/>
    </style:style>
    <style:style style:name="P2032" style:parent-style-name="Textbody" style:family="paragraph">
      <style:paragraph-properties style:text-autospace="none" fo:margin-top="0.052in" fo:margin-bottom="0.052in"/>
      <style:text-properties style:font-name="Consolas" style:font-name-complex="Consolas" fo:color="#222222"/>
    </style:style>
    <style:style style:name="P2033" style:parent-style-name="Textbody" style:family="paragraph">
      <style:paragraph-properties style:text-autospace="none" fo:margin-top="0.052in" fo:margin-bottom="0.052in"/>
      <style:text-properties style:font-name="Consolas" style:font-name-complex="Consolas" fo:color="#222222"/>
    </style:style>
    <style:style style:name="P2034" style:parent-style-name="Textbody" style:family="paragraph">
      <style:paragraph-properties style:text-autospace="none" fo:margin-top="0.052in" fo:margin-bottom="0.052in"/>
      <style:text-properties style:font-name="Consolas" style:font-name-complex="Consolas" fo:color="#222222"/>
    </style:style>
    <style:style style:name="P2035" style:parent-style-name="Textbody" style:family="paragraph">
      <style:paragraph-properties style:text-autospace="none" fo:margin-top="0.052in" fo:margin-bottom="0.052in"/>
      <style:text-properties style:font-name="Consolas" style:font-name-complex="Consolas" fo:color="#222222"/>
    </style:style>
    <style:style style:name="P2036" style:parent-style-name="Textbody" style:family="paragraph">
      <style:paragraph-properties style:text-autospace="none" fo:margin-top="0.052in" fo:margin-bottom="0.052in"/>
      <style:text-properties style:font-name="Consolas" style:font-name-complex="Consolas" fo:color="#222222"/>
    </style:style>
    <style:style style:name="P2037" style:parent-style-name="Textbody" style:family="paragraph">
      <style:paragraph-properties style:text-autospace="none" fo:margin-top="0.052in" fo:margin-bottom="0.052in"/>
    </style:style>
    <style:style style:name="T2038" style:parent-style-name="DefaultParagraphFont" style:family="text">
      <style:text-properties style:font-name="Consolas" style:font-name-complex="Consolas" fo:color="#222222"/>
    </style:style>
    <style:style style:name="P2039" style:parent-style-name="Textbody" style:family="paragraph">
      <style:paragraph-properties style:text-autospace="none" fo:margin-top="0.052in" fo:margin-bottom="0.052in"/>
      <style:text-properties style:font-name="Arial" fo:color="#222222"/>
    </style:style>
    <style:style style:name="P2040" style:parent-style-name="Textbody" style:family="paragraph">
      <style:paragraph-properties style:text-autospace="none" fo:margin-top="0.052in" fo:margin-bottom="0.052in"/>
    </style:style>
    <style:style style:name="T2041" style:parent-style-name="DefaultParagraphFont" style:family="text">
      <style:text-properties style:font-name="Arial" fo:color="#222222"/>
    </style:style>
    <style:style style:name="T2042" style:parent-style-name="DefaultParagraphFont" style:family="text">
      <style:text-properties style:font-name="Consolas" style:font-name-complex="Consolas" fo:color="#222222"/>
    </style:style>
    <style:style style:name="T2043" style:parent-style-name="DefaultParagraphFont" style:family="text">
      <style:text-properties style:font-name="Arial" fo:color="#222222"/>
    </style:style>
    <style:style style:name="T2044" style:parent-style-name="DefaultParagraphFont" style:family="text">
      <style:text-properties style:font-name="Arial" fo:color="#222222"/>
    </style:style>
    <style:style style:name="P2045" style:parent-style-name="Textbody" style:family="paragraph">
      <style:paragraph-properties style:text-autospace="none" fo:margin-top="0.052in" fo:margin-bottom="0.052in"/>
      <style:text-properties style:font-name="Consolas" style:font-name-complex="Consolas" fo:color="#222222"/>
    </style:style>
    <style:style style:name="P2046" style:parent-style-name="Textbody" style:family="paragraph">
      <style:paragraph-properties style:text-autospace="none" fo:margin-top="0.052in" fo:margin-bottom="0.052in"/>
      <style:text-properties style:font-name="Consolas" style:font-name-complex="Consolas" fo:color="#222222"/>
    </style:style>
    <style:style style:name="P2047" style:parent-style-name="Textbody" style:family="paragraph">
      <style:paragraph-properties style:text-autospace="none" fo:margin-top="0.052in" fo:margin-bottom="0.052in"/>
      <style:text-properties style:font-name="Consolas" style:font-name-complex="Consolas" fo:color="#222222"/>
    </style:style>
    <style:style style:name="P2048" style:parent-style-name="Textbody" style:family="paragraph">
      <style:paragraph-properties style:text-autospace="none" fo:margin-top="0.052in" fo:margin-bottom="0.052in"/>
      <style:text-properties style:font-name="Consolas" style:font-name-complex="Consolas" fo:color="#222222"/>
    </style:style>
    <style:style style:name="P2049" style:parent-style-name="Textbody" style:family="paragraph">
      <style:paragraph-properties style:text-autospace="none" fo:margin-top="0.052in" fo:margin-bottom="0.052in"/>
      <style:text-properties style:font-name="Consolas" style:font-name-complex="Consolas" fo:color="#222222"/>
    </style:style>
    <style:style style:name="P2050" style:parent-style-name="Textbody" style:family="paragraph">
      <style:paragraph-properties style:text-autospace="none" fo:margin-top="0.052in" fo:margin-bottom="0.052in"/>
      <style:text-properties style:font-name="Consolas" style:font-name-complex="Consolas" fo:color="#222222"/>
    </style:style>
    <style:style style:name="P2051" style:parent-style-name="Textbody" style:family="paragraph">
      <style:paragraph-properties style:text-autospace="none" fo:margin-top="0.052in" fo:margin-bottom="0.052in"/>
      <style:text-properties style:font-name="Consolas" style:font-name-complex="Consolas" fo:color="#222222"/>
    </style:style>
    <style:style style:name="P2052" style:parent-style-name="Textbody" style:family="paragraph">
      <style:paragraph-properties style:text-autospace="none" fo:margin-top="0.052in" fo:margin-bottom="0.052in"/>
    </style:style>
    <style:style style:name="T2053" style:parent-style-name="DefaultParagraphFont" style:family="text">
      <style:text-properties style:font-name="Arial" fo:color="#222222"/>
    </style:style>
    <style:style style:name="T2054" style:parent-style-name="DefaultParagraphFont" style:family="text">
      <style:text-properties style:font-name="Consolas" style:font-name-complex="Consolas" fo:color="#222222"/>
    </style:style>
    <style:style style:name="T2055" style:parent-style-name="DefaultParagraphFont" style:family="text">
      <style:text-properties style:font-name="Arial" fo:color="#222222"/>
    </style:style>
    <style:style style:name="T2056" style:parent-style-name="DefaultParagraphFont" style:family="text">
      <style:text-properties style:font-name="Arial" fo:color="#222222"/>
    </style:style>
    <style:style style:name="P2057" style:parent-style-name="Textbody" style:family="paragraph">
      <style:paragraph-properties style:text-autospace="none" fo:margin-top="0.052in" fo:margin-bottom="0.052in"/>
      <style:text-properties style:font-name="Consolas" style:font-name-complex="Consolas" fo:color="#222222"/>
    </style:style>
    <style:style style:name="P2058" style:parent-style-name="Textbody" style:family="paragraph">
      <style:paragraph-properties style:text-autospace="none" fo:margin-top="0.052in" fo:margin-bottom="0.052in"/>
    </style:style>
    <style:style style:name="T2059" style:parent-style-name="DefaultParagraphFont" style:family="text">
      <style:text-properties style:font-name="Arial" style:font-name-complex="Arial" fo:color="#222222"/>
    </style:style>
    <style:style style:name="T2060" style:parent-style-name="DefaultParagraphFont" style:family="text">
      <style:text-properties style:font-name="Consolas" style:font-name-complex="Consolas" fo:color="#222222"/>
    </style:style>
    <style:style style:name="T2061" style:parent-style-name="DefaultParagraphFont" style:family="text">
      <style:text-properties style:font-name="Arial" style:font-name-complex="Arial" fo:color="#222222"/>
    </style:style>
    <style:style style:name="T2062" style:parent-style-name="DefaultParagraphFont" style:family="text">
      <style:text-properties style:font-name="Consolas" style:font-name-complex="Consolas" fo:color="#222222"/>
    </style:style>
    <style:style style:name="T2063" style:parent-style-name="DefaultParagraphFont" style:family="text">
      <style:text-properties style:font-name="Arial" style:font-name-complex="Arial" fo:color="#222222"/>
    </style:style>
    <style:style style:name="T2064" style:parent-style-name="DefaultParagraphFont" style:family="text">
      <style:text-properties style:font-name="Consolas" style:font-name-complex="Consolas" fo:color="#222222"/>
    </style:style>
    <style:style style:name="T2065" style:parent-style-name="DefaultParagraphFont" style:family="text">
      <style:text-properties style:font-name="Arial" style:font-name-complex="Arial" fo:color="#222222"/>
    </style:style>
    <style:style style:name="T2066" style:parent-style-name="DefaultParagraphFont" style:family="text">
      <style:text-properties style:font-name="Consolas" style:font-name-complex="Consolas" fo:color="#222222"/>
    </style:style>
    <style:style style:name="T2067" style:parent-style-name="DefaultParagraphFont" style:family="text">
      <style:text-properties style:font-name="Arial" style:font-name-complex="Arial" fo:color="#222222"/>
    </style:style>
    <style:style style:name="T2068" style:parent-style-name="DefaultParagraphFont" style:family="text">
      <style:text-properties style:font-name="Consolas" style:font-name-complex="Consolas" fo:color="#222222"/>
    </style:style>
    <style:style style:name="T2069" style:parent-style-name="DefaultParagraphFont" style:family="text">
      <style:text-properties style:font-name="Arial" style:font-name-complex="Arial" fo:color="#222222"/>
    </style:style>
    <style:style style:name="T2070" style:parent-style-name="DefaultParagraphFont" style:family="text">
      <style:text-properties style:font-name="Consolas" style:font-name-complex="Consolas" fo:color="#222222"/>
    </style:style>
    <style:style style:name="P2071" style:parent-style-name="Textbody" style:family="paragraph">
      <style:paragraph-properties style:text-autospace="none" fo:margin-top="0.052in" fo:margin-bottom="0.052in"/>
      <style:text-properties style:font-name="Consolas" style:font-name-complex="Consolas" fo:color="#222222"/>
    </style:style>
    <style:style style:name="P2072" style:parent-style-name="Standard" style:family="paragraph">
      <style:paragraph-properties style:text-autospace="none"/>
      <style:text-properties style:font-name="Arial" fo:font-weight="bold" style:font-weight-asian="bold" fo:color="#222222"/>
    </style:style>
    <style:style style:name="P2073" style:parent-style-name="Standard" style:family="paragraph">
      <style:paragraph-properties style:text-autospace="none"/>
      <style:text-properties style:font-name="Arial" fo:font-weight="bold" style:font-weight-asian="bold" fo:color="#222222"/>
    </style:style>
    <style:style style:name="P2074" style:parent-style-name="Standard" style:family="paragraph">
      <style:paragraph-properties style:text-autospace="none"/>
      <style:text-properties style:font-name="Arial" fo:color="#222222"/>
    </style:style>
    <style:style style:name="P2075" style:parent-style-name="Standard" style:family="paragraph">
      <style:paragraph-properties style:text-autospace="none"/>
      <style:text-properties style:font-name="Arial" fo:color="#222222"/>
    </style:style>
    <style:style style:name="P2076" style:parent-style-name="Normal" style:family="paragraph">
      <style:paragraph-properties fo:widows="2" fo:orphans="2" style:text-autospace="none"/>
      <style:text-properties fo:hyphenate="true"/>
    </style:style>
    <style:style style:name="T20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3" style:parent-style-name="Normal" style:family="paragraph">
      <style:paragraph-properties fo:widows="2" fo:orphans="2" style:text-autospace="none"/>
      <style:text-properties fo:hyphenate="true"/>
    </style:style>
    <style:style style:name="T20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1" style:parent-style-name="Normal" style:family="paragraph">
      <style:paragraph-properties fo:widows="2" fo:orphans="2" style:text-autospace="none"/>
      <style:text-properties fo:hyphenate="true"/>
    </style:style>
    <style:style style:name="T2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0" style:parent-style-name="Normal" style:family="paragraph">
      <style:paragraph-properties fo:widows="2" fo:orphans="2" style:text-autospace="none"/>
      <style:text-properties fo:hyphenate="true"/>
    </style:style>
    <style:style style:name="T2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2" style:parent-style-name="Normal" style:family="paragraph">
      <style:paragraph-properties fo:widows="2" fo:orphans="2" style:text-autospace="none"/>
      <style:text-properties fo:hyphenate="true"/>
    </style:style>
    <style:style style:name="T2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4" style:parent-style-name="Normal" style:family="paragraph">
      <style:paragraph-properties fo:widows="2" fo:orphans="2" style:text-autospace="none"/>
      <style:text-properties fo:hyphenate="true"/>
    </style:style>
    <style:style style:name="T2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6" style:parent-style-name="Normal" style:family="paragraph">
      <style:paragraph-properties fo:widows="2" fo:orphans="2" style:text-autospace="none"/>
      <style:text-properties fo:hyphenate="true"/>
    </style:style>
    <style:style style:name="T21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08" style:parent-style-name="DefaultParagraphFont" style:family="text">
      <style:text-properties style:font-name="Consolas" style:font-name-asian="Consolas" style:font-name-complex="Consolas" fo:color="#000000" fo:font-size="10pt" style:font-size-asian="10pt" style:font-size-complex="10pt"/>
    </style:style>
    <style:style style:name="T21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10" style:parent-style-name="DefaultParagraphFont" style:family="text">
      <style:text-properties style:font-name="Consolas" style:font-name-asian="Consolas" style:font-name-complex="Consolas" fo:color="#000000" fo:font-size="10pt" style:font-size-asian="10pt" style:font-size-complex="10pt"/>
    </style:style>
    <style:style style:name="T21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12" style:parent-style-name="DefaultParagraphFont" style:family="text">
      <style:text-properties style:font-name="Consolas" style:font-name-asian="Consolas" style:font-name-complex="Consolas" fo:color="#000000" fo:font-size="10pt" style:font-size-asian="10pt" style:font-size-complex="10pt"/>
    </style:style>
    <style:style style:name="T2113" style:parent-style-name="DefaultParagraphFont" style:family="text">
      <style:text-properties style:font-name="Consolas" style:font-name-asian="Consolas" style:font-name-complex="Consolas" fo:color="#6A3E3E" fo:font-size="10pt" style:font-size-asian="10pt" style:font-size-complex="10pt"/>
    </style:style>
    <style:style style:name="T2114" style:parent-style-name="DefaultParagraphFont" style:family="text">
      <style:text-properties style:font-name="Consolas" style:font-name-asian="Consolas" style:font-name-complex="Consolas" fo:color="#000000" fo:font-size="10pt" style:font-size-asian="10pt" style:font-size-complex="10pt"/>
    </style:style>
    <style:style style:name="T2115" style:parent-style-name="DefaultParagraphFont" style:family="text">
      <style:text-properties style:font-name="Consolas" style:font-name-asian="Consolas" style:font-name-complex="Consolas" fo:color="#000000" fo:font-size="10pt" style:font-size-asian="10pt" style:font-size-complex="10pt"/>
    </style:style>
    <style:style style:name="P2116" style:parent-style-name="Normal" style:family="paragraph">
      <style:paragraph-properties fo:widows="2" fo:orphans="2" style:text-autospace="none"/>
      <style:text-properties fo:hyphenate="true"/>
    </style:style>
    <style:style style:name="T2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0" style:parent-style-name="Normal" style:family="paragraph">
      <style:paragraph-properties fo:widows="2" fo:orphans="2" style:text-autospace="none"/>
      <style:text-properties fo:hyphenate="true"/>
    </style:style>
    <style:style style:name="T2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5" style:parent-style-name="Normal" style:family="paragraph">
      <style:paragraph-properties fo:widows="2" fo:orphans="2" style:text-autospace="none"/>
      <style:text-properties fo:hyphenate="true"/>
    </style:style>
    <style:style style:name="T2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0" style:parent-style-name="Normal" style:family="paragraph">
      <style:paragraph-properties fo:widows="2" fo:orphans="2" style:text-autospace="none"/>
      <style:text-properties fo:hyphenate="true"/>
    </style:style>
    <style:style style:name="T2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5" style:parent-style-name="Normal" style:family="paragraph">
      <style:paragraph-properties fo:widows="2" fo:orphans="2" style:text-autospace="none"/>
      <style:text-properties fo:hyphenate="true"/>
    </style:style>
    <style:style style:name="T2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0" style:parent-style-name="Normal" style:family="paragraph">
      <style:paragraph-properties fo:widows="2" fo:orphans="2" style:text-autospace="none"/>
      <style:text-properties fo:hyphenate="true"/>
    </style:style>
    <style:style style:name="T2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5" style:parent-style-name="Normal" style:family="paragraph">
      <style:paragraph-properties fo:widows="2" fo:orphans="2" style:text-autospace="none"/>
      <style:text-properties fo:hyphenate="true"/>
    </style:style>
    <style:style style:name="T2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0" style:parent-style-name="Normal" style:family="paragraph">
      <style:paragraph-properties fo:widows="2" fo:orphans="2" style:text-autospace="none"/>
      <style:text-properties fo:hyphenate="true"/>
    </style:style>
    <style:style style:name="T2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5" style:parent-style-name="Normal" style:family="paragraph">
      <style:paragraph-properties fo:widows="2" fo:orphans="2" style:text-autospace="none"/>
      <style:text-properties fo:hyphenate="true"/>
    </style:style>
    <style:style style:name="T2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2159" style:parent-style-name="Normal" style:family="paragraph">
      <style:paragraph-properties fo:widows="2" fo:orphans="2" style:text-autospace="none"/>
      <style:text-properties fo:hyphenate="true"/>
    </style:style>
    <style:style style:name="T2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1" style:parent-style-name="Normal" style:family="paragraph">
      <style:paragraph-properties fo:widows="2" fo:orphans="2" style:text-autospace="none"/>
      <style:text-properties fo:hyphenate="true"/>
    </style:style>
    <style:style style:name="T2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68" style:parent-style-name="Standard" style:family="paragraph">
      <style:paragraph-properties style:text-autospace="none"/>
      <style:text-properties style:font-name="Arial" fo:color="#222222"/>
    </style:style>
    <style:style style:name="P216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70" style:parent-style-name="Standard" style:family="paragraph">
      <style:paragraph-properties style:text-autospace="none"/>
      <style:text-properties style:font-name="Arial" style:font-name-asian="Consolas" style:font-name-complex="Consolas" fo:color="#222222"/>
    </style:style>
    <style:style style:name="P2171" style:parent-style-name="Standard" style:family="paragraph">
      <style:paragraph-properties style:text-autospace="none"/>
    </style:style>
    <style:style style:name="P2172" style:parent-style-name="Normal" style:family="paragraph">
      <style:paragraph-properties fo:widows="2" fo:orphans="2" style:text-autospace="none"/>
      <style:text-properties fo:hyphenate="true"/>
    </style:style>
    <style:style style:name="T2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4" style:parent-style-name="Normal" style:family="paragraph">
      <style:paragraph-properties fo:widows="2" fo:orphans="2" style:text-autospace="none"/>
      <style:text-properties fo:hyphenate="true"/>
    </style:style>
    <style:style style:name="T2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6" style:parent-style-name="Normal" style:family="paragraph">
      <style:paragraph-properties fo:widows="2" fo:orphans="2" style:text-autospace="none"/>
      <style:text-properties fo:hyphenate="true"/>
    </style:style>
    <style:style style:name="T2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8" style:parent-style-name="Normal" style:family="paragraph">
      <style:paragraph-properties fo:widows="2" fo:orphans="2" style:text-autospace="none"/>
      <style:text-properties fo:hyphenate="true"/>
    </style:style>
    <style:style style:name="T2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0" style:parent-style-name="Normal" style:family="paragraph">
      <style:paragraph-properties fo:widows="2" fo:orphans="2" style:text-autospace="none"/>
      <style:text-properties fo:hyphenate="true"/>
    </style:style>
    <style:style style:name="T2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2" style:parent-style-name="Normal" style:family="paragraph">
      <style:paragraph-properties fo:widows="2" fo:orphans="2" style:text-autospace="none"/>
      <style:text-properties fo:hyphenate="true"/>
    </style:style>
    <style:style style:name="T2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4" style:parent-style-name="Normal" style:family="paragraph">
      <style:paragraph-properties fo:widows="2" fo:orphans="2" style:text-autospace="none"/>
      <style:text-properties fo:hyphenate="true"/>
    </style:style>
    <style:style style:name="T2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87" style:parent-style-name="Standard" style:family="paragraph">
      <style:paragraph-properties style:text-autospace="none"/>
      <style:text-properties style:font-name="Arial" fo:color="#222222"/>
    </style:style>
    <style:style style:name="P2188" style:parent-style-name="Standard" style:family="paragraph">
      <style:paragraph-properties style:text-autospace="none"/>
      <style:text-properties style:font-name="Arial" fo:color="#222222"/>
    </style:style>
    <style:style style:name="P2189" style:parent-style-name="Standard" style:family="paragraph">
      <style:paragraph-properties style:text-autospace="none"/>
      <style:text-properties style:font-name="Arial" fo:color="#222222"/>
    </style:style>
    <style:style style:name="P2190" style:parent-style-name="Standard" style:family="paragraph">
      <style:paragraph-properties style:text-autospace="none"/>
    </style:style>
    <style:style style:name="T2191" style:parent-style-name="DefaultParagraphFont" style:family="text">
      <style:text-properties style:font-name="Arial" fo:color="#222222"/>
    </style:style>
    <style:style style:name="T2192" style:parent-style-name="DefaultParagraphFont" style:family="text">
      <style:text-properties style:font-name="Arial" fo:color="#222222"/>
    </style:style>
    <style:style style:name="T2193" style:parent-style-name="DefaultParagraphFont" style:family="text">
      <style:text-properties style:font-name="Consolas" style:font-name-complex="Consolas" fo:color="#222222"/>
    </style:style>
    <style:style style:name="T2194" style:parent-style-name="DefaultParagraphFont" style:family="text">
      <style:text-properties style:font-name="Arial" fo:color="#222222"/>
    </style:style>
    <style:style style:name="P2195" style:parent-style-name="Standard" style:family="paragraph">
      <style:paragraph-properties style:text-autospace="none"/>
      <style:text-properties style:font-name="Arial" fo:color="#222222"/>
    </style:style>
    <style:style style:name="P2196" style:parent-style-name="Normal" style:family="paragraph">
      <style:paragraph-properties fo:widows="2" fo:orphans="2" style:text-autospace="none"/>
      <style:text-properties fo:hyphenate="true"/>
    </style:style>
    <style:style style:name="T21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3" style:parent-style-name="Normal" style:family="paragraph">
      <style:paragraph-properties fo:widows="2" fo:orphans="2" style:text-autospace="none"/>
      <style:text-properties fo:hyphenate="true"/>
    </style:style>
    <style:style style:name="T2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1" style:parent-style-name="Normal" style:family="paragraph">
      <style:paragraph-properties fo:widows="2" fo:orphans="2" style:text-autospace="none"/>
      <style:text-properties fo:hyphenate="true"/>
    </style:style>
    <style:style style:name="T2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0" style:parent-style-name="Normal" style:family="paragraph">
      <style:paragraph-properties fo:widows="2" fo:orphans="2" style:text-autospace="none"/>
      <style:text-properties fo:hyphenate="true"/>
    </style:style>
    <style:style style:name="T2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2" style:parent-style-name="Normal" style:family="paragraph">
      <style:paragraph-properties fo:widows="2" fo:orphans="2" style:text-autospace="none"/>
      <style:text-properties fo:hyphenate="true"/>
    </style:style>
    <style:style style:name="T2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4" style:parent-style-name="Normal" style:family="paragraph">
      <style:paragraph-properties fo:widows="2" fo:orphans="2" style:text-autospace="none"/>
      <style:text-properties fo:hyphenate="true"/>
    </style:style>
    <style:style style:name="T2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6" style:parent-style-name="Standard" style:family="paragraph">
      <style:paragraph-properties style:text-autospace="none"/>
    </style:style>
    <style:style style:name="T22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28" style:parent-style-name="DefaultParagraphFont" style:family="text">
      <style:text-properties style:font-name="Consolas" style:font-name-asian="Consolas" style:font-name-complex="Consolas" fo:color="#000000" fo:font-size="10pt" style:font-size-asian="10pt" style:font-size-complex="10pt"/>
    </style:style>
    <style:style style:name="T22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0" style:parent-style-name="DefaultParagraphFont" style:family="text">
      <style:text-properties style:font-name="Consolas" style:font-name-asian="Consolas" style:font-name-complex="Consolas" fo:color="#000000" fo:font-size="10pt" style:font-size-asian="10pt" style:font-size-complex="10pt"/>
    </style:style>
    <style:style style:name="T22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2" style:parent-style-name="DefaultParagraphFont" style:family="text">
      <style:text-properties style:font-name="Consolas" style:font-name-asian="Consolas" style:font-name-complex="Consolas" fo:color="#000000" fo:font-size="10pt" style:font-size-asian="10pt" style:font-size-complex="10pt"/>
    </style:style>
    <style:style style:name="T2233" style:parent-style-name="DefaultParagraphFont" style:family="text">
      <style:text-properties style:font-name="Consolas" style:font-name-asian="Consolas" style:font-name-complex="Consolas" fo:color="#6A3E3E" fo:font-size="10pt" style:font-size-asian="10pt" style:font-size-complex="10pt"/>
    </style:style>
    <style:style style:name="T2234" style:parent-style-name="DefaultParagraphFont" style:family="text">
      <style:text-properties style:font-name="Consolas" style:font-name-asian="Consolas" style:font-name-complex="Consolas" fo:color="#000000" fo:font-size="10pt" style:font-size-asian="10pt" style:font-size-complex="10pt"/>
    </style:style>
    <style:style style:name="P2235" style:parent-style-name="Normal" style:family="paragraph">
      <style:paragraph-properties fo:widows="2" fo:orphans="2" style:text-autospace="none"/>
      <style:text-properties fo:hyphenate="true"/>
    </style:style>
    <style:style style:name="T2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0" style:parent-style-name="Normal" style:family="paragraph">
      <style:paragraph-properties fo:widows="2" fo:orphans="2" style:text-autospace="none"/>
      <style:text-properties fo:hyphenate="true"/>
    </style:style>
    <style:style style:name="T2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5" style:parent-style-name="Normal" style:family="paragraph">
      <style:paragraph-properties fo:widows="2" fo:orphans="2" style:text-autospace="none"/>
      <style:text-properties fo:hyphenate="true"/>
    </style:style>
    <style:style style:name="T2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0" style:parent-style-name="Normal" style:family="paragraph">
      <style:paragraph-properties fo:widows="2" fo:orphans="2" style:text-autospace="none"/>
      <style:text-properties fo:hyphenate="true"/>
    </style:style>
    <style:style style:name="T2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5" style:parent-style-name="Normal" style:family="paragraph">
      <style:paragraph-properties fo:widows="2" fo:orphans="2" style:text-autospace="none"/>
      <style:text-properties fo:hyphenate="true"/>
    </style:style>
    <style:style style:name="T2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60" style:parent-style-name="Normal" style:family="paragraph">
      <style:paragraph-properties fo:widows="2" fo:orphans="2" style:text-autospace="none"/>
      <style:text-properties fo:hyphenate="true"/>
    </style:style>
    <style:style style:name="T2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65" style:parent-style-name="Normal" style:family="paragraph">
      <style:paragraph-properties fo:widows="2" fo:orphans="2" style:text-autospace="none"/>
      <style:text-properties fo:hyphenate="true"/>
    </style:style>
    <style:style style:name="T2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0" style:parent-style-name="Normal" style:family="paragraph">
      <style:paragraph-properties fo:widows="2" fo:orphans="2" style:text-autospace="none"/>
      <style:text-properties fo:hyphenate="true"/>
    </style:style>
    <style:style style:name="T2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5" style:parent-style-name="Normal" style:family="paragraph">
      <style:paragraph-properties fo:widows="2" fo:orphans="2" style:text-autospace="none"/>
      <style:text-properties fo:hyphenate="true"/>
    </style:style>
    <style:style style:name="T2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0" style:parent-style-name="Normal" style:family="paragraph">
      <style:paragraph-properties fo:widows="2" fo:orphans="2" style:text-autospace="none" fo:text-indent="0.4923in"/>
      <style:text-properties fo:hyphenate="true"/>
    </style:style>
    <style:style style:name="T2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2" style:parent-style-name="Normal" style:family="paragraph">
      <style:paragraph-properties fo:widows="2" fo:orphans="2" style:text-autospace="none"/>
      <style:text-properties fo:hyphenate="true"/>
    </style:style>
    <style:style style:name="T2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289" style:parent-style-name="Standard" style:family="paragraph">
      <style:paragraph-properties style:text-autospace="none"/>
      <style:text-properties style:font-name="Arial" fo:color="#222222"/>
    </style:style>
    <style:style style:name="P2290" style:parent-style-name="Standard" style:family="paragraph">
      <style:paragraph-properties style:text-autospace="none"/>
      <style:text-properties style:font-name="Arial" style:font-name-asian="Consolas" style:font-name-complex="Consolas" fo:color="#222222"/>
    </style:style>
    <style:style style:name="P2291" style:parent-style-name="Normal" style:family="paragraph">
      <style:paragraph-properties fo:widows="2" fo:orphans="2" style:text-autospace="none"/>
      <style:text-properties fo:hyphenate="true"/>
    </style:style>
    <style:style style:name="T2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3" style:parent-style-name="Normal" style:family="paragraph">
      <style:paragraph-properties fo:widows="2" fo:orphans="2" style:text-autospace="none"/>
      <style:text-properties fo:hyphenate="true"/>
    </style:style>
    <style:style style:name="T2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5" style:parent-style-name="Normal" style:family="paragraph">
      <style:paragraph-properties fo:widows="2" fo:orphans="2" style:text-autospace="none"/>
      <style:text-properties fo:hyphenate="true"/>
    </style:style>
    <style:style style:name="T2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7" style:parent-style-name="Normal" style:family="paragraph">
      <style:paragraph-properties fo:widows="2" fo:orphans="2" style:text-autospace="none"/>
      <style:text-properties fo:hyphenate="true"/>
    </style:style>
    <style:style style:name="T2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9" style:parent-style-name="Normal" style:family="paragraph">
      <style:paragraph-properties fo:widows="2" fo:orphans="2" style:text-autospace="none"/>
      <style:text-properties fo:hyphenate="true"/>
    </style:style>
    <style:style style:name="T2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1" style:parent-style-name="Normal" style:family="paragraph">
      <style:paragraph-properties fo:widows="2" fo:orphans="2" style:text-autospace="none"/>
      <style:text-properties fo:hyphenate="true"/>
    </style:style>
    <style:style style:name="T2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3" style:parent-style-name="Normal" style:family="paragraph">
      <style:paragraph-properties fo:widows="2" fo:orphans="2" style:text-autospace="none"/>
      <style:text-properties fo:hyphenate="true"/>
    </style:style>
    <style:style style:name="T2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7" style:parent-style-name="Standard" style:family="paragraph">
      <style:paragraph-properties style:text-autospace="none"/>
      <style:text-properties style:font-name="Arial" fo:font-weight="bold" style:font-weight-asian="bold" fo:color="#222222"/>
    </style:style>
    <style:style style:name="P2308" style:parent-style-name="Standard" style:family="paragraph">
      <style:paragraph-properties style:text-autospace="none"/>
      <style:text-properties style:font-name="Arial" fo:font-weight="bold" style:font-weight-asian="bold" fo:color="#222222"/>
    </style:style>
    <style:style style:name="P2309" style:parent-style-name="Standard" style:family="paragraph">
      <style:paragraph-properties style:text-autospace="none"/>
      <style:text-properties style:font-name="Arial" fo:font-weight="bold" style:font-weight-asian="bold" fo:color="#222222"/>
    </style:style>
    <style:style style:name="P2310" style:parent-style-name="Standard" style:family="paragraph">
      <style:paragraph-properties style:text-autospace="none"/>
    </style:style>
    <style:style style:name="T2311" style:parent-style-name="DefaultParagraphFont" style:family="text">
      <style:text-properties style:font-name="Arial" fo:color="#222222"/>
    </style:style>
    <style:style style:name="T2312" style:parent-style-name="DefaultParagraphFont" style:family="text">
      <style:text-properties style:font-name="Arial" fo:color="#222222"/>
    </style:style>
    <style:style style:name="T2313" style:parent-style-name="DefaultParagraphFont" style:family="text">
      <style:text-properties style:font-name="Consolas" style:font-name-complex="Consolas" fo:color="#222222"/>
    </style:style>
    <style:style style:name="T2314" style:parent-style-name="DefaultParagraphFont" style:family="text">
      <style:text-properties style:font-name="Arial" fo:color="#222222"/>
    </style:style>
    <style:style style:name="T2315" style:parent-style-name="DefaultParagraphFont" style:family="text">
      <style:text-properties style:font-name="Consolas" style:font-name-complex="Consolas" fo:color="#222222"/>
    </style:style>
    <style:style style:name="T2316" style:parent-style-name="DefaultParagraphFont" style:family="text">
      <style:text-properties style:font-name="Arial" fo:color="#222222"/>
    </style:style>
    <style:style style:name="T2317" style:parent-style-name="DefaultParagraphFont" style:family="text">
      <style:text-properties style:font-name="Consolas" style:font-name-complex="Consolas" fo:color="#222222"/>
    </style:style>
    <style:style style:name="T2318" style:parent-style-name="DefaultParagraphFont" style:family="text">
      <style:text-properties style:font-name="Arial" fo:color="#222222"/>
    </style:style>
    <style:style style:name="T2319" style:parent-style-name="DefaultParagraphFont" style:family="text">
      <style:text-properties style:font-name="Consolas" style:font-name-complex="Consolas" fo:color="#222222"/>
    </style:style>
    <style:style style:name="T2320" style:parent-style-name="DefaultParagraphFont" style:family="text">
      <style:text-properties style:font-name="Arial" fo:color="#222222"/>
    </style:style>
    <style:style style:name="P2321" style:parent-style-name="Standard" style:family="paragraph">
      <style:paragraph-properties style:text-autospace="none"/>
      <style:text-properties style:font-name="Arial" fo:color="#222222"/>
    </style:style>
    <style:style style:name="P2322" style:parent-style-name="Standard" style:family="paragraph">
      <style:paragraph-properties style:text-autospace="none"/>
    </style:style>
    <style:style style:name="T2323" style:parent-style-name="DefaultParagraphFont" style:family="text">
      <style:text-properties style:font-name="Arial" fo:color="#222222"/>
    </style:style>
    <style:style style:name="T2324" style:parent-style-name="DefaultParagraphFont" style:family="text">
      <style:text-properties style:font-name="Arial" fo:color="#222222"/>
    </style:style>
    <style:style style:name="T2325" style:parent-style-name="DefaultParagraphFont" style:family="text">
      <style:text-properties style:font-name="Consolas" style:font-name-complex="Consolas" fo:color="#222222"/>
    </style:style>
    <style:style style:name="T2326" style:parent-style-name="DefaultParagraphFont" style:family="text">
      <style:text-properties style:font-name="Arial" fo:color="#222222"/>
    </style:style>
    <style:style style:name="T2327" style:parent-style-name="DefaultParagraphFont" style:family="text">
      <style:text-properties style:font-name="Consolas" style:font-name-complex="Consolas" fo:color="#222222"/>
    </style:style>
    <style:style style:name="T2328" style:parent-style-name="DefaultParagraphFont" style:family="text">
      <style:text-properties style:font-name="Arial" fo:color="#222222"/>
    </style:style>
    <style:style style:name="T2329" style:parent-style-name="DefaultParagraphFont" style:family="text">
      <style:text-properties style:font-name="Consolas" style:font-name-complex="Consolas" fo:color="#222222"/>
    </style:style>
    <style:style style:name="T2330" style:parent-style-name="DefaultParagraphFont" style:family="text">
      <style:text-properties style:font-name="Consolas" style:font-name-complex="Consolas" fo:color="#222222"/>
    </style:style>
    <style:style style:name="T2331" style:parent-style-name="DefaultParagraphFont" style:family="text">
      <style:text-properties style:font-name="Arial" fo:color="#222222"/>
    </style:style>
    <style:style style:name="P2332" style:parent-style-name="Textbody" style:family="paragraph">
      <style:paragraph-properties style:text-autospace="none" fo:margin-top="0.052in" fo:margin-bottom="0.052in"/>
      <style:text-properties style:font-name="Consolas" style:font-name-complex="Consolas" fo:color="#222222"/>
    </style:style>
    <style:style style:name="P2333" style:parent-style-name="Standard" style:family="paragraph">
      <style:paragraph-properties style:text-autospace="none"/>
      <style:text-properties style:font-name="Arial" fo:font-weight="bold" style:font-weight-asian="bold" fo:color="#222222"/>
    </style:style>
    <style:style style:name="P2334" style:parent-style-name="Standard" style:family="paragraph">
      <style:paragraph-properties style:text-autospace="none"/>
      <style:text-properties style:font-name="Arial" fo:font-weight="bold" style:font-weight-asian="bold" fo:color="#222222"/>
    </style:style>
    <style:style style:name="P2335" style:parent-style-name="Standard" style:family="paragraph">
      <style:paragraph-properties style:text-autospace="none"/>
      <style:text-properties style:font-name="Arial" fo:color="#222222"/>
    </style:style>
    <style:style style:name="P2336" style:parent-style-name="Standard" style:family="paragraph">
      <style:paragraph-properties style:text-autospace="none"/>
      <style:text-properties style:font-name="Arial" fo:color="#222222"/>
    </style:style>
    <style:style style:name="P2337" style:parent-style-name="Standard" style:family="paragraph">
      <style:paragraph-properties style:text-autospace="none"/>
    </style:style>
    <style:style style:name="T2338" style:parent-style-name="DefaultParagraphFont" style:family="text">
      <style:text-properties style:font-name="Arial" fo:color="#222222"/>
    </style:style>
    <style:style style:name="T2339" style:parent-style-name="DefaultParagraphFont" style:family="text">
      <style:text-properties style:font-name="Consolas" style:font-name-complex="Consolas" fo:color="#222222"/>
    </style:style>
    <style:style style:name="T2340" style:parent-style-name="DefaultParagraphFont" style:family="text">
      <style:text-properties style:font-name="Arial" fo:color="#222222"/>
    </style:style>
    <style:style style:name="T2341" style:parent-style-name="DefaultParagraphFont" style:family="text">
      <style:text-properties style:font-name="Consolas" style:font-name-complex="Consolas" fo:color="#222222"/>
    </style:style>
    <style:style style:name="P2342" style:parent-style-name="Standard" style:family="paragraph">
      <style:paragraph-properties style:text-autospace="none"/>
      <style:text-properties style:font-name="Arial" fo:color="#222222"/>
    </style:style>
    <style:style style:name="P2343" style:parent-style-name="Standard" style:family="paragraph">
      <style:paragraph-properties style:text-autospace="none"/>
      <style:text-properties style:font-name="Arial" fo:color="#222222"/>
    </style:style>
    <style:style style:name="P2344" style:parent-style-name="Standard" style:family="paragraph">
      <style:paragraph-properties style:text-autospace="none"/>
      <style:text-properties style:font-name="Arial" fo:color="#222222"/>
    </style:style>
    <style:style style:name="P2345" style:parent-style-name="Normal" style:family="paragraph">
      <style:paragraph-properties fo:widows="2" fo:orphans="2" style:text-autospace="none"/>
      <style:text-properties fo:hyphenate="true"/>
    </style:style>
    <style:style style:name="T2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1" style:parent-style-name="Normal" style:family="paragraph">
      <style:paragraph-properties fo:widows="2" fo:orphans="2" style:text-autospace="none" fo:text-indent="0.4923in"/>
      <style:text-properties fo:hyphenate="true"/>
    </style:style>
    <style:style style:name="T2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5" style:parent-style-name="Normal" style:family="paragraph">
      <style:paragraph-properties fo:widows="2" fo:orphans="2" style:text-autospace="none"/>
      <style:text-properties fo:hyphenate="true"/>
    </style:style>
    <style:style style:name="T2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0" style:parent-style-name="Normal" style:family="paragraph">
      <style:paragraph-properties fo:widows="2" fo:orphans="2" style:text-autospace="none"/>
      <style:text-properties fo:hyphenate="true"/>
    </style:style>
    <style:style style:name="T2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3" style:parent-style-name="Normal" style:family="paragraph">
      <style:paragraph-properties fo:widows="2" fo:orphans="2" style:text-autospace="none"/>
      <style:text-properties fo:hyphenate="true"/>
    </style:style>
    <style:style style:name="T2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0" style:parent-style-name="Normal" style:family="paragraph">
      <style:paragraph-properties fo:widows="2" fo:orphans="2" style:text-autospace="none"/>
      <style:text-properties fo:hyphenate="true"/>
    </style:style>
    <style:style style:name="T2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6" style:parent-style-name="Normal" style:family="paragraph">
      <style:paragraph-properties fo:widows="2" fo:orphans="2" style:text-autospace="none"/>
      <style:text-properties fo:hyphenate="true"/>
    </style:style>
    <style:style style:name="T2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2" style:parent-style-name="Normal" style:family="paragraph">
      <style:paragraph-properties fo:widows="2" fo:orphans="2" style:text-autospace="none"/>
      <style:text-properties fo:hyphenate="true"/>
    </style:style>
    <style:style style:name="T2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8" style:parent-style-name="Normal" style:family="paragraph">
      <style:paragraph-properties fo:widows="2" fo:orphans="2" style:text-autospace="none"/>
      <style:text-properties fo:hyphenate="true"/>
    </style:style>
    <style:style style:name="T2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4" style:parent-style-name="Normal" style:family="paragraph">
      <style:paragraph-properties fo:widows="2" fo:orphans="2" style:text-autospace="none"/>
      <style:text-properties fo:hyphenate="true"/>
    </style:style>
    <style:style style:name="T2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398" style:parent-style-name="Standard" style:family="paragraph">
      <style:paragraph-properties style:text-autospace="none"/>
      <style:text-properties style:font-name="Arial" fo:color="#222222"/>
    </style:style>
    <style:style style:name="P2399" style:parent-style-name="Standard" style:family="paragraph">
      <style:paragraph-properties style:text-autospace="none"/>
      <style:text-properties style:font-name="Arial" fo:color="#222222"/>
    </style:style>
    <style:style style:name="P2400" style:parent-style-name="Textbody" style:family="paragraph">
      <style:paragraph-properties style:text-autospace="none" fo:margin-top="0.052in" fo:margin-bottom="0.052in"/>
      <style:text-properties style:font-name="Consolas" style:font-name-complex="Consolas" fo:color="#222222"/>
    </style:style>
    <style:style style:name="P2401" style:parent-style-name="Standard" style:family="paragraph">
      <style:paragraph-properties style:text-autospace="none" fo:margin-top="0.052in" fo:margin-bottom="0.052in"/>
      <style:text-properties style:font-name="Arial" fo:font-weight="bold" style:font-weight-asian="bold" fo:color="#222222"/>
    </style:style>
    <style:style style:name="P2402" style:parent-style-name="Textbody" style:family="paragraph">
      <style:paragraph-properties style:text-autospace="none" fo:margin-top="0.052in" fo:margin-bottom="0.052in"/>
      <style:text-properties style:font-name="Arial" fo:color="#222222"/>
    </style:style>
    <style:style style:name="P2403" style:parent-style-name="Textbody" style:family="paragraph">
      <style:paragraph-properties style:text-autospace="none" fo:margin-top="0.052in" fo:margin-bottom="0.052in"/>
      <style:text-properties style:font-name="Arial" fo:color="#222222"/>
    </style:style>
    <style:style style:name="P2404" style:parent-style-name="Textbody" style:family="paragraph">
      <style:paragraph-properties style:text-autospace="none" fo:margin-top="0.052in" fo:margin-bottom="0.052in"/>
      <style:text-properties style:font-name="Arial" fo:color="#222222"/>
    </style:style>
    <style:style style:name="P2405" style:parent-style-name="Textbody" style:family="paragraph">
      <style:paragraph-properties style:text-autospace="none" fo:margin-top="0.052in" fo:margin-bottom="0.052in"/>
      <style:text-properties style:font-name="Arial" fo:color="#222222"/>
    </style:style>
    <style:style style:name="P2406" style:parent-style-name="Textbody" style:family="paragraph">
      <style:paragraph-properties style:text-autospace="none" fo:margin-top="0.052in" fo:margin-bottom="0.052in"/>
      <style:text-properties style:font-name="Arial" fo:color="#222222"/>
    </style:style>
    <style:style style:name="P2407" style:parent-style-name="Textbody" style:family="paragraph">
      <style:paragraph-properties style:text-autospace="none" fo:margin-top="0.052in" fo:margin-bottom="0.052in"/>
      <style:text-properties style:font-name="Arial" fo:color="#222222"/>
    </style:style>
    <style:style style:name="P2408" style:parent-style-name="Textbody" style:family="paragraph">
      <style:paragraph-properties style:text-autospace="none" fo:margin-top="0.052in" fo:margin-bottom="0.052in"/>
      <style:text-properties style:font-name="Arial" fo:color="#222222"/>
    </style:style>
    <style:style style:name="P2409" style:parent-style-name="Heading2" style:family="paragraph">
      <style:text-properties fo:font-style="normal" style:font-style-asian="normal" fo:font-size="18pt" style:font-size-asian="18pt" style:font-size-complex="18pt"/>
    </style:style>
    <style:style style:name="P2410" style:parent-style-name="Textbody" style:family="paragraph">
      <style:text-properties style:font-name="Arial" style:font-name-complex="Arial"/>
    </style:style>
    <style:style style:name="P2411" style:parent-style-name="Textbody" style:family="paragraph">
      <style:text-properties style:font-name="Arial" style:font-name-complex="Arial"/>
    </style:style>
    <style:style style:name="P2412" style:parent-style-name="Textbody" style:family="paragraph">
      <style:text-properties style:font-name="Arial" style:font-name-complex="Arial"/>
    </style:style>
    <style:style style:name="P2413" style:parent-style-name="Heading2" style:family="paragraph">
      <style:text-properties fo:font-style="normal" style:font-style-asian="normal" fo:font-size="18pt" style:font-size-asian="18pt" style:font-size-complex="18pt"/>
    </style:style>
    <style:style style:name="P2414" style:parent-style-name="Textbody" style:family="paragraph">
      <style:paragraph-properties style:text-autospace="none" fo:margin-top="0.052in" fo:margin-bottom="0.052in"/>
    </style:style>
    <style:style style:name="T2415" style:parent-style-name="DefaultParagraphFont" style:family="text">
      <style:text-properties style:font-name="Arial" style:font-name-complex="Arial"/>
    </style:style>
    <style:style style:name="T2416" style:parent-style-name="DefaultParagraphFont" style:family="text">
      <style:text-properties style:font-name="Arial" style:font-name-complex="Arial"/>
    </style:style>
    <style:style style:name="T2417" style:parent-style-name="Hyperlink" style:family="text">
      <style:text-properties style:font-name="Arial" style:font-name-complex="Arial"/>
    </style:style>
    <style:style style:name="T2418" style:parent-style-name="DefaultParagraphFont" style:family="text">
      <style:text-properties style:font-name="Arial" style:font-name-complex="Arial"/>
    </style:style>
    <style:style style:name="T2419" style:parent-style-name="Hyperlink" style:family="text">
      <style:text-properties style:font-name="Arial" style:font-name-complex="Arial"/>
    </style:style>
    <style:style style:name="T2420" style:parent-style-name="DefaultParagraphFont" style:family="text">
      <style:text-properties style:font-name="Arial" style:font-name-complex="Arial"/>
    </style:style>
    <style:style style:name="T2421" style:parent-style-name="Hyperlink" style:family="text">
      <style:text-properties style:font-name="Arial" style:font-name-complex="Arial"/>
    </style:style>
    <style:style style:name="T2422" style:parent-style-name="DefaultParagraphFont" style:family="text">
      <style:text-properties style:font-name="Arial" style:font-name-complex="Arial"/>
    </style:style>
    <style:style style:name="P2423" style:parent-style-name="Textbody" style:family="paragraph">
      <style:paragraph-properties style:text-autospace="none" fo:margin-top="0.052in" fo:margin-bottom="0.052in"/>
      <style:text-properties style:font-name="Arial" style:font-name-complex="Arial"/>
    </style:style>
    <style:style style:name="P2424" style:parent-style-name="Textbody" style:family="paragraph">
      <style:paragraph-properties style:text-autospace="none" fo:margin-top="0.052in" fo:margin-bottom="0.052in"/>
      <style:text-properties style:font-name="Arial" style:font-name-complex="Arial"/>
    </style:style>
    <style:style style:name="P2425" style:parent-style-name="Textbody" style:family="paragraph">
      <style:paragraph-properties style:text-autospace="none" fo:margin-top="0.052in" fo:margin-bottom="0.052in"/>
      <style:text-properties style:font-name="Arial" style:font-name-complex="Arial"/>
    </style:style>
    <style:style style:name="P2426" style:parent-style-name="Normal" style:family="paragraph">
      <style:paragraph-properties fo:widows="2" fo:orphans="2" style:text-autospace="none"/>
      <style:text-properties fo:hyphenate="true"/>
    </style:style>
    <style:style style:name="T24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33" style:parent-style-name="Normal" style:family="paragraph">
      <style:paragraph-properties fo:widows="2" fo:orphans="2" style:text-autospace="none"/>
      <style:text-properties fo:hyphenate="true"/>
    </style:style>
    <style:style style:name="T24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0" style:parent-style-name="Normal" style:family="paragraph">
      <style:paragraph-properties fo:widows="2" fo:orphans="2" style:text-autospace="none"/>
      <style:text-properties fo:hyphenate="true"/>
    </style:style>
    <style:style style:name="T24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8" style:parent-style-name="Normal" style:family="paragraph">
      <style:paragraph-properties fo:widows="2" fo:orphans="2" style:text-autospace="none"/>
      <style:text-properties fo:hyphenate="true"/>
    </style:style>
    <style:style style:name="T24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5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458" style:parent-style-name="Textbody" style:family="paragraph">
      <style:paragraph-properties style:text-autospace="none" fo:margin-top="0.052in" fo:margin-bottom="0.052in"/>
    </style:style>
    <style:style style:name="T2459" style:parent-style-name="DefaultParagraphFont" style:family="text">
      <style:text-properties style:font-name="Arial" style:font-name-complex="Arial"/>
    </style:style>
    <style:style style:name="T2460" style:parent-style-name="DefaultParagraphFont" style:family="text">
      <style:text-properties style:font-name="Consolas" style:font-name-complex="Consolas"/>
    </style:style>
    <style:style style:name="T2461" style:parent-style-name="DefaultParagraphFont" style:family="text">
      <style:text-properties style:font-name="Arial" style:font-name-complex="Arial"/>
    </style:style>
    <style:style style:name="T2462" style:parent-style-name="DefaultParagraphFont" style:family="text">
      <style:text-properties style:font-name="Arial" style:font-name-complex="Arial"/>
    </style:style>
    <style:style style:name="P2463" style:parent-style-name="Normal" style:family="paragraph">
      <style:paragraph-properties fo:widows="2" fo:orphans="2" style:text-autospace="none"/>
      <style:text-properties fo:hyphenate="true"/>
    </style:style>
    <style:style style:name="T24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69" style:parent-style-name="Textbody" style:family="paragraph">
      <style:paragraph-properties style:text-autospace="none" fo:margin-top="0.052in" fo:margin-bottom="0.052in"/>
      <style:text-properties style:font-name="Arial" style:font-name-complex="Arial"/>
    </style:style>
    <style:style style:name="P2470" style:parent-style-name="Textbody" style:family="paragraph">
      <style:paragraph-properties style:text-autospace="none" fo:margin-top="0.052in" fo:margin-bottom="0.052in"/>
      <style:text-properties style:font-name="Arial" style:font-name-complex="Arial"/>
    </style:style>
    <style:style style:name="P2471" style:parent-style-name="Normal" style:family="paragraph">
      <style:paragraph-properties fo:widows="2" fo:orphans="2" style:text-autospace="none"/>
      <style:text-properties fo:hyphenate="true"/>
    </style:style>
    <style:style style:name="T24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7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475" style:parent-style-name="Textbody" style:family="paragraph">
      <style:paragraph-properties style:text-autospace="none" fo:margin-top="0.052in" fo:margin-bottom="0.052in"/>
    </style:style>
    <style:style style:name="T2476" style:parent-style-name="DefaultParagraphFont" style:family="text">
      <style:text-properties style:font-name="Arial" style:font-name-complex="Arial"/>
    </style:style>
    <style:style style:name="T2477" style:parent-style-name="DefaultParagraphFont" style:family="text">
      <style:text-properties style:font-name="Arial" style:font-name-complex="Arial"/>
    </style:style>
    <style:style style:name="T2478" style:parent-style-name="DefaultParagraphFont" style:family="text">
      <style:text-properties style:font-name="Consolas" style:font-name-complex="Consolas"/>
    </style:style>
    <style:style style:name="T2479" style:parent-style-name="DefaultParagraphFont" style:family="text">
      <style:text-properties style:font-name="Arial" style:font-name-complex="Arial"/>
    </style:style>
    <style:style style:name="T2480" style:parent-style-name="DefaultParagraphFont" style:family="text">
      <style:text-properties style:font-name="Consolas" style:font-name-complex="Consolas"/>
    </style:style>
    <style:style style:name="T2481" style:parent-style-name="DefaultParagraphFont" style:family="text">
      <style:text-properties style:font-name="Arial" style:font-name-complex="Arial"/>
    </style:style>
    <style:style style:name="T2482" style:parent-style-name="DefaultParagraphFont" style:family="text">
      <style:text-properties style:font-name="Arial" style:font-name-complex="Arial"/>
    </style:style>
    <style:style style:name="T2483" style:parent-style-name="DefaultParagraphFont" style:family="text">
      <style:text-properties style:font-name="Consolas" style:font-name-complex="Consolas"/>
    </style:style>
    <style:style style:name="T2484" style:parent-style-name="DefaultParagraphFont" style:family="text">
      <style:text-properties style:font-name="Arial" style:font-name-complex="Arial"/>
    </style:style>
    <style:style style:name="P2485" style:parent-style-name="Textbody" style:family="paragraph">
      <style:paragraph-properties style:text-autospace="none" fo:margin-top="0.052in" fo:margin-bottom="0.052in"/>
    </style:style>
    <style:style style:name="T24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02"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503" style:parent-style-name="Textbody" style:family="paragraph">
      <style:paragraph-properties style:text-autospace="none" fo:margin-top="0.052in" fo:margin-bottom="0.052in"/>
    </style:style>
    <style:style style:name="T2504" style:parent-style-name="DefaultParagraphFont" style:family="text">
      <style:text-properties style:font-name="Arial" style:font-name-complex="Arial"/>
    </style:style>
    <style:style style:name="T2505" style:parent-style-name="DefaultParagraphFont" style:family="text">
      <style:text-properties style:font-name="Consolas" style:font-name-complex="Consolas"/>
    </style:style>
    <style:style style:name="P2506" style:parent-style-name="Normal" style:family="paragraph">
      <style:paragraph-properties fo:widows="2" fo:orphans="2" style:text-autospace="none"/>
      <style:text-properties fo:hyphenate="true"/>
    </style:style>
    <style:style style:name="T25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15" style:parent-style-name="Normal" style:family="paragraph">
      <style:paragraph-properties fo:widows="2" fo:orphans="2" style:text-autospace="none"/>
      <style:text-properties fo:hyphenate="true"/>
    </style:style>
    <style:style style:name="T25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28" style:parent-style-name="Normal" style:family="paragraph">
      <style:paragraph-properties fo:widows="2" fo:orphans="2" style:text-autospace="none"/>
      <style:text-properties fo:hyphenate="true"/>
    </style:style>
    <style:style style:name="T25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5" style:parent-style-name="Textbody" style:family="paragraph">
      <style:paragraph-properties style:text-autospace="none" fo:margin-top="0.052in" fo:margin-bottom="0.052in"/>
      <style:text-properties style:font-name="Arial" style:font-name-complex="Arial"/>
    </style:style>
    <style:style style:name="P2536" style:parent-style-name="Textbody" style:family="paragraph">
      <style:paragraph-properties style:text-autospace="none" fo:margin-top="0.052in" fo:margin-bottom="0.052in"/>
      <style:text-properties style:font-name="Arial" style:font-name-complex="Arial"/>
    </style:style>
    <style:style style:name="P2537" style:parent-style-name="Normal" style:family="paragraph">
      <style:paragraph-properties fo:widows="2" fo:orphans="2" style:text-autospace="none"/>
      <style:text-properties fo:hyphenate="true"/>
    </style:style>
    <style:style style:name="T25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44" style:parent-style-name="Normal" style:family="paragraph">
      <style:paragraph-properties fo:widows="2" fo:orphans="2" style:text-autospace="none"/>
      <style:text-properties fo:hyphenate="true"/>
    </style:style>
    <style:style style:name="T25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49" style:parent-style-name="Textbody" style:family="paragraph">
      <style:paragraph-properties style:text-autospace="none" fo:margin-top="0.052in" fo:margin-bottom="0.052in"/>
      <style:text-properties style:font-name="Arial" style:font-name-complex="Arial"/>
    </style:style>
    <style:style style:name="P2550" style:parent-style-name="Textbody" style:family="paragraph">
      <style:paragraph-properties style:text-autospace="none" fo:margin-top="0.052in" fo:margin-bottom="0.052in"/>
      <style:text-properties style:font-name="Arial" style:font-name-complex="Arial"/>
    </style:style>
    <style:style style:name="P2551" style:parent-style-name="Normal" style:family="paragraph">
      <style:paragraph-properties fo:widows="2" fo:orphans="2" style:text-autospace="none"/>
      <style:text-properties fo:hyphenate="true"/>
    </style:style>
    <style:style style:name="T25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6" style:parent-style-name="Textbody" style:family="paragraph">
      <style:paragraph-properties style:text-autospace="none" fo:margin-top="0.052in" fo:margin-bottom="0.052in"/>
    </style:style>
    <style:style style:name="T2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8" style:parent-style-name="Textbody" style:family="paragraph">
      <style:paragraph-properties style:text-autospace="none" fo:margin-top="0.052in" fo:margin-bottom="0.052in"/>
    </style:style>
    <style:style style:name="T2559" style:parent-style-name="DefaultParagraphFont" style:family="text">
      <style:text-properties style:font-name="Arial" style:font-name-complex="Arial"/>
    </style:style>
    <style:style style:name="T2560" style:parent-style-name="DefaultParagraphFont" style:family="text">
      <style:text-properties style:font-name="Consolas" style:font-name-complex="Consolas"/>
    </style:style>
    <style:style style:name="T2561" style:parent-style-name="DefaultParagraphFont" style:family="text">
      <style:text-properties style:font-name="Arial" style:font-name-complex="Arial"/>
    </style:style>
    <style:style style:name="P2562" style:parent-style-name="Normal" style:family="paragraph">
      <style:paragraph-properties fo:widows="2" fo:orphans="2" style:text-autospace="none"/>
      <style:text-properties fo:hyphenate="true"/>
    </style:style>
    <style:style style:name="T25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9" style:parent-style-name="Textbody" style:family="paragraph">
      <style:paragraph-properties style:text-autospace="none" fo:margin-top="0.052in" fo:margin-bottom="0.052in"/>
    </style:style>
    <style:style style:name="T2570" style:parent-style-name="DefaultParagraphFont" style:family="text">
      <style:text-properties style:font-name="Arial" style:font-name-complex="Arial"/>
    </style:style>
    <style:style style:name="T2571" style:parent-style-name="DefaultParagraphFont" style:family="text">
      <style:text-properties style:font-name="Consolas" style:font-name-complex="Consolas"/>
    </style:style>
    <style:style style:name="T2572" style:parent-style-name="DefaultParagraphFont" style:family="text">
      <style:text-properties style:font-name="Arial" style:font-name-complex="Arial"/>
    </style:style>
    <style:style style:name="P2573" style:parent-style-name="Normal" style:family="paragraph">
      <style:paragraph-properties fo:widows="2" fo:orphans="2" style:text-autospace="none"/>
      <style:text-properties fo:hyphenate="true"/>
    </style:style>
    <style:style style:name="T25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0" style:parent-style-name="Textbody" style:family="paragraph">
      <style:paragraph-properties style:text-autospace="none" fo:margin-top="0.052in" fo:margin-bottom="0.052in"/>
    </style:style>
    <style:style style:name="T2581" style:parent-style-name="DefaultParagraphFont" style:family="text">
      <style:text-properties style:font-name="Arial" style:font-name-complex="Arial"/>
    </style:style>
    <style:style style:name="T2582" style:parent-style-name="DefaultParagraphFont" style:family="text">
      <style:text-properties style:font-name="Arial" style:font-name-complex="Arial"/>
    </style:style>
    <style:style style:name="T2583" style:parent-style-name="DefaultParagraphFont" style:family="text">
      <style:text-properties style:font-name="Arial" style:font-name-complex="Arial" style:text-position="super 66.6%"/>
    </style:style>
    <style:style style:name="T2584" style:parent-style-name="DefaultParagraphFont" style:family="text">
      <style:text-properties style:font-name="Arial" style:font-name-complex="Arial"/>
    </style:style>
    <style:style style:name="T2585" style:parent-style-name="DefaultParagraphFont" style:family="text">
      <style:text-properties style:font-name="Arial" style:font-name-complex="Arial"/>
    </style:style>
    <style:style style:name="T2586" style:parent-style-name="DefaultParagraphFont" style:family="text">
      <style:text-properties style:font-name="Arial" style:font-name-complex="Arial" style:text-position="super 66.6%"/>
    </style:style>
    <style:style style:name="T2587" style:parent-style-name="DefaultParagraphFont" style:family="text">
      <style:text-properties style:font-name="Arial" style:font-name-complex="Arial"/>
    </style:style>
    <style:style style:name="P2588" style:parent-style-name="Textbody" style:family="paragraph">
      <style:paragraph-properties style:text-autospace="none" fo:margin-top="0.052in" fo:margin-bottom="0.052in"/>
      <style:text-properties style:font-name="Arial" style:font-name-complex="Arial"/>
    </style:style>
    <style:style style:name="P2589" style:parent-style-name="Textbody" style:family="paragraph">
      <style:paragraph-properties style:text-autospace="none" fo:margin-top="0.052in" fo:margin-bottom="0.052in"/>
      <style:text-properties style:font-name="Arial" style:font-name-complex="Arial"/>
    </style:style>
    <style:style style:name="P2590" style:parent-style-name="Textbody" style:family="paragraph">
      <style:paragraph-properties style:text-autospace="none" fo:margin-top="0.052in" fo:margin-bottom="0.052in"/>
      <style:text-properties style:font-name="Arial" style:font-name-complex="Arial"/>
    </style:style>
    <style:style style:name="P2591" style:parent-style-name="Normal" style:family="paragraph">
      <style:paragraph-properties fo:widows="2" fo:orphans="2" style:text-autospace="none"/>
      <style:text-properties fo:hyphenate="true"/>
    </style:style>
    <style:style style:name="T25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0" style:parent-style-name="Normal" style:family="paragraph">
      <style:paragraph-properties fo:widows="2" fo:orphans="2" style:text-autospace="none"/>
      <style:text-properties fo:hyphenate="true"/>
    </style:style>
    <style:style style:name="T2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9" style:parent-style-name="Normal" style:family="paragraph">
      <style:paragraph-properties fo:widows="2" fo:orphans="2" style:text-autospace="none"/>
      <style:text-properties fo:hyphenate="true"/>
    </style:style>
    <style:style style:name="T2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5" style:parent-style-name="Normal" style:family="paragraph">
      <style:paragraph-properties fo:widows="2" fo:orphans="2" style:text-autospace="none"/>
      <style:text-properties fo:hyphenate="true"/>
    </style:style>
    <style:style style:name="T2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1" style:parent-style-name="Normal" style:family="paragraph">
      <style:paragraph-properties fo:widows="2" fo:orphans="2" style:text-autospace="none"/>
      <style:text-properties fo:hyphenate="true"/>
    </style:style>
    <style:style style:name="T2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7" style:parent-style-name="Normal" style:family="paragraph">
      <style:paragraph-properties fo:widows="2" fo:orphans="2" style:text-autospace="none"/>
      <style:text-properties fo:hyphenate="true"/>
    </style:style>
    <style:style style:name="T2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30" style:parent-style-name="Normal" style:family="paragraph">
      <style:paragraph-properties fo:widows="2" fo:orphans="2" style:text-autospace="none"/>
      <style:text-properties fo:hyphenate="true"/>
    </style:style>
    <style:style style:name="T2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38" style:parent-style-name="Normal" style:family="paragraph">
      <style:paragraph-properties fo:widows="2" fo:orphans="2" style:text-autospace="none"/>
      <style:text-properties fo:hyphenate="true"/>
    </style:style>
    <style:style style:name="T2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5" style:parent-style-name="Normal" style:family="paragraph">
      <style:paragraph-properties fo:widows="2" fo:orphans="2" style:text-autospace="none"/>
      <style:text-properties fo:hyphenate="true"/>
    </style:style>
    <style:style style:name="T2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5" style:parent-style-name="Normal" style:family="paragraph">
      <style:paragraph-properties fo:widows="2" fo:orphans="2" style:text-autospace="none" fo:margin-left="0.4923in">
        <style:tab-stops/>
      </style:paragraph-properties>
      <style:text-properties fo:hyphenate="true"/>
    </style:style>
    <style:style style:name="T2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1"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662"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663" style:parent-style-name="Textbody" style:family="paragraph">
      <style:paragraph-properties fo:margin-top="0.052in" fo:margin-bottom="0.052in"/>
      <style:text-properties style:font-name="Arial" fo:color="#222222"/>
    </style:style>
    <style:style style:name="P2664" style:parent-style-name="Normal" style:family="paragraph">
      <style:paragraph-properties fo:widows="2" fo:orphans="2" style:text-autospace="none"/>
      <style:text-properties fo:hyphenate="true"/>
    </style:style>
    <style:style style:name="T2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8" style:parent-style-name="Textbody" style:family="paragraph">
      <style:paragraph-properties style:text-autospace="none" fo:margin-top="0.052in" fo:margin-bottom="0.052in"/>
      <style:text-properties style:font-name="Arial" style:font-name-complex="Arial"/>
    </style:style>
    <style:style style:name="P2669" style:parent-style-name="Heading2" style:family="paragraph">
      <style:text-properties fo:font-style="normal" style:font-style-asian="normal" fo:font-size="18pt" style:font-size-asian="18pt" style:font-size-complex="18pt"/>
    </style:style>
    <style:style style:name="P2670" style:parent-style-name="Textbody" style:family="paragraph">
      <style:paragraph-properties style:text-autospace="none" fo:margin-top="0.052in" fo:margin-bottom="0.052in"/>
      <style:text-properties style:font-name="Arial" style:font-name-complex="Arial"/>
    </style:style>
    <style:style style:name="P2671" style:parent-style-name="Textbody" style:family="paragraph">
      <style:paragraph-properties style:text-autospace="none" fo:margin-top="0.052in" fo:margin-bottom="0.052in"/>
      <style:text-properties style:font-name="Arial" style:font-name-complex="Arial"/>
    </style:style>
    <style:style style:name="P2672" style:parent-style-name="Textbody" style:family="paragraph">
      <style:paragraph-properties style:text-autospace="none" fo:margin-top="0.052in" fo:margin-bottom="0.052in"/>
      <style:text-properties style:font-name="Arial" style:font-name-complex="Arial"/>
    </style:style>
    <style:style style:name="P2673" style:parent-style-name="Textbody" style:family="paragraph">
      <style:paragraph-properties style:text-autospace="none" fo:margin-top="0.052in" fo:margin-bottom="0.052in"/>
    </style:style>
    <style:style style:name="P2674" style:parent-style-name="Textbody" style:family="paragraph">
      <style:paragraph-properties style:text-autospace="none" fo:margin-top="0.052in" fo:margin-bottom="0.052in"/>
    </style:style>
    <style:style style:name="P2675" style:parent-style-name="Textbody" style:family="paragraph">
      <style:paragraph-properties style:text-autospace="none" fo:margin-top="0.052in" fo:margin-bottom="0.052in"/>
    </style:style>
    <style:style style:name="P2676" style:parent-style-name="Textbody" style:family="paragraph">
      <style:paragraph-properties style:text-autospace="none" fo:margin-top="0.052in" fo:margin-bottom="0.052in"/>
      <style:text-properties style:font-name="Arial" style:font-name-complex="Arial"/>
    </style:style>
    <style:style style:name="P2677" style:parent-style-name="Textbody" style:family="paragraph">
      <style:paragraph-properties style:text-autospace="none" fo:margin-top="0.052in" fo:margin-bottom="0.052in"/>
    </style:style>
    <style:style style:name="P2678" style:parent-style-name="Textbody" style:family="paragraph">
      <style:paragraph-properties style:text-autospace="none" fo:margin-top="0.052in" fo:margin-bottom="0.052in"/>
      <style:text-properties style:font-name="Arial" style:font-name-complex="Arial"/>
    </style:style>
    <style:style style:name="P2679" style:parent-style-name="Textbody" style:family="paragraph">
      <style:paragraph-properties style:text-autospace="none" fo:margin-top="0.052in" fo:margin-bottom="0.052in"/>
      <style:text-properties style:font-name="Arial" style:font-name-complex="Arial"/>
    </style:style>
    <style:style style:name="P2680" style:parent-style-name="Textbody" style:family="paragraph">
      <style:paragraph-properties style:text-autospace="none" fo:margin-top="0.052in" fo:margin-bottom="0.052in"/>
    </style:style>
    <style:style style:name="T2681" style:parent-style-name="DefaultParagraphFont" style:family="text">
      <style:text-properties style:font-name="Arial" style:font-name-complex="Arial"/>
    </style:style>
    <style:style style:name="P2682" style:parent-style-name="Textbody" style:family="paragraph">
      <style:paragraph-properties style:text-autospace="none" fo:margin-top="0.052in" fo:margin-bottom="0.052in"/>
      <style:text-properties style:font-name="Arial" style:font-name-complex="Arial"/>
    </style:style>
    <style:style style:name="P2683" style:parent-style-name="Textbody" style:family="paragraph">
      <style:paragraph-properties style:text-autospace="none" fo:margin-top="0.052in" fo:margin-bottom="0.052in"/>
      <style:text-properties style:font-name="Arial" style:font-name-complex="Arial"/>
    </style:style>
    <style:style style:name="P2684" style:parent-style-name="Textbody" style:family="paragraph">
      <style:paragraph-properties style:text-autospace="none" fo:margin-top="0.052in" fo:margin-bottom="0.052in"/>
    </style:style>
    <style:style style:name="T2685" style:parent-style-name="DefaultParagraphFont" style:family="text">
      <style:text-properties style:font-name="Arial" style:font-name-complex="Arial"/>
    </style:style>
    <style:style style:name="P2686" style:parent-style-name="Textbody" style:family="paragraph">
      <style:paragraph-properties style:text-autospace="none" fo:margin-top="0.052in" fo:margin-bottom="0.052in"/>
      <style:text-properties style:font-name="Arial" style:font-name-complex="Arial"/>
    </style:style>
    <style:style style:name="P2687" style:parent-style-name="Heading2" style:family="paragraph">
      <style:text-properties fo:font-style="normal" style:font-style-asian="normal" fo:font-size="18pt" style:font-size-asian="18pt" style:font-size-complex="18pt"/>
    </style:style>
    <style:style style:name="P2688" style:parent-style-name="Textbody" style:family="paragraph">
      <style:paragraph-properties fo:margin-top="0.052in" fo:margin-bottom="0.052in"/>
    </style:style>
    <style:style style:name="T2689" style:parent-style-name="DefaultParagraphFont" style:family="text">
      <style:text-properties style:font-name="Arial" fo:color="#222222"/>
    </style:style>
    <style:style style:name="T2690" style:parent-style-name="DefaultParagraphFont" style:family="text">
      <style:text-properties style:font-name="Consolas" style:font-name-complex="Consolas" fo:color="#222222"/>
    </style:style>
    <style:style style:name="T2691" style:parent-style-name="DefaultParagraphFont" style:family="text">
      <style:text-properties style:font-name="Arial" fo:color="#222222"/>
    </style:style>
    <style:style style:name="T2692" style:parent-style-name="DefaultParagraphFont" style:family="text">
      <style:text-properties style:font-name="Consolas" style:font-name-complex="Consolas" fo:color="#222222"/>
    </style:style>
    <style:style style:name="T2693" style:parent-style-name="DefaultParagraphFont" style:family="text">
      <style:text-properties style:font-name="Arial" fo:color="#222222"/>
    </style:style>
    <style:style style:name="T2694" style:parent-style-name="DefaultParagraphFont" style:family="text">
      <style:text-properties style:font-name="Consolas" style:font-name-complex="Consolas" fo:color="#222222"/>
    </style:style>
    <style:style style:name="T2695" style:parent-style-name="DefaultParagraphFont" style:family="text">
      <style:text-properties style:font-name="Consolas" style:font-name-complex="Consolas" fo:color="#222222"/>
    </style:style>
    <style:style style:name="T2696" style:parent-style-name="DefaultParagraphFont" style:family="text">
      <style:text-properties style:font-name="Arial" fo:color="#222222"/>
    </style:style>
    <style:style style:name="T2697" style:parent-style-name="DefaultParagraphFont" style:family="text">
      <style:text-properties style:font-name="Consolas" style:font-name-complex="Consolas" fo:color="#222222"/>
    </style:style>
    <style:style style:name="T2698" style:parent-style-name="DefaultParagraphFont" style:family="text">
      <style:text-properties style:font-name="Arial" fo:color="#222222"/>
    </style:style>
    <style:style style:name="P2699" style:parent-style-name="Textbody" style:family="paragraph">
      <style:paragraph-properties fo:margin-top="0.052in" fo:margin-bottom="0.052in"/>
      <style:text-properties style:font-name="Arial" fo:color="#222222"/>
    </style:style>
    <style:style style:name="P2700" style:parent-style-name="Normal" style:family="paragraph">
      <style:paragraph-properties fo:widows="2" fo:orphans="2" style:text-autospace="none" fo:text-indent="0.4923in"/>
      <style:text-properties fo:hyphenate="true"/>
    </style:style>
    <style:style style:name="T27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09" style:parent-style-name="Normal" style:family="paragraph">
      <style:paragraph-properties fo:widows="2" fo:orphans="2" style:text-autospace="none"/>
      <style:text-properties fo:hyphenate="true"/>
    </style:style>
    <style:style style:name="T2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8" style:parent-style-name="Normal" style:family="paragraph">
      <style:paragraph-properties fo:widows="2" fo:orphans="2" style:text-autospace="none"/>
      <style:text-properties fo:hyphenate="true"/>
    </style:style>
    <style:style style:name="T2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27" style:parent-style-name="Normal" style:family="paragraph">
      <style:paragraph-properties fo:widows="2" fo:orphans="2" style:text-autospace="none"/>
      <style:text-properties fo:hyphenate="true"/>
    </style:style>
    <style:style style:name="T2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7" style:parent-style-name="Normal" style:family="paragraph">
      <style:paragraph-properties fo:widows="2" fo:orphans="2" style:text-autospace="none"/>
      <style:text-properties fo:hyphenate="true"/>
    </style:style>
    <style:style style:name="T2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6" style:parent-style-name="Normal" style:family="paragraph">
      <style:paragraph-properties fo:widows="2" fo:orphans="2" style:text-autospace="none"/>
      <style:text-properties fo:hyphenate="true"/>
    </style:style>
    <style:style style:name="T2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5" style:parent-style-name="Normal" style:family="paragraph">
      <style:paragraph-properties fo:widows="2" fo:orphans="2" style:text-autospace="none"/>
      <style:text-properties fo:hyphenate="true"/>
    </style:style>
    <style:style style:name="T2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4" style:parent-style-name="Normal" style:family="paragraph">
      <style:paragraph-properties fo:widows="2" fo:orphans="2" style:text-autospace="none"/>
      <style:text-properties fo:hyphenate="true"/>
    </style:style>
    <style:style style:name="T2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7" style:parent-style-name="Normal" style:family="paragraph">
      <style:paragraph-properties fo:widows="2" fo:orphans="2" style:text-autospace="none"/>
      <style:text-properties fo:hyphenate="true"/>
    </style:style>
    <style:style style:name="T2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7" style:parent-style-name="Normal" style:family="paragraph">
      <style:paragraph-properties fo:widows="2" fo:orphans="2" style:text-autospace="none"/>
      <style:text-properties fo:hyphenate="true"/>
    </style:style>
    <style:style style:name="T2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4" style:parent-style-name="Normal" style:family="paragraph">
      <style:paragraph-properties fo:widows="2" fo:orphans="2" style:text-autospace="none"/>
      <style:text-properties fo:hyphenate="true"/>
    </style:style>
    <style:style style:name="T2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1" style:parent-style-name="Normal" style:family="paragraph">
      <style:paragraph-properties fo:widows="2" fo:orphans="2" style:text-autospace="none"/>
      <style:text-properties fo:hyphenate="true"/>
    </style:style>
    <style:style style:name="T2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8" style:parent-style-name="Normal" style:family="paragraph">
      <style:paragraph-properties fo:widows="2" fo:orphans="2" style:text-autospace="none"/>
      <style:text-properties fo:hyphenate="true"/>
    </style:style>
    <style:style style:name="T2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7" style:parent-style-name="Normal" style:family="paragraph">
      <style:paragraph-properties fo:widows="2" fo:orphans="2" style:text-autospace="none"/>
      <style:text-properties fo:hyphenate="true"/>
    </style:style>
    <style:style style:name="T2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8" style:parent-style-name="Normal" style:family="paragraph">
      <style:paragraph-properties fo:widows="2" fo:orphans="2" style:text-autospace="none"/>
      <style:text-properties fo:hyphenate="true"/>
    </style:style>
    <style:style style:name="T2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7" style:parent-style-name="Normal" style:family="paragraph">
      <style:paragraph-properties fo:widows="2" fo:orphans="2" style:text-autospace="none"/>
      <style:text-properties fo:hyphenate="true"/>
    </style:style>
    <style:style style:name="T2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8" style:parent-style-name="Normal" style:family="paragraph">
      <style:paragraph-properties fo:widows="2" fo:orphans="2" style:text-autospace="none"/>
      <style:text-properties fo:hyphenate="true"/>
    </style:style>
    <style:style style:name="T2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7" style:parent-style-name="Normal" style:family="paragraph">
      <style:paragraph-properties fo:widows="2" fo:orphans="2" style:text-autospace="none"/>
      <style:text-properties fo:hyphenate="true"/>
    </style:style>
    <style:style style:name="T2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2"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53"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54" style:parent-style-name="Textbody" style:family="paragraph">
      <style:paragraph-properties fo:margin-top="0.052in" fo:margin-bottom="0.052in"/>
      <style:text-properties style:font-name="Arial" fo:color="#222222"/>
    </style:style>
    <style:style style:name="P2855" style:parent-style-name="Normal" style:family="paragraph">
      <style:paragraph-properties fo:widows="2" fo:orphans="2" style:text-autospace="none"/>
      <style:text-properties fo:hyphenate="true"/>
    </style:style>
    <style:style style:name="T2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7" style:parent-style-name="Normal" style:family="paragraph">
      <style:paragraph-properties fo:widows="2" fo:orphans="2" style:text-autospace="none"/>
      <style:text-properties fo:hyphenate="true"/>
    </style:style>
    <style:style style:name="T2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9" style:parent-style-name="Normal" style:family="paragraph">
      <style:paragraph-properties fo:widows="2" fo:orphans="2" style:text-autospace="none"/>
      <style:text-properties fo:hyphenate="true"/>
    </style:style>
    <style:style style:name="T2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1" style:parent-style-name="Normal" style:family="paragraph">
      <style:paragraph-properties fo:widows="2" fo:orphans="2" style:text-autospace="none"/>
      <style:text-properties fo:hyphenate="true"/>
    </style:style>
    <style:style style:name="T2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3" style:parent-style-name="Normal" style:family="paragraph">
      <style:paragraph-properties fo:widows="2" fo:orphans="2" style:text-autospace="none"/>
      <style:text-properties fo:hyphenate="true"/>
    </style:style>
    <style:style style:name="T2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5" style:parent-style-name="Normal" style:family="paragraph">
      <style:paragraph-properties fo:widows="2" fo:orphans="2" style:text-autospace="none"/>
      <style:text-properties fo:hyphenate="true"/>
    </style:style>
    <style:style style:name="T2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868" style:parent-style-name="Normal" style:family="paragraph">
      <style:paragraph-properties fo:widows="2" fo:orphans="2" style:text-autospace="none"/>
      <style:text-properties fo:hyphenate="true"/>
    </style:style>
    <style:style style:name="T2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0" style:parent-style-name="Normal" style:family="paragraph">
      <style:paragraph-properties fo:widows="2" fo:orphans="2" style:text-autospace="none"/>
      <style:text-properties fo:hyphenate="true"/>
    </style:style>
    <style:style style:name="T2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2" style:parent-style-name="Normal" style:family="paragraph">
      <style:paragraph-properties fo:widows="2" fo:orphans="2" style:text-autospace="none"/>
      <style:text-properties fo:hyphenate="true"/>
    </style:style>
    <style:style style:name="T2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4" style:parent-style-name="Normal" style:family="paragraph">
      <style:paragraph-properties fo:widows="2" fo:orphans="2" style:text-autospace="none"/>
      <style:text-properties fo:hyphenate="true"/>
    </style:style>
    <style:style style:name="T2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6" style:parent-style-name="Normal" style:family="paragraph">
      <style:paragraph-properties fo:widows="2" fo:orphans="2" style:text-autospace="none"/>
      <style:text-properties fo:hyphenate="true"/>
    </style:style>
    <style:style style:name="T2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8" style:parent-style-name="Normal" style:family="paragraph">
      <style:paragraph-properties fo:widows="2" fo:orphans="2" style:text-autospace="none"/>
      <style:text-properties fo:hyphenate="true"/>
    </style:style>
    <style:style style:name="T2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881" style:parent-style-name="Normal" style:family="paragraph">
      <style:paragraph-properties fo:widows="2" fo:orphans="2" style:text-autospace="none"/>
      <style:text-properties fo:hyphenate="true"/>
    </style:style>
    <style:style style:name="T2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3" style:parent-style-name="Normal" style:family="paragraph">
      <style:paragraph-properties fo:widows="2" fo:orphans="2" style:text-autospace="none"/>
      <style:text-properties fo:hyphenate="true"/>
    </style:style>
    <style:style style:name="T2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5" style:parent-style-name="Normal" style:family="paragraph">
      <style:paragraph-properties fo:widows="2" fo:orphans="2" style:text-autospace="none"/>
      <style:text-properties fo:hyphenate="true"/>
    </style:style>
    <style:style style:name="T2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7" style:parent-style-name="Normal" style:family="paragraph">
      <style:paragraph-properties fo:widows="2" fo:orphans="2" style:text-autospace="none"/>
      <style:text-properties fo:hyphenate="true"/>
    </style:style>
    <style:style style:name="T2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9" style:parent-style-name="Normal" style:family="paragraph">
      <style:paragraph-properties fo:widows="2" fo:orphans="2" style:text-autospace="none"/>
      <style:text-properties fo:hyphenate="true"/>
    </style:style>
    <style:style style:name="T2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1" style:parent-style-name="Normal" style:family="paragraph">
      <style:paragraph-properties fo:widows="2" fo:orphans="2" style:text-autospace="none"/>
      <style:text-properties fo:hyphenate="true"/>
    </style:style>
    <style:style style:name="T2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894" style:parent-style-name="Normal" style:family="paragraph">
      <style:paragraph-properties fo:widows="2" fo:orphans="2" style:text-autospace="none"/>
      <style:text-properties fo:hyphenate="true"/>
    </style:style>
    <style:style style:name="T2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6" style:parent-style-name="Normal" style:family="paragraph">
      <style:paragraph-properties fo:widows="2" fo:orphans="2" style:text-autospace="none"/>
      <style:text-properties fo:hyphenate="true"/>
    </style:style>
    <style:style style:name="T2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8" style:parent-style-name="Normal" style:family="paragraph">
      <style:paragraph-properties fo:widows="2" fo:orphans="2" style:text-autospace="none"/>
      <style:text-properties fo:hyphenate="true"/>
    </style:style>
    <style:style style:name="T2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0" style:parent-style-name="Normal" style:family="paragraph">
      <style:paragraph-properties fo:widows="2" fo:orphans="2" style:text-autospace="none"/>
      <style:text-properties fo:hyphenate="true"/>
    </style:style>
    <style:style style:name="T2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2" style:parent-style-name="Normal" style:family="paragraph">
      <style:paragraph-properties fo:widows="2" fo:orphans="2" style:text-autospace="none"/>
      <style:text-properties fo:hyphenate="true"/>
    </style:style>
    <style:style style:name="T2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4" style:parent-style-name="Normal" style:family="paragraph">
      <style:paragraph-properties fo:widows="2" fo:orphans="2" style:text-autospace="none"/>
      <style:text-properties fo:hyphenate="true"/>
    </style:style>
    <style:style style:name="T2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907" style:parent-style-name="Normal" style:family="paragraph">
      <style:paragraph-properties fo:widows="2" fo:orphans="2" style:text-autospace="none"/>
      <style:text-properties fo:hyphenate="true"/>
    </style:style>
    <style:style style:name="T2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9" style:parent-style-name="Normal" style:family="paragraph">
      <style:paragraph-properties fo:widows="2" fo:orphans="2" style:text-autospace="none"/>
      <style:text-properties fo:hyphenate="true"/>
    </style:style>
    <style:style style:name="T2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1" style:parent-style-name="Normal" style:family="paragraph">
      <style:paragraph-properties fo:widows="2" fo:orphans="2" style:text-autospace="none"/>
      <style:text-properties fo:hyphenate="true"/>
    </style:style>
    <style:style style:name="T2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3" style:parent-style-name="Normal" style:family="paragraph">
      <style:paragraph-properties fo:widows="2" fo:orphans="2" style:text-autospace="none"/>
      <style:text-properties fo:hyphenate="true"/>
    </style:style>
    <style:style style:name="T2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5" style:parent-style-name="Normal" style:family="paragraph">
      <style:paragraph-properties fo:widows="2" fo:orphans="2" style:text-autospace="none"/>
      <style:text-properties fo:hyphenate="true"/>
    </style:style>
    <style:style style:name="T2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7" style:parent-style-name="Normal" style:family="paragraph">
      <style:paragraph-properties fo:widows="2" fo:orphans="2" style:text-autospace="none"/>
      <style:text-properties fo:hyphenate="true"/>
    </style:style>
    <style:style style:name="T2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920" style:parent-style-name="Normal" style:family="paragraph">
      <style:paragraph-properties fo:widows="2" fo:orphans="2" style:text-autospace="none"/>
      <style:text-properties fo:hyphenate="true"/>
    </style:style>
    <style:style style:name="T2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2" style:parent-style-name="Normal" style:family="paragraph">
      <style:paragraph-properties fo:widows="2" fo:orphans="2" style:text-autospace="none"/>
      <style:text-properties fo:hyphenate="true"/>
    </style:style>
    <style:style style:name="T2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4" style:parent-style-name="Normal" style:family="paragraph">
      <style:paragraph-properties fo:widows="2" fo:orphans="2" style:text-autospace="none"/>
      <style:text-properties fo:hyphenate="true"/>
    </style:style>
    <style:style style:name="T2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6" style:parent-style-name="Normal" style:family="paragraph">
      <style:paragraph-properties fo:widows="2" fo:orphans="2" style:text-autospace="none"/>
      <style:text-properties fo:hyphenate="true"/>
    </style:style>
    <style:style style:name="T2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8" style:parent-style-name="Normal" style:family="paragraph">
      <style:paragraph-properties fo:widows="2" fo:orphans="2" style:text-autospace="none"/>
      <style:text-properties fo:hyphenate="true"/>
    </style:style>
    <style:style style:name="T2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0"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31"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32" style:parent-style-name="Textbody" style:family="paragraph">
      <style:paragraph-properties fo:margin-top="0.052in" fo:margin-bottom="0.052in"/>
    </style:style>
    <style:style style:name="P2933" style:parent-style-name="Textbody" style:family="paragraph">
      <style:paragraph-properties fo:margin-top="0.052in" fo:margin-bottom="0.052in"/>
    </style:style>
    <style:style style:name="T2934" style:parent-style-name="DefaultParagraphFont" style:family="text">
      <style:text-properties style:font-name="Arial" fo:color="#222222"/>
    </style:style>
    <style:style style:name="T2935" style:parent-style-name="DefaultParagraphFont" style:family="text">
      <style:text-properties style:font-name="Consolas" fo:color="#222222"/>
    </style:style>
    <style:style style:name="T2936" style:parent-style-name="DefaultParagraphFont" style:family="text">
      <style:text-properties style:font-name="Arial" fo:color="#222222"/>
    </style:style>
    <style:style style:name="T2937" style:parent-style-name="DefaultParagraphFont" style:family="text">
      <style:text-properties style:font-name="Consolas" fo:color="#222222"/>
    </style:style>
    <style:style style:name="T2938" style:parent-style-name="DefaultParagraphFont" style:family="text">
      <style:text-properties style:font-name="Arial" fo:color="#222222"/>
    </style:style>
    <style:style style:name="T2939" style:parent-style-name="DefaultParagraphFont" style:family="text">
      <style:text-properties style:font-name="Arial" fo:color="#222222"/>
    </style:style>
    <style:style style:name="P2940" style:parent-style-name="Textbody" style:family="paragraph">
      <style:paragraph-properties fo:margin-top="0.052in" fo:margin-bottom="0.052in"/>
    </style:style>
    <style:style style:name="P2941" style:parent-style-name="Normal" style:family="paragraph">
      <style:paragraph-properties fo:widows="2" fo:orphans="2" style:text-autospace="none"/>
      <style:text-properties fo:hyphenate="true"/>
    </style:style>
    <style:style style:name="T29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0" style:parent-style-name="Normal" style:family="paragraph">
      <style:paragraph-properties fo:widows="2" fo:orphans="2" style:text-autospace="none"/>
      <style:text-properties fo:hyphenate="true"/>
    </style:style>
    <style:style style:name="T2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8" style:parent-style-name="Normal" style:family="paragraph">
      <style:paragraph-properties fo:widows="2" fo:orphans="2" style:text-autospace="none"/>
      <style:text-properties fo:hyphenate="true"/>
    </style:style>
    <style:style style:name="T2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4" style:parent-style-name="Normal" style:family="paragraph">
      <style:paragraph-properties fo:widows="2" fo:orphans="2" style:text-autospace="none"/>
      <style:text-properties fo:hyphenate="true"/>
    </style:style>
    <style:style style:name="T2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73" style:parent-style-name="Normal" style:family="paragraph">
      <style:paragraph-properties fo:widows="2" fo:orphans="2" style:text-autospace="none"/>
      <style:text-properties fo:hyphenate="true"/>
    </style:style>
    <style:style style:name="T2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79" style:parent-style-name="Normal" style:family="paragraph">
      <style:paragraph-properties fo:widows="2" fo:orphans="2" style:text-autospace="none"/>
      <style:text-properties fo:hyphenate="true"/>
    </style:style>
    <style:style style:name="T2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7" style:parent-style-name="Normal" style:family="paragraph">
      <style:paragraph-properties fo:widows="2" fo:orphans="2" style:text-autospace="none"/>
      <style:text-properties fo:hyphenate="true"/>
    </style:style>
    <style:style style:name="T2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3" style:parent-style-name="Normal" style:family="paragraph">
      <style:paragraph-properties fo:widows="2" fo:orphans="2" style:text-autospace="none"/>
      <style:text-properties fo:hyphenate="true"/>
    </style:style>
    <style:style style:name="T2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996" style:parent-style-name="Normal" style:family="paragraph">
      <style:paragraph-properties fo:widows="2" fo:orphans="2" style:text-autospace="none"/>
      <style:text-properties fo:hyphenate="true"/>
    </style:style>
    <style:style style:name="T29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3" style:parent-style-name="Normal" style:family="paragraph">
      <style:paragraph-properties fo:widows="2" fo:orphans="2" style:text-autospace="none"/>
      <style:text-properties fo:hyphenate="true"/>
    </style:style>
    <style:style style:name="T3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7"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1" style:parent-style-name="Normal" style:family="paragraph">
      <style:paragraph-properties fo:widows="2" fo:orphans="2" style:text-autospace="none"/>
      <style:text-properties fo:hyphenate="true"/>
    </style:style>
    <style:style style:name="T3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5"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9" style:parent-style-name="Normal" style:family="paragraph">
      <style:paragraph-properties fo:widows="2" fo:orphans="2" style:text-autospace="none"/>
      <style:text-properties fo:hyphenate="true"/>
    </style:style>
    <style:style style:name="T3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7" style:parent-style-name="Normal" style:family="paragraph">
      <style:paragraph-properties fo:widows="2" fo:orphans="2" style:text-autospace="none"/>
      <style:text-properties fo:hyphenate="true"/>
    </style:style>
    <style:style style:name="T3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5" style:parent-style-name="Normal" style:family="paragraph">
      <style:paragraph-properties fo:widows="2" fo:orphans="2" style:text-autospace="none"/>
      <style:text-properties fo:hyphenate="true"/>
    </style:style>
    <style:style style:name="T3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9"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3" style:parent-style-name="Normal" style:family="paragraph">
      <style:paragraph-properties fo:widows="2" fo:orphans="2" style:text-autospace="none"/>
      <style:text-properties fo:hyphenate="true"/>
    </style:style>
    <style:style style:name="T3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7" style:parent-style-name="Normal" style:family="paragraph">
      <style:paragraph-properties fo:widows="2" fo:orphans="2" style:text-autospace="none"/>
      <style:text-properties fo:hyphenate="true"/>
    </style:style>
    <style:style style:name="T3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4" style:parent-style-name="Normal" style:family="paragraph">
      <style:paragraph-properties fo:widows="2" fo:orphans="2" style:text-autospace="none"/>
      <style:text-properties fo:hyphenate="true"/>
    </style:style>
    <style:style style:name="T3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4" style:parent-style-name="Normal" style:family="paragraph">
      <style:paragraph-properties fo:widows="2" fo:orphans="2" style:text-autospace="none"/>
      <style:text-properties fo:hyphenate="true"/>
    </style:style>
    <style:style style:name="T3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076" style:parent-style-name="Normal" style:family="paragraph">
      <style:paragraph-properties fo:widows="2" fo:orphans="2" style:text-autospace="none"/>
      <style:text-properties fo:hyphenate="true"/>
    </style:style>
    <style:style style:name="T3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9" style:parent-style-name="Normal" style:family="paragraph">
      <style:paragraph-properties fo:widows="2" fo:orphans="2" style:text-autospace="none"/>
      <style:text-properties fo:hyphenate="true"/>
    </style:style>
    <style:style style:name="T3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08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090" style:parent-style-name="Normal" style:family="paragraph">
      <style:paragraph-properties fo:widows="2" fo:orphans="2" style:text-autospace="none"/>
      <style:text-properties fo:hyphenate="true"/>
    </style:style>
    <style:style style:name="T3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5"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102" style:parent-style-name="Normal" style:family="paragraph">
      <style:paragraph-properties fo:widows="2" fo:orphans="2" style:text-autospace="none"/>
      <style:text-properties fo:hyphenate="true"/>
    </style:style>
    <style:style style:name="T3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08" style:parent-style-name="Normal" style:family="paragraph">
      <style:paragraph-properties fo:widows="2" fo:orphans="2" style:text-autospace="none"/>
      <style:text-properties fo:hyphenate="true"/>
    </style:style>
    <style:style style:name="T3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113" style:parent-style-name="Standard" style:family="paragraph">
      <style:paragraph-properties style:text-autospace="none"/>
      <style:text-properties style:font-name="Consolas"/>
    </style:style>
    <style:style style:name="P3114" style:parent-style-name="Textbody" style:family="paragraph">
      <style:paragraph-properties fo:margin-top="0.052in" fo:margin-bottom="0.052in"/>
      <style:text-properties style:font-name="Arial" fo:color="#222222"/>
    </style:style>
    <style:style style:name="P3115" style:parent-style-name="Standard" style:family="paragraph">
      <style:paragraph-properties style:text-autospace="none"/>
      <style:text-properties style:font-name="Consolas"/>
    </style:style>
    <style:style style:name="P3116" style:parent-style-name="Normal" style:family="paragraph">
      <style:paragraph-properties fo:widows="2" fo:orphans="2" style:text-autospace="none"/>
      <style:text-properties fo:hyphenate="true"/>
    </style:style>
    <style:style style:name="T3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8" style:parent-style-name="Normal" style:family="paragraph">
      <style:paragraph-properties fo:widows="2" fo:orphans="2" style:text-autospace="none"/>
      <style:text-properties fo:hyphenate="true"/>
    </style:style>
    <style:style style:name="T3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0" style:parent-style-name="Normal" style:family="paragraph">
      <style:paragraph-properties fo:widows="2" fo:orphans="2" style:text-autospace="none"/>
      <style:text-properties fo:hyphenate="true"/>
    </style:style>
    <style:style style:name="T3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2" style:parent-style-name="Normal" style:family="paragraph">
      <style:paragraph-properties fo:widows="2" fo:orphans="2" style:text-autospace="none"/>
      <style:text-properties fo:hyphenate="true"/>
    </style:style>
    <style:style style:name="T3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4" style:parent-style-name="Normal" style:family="paragraph">
      <style:paragraph-properties fo:widows="2" fo:orphans="2" style:text-autospace="none"/>
      <style:text-properties fo:hyphenate="true"/>
    </style:style>
    <style:style style:name="T3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6" style:parent-style-name="Normal" style:family="paragraph">
      <style:paragraph-properties fo:widows="2" fo:orphans="2" style:text-autospace="none"/>
      <style:text-properties fo:hyphenate="true"/>
    </style:style>
    <style:style style:name="T3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8" style:parent-style-name="Normal" style:family="paragraph">
      <style:paragraph-properties fo:widows="2" fo:orphans="2" style:text-autospace="none"/>
      <style:text-properties fo:hyphenate="true"/>
    </style:style>
    <style:style style:name="T3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0" style:parent-style-name="Normal" style:family="paragraph">
      <style:paragraph-properties fo:widows="2" fo:orphans="2" style:text-autospace="none"/>
      <style:text-properties fo:hyphenate="true"/>
    </style:style>
    <style:style style:name="T3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2" style:parent-style-name="Normal" style:family="paragraph">
      <style:paragraph-properties fo:widows="2" fo:orphans="2" style:text-autospace="none"/>
      <style:text-properties fo:hyphenate="true"/>
    </style:style>
    <style:style style:name="T3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36" style:parent-style-name="Normal" style:family="paragraph">
      <style:paragraph-properties fo:widows="2" fo:orphans="2" style:text-autospace="none"/>
      <style:text-properties fo:hyphenate="true"/>
    </style:style>
    <style:style style:name="T3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8" style:parent-style-name="Normal" style:family="paragraph">
      <style:paragraph-properties fo:widows="2" fo:orphans="2" style:text-autospace="none"/>
      <style:text-properties fo:hyphenate="true"/>
    </style:style>
    <style:style style:name="T3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0" style:parent-style-name="Normal" style:family="paragraph">
      <style:paragraph-properties fo:widows="2" fo:orphans="2" style:text-autospace="none"/>
      <style:text-properties fo:hyphenate="true"/>
    </style:style>
    <style:style style:name="T3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2" style:parent-style-name="Normal" style:family="paragraph">
      <style:paragraph-properties fo:widows="2" fo:orphans="2" style:text-autospace="none"/>
      <style:text-properties fo:hyphenate="true"/>
    </style:style>
    <style:style style:name="T3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4" style:parent-style-name="Normal" style:family="paragraph">
      <style:paragraph-properties fo:widows="2" fo:orphans="2" style:text-autospace="none"/>
      <style:text-properties fo:hyphenate="true"/>
    </style:style>
    <style:style style:name="T3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6" style:parent-style-name="Normal" style:family="paragraph">
      <style:paragraph-properties fo:widows="2" fo:orphans="2" style:text-autospace="none"/>
      <style:text-properties fo:hyphenate="true"/>
    </style:style>
    <style:style style:name="T3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8" style:parent-style-name="Normal" style:family="paragraph">
      <style:paragraph-properties fo:widows="2" fo:orphans="2" style:text-autospace="none"/>
      <style:text-properties fo:hyphenate="true"/>
    </style:style>
    <style:style style:name="T3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0" style:parent-style-name="Normal" style:family="paragraph">
      <style:paragraph-properties fo:widows="2" fo:orphans="2" style:text-autospace="none"/>
      <style:text-properties fo:hyphenate="true"/>
    </style:style>
    <style:style style:name="T3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2" style:parent-style-name="Normal" style:family="paragraph">
      <style:paragraph-properties fo:widows="2" fo:orphans="2" style:text-autospace="none"/>
      <style:text-properties fo:hyphenate="true"/>
    </style:style>
    <style:style style:name="T3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55" style:parent-style-name="Normal" style:family="paragraph">
      <style:paragraph-properties fo:widows="2" fo:orphans="2" style:text-autospace="none"/>
      <style:text-properties fo:hyphenate="true"/>
    </style:style>
    <style:style style:name="T3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7" style:parent-style-name="Normal" style:family="paragraph">
      <style:paragraph-properties fo:widows="2" fo:orphans="2" style:text-autospace="none"/>
      <style:text-properties fo:hyphenate="true"/>
    </style:style>
    <style:style style:name="T3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9" style:parent-style-name="Normal" style:family="paragraph">
      <style:paragraph-properties fo:widows="2" fo:orphans="2" style:text-autospace="none"/>
      <style:text-properties fo:hyphenate="true"/>
    </style:style>
    <style:style style:name="T3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1" style:parent-style-name="Normal" style:family="paragraph">
      <style:paragraph-properties fo:widows="2" fo:orphans="2" style:text-autospace="none"/>
      <style:text-properties fo:hyphenate="true"/>
    </style:style>
    <style:style style:name="T3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3" style:parent-style-name="Normal" style:family="paragraph">
      <style:paragraph-properties fo:widows="2" fo:orphans="2" style:text-autospace="none"/>
      <style:text-properties fo:hyphenate="true"/>
    </style:style>
    <style:style style:name="T3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6" style:parent-style-name="Standard" style:family="paragraph">
      <style:paragraph-properties style:text-autospace="none"/>
    </style:style>
    <style:style style:name="T3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16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170" style:parent-style-name="Standard" style:family="paragraph">
      <style:paragraph-properties style:text-autospace="none"/>
      <style:text-properties style:font-name="Arial" style:font-name-asian="Consolas" style:font-name-complex="Arial" fo:color="#222222"/>
    </style:style>
    <style:style style:name="P3171" style:parent-style-name="Standard" style:family="paragraph">
      <style:paragraph-properties style:text-autospace="none"/>
    </style:style>
    <style:style style:name="T3172" style:parent-style-name="DefaultParagraphFont" style:family="text">
      <style:text-properties style:font-name="Arial" style:font-name-asian="Consolas" style:font-name-complex="Arial" fo:color="#222222"/>
    </style:style>
    <style:style style:name="T3173" style:parent-style-name="DefaultParagraphFont" style:family="text">
      <style:text-properties style:font-name="Consolas" style:font-name-asian="Consolas" style:font-name-complex="Consolas" fo:color="#222222"/>
    </style:style>
    <style:style style:name="T3174" style:parent-style-name="DefaultParagraphFont" style:family="text">
      <style:text-properties style:font-name="Arial" style:font-name-asian="Consolas" style:font-name-complex="Arial" fo:color="#222222"/>
    </style:style>
    <style:style style:name="T3175" style:parent-style-name="DefaultParagraphFont" style:family="text">
      <style:text-properties style:font-name="Consolas" style:font-name-asian="Consolas" style:font-name-complex="Consolas" fo:color="#222222"/>
    </style:style>
    <style:style style:name="P3176" style:parent-style-name="Standard" style:family="paragraph">
      <style:paragraph-properties style:text-autospace="none"/>
      <style:text-properties style:font-name="Arial" style:font-name-asian="Consolas" style:font-name-complex="Arial" fo:color="#222222"/>
    </style:style>
    <style:style style:name="P3177" style:parent-style-name="Standard" style:family="paragraph">
      <style:paragraph-properties style:text-autospace="none"/>
      <style:text-properties style:font-name="Arial" style:font-name-asian="Consolas" style:font-name-complex="Arial" fo:color="#222222"/>
    </style:style>
    <style:style style:name="P3178"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179" style:parent-style-name="Standard" style:family="paragraph">
      <style:paragraph-properties style:text-autospace="none"/>
      <style:text-properties style:font-name="Arial" style:font-name-asian="Consolas" style:font-name-complex="Arial" fo:color="#222222"/>
    </style:style>
    <style:style style:name="P3180" style:parent-style-name="Standard" style:family="paragraph">
      <style:paragraph-properties style:text-autospace="none"/>
    </style:style>
    <style:style style:name="T3181" style:parent-style-name="DefaultParagraphFont" style:family="text">
      <style:text-properties style:font-name="Arial" style:font-name-asian="Consolas" style:font-name-complex="Arial" fo:color="#222222"/>
    </style:style>
    <style:style style:name="T3182" style:parent-style-name="DefaultParagraphFont" style:family="text">
      <style:text-properties style:font-name="Consolas" style:font-name-asian="Consolas" style:font-name-complex="Consolas" fo:color="#222222"/>
    </style:style>
    <style:style style:name="T3183" style:parent-style-name="DefaultParagraphFont" style:family="text">
      <style:text-properties style:font-name="Arial" style:font-name-asian="Consolas" style:font-name-complex="Arial" fo:color="#222222"/>
    </style:style>
    <style:style style:name="P3184" style:parent-style-name="Normal" style:family="paragraph">
      <style:paragraph-properties fo:widows="2" fo:orphans="2" style:text-autospace="none" fo:text-indent="0.4923in"/>
      <style:text-properties fo:hyphenate="true"/>
    </style:style>
    <style:style style:name="T3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3" style:parent-style-name="Normal" style:family="paragraph">
      <style:paragraph-properties fo:widows="2" fo:orphans="2" style:text-autospace="none"/>
      <style:text-properties fo:hyphenate="true"/>
    </style:style>
    <style:style style:name="T3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9" style:parent-style-name="Normal" style:family="paragraph">
      <style:paragraph-properties fo:widows="2" fo:orphans="2" style:text-autospace="none"/>
      <style:text-properties fo:hyphenate="true"/>
    </style:style>
    <style:style style:name="T3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5" style:parent-style-name="Normal" style:family="paragraph">
      <style:paragraph-properties fo:widows="2" fo:orphans="2" style:text-autospace="none"/>
      <style:text-properties fo:hyphenate="true"/>
    </style:style>
    <style:style style:name="T3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8" style:parent-style-name="Normal" style:family="paragraph">
      <style:paragraph-properties fo:widows="2" fo:orphans="2" style:text-autospace="none"/>
      <style:text-properties fo:hyphenate="true"/>
    </style:style>
    <style:style style:name="T3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6" style:parent-style-name="Normal" style:family="paragraph">
      <style:paragraph-properties fo:widows="2" fo:orphans="2" style:text-autospace="none"/>
      <style:text-properties fo:hyphenate="true"/>
    </style:style>
    <style:style style:name="T3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2" style:parent-style-name="Standard" style:family="paragraph">
      <style:paragraph-properties style:text-autospace="none"/>
    </style:style>
    <style:style style:name="T3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8" style:parent-style-name="Standard" style:family="paragraph">
      <style:paragraph-properties style:text-autospace="none"/>
    </style:style>
    <style:style style:name="P3229" style:parent-style-name="Textbody" style:family="paragraph">
      <style:paragraph-properties fo:margin-top="0.052in" fo:margin-bottom="0.052in"/>
      <style:text-properties style:font-name="Arial" fo:color="#222222"/>
    </style:style>
    <style:style style:name="P3230" style:parent-style-name="Normal" style:family="paragraph">
      <style:paragraph-properties fo:widows="2" fo:orphans="2" style:text-autospace="none"/>
      <style:text-properties fo:hyphenate="true"/>
    </style:style>
    <style:style style:name="T3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2" style:parent-style-name="Standard" style:family="paragraph">
      <style:paragraph-properties style:text-autospace="none"/>
    </style:style>
    <style:style style:name="T3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4" style:parent-style-name="Standard" style:family="paragraph">
      <style:paragraph-properties style:text-autospace="none"/>
      <style:text-properties style:font-name="Arial" style:font-name-asian="Consolas" style:font-name-complex="Arial" fo:color="#222222"/>
    </style:style>
    <style:style style:name="P3235" style:parent-style-name="Standard" style:family="paragraph">
      <style:paragraph-properties style:text-autospace="none"/>
      <style:text-properties style:font-name="Arial" style:font-name-asian="Consolas" style:font-name-complex="Arial" fo:color="#222222"/>
    </style:style>
    <style:style style:name="P3236"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7" style:parent-style-name="Standard" style:family="paragraph">
      <style:paragraph-properties style:text-autospace="none"/>
      <style:text-properties style:font-name="Arial" style:font-name-asian="Consolas" style:font-name-complex="Arial" fo:color="#222222"/>
    </style:style>
    <style:style style:name="P3238" style:parent-style-name="Standard" style:family="paragraph">
      <style:paragraph-properties style:text-autospace="none"/>
    </style:style>
    <style:style style:name="T3239" style:parent-style-name="DefaultParagraphFont" style:family="text">
      <style:text-properties style:font-name="Arial" style:font-name-asian="Consolas" style:font-name-complex="Arial" fo:color="#222222"/>
    </style:style>
    <style:style style:name="T3240" style:parent-style-name="DefaultParagraphFont" style:family="text">
      <style:text-properties style:font-name="Consolas" style:font-name-asian="Consolas" style:font-name-complex="Consolas" fo:color="#222222"/>
    </style:style>
    <style:style style:name="T3241" style:parent-style-name="DefaultParagraphFont" style:family="text">
      <style:text-properties style:font-name="Arial" style:font-name-asian="Consolas" style:font-name-complex="Arial" fo:color="#222222"/>
    </style:style>
    <style:style style:name="T3242" style:parent-style-name="DefaultParagraphFont" style:family="text">
      <style:text-properties style:font-name="Arial" style:font-name-asian="Consolas" style:font-name-complex="Arial" fo:color="#222222"/>
    </style:style>
    <style:style style:name="T3243" style:parent-style-name="DefaultParagraphFont" style:family="text">
      <style:text-properties style:font-name="Consolas" style:font-name-asian="Consolas" style:font-name-complex="Consolas" fo:color="#222222"/>
    </style:style>
    <style:style style:name="T3244" style:parent-style-name="DefaultParagraphFont" style:family="text">
      <style:text-properties style:font-name="Arial" style:font-name-asian="Consolas" style:font-name-complex="Arial" fo:color="#222222"/>
    </style:style>
    <style:style style:name="P3245" style:parent-style-name="Standard" style:family="paragraph">
      <style:paragraph-properties style:text-autospace="none"/>
      <style:text-properties style:font-name="Arial" style:font-name-asian="Consolas" style:font-name-complex="Arial" fo:color="#222222"/>
    </style:style>
    <style:style style:name="P3246" style:parent-style-name="Normal" style:family="paragraph">
      <style:paragraph-properties fo:widows="2" fo:orphans="2" style:text-autospace="none" fo:text-indent="0.4923in"/>
      <style:text-properties fo:hyphenate="true"/>
    </style:style>
    <style:style style:name="T3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4" style:parent-style-name="Normal" style:family="paragraph">
      <style:paragraph-properties fo:widows="2" fo:orphans="2" style:text-autospace="none"/>
      <style:text-properties fo:hyphenate="true"/>
    </style:style>
    <style:style style:name="T3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61" style:parent-style-name="Normal" style:family="paragraph">
      <style:paragraph-properties fo:widows="2" fo:orphans="2" style:text-autospace="none"/>
      <style:text-properties fo:hyphenate="true"/>
    </style:style>
    <style:style style:name="T3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67" style:parent-style-name="Normal" style:family="paragraph">
      <style:paragraph-properties fo:widows="2" fo:orphans="2" style:text-autospace="none"/>
      <style:text-properties fo:hyphenate="true"/>
    </style:style>
    <style:style style:name="T3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0" style:parent-style-name="Normal" style:family="paragraph">
      <style:paragraph-properties fo:widows="2" fo:orphans="2" style:text-autospace="none"/>
      <style:text-properties fo:hyphenate="true"/>
    </style:style>
    <style:style style:name="T3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2"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3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6" style:parent-style-name="Normal" style:family="paragraph">
      <style:paragraph-properties fo:widows="2" fo:orphans="2" style:text-autospace="none"/>
      <style:text-properties fo:hyphenate="true"/>
    </style:style>
    <style:style style:name="T3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0"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3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2" style:parent-style-name="Normal" style:family="paragraph">
      <style:paragraph-properties fo:widows="2" fo:orphans="2" style:text-autospace="none"/>
      <style:text-properties fo:hyphenate="true"/>
    </style:style>
    <style:style style:name="T3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5" style:parent-style-name="Normal" style:family="paragraph">
      <style:paragraph-properties fo:widows="2" fo:orphans="2" style:text-autospace="none"/>
      <style:text-properties fo:hyphenate="true"/>
    </style:style>
    <style:style style:name="T3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3" style:parent-style-name="Normal" style:family="paragraph">
      <style:paragraph-properties fo:widows="2" fo:orphans="2" style:text-autospace="none"/>
      <style:text-properties fo:hyphenate="true"/>
    </style:style>
    <style:style style:name="T3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9" style:parent-style-name="Normal" style:family="paragraph">
      <style:paragraph-properties fo:widows="2" fo:orphans="2" style:text-autospace="none"/>
      <style:text-properties fo:hyphenate="true"/>
    </style:style>
    <style:style style:name="T3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5" style:parent-style-name="Normal" style:family="paragraph">
      <style:paragraph-properties fo:widows="2" fo:orphans="2" style:text-autospace="none"/>
      <style:text-properties fo:hyphenate="true"/>
    </style:style>
    <style:style style:name="T3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8" style:parent-style-name="Normal" style:family="paragraph">
      <style:paragraph-properties fo:widows="2" fo:orphans="2" style:text-autospace="none"/>
      <style:text-properties fo:hyphenate="true"/>
    </style:style>
    <style:style style:name="T3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0"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3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4" style:parent-style-name="Standard" style:family="paragraph">
      <style:paragraph-properties style:text-autospace="none"/>
    </style:style>
    <style:style style:name="T3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8"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3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0" style:parent-style-name="Standard" style:family="paragraph">
      <style:paragraph-properties style:text-autospace="none"/>
    </style:style>
    <style:style style:name="T3321" style:parent-style-name="DefaultParagraphFont" style:family="text">
      <style:text-properties style:font-name="Arial" style:font-name-asian="Consolas" style:font-name-complex="Arial" fo:color="#222222"/>
    </style:style>
    <style:style style:name="P3322" style:parent-style-name="Textbody" style:family="paragraph">
      <style:paragraph-properties fo:margin-top="0.052in" fo:margin-bottom="0.052in"/>
      <style:text-properties style:font-name="Arial" fo:color="#222222"/>
    </style:style>
    <style:style style:name="P3323" style:parent-style-name="Normal" style:family="paragraph">
      <style:paragraph-properties fo:widows="2" fo:orphans="2" style:text-autospace="none"/>
      <style:text-properties fo:hyphenate="true"/>
    </style:style>
    <style:style style:name="T3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5" style:parent-style-name="Normal" style:family="paragraph">
      <style:paragraph-properties fo:widows="2" fo:orphans="2" style:text-autospace="none"/>
      <style:text-properties fo:hyphenate="true"/>
    </style:style>
    <style:style style:name="T3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7" style:parent-style-name="Normal" style:family="paragraph">
      <style:paragraph-properties fo:widows="2" fo:orphans="2" style:text-autospace="none"/>
      <style:text-properties fo:hyphenate="true"/>
    </style:style>
    <style:style style:name="T3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9" style:parent-style-name="Standard" style:family="paragraph">
      <style:paragraph-properties style:text-autospace="none"/>
    </style:style>
    <style:style style:name="T3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3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3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34" style:parent-style-name="Standard" style:family="paragraph">
      <style:paragraph-properties style:text-autospace="none"/>
      <style:text-properties style:font-name="Arial" style:font-name-asian="Consolas" style:font-name-complex="Arial" fo:color="#222222"/>
    </style:style>
    <style:style style:name="P3335" style:parent-style-name="Standard" style:family="paragraph">
      <style:paragraph-properties style:text-autospace="none"/>
    </style:style>
    <style:style style:name="T3336" style:parent-style-name="DefaultParagraphFont" style:family="text">
      <style:text-properties style:font-name="Arial" style:font-name-asian="Consolas" style:font-name-complex="Arial" fo:color="#222222"/>
    </style:style>
    <style:style style:name="T3337" style:parent-style-name="DefaultParagraphFont" style:family="text">
      <style:text-properties style:font-name="Consolas" style:font-name-asian="Consolas" style:font-name-complex="Consolas" fo:color="#222222"/>
    </style:style>
    <style:style style:name="T3338" style:parent-style-name="DefaultParagraphFont" style:family="text">
      <style:text-properties style:font-name="Arial" style:font-name-asian="Consolas" style:font-name-complex="Arial" fo:color="#222222"/>
    </style:style>
    <style:style style:name="T3339" style:parent-style-name="DefaultParagraphFont" style:family="text">
      <style:text-properties style:font-name="Consolas" style:font-name-asian="Consolas" style:font-name-complex="Consolas" fo:color="#222222"/>
    </style:style>
    <style:style style:name="T3340" style:parent-style-name="DefaultParagraphFont" style:family="text">
      <style:text-properties style:font-name="Arial" style:font-name-asian="Consolas" style:font-name-complex="Arial" fo:color="#222222"/>
    </style:style>
    <style:style style:name="P3341" style:parent-style-name="Standard" style:family="paragraph">
      <style:paragraph-properties style:text-autospace="none"/>
      <style:text-properties style:font-name="Arial" style:font-name-asian="Consolas" style:font-name-complex="Arial" fo:color="#222222"/>
    </style:style>
    <style:style style:name="P3342" style:parent-style-name="Standard" style:family="paragraph">
      <style:paragraph-properties style:text-autospace="none"/>
    </style:style>
    <style:style style:name="T3343" style:parent-style-name="DefaultParagraphFont" style:family="text">
      <style:text-properties style:font-name="Arial" style:font-name-asian="Consolas" style:font-name-complex="Arial" fo:color="#222222"/>
    </style:style>
    <style:style style:name="T3344" style:parent-style-name="DefaultParagraphFont" style:family="text">
      <style:text-properties style:font-name="Consolas" style:font-name-asian="Consolas" style:font-name-complex="Consolas" fo:color="#222222"/>
    </style:style>
    <style:style style:name="T3345" style:parent-style-name="DefaultParagraphFont" style:family="text">
      <style:text-properties style:font-name="Arial" style:font-name-asian="Consolas" style:font-name-complex="Arial" fo:color="#222222"/>
    </style:style>
    <style:style style:name="T3346" style:parent-style-name="DefaultParagraphFont" style:family="text">
      <style:text-properties style:font-name="Consolas" style:font-name-asian="Consolas" style:font-name-complex="Consolas" fo:color="#222222"/>
    </style:style>
    <style:style style:name="T3347" style:parent-style-name="DefaultParagraphFont" style:family="text">
      <style:text-properties style:font-name="Arial" style:font-name-asian="Consolas" style:font-name-complex="Arial" fo:color="#222222"/>
    </style:style>
    <style:style style:name="P3348" style:parent-style-name="Standard" style:family="paragraph">
      <style:paragraph-properties style:text-autospace="none"/>
    </style:style>
    <style:style style:name="P3349" style:parent-style-name="Standard" style:family="paragraph">
      <style:paragraph-properties style:text-autospace="none"/>
      <style:text-properties style:font-name="Arial" style:font-name-asian="Consolas" style:font-name-complex="Arial" fo:color="#222222"/>
    </style:style>
    <style:style style:name="P335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51" style:parent-style-name="Standard" style:family="paragraph">
      <style:paragraph-properties style:text-autospace="none"/>
      <style:text-properties style:font-name="Arial" style:font-name-asian="Consolas" style:font-name-complex="Arial" fo:color="#222222"/>
    </style:style>
    <style:style style:name="P3352" style:parent-style-name="Standard" style:family="paragraph">
      <style:paragraph-properties style:text-autospace="none"/>
    </style:style>
    <style:style style:name="T3353" style:parent-style-name="DefaultParagraphFont" style:family="text">
      <style:text-properties style:font-name="Arial" style:font-name-asian="Consolas" style:font-name-complex="Arial" fo:color="#222222"/>
    </style:style>
    <style:style style:name="T3354" style:parent-style-name="DefaultParagraphFont" style:family="text">
      <style:text-properties style:font-name="Arial" style:font-name-asian="Consolas" style:font-name-complex="Arial" fo:color="#222222"/>
    </style:style>
    <style:style style:name="P335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56" style:parent-style-name="Standard" style:family="paragraph">
      <style:paragraph-properties fo:margin-top="0.052in" fo:margin-bottom="0.052in"/>
    </style:style>
    <style:style style:name="T33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58" style:parent-style-name="DefaultParagraphFont" style:family="text">
      <style:text-properties style:font-name="Consolas" style:font-name-asian="Consolas" style:font-name-complex="Consolas" fo:color="#000000" fo:font-size="10pt" style:font-size-asian="10pt" style:font-size-complex="10pt"/>
    </style:style>
    <style:style style:name="T33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60" style:parent-style-name="DefaultParagraphFont" style:family="text">
      <style:text-properties style:font-name="Consolas" style:font-name-asian="Consolas" style:font-name-complex="Consolas" fo:color="#000000" fo:font-size="10pt" style:font-size-asian="10pt" style:font-size-complex="10pt"/>
    </style:style>
    <style:style style:name="T33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62" style:parent-style-name="DefaultParagraphFont" style:family="text">
      <style:text-properties style:font-name="Consolas" style:font-name-asian="Consolas" style:font-name-complex="Consolas" fo:color="#000000" fo:font-size="10pt" style:font-size-asian="10pt" style:font-size-complex="10pt"/>
    </style:style>
    <style:style style:name="T3363" style:parent-style-name="DefaultParagraphFont" style:family="text">
      <style:text-properties style:font-name="Consolas" style:font-name-asian="Consolas" style:font-name-complex="Consolas" fo:color="#6A3E3E" fo:font-size="10pt" style:font-size-asian="10pt" style:font-size-complex="10pt"/>
    </style:style>
    <style:style style:name="T3364" style:parent-style-name="DefaultParagraphFont" style:family="text">
      <style:text-properties style:font-name="Consolas" style:font-name-asian="Consolas" style:font-name-complex="Consolas" fo:color="#000000" fo:font-size="10pt" style:font-size-asian="10pt" style:font-size-complex="10pt"/>
    </style:style>
    <style:style style:name="T3365" style:parent-style-name="DefaultParagraphFont" style:family="text">
      <style:text-properties style:font-name="Consolas" style:font-name-asian="Consolas" style:font-name-complex="Consolas" fo:color="#000000" fo:font-size="10pt" style:font-size-asian="10pt" style:font-size-complex="10pt"/>
    </style:style>
    <style:style style:name="T3366" style:parent-style-name="DefaultParagraphFont" style:family="text">
      <style:text-properties style:font-name="Consolas" style:font-name-asian="Consolas" style:font-name-complex="Consolas" fo:color="#000000" fo:font-size="10pt" style:font-size-asian="10pt" style:font-size-complex="10pt"/>
    </style:style>
    <style:style style:name="T3367" style:parent-style-name="DefaultParagraphFont" style:family="text">
      <style:text-properties style:font-name="Consolas" style:font-name-asian="Consolas" style:font-name-complex="Consolas" fo:color="#6A3E3E" fo:font-size="10pt" style:font-size-asian="10pt" style:font-size-complex="10pt"/>
    </style:style>
    <style:style style:name="T3368" style:parent-style-name="DefaultParagraphFont" style:family="text">
      <style:text-properties style:font-name="Consolas" style:font-name-asian="Consolas" style:font-name-complex="Consolas" fo:color="#000000" fo:font-size="10pt" style:font-size-asian="10pt" style:font-size-complex="10pt"/>
    </style:style>
    <style:style style:name="T33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70" style:parent-style-name="DefaultParagraphFont" style:family="text">
      <style:text-properties style:font-name="Consolas" style:font-name-asian="Consolas" style:font-name-complex="Consolas" fo:color="#000000" fo:font-size="10pt" style:font-size-asian="10pt" style:font-size-complex="10pt"/>
    </style:style>
    <style:style style:name="T3371" style:parent-style-name="DefaultParagraphFont" style:family="text">
      <style:text-properties style:font-name="Consolas" style:font-name-asian="Consolas" style:font-name-complex="Consolas" fo:color="#2A00FF" fo:font-size="10pt" style:font-size-asian="10pt" style:font-size-complex="10pt"/>
    </style:style>
    <style:style style:name="T3372" style:parent-style-name="DefaultParagraphFont" style:family="text">
      <style:text-properties style:font-name="Consolas" style:font-name-asian="Consolas" style:font-name-complex="Consolas" fo:color="#000000" fo:font-size="10pt" style:font-size-asian="10pt" style:font-size-complex="10pt"/>
    </style:style>
    <style:style style:name="T3373" style:parent-style-name="DefaultParagraphFont" style:family="text">
      <style:text-properties style:font-name="Consolas" style:font-name-asian="Consolas" style:font-name-complex="Consolas" fo:color="#000000" fo:font-size="10pt" style:font-size-asian="10pt" style:font-size-complex="10pt"/>
    </style:style>
    <style:style style:name="T3374" style:parent-style-name="DefaultParagraphFont" style:family="text">
      <style:text-properties style:font-name="Consolas" style:font-name-asian="Consolas" style:font-name-complex="Consolas" fo:color="#000000" fo:font-size="10pt" style:font-size-asian="10pt" style:font-size-complex="10pt"/>
    </style:style>
    <style:style style:name="T337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376" style:parent-style-name="DefaultParagraphFont" style:family="text">
      <style:text-properties style:font-name="Consolas" style:font-name-asian="Consolas" style:font-name-complex="Consolas" fo:color="#000000" fo:font-size="10pt" style:font-size-asian="10pt" style:font-size-complex="10pt"/>
    </style:style>
    <style:style style:name="T3377" style:parent-style-name="DefaultParagraphFont" style:family="text">
      <style:text-properties style:font-name="Consolas" style:font-name-asian="Consolas" style:font-name-complex="Consolas" fo:color="#6A3E3E" fo:font-size="10pt" style:font-size-asian="10pt" style:font-size-complex="10pt"/>
    </style:style>
    <style:style style:name="T3378" style:parent-style-name="DefaultParagraphFont" style:family="text">
      <style:text-properties style:font-name="Consolas" style:font-name-asian="Consolas" style:font-name-complex="Consolas" fo:color="#000000" fo:font-size="10pt" style:font-size-asian="10pt" style:font-size-complex="10pt"/>
    </style:style>
    <style:style style:name="T3379" style:parent-style-name="DefaultParagraphFont" style:family="text">
      <style:text-properties style:font-name="Consolas" style:font-name-asian="Consolas" style:font-name-complex="Consolas" fo:color="#000000" fo:font-size="10pt" style:font-size-asian="10pt" style:font-size-complex="10pt"/>
    </style:style>
    <style:style style:name="T3380" style:parent-style-name="DefaultParagraphFont" style:family="text">
      <style:text-properties style:font-name="Consolas" style:font-name-asian="Consolas" style:font-name-complex="Consolas" fo:color="#000000" fo:font-size="10pt" style:font-size-asian="10pt" style:font-size-complex="10pt"/>
    </style:style>
    <style:style style:name="T3381" style:parent-style-name="DefaultParagraphFont" style:family="text">
      <style:text-properties style:font-name="Consolas" style:font-name-asian="Consolas" style:font-name-complex="Consolas" fo:color="#6A3E3E" fo:font-size="10pt" style:font-size-asian="10pt" style:font-size-complex="10pt"/>
    </style:style>
    <style:style style:name="T3382" style:parent-style-name="DefaultParagraphFont" style:family="text">
      <style:text-properties style:font-name="Consolas" style:font-name-asian="Consolas" style:font-name-complex="Consolas" fo:color="#000000" fo:font-size="10pt" style:font-size-asian="10pt" style:font-size-complex="10pt"/>
    </style:style>
    <style:style style:name="T33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84" style:parent-style-name="DefaultParagraphFont" style:family="text">
      <style:text-properties style:font-name="Consolas" style:font-name-asian="Consolas" style:font-name-complex="Consolas" fo:color="#000000" fo:font-size="10pt" style:font-size-asian="10pt" style:font-size-complex="10pt"/>
    </style:style>
    <style:style style:name="T3385" style:parent-style-name="DefaultParagraphFont" style:family="text">
      <style:text-properties style:font-name="Consolas" style:font-name-asian="Consolas" style:font-name-complex="Consolas" fo:color="#2A00FF" fo:font-size="10pt" style:font-size-asian="10pt" style:font-size-complex="10pt"/>
    </style:style>
    <style:style style:name="T3386" style:parent-style-name="DefaultParagraphFont" style:family="text">
      <style:text-properties style:font-name="Consolas" style:font-name-asian="Consolas" style:font-name-complex="Consolas" fo:color="#000000" fo:font-size="10pt" style:font-size-asian="10pt" style:font-size-complex="10pt"/>
    </style:style>
    <style:style style:name="T3387" style:parent-style-name="DefaultParagraphFont" style:family="text">
      <style:text-properties style:font-name="Consolas" style:font-name-asian="Consolas" style:font-name-complex="Consolas" fo:color="#000000" fo:font-size="10pt" style:font-size-asian="10pt" style:font-size-complex="10pt"/>
    </style:style>
    <style:style style:name="T3388" style:parent-style-name="DefaultParagraphFont" style:family="text">
      <style:text-properties style:font-name="Consolas" style:font-name-asian="Consolas" style:font-name-complex="Consolas" fo:color="#000000" fo:font-size="10pt" style:font-size-asian="10pt" style:font-size-complex="10pt"/>
    </style:style>
    <style:style style:name="T338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390" style:parent-style-name="DefaultParagraphFont" style:family="text">
      <style:text-properties style:font-name="Consolas" style:font-name-asian="Consolas" style:font-name-complex="Consolas" fo:color="#000000" fo:font-size="10pt" style:font-size-asian="10pt" style:font-size-complex="10pt"/>
    </style:style>
    <style:style style:name="T3391" style:parent-style-name="DefaultParagraphFont" style:family="text">
      <style:text-properties style:font-name="Consolas" style:font-name-asian="Consolas" style:font-name-complex="Consolas" fo:color="#6A3E3E" fo:font-size="10pt" style:font-size-asian="10pt" style:font-size-complex="10pt"/>
    </style:style>
    <style:style style:name="T3392" style:parent-style-name="DefaultParagraphFont" style:family="text">
      <style:text-properties style:font-name="Consolas" style:font-name-asian="Consolas" style:font-name-complex="Consolas" fo:color="#000000" fo:font-size="10pt" style:font-size-asian="10pt" style:font-size-complex="10pt"/>
    </style:style>
    <style:style style:name="P339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9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95" style:parent-style-name="Standard" style:family="paragraph">
      <style:paragraph-properties style:text-autospace="none"/>
    </style:style>
    <style:style style:name="T339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97" style:parent-style-name="DefaultParagraphFont" style:family="text">
      <style:text-properties style:font-name="Consolas" style:font-name-asian="Consolas" style:font-name-complex="Consolas" fo:color="#000000" fo:font-size="10pt" style:font-size-asian="10pt" style:font-size-complex="10pt"/>
    </style:style>
    <style:style style:name="T33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99" style:parent-style-name="DefaultParagraphFont" style:family="text">
      <style:text-properties style:font-name="Consolas" style:font-name-asian="Consolas" style:font-name-complex="Consolas" fo:color="#000000" fo:font-size="10pt" style:font-size-asian="10pt" style:font-size-complex="10pt"/>
    </style:style>
    <style:style style:name="T3400" style:parent-style-name="DefaultParagraphFont" style:family="text">
      <style:text-properties style:font-name="Consolas" style:font-name-asian="Consolas" style:font-name-complex="Consolas" fo:color="#6A3E3E" fo:font-size="10pt" style:font-size-asian="10pt" style:font-size-complex="10pt"/>
    </style:style>
    <style:style style:name="T3401" style:parent-style-name="DefaultParagraphFont" style:family="text">
      <style:text-properties style:font-name="Consolas" style:font-name-asian="Consolas" style:font-name-complex="Consolas" fo:color="#000000" fo:font-size="10pt" style:font-size-asian="10pt" style:font-size-complex="10pt"/>
    </style:style>
    <style:style style:name="P3402" style:parent-style-name="Standard" style:family="paragraph">
      <style:paragraph-properties style:text-autospace="none"/>
    </style:style>
    <style:style style:name="T3403" style:parent-style-name="DefaultParagraphFont" style:family="text">
      <style:text-properties style:font-name="Consolas" style:font-name-asian="Consolas" style:font-name-complex="Consolas" fo:color="#000000" fo:font-size="10pt" style:font-size-asian="10pt" style:font-size-complex="10pt"/>
    </style:style>
    <style:style style:name="T340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05" style:parent-style-name="DefaultParagraphFont" style:family="text">
      <style:text-properties style:font-name="Consolas" style:font-name-asian="Consolas" style:font-name-complex="Consolas" fo:color="#000000" fo:font-size="10pt" style:font-size-asian="10pt" style:font-size-complex="10pt"/>
    </style:style>
    <style:style style:name="T3406" style:parent-style-name="DefaultParagraphFont" style:family="text">
      <style:text-properties style:font-name="Consolas" style:font-name-asian="Consolas" style:font-name-complex="Consolas" fo:color="#6A3E3E" fo:font-size="10pt" style:font-size-asian="10pt" style:font-size-complex="10pt"/>
    </style:style>
    <style:style style:name="T3407" style:parent-style-name="DefaultParagraphFont" style:family="text">
      <style:text-properties style:font-name="Consolas" style:font-name-asian="Consolas" style:font-name-complex="Consolas" fo:color="#000000" fo:font-size="10pt" style:font-size-asian="10pt" style:font-size-complex="10pt"/>
    </style:style>
    <style:style style:name="P3408" style:parent-style-name="Standard" style:family="paragraph">
      <style:paragraph-properties style:text-autospace="none"/>
    </style:style>
    <style:style style:name="T3409" style:parent-style-name="DefaultParagraphFont" style:family="text">
      <style:text-properties style:font-name="Consolas" style:font-name-asian="Consolas" style:font-name-complex="Consolas" fo:color="#000000" fo:font-size="10pt" style:font-size-asian="10pt" style:font-size-complex="10pt"/>
    </style:style>
    <style:style style:name="T341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11" style:parent-style-name="DefaultParagraphFont" style:family="text">
      <style:text-properties style:font-name="Consolas" style:font-name-asian="Consolas" style:font-name-complex="Consolas" fo:color="#000000" fo:font-size="10pt" style:font-size-asian="10pt" style:font-size-complex="10pt"/>
    </style:style>
    <style:style style:name="T3412" style:parent-style-name="DefaultParagraphFont" style:family="text">
      <style:text-properties style:font-name="Consolas" style:font-name-asian="Consolas" style:font-name-complex="Consolas" fo:color="#6A3E3E" fo:font-size="10pt" style:font-size-asian="10pt" style:font-size-complex="10pt"/>
    </style:style>
    <style:style style:name="T3413" style:parent-style-name="DefaultParagraphFont" style:family="text">
      <style:text-properties style:font-name="Consolas" style:font-name-asian="Consolas" style:font-name-complex="Consolas" fo:color="#000000" fo:font-size="10pt" style:font-size-asian="10pt" style:font-size-complex="10pt"/>
    </style:style>
    <style:style style:name="P3414" style:parent-style-name="Standard" style:family="paragraph">
      <style:paragraph-properties style:text-autospace="none"/>
    </style:style>
    <style:style style:name="T3415" style:parent-style-name="DefaultParagraphFont" style:family="text">
      <style:text-properties style:font-name="Consolas" style:font-name-asian="Consolas" style:font-name-complex="Consolas" fo:color="#000000" fo:font-size="10pt" style:font-size-asian="10pt" style:font-size-complex="10pt"/>
    </style:style>
    <style:style style:name="T341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17" style:parent-style-name="DefaultParagraphFont" style:family="text">
      <style:text-properties style:font-name="Consolas" style:font-name-asian="Consolas" style:font-name-complex="Consolas" fo:color="#000000" fo:font-size="10pt" style:font-size-asian="10pt" style:font-size-complex="10pt"/>
    </style:style>
    <style:style style:name="T3418" style:parent-style-name="DefaultParagraphFont" style:family="text">
      <style:text-properties style:font-name="Consolas" style:font-name-asian="Consolas" style:font-name-complex="Consolas" fo:color="#6A3E3E" fo:font-size="10pt" style:font-size-asian="10pt" style:font-size-complex="10pt"/>
    </style:style>
    <style:style style:name="T3419" style:parent-style-name="DefaultParagraphFont" style:family="text">
      <style:text-properties style:font-name="Consolas" style:font-name-asian="Consolas" style:font-name-complex="Consolas" fo:color="#000000" fo:font-size="10pt" style:font-size-asian="10pt" style:font-size-complex="10pt"/>
    </style:style>
    <style:style style:name="P3420" style:parent-style-name="Standard" style:family="paragraph">
      <style:paragraph-properties style:text-autospace="none"/>
    </style:style>
    <style:style style:name="T3421" style:parent-style-name="DefaultParagraphFont" style:family="text">
      <style:text-properties style:font-name="Consolas" style:font-name-asian="Consolas" style:font-name-complex="Consolas" fo:color="#000000" fo:font-size="10pt" style:font-size-asian="10pt" style:font-size-complex="10pt"/>
    </style:style>
    <style:style style:name="T342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23" style:parent-style-name="DefaultParagraphFont" style:family="text">
      <style:text-properties style:font-name="Consolas" style:font-name-asian="Consolas" style:font-name-complex="Consolas" fo:color="#000000" fo:font-size="10pt" style:font-size-asian="10pt" style:font-size-complex="10pt"/>
    </style:style>
    <style:style style:name="T3424" style:parent-style-name="DefaultParagraphFont" style:family="text">
      <style:text-properties style:font-name="Consolas" style:font-name-asian="Consolas" style:font-name-complex="Consolas" fo:color="#6A3E3E" fo:font-size="10pt" style:font-size-asian="10pt" style:font-size-complex="10pt"/>
    </style:style>
    <style:style style:name="T3425" style:parent-style-name="DefaultParagraphFont" style:family="text">
      <style:text-properties style:font-name="Consolas" style:font-name-asian="Consolas" style:font-name-complex="Consolas" fo:color="#000000" fo:font-size="10pt" style:font-size-asian="10pt" style:font-size-complex="10pt"/>
    </style:style>
    <style:style style:name="P3426" style:parent-style-name="Standard" style:family="paragraph">
      <style:paragraph-properties style:text-autospace="none"/>
    </style:style>
    <style:style style:name="T3427" style:parent-style-name="DefaultParagraphFont" style:family="text">
      <style:text-properties style:font-name="Consolas" style:font-name-asian="Consolas" style:font-name-complex="Consolas" fo:color="#000000" fo:font-size="10pt" style:font-size-asian="10pt" style:font-size-complex="10pt"/>
    </style:style>
    <style:style style:name="T342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29" style:parent-style-name="DefaultParagraphFont" style:family="text">
      <style:text-properties style:font-name="Consolas" style:font-name-asian="Consolas" style:font-name-complex="Consolas" fo:color="#000000" fo:font-size="10pt" style:font-size-asian="10pt" style:font-size-complex="10pt"/>
    </style:style>
    <style:style style:name="T3430" style:parent-style-name="DefaultParagraphFont" style:family="text">
      <style:text-properties style:font-name="Consolas" style:font-name-asian="Consolas" style:font-name-complex="Consolas" fo:color="#6A3E3E" fo:font-size="10pt" style:font-size-asian="10pt" style:font-size-complex="10pt"/>
    </style:style>
    <style:style style:name="T3431" style:parent-style-name="DefaultParagraphFont" style:family="text">
      <style:text-properties style:font-name="Consolas" style:font-name-asian="Consolas" style:font-name-complex="Consolas" fo:color="#000000" fo:font-size="10pt" style:font-size-asian="10pt" style:font-size-complex="10pt"/>
    </style:style>
    <style:style style:name="P3432" style:parent-style-name="Standard" style:family="paragraph">
      <style:paragraph-properties style:text-autospace="none"/>
    </style:style>
    <style:style style:name="T3433" style:parent-style-name="DefaultParagraphFont" style:family="text">
      <style:text-properties style:font-name="Consolas" style:font-name-asian="Consolas" style:font-name-complex="Consolas" fo:color="#000000" fo:font-size="10pt" style:font-size-asian="10pt" style:font-size-complex="10pt"/>
    </style:style>
    <style:style style:name="T343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35" style:parent-style-name="DefaultParagraphFont" style:family="text">
      <style:text-properties style:font-name="Consolas" style:font-name-asian="Consolas" style:font-name-complex="Consolas" fo:color="#000000" fo:font-size="10pt" style:font-size-asian="10pt" style:font-size-complex="10pt"/>
    </style:style>
    <style:style style:name="P343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3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38" style:parent-style-name="Textbody" style:family="paragraph">
      <style:paragraph-properties fo:margin-top="0.052in" fo:margin-bottom="0.052in"/>
      <style:text-properties style:font-name="Arial" fo:color="#222222"/>
    </style:style>
    <style:style style:name="P343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5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51" style:parent-style-name="Standard" style:family="paragraph">
      <style:paragraph-properties style:text-autospace="none"/>
    </style:style>
    <style:style style:name="P3452" style:parent-style-name="Standard" style:family="paragraph">
      <style:paragraph-properties style:text-autospace="none"/>
      <style:text-properties style:font-name="Consolas"/>
    </style:style>
    <style:style style:name="P345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454" style:parent-style-name="Standard" style:family="paragraph">
      <style:paragraph-properties style:text-autospace="none" fo:margin-top="0.052in" fo:margin-bottom="0.052in"/>
      <style:text-properties style:font-name="Arial" style:font-name-asian="Consolas" style:font-name-complex="Arial" fo:color="#222222"/>
    </style:style>
    <style:style style:name="P3455" style:parent-style-name="Standard" style:family="paragraph">
      <style:paragraph-properties style:text-autospace="none" fo:margin-top="0.052in" fo:margin-bottom="0.052in"/>
      <style:text-properties style:font-name="Arial" style:font-name-complex="Arial"/>
    </style:style>
    <style:style style:name="P3456" style:parent-style-name="Standard" style:family="paragraph">
      <style:paragraph-properties style:text-autospace="none" fo:margin-top="0.052in" fo:margin-bottom="0.052in"/>
    </style:style>
    <style:style style:name="T34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58" style:parent-style-name="DefaultParagraphFont" style:family="text">
      <style:text-properties style:font-name="Consolas" style:font-name-asian="Consolas" style:font-name-complex="Consolas" fo:color="#000000" fo:font-size="10pt" style:font-size-asian="10pt" style:font-size-complex="10pt"/>
    </style:style>
    <style:style style:name="T34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0" style:parent-style-name="DefaultParagraphFont" style:family="text">
      <style:text-properties style:font-name="Consolas" style:font-name-asian="Consolas" style:font-name-complex="Consolas" fo:color="#000000" fo:font-size="10pt" style:font-size-asian="10pt" style:font-size-complex="10pt"/>
    </style:style>
    <style:style style:name="T34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2" style:parent-style-name="DefaultParagraphFont" style:family="text">
      <style:text-properties style:font-name="Consolas" style:font-name-asian="Consolas" style:font-name-complex="Consolas" fo:color="#000000" fo:font-size="10pt" style:font-size-asian="10pt" style:font-size-complex="10pt"/>
    </style:style>
    <style:style style:name="T3463" style:parent-style-name="DefaultParagraphFont" style:family="text">
      <style:text-properties style:font-name="Consolas" style:font-name-asian="Consolas" style:font-name-complex="Consolas" fo:color="#6A3E3E" fo:font-size="10pt" style:font-size-asian="10pt" style:font-size-complex="10pt"/>
    </style:style>
    <style:style style:name="T3464" style:parent-style-name="DefaultParagraphFont" style:family="text">
      <style:text-properties style:font-name="Consolas" style:font-name-asian="Consolas" style:font-name-complex="Consolas" fo:color="#000000" fo:font-size="10pt" style:font-size-asian="10pt" style:font-size-complex="10pt"/>
    </style:style>
    <style:style style:name="P3465" style:parent-style-name="Standard" style:family="paragraph">
      <style:paragraph-properties style:text-autospace="none"/>
    </style:style>
    <style:style style:name="T3466" style:parent-style-name="DefaultParagraphFont" style:family="text">
      <style:text-properties style:font-name="Consolas" style:font-name-asian="Consolas" style:font-name-complex="Consolas" fo:color="#000000" fo:font-size="10pt" style:font-size-asian="10pt" style:font-size-complex="10pt"/>
    </style:style>
    <style:style style:name="T3467" style:parent-style-name="DefaultParagraphFont" style:family="text">
      <style:text-properties style:font-name="Consolas" style:font-name-asian="Consolas" style:font-name-complex="Consolas" fo:color="#3F7F5F" fo:font-size="10pt" style:font-size-asian="10pt" style:font-size-complex="10pt"/>
    </style:style>
    <style:style style:name="P3468" style:parent-style-name="Standard" style:family="paragraph">
      <style:paragraph-properties style:text-autospace="none"/>
    </style:style>
    <style:style style:name="T3469" style:parent-style-name="DefaultParagraphFont" style:family="text">
      <style:text-properties style:font-name="Consolas" style:font-name-asian="Consolas" style:font-name-complex="Consolas" fo:color="#000000" fo:font-size="10pt" style:font-size-asian="10pt" style:font-size-complex="10pt"/>
    </style:style>
    <style:style style:name="T347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71" style:parent-style-name="DefaultParagraphFont" style:family="text">
      <style:text-properties style:font-name="Consolas" style:font-name-asian="Consolas" style:font-name-complex="Consolas" fo:color="#000000" fo:font-size="10pt" style:font-size-asian="10pt" style:font-size-complex="10pt"/>
    </style:style>
    <style:style style:name="T347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73" style:parent-style-name="DefaultParagraphFont" style:family="text">
      <style:text-properties style:font-name="Consolas" style:font-name-asian="Consolas" style:font-name-complex="Consolas" fo:color="#000000" fo:font-size="10pt" style:font-size-asian="10pt" style:font-size-complex="10pt"/>
    </style:style>
    <style:style style:name="T3474" style:parent-style-name="DefaultParagraphFont" style:family="text">
      <style:text-properties style:font-name="Consolas" style:font-name-asian="Consolas" style:font-name-complex="Consolas" fo:color="#2A00FF" fo:font-size="10pt" style:font-size-asian="10pt" style:font-size-complex="10pt"/>
    </style:style>
    <style:style style:name="T3475" style:parent-style-name="DefaultParagraphFont" style:family="text">
      <style:text-properties style:font-name="Consolas" style:font-name-asian="Consolas" style:font-name-complex="Consolas" fo:color="#000000" fo:font-size="10pt" style:font-size-asian="10pt" style:font-size-complex="10pt"/>
    </style:style>
    <style:style style:name="P3476" style:parent-style-name="Standard" style:family="paragraph">
      <style:paragraph-properties style:text-autospace="none"/>
    </style:style>
    <style:style style:name="T3477" style:parent-style-name="DefaultParagraphFont" style:family="text">
      <style:text-properties style:font-name="Consolas" style:font-name-asian="Consolas" style:font-name-complex="Consolas" fo:color="#000000" fo:font-size="10pt" style:font-size-asian="10pt" style:font-size-complex="10pt"/>
    </style:style>
    <style:style style:name="T347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79" style:parent-style-name="DefaultParagraphFont" style:family="text">
      <style:text-properties style:font-name="Consolas" style:font-name-asian="Consolas" style:font-name-complex="Consolas" fo:color="#000000" fo:font-size="10pt" style:font-size-asian="10pt" style:font-size-complex="10pt"/>
    </style:style>
    <style:style style:name="T34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81" style:parent-style-name="DefaultParagraphFont" style:family="text">
      <style:text-properties style:font-name="Consolas" style:font-name-asian="Consolas" style:font-name-complex="Consolas" fo:color="#000000" fo:font-size="10pt" style:font-size-asian="10pt" style:font-size-complex="10pt"/>
    </style:style>
    <style:style style:name="T3482" style:parent-style-name="DefaultParagraphFont" style:family="text">
      <style:text-properties style:font-name="Consolas" style:font-name-asian="Consolas" style:font-name-complex="Consolas" fo:color="#2A00FF" fo:font-size="10pt" style:font-size-asian="10pt" style:font-size-complex="10pt"/>
    </style:style>
    <style:style style:name="T3483" style:parent-style-name="DefaultParagraphFont" style:family="text">
      <style:text-properties style:font-name="Consolas" style:font-name-asian="Consolas" style:font-name-complex="Consolas" fo:color="#000000" fo:font-size="10pt" style:font-size-asian="10pt" style:font-size-complex="10pt"/>
    </style:style>
    <style:style style:name="P3484" style:parent-style-name="Standard" style:family="paragraph">
      <style:paragraph-properties style:text-autospace="none"/>
    </style:style>
    <style:style style:name="T3485" style:parent-style-name="DefaultParagraphFont" style:family="text">
      <style:text-properties style:font-name="Consolas" style:font-name-asian="Consolas" style:font-name-complex="Consolas" fo:color="#000000" fo:font-size="10pt" style:font-size-asian="10pt" style:font-size-complex="10pt"/>
    </style:style>
    <style:style style:name="P3486" style:parent-style-name="Standard" style:family="paragraph">
      <style:paragraph-properties style:text-autospace="none"/>
    </style:style>
    <style:style style:name="T3487" style:parent-style-name="DefaultParagraphFont" style:family="text">
      <style:text-properties style:font-name="Consolas" style:font-name-asian="Consolas" style:font-name-complex="Consolas" fo:color="#000000" fo:font-size="10pt" style:font-size-asian="10pt" style:font-size-complex="10pt"/>
    </style:style>
    <style:style style:name="T3488" style:parent-style-name="DefaultParagraphFont" style:family="text">
      <style:text-properties style:font-name="Consolas" style:font-name-asian="Consolas" style:font-name-complex="Consolas" fo:color="#3F7F5F" fo:font-size="10pt" style:font-size-asian="10pt" style:font-size-complex="10pt"/>
    </style:style>
    <style:style style:name="T3489" style:parent-style-name="DefaultParagraphFont" style:family="text">
      <style:text-properties style:font-name="Consolas" style:font-name-asian="Consolas" style:font-name-complex="Consolas" fo:color="#3F7F5F" fo:font-size="10pt" style:font-size-asian="10pt" style:font-size-complex="10pt"/>
    </style:style>
    <style:style style:name="P3490" style:parent-style-name="Standard" style:family="paragraph">
      <style:paragraph-properties style:text-autospace="none"/>
    </style:style>
    <style:style style:name="T3491" style:parent-style-name="DefaultParagraphFont" style:family="text">
      <style:text-properties style:font-name="Consolas" style:font-name-asian="Consolas" style:font-name-complex="Consolas" fo:color="#000000" fo:font-size="10pt" style:font-size-asian="10pt" style:font-size-complex="10pt"/>
    </style:style>
    <style:style style:name="T349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93" style:parent-style-name="DefaultParagraphFont" style:family="text">
      <style:text-properties style:font-name="Consolas" style:font-name-asian="Consolas" style:font-name-complex="Consolas" fo:color="#000000" fo:font-size="10pt" style:font-size-asian="10pt" style:font-size-complex="10pt"/>
    </style:style>
    <style:style style:name="T34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95" style:parent-style-name="DefaultParagraphFont" style:family="text">
      <style:text-properties style:font-name="Consolas" style:font-name-asian="Consolas" style:font-name-complex="Consolas" fo:color="#000000" fo:font-size="10pt" style:font-size-asian="10pt" style:font-size-complex="10pt"/>
    </style:style>
    <style:style style:name="T3496" style:parent-style-name="DefaultParagraphFont" style:family="text">
      <style:text-properties style:font-name="Consolas" style:font-name-asian="Consolas" style:font-name-complex="Consolas" fo:color="#2A00FF" fo:font-size="10pt" style:font-size-asian="10pt" style:font-size-complex="10pt"/>
    </style:style>
    <style:style style:name="T3497" style:parent-style-name="DefaultParagraphFont" style:family="text">
      <style:text-properties style:font-name="Consolas" style:font-name-asian="Consolas" style:font-name-complex="Consolas" fo:color="#000000" fo:font-size="10pt" style:font-size-asian="10pt" style:font-size-complex="10pt"/>
    </style:style>
    <style:style style:name="P3498" style:parent-style-name="Standard" style:family="paragraph">
      <style:paragraph-properties style:text-autospace="none"/>
    </style:style>
    <style:style style:name="T3499" style:parent-style-name="DefaultParagraphFont" style:family="text">
      <style:text-properties style:font-name="Consolas" style:font-name-asian="Consolas" style:font-name-complex="Consolas" fo:color="#000000" fo:font-size="10pt" style:font-size-asian="10pt" style:font-size-complex="10pt"/>
    </style:style>
    <style:style style:name="P350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01" style:parent-style-name="Standard" style:family="paragraph">
      <style:paragraph-properties style:text-autospace="none"/>
    </style:style>
    <style:style style:name="T3502" style:parent-style-name="DefaultParagraphFont" style:family="text">
      <style:text-properties style:font-name="Arial" style:font-name-asian="Consolas" style:font-name-complex="Consolas" fo:color="#222222"/>
    </style:style>
    <style:style style:name="P350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6" style:parent-style-name="Standard" style:family="paragraph">
      <style:paragraph-properties style:text-autospace="none"/>
    </style:style>
    <style:style style:name="T3507" style:parent-style-name="DefaultParagraphFont" style:family="text">
      <style:text-properties style:font-name="Consolas" style:font-name-asian="Consolas" style:font-name-complex="Consolas" fo:color="#000000" fo:font-size="10pt" style:font-size-asian="10pt" style:font-size-complex="10pt"/>
    </style:style>
    <style:style style:name="P3508" style:parent-style-name="Standard" style:family="paragraph">
      <style:paragraph-properties style:text-autospace="none"/>
      <style:text-properties style:font-name="Consolas"/>
    </style:style>
    <style:style style:name="P3509" style:parent-style-name="Standard" style:family="paragraph">
      <style:paragraph-properties style:text-autospace="none"/>
      <style:text-properties style:font-name="Consolas"/>
    </style:style>
    <style:style style:name="P351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511" style:parent-style-name="Standard" style:family="paragraph">
      <style:paragraph-properties style:text-autospace="none"/>
    </style:style>
    <style:style style:name="T3512" style:parent-style-name="DefaultParagraphFont" style:family="text">
      <style:text-properties style:font-name="Arial" fo:color="#222222"/>
    </style:style>
    <style:style style:name="T3513" style:parent-style-name="DefaultParagraphFont" style:family="text">
      <style:text-properties style:font-name="Arial" fo:color="#222222"/>
    </style:style>
    <style:style style:name="T3514" style:parent-style-name="DefaultParagraphFont" style:family="text">
      <style:text-properties style:font-name="Arial" fo:color="#222222"/>
    </style:style>
    <style:style style:name="P3515" style:parent-style-name="Standard" style:family="paragraph">
      <style:paragraph-properties style:text-autospace="none"/>
      <style:text-properties style:font-name="Consolas"/>
    </style:style>
    <style:style style:name="P3516" style:parent-style-name="Standard" style:family="paragraph">
      <style:paragraph-properties fo:margin-top="0.052in" fo:margin-bottom="0.052in"/>
    </style:style>
    <style:style style:name="T35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18" style:parent-style-name="DefaultParagraphFont" style:family="text">
      <style:text-properties style:font-name="Consolas" style:font-name-asian="Consolas" style:font-name-complex="Consolas" fo:color="#000000" fo:font-size="10pt" style:font-size-asian="10pt" style:font-size-complex="10pt"/>
    </style:style>
    <style:style style:name="T35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20" style:parent-style-name="DefaultParagraphFont" style:family="text">
      <style:text-properties style:font-name="Consolas" style:font-name-asian="Consolas" style:font-name-complex="Consolas" fo:color="#000000" fo:font-size="10pt" style:font-size-asian="10pt" style:font-size-complex="10pt"/>
    </style:style>
    <style:style style:name="T35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22" style:parent-style-name="DefaultParagraphFont" style:family="text">
      <style:text-properties style:font-name="Consolas" style:font-name-asian="Consolas" style:font-name-complex="Consolas" fo:color="#000000" fo:font-size="10pt" style:font-size-asian="10pt" style:font-size-complex="10pt"/>
    </style:style>
    <style:style style:name="T3523" style:parent-style-name="DefaultParagraphFont" style:family="text">
      <style:text-properties style:font-name="Consolas" style:font-name-asian="Consolas" style:font-name-complex="Consolas" fo:color="#6A3E3E" fo:font-size="10pt" style:font-size-asian="10pt" style:font-size-complex="10pt"/>
    </style:style>
    <style:style style:name="T3524" style:parent-style-name="DefaultParagraphFont" style:family="text">
      <style:text-properties style:font-name="Consolas" style:font-name-asian="Consolas" style:font-name-complex="Consolas" fo:color="#000000" fo:font-size="10pt" style:font-size-asian="10pt" style:font-size-complex="10pt"/>
    </style:style>
    <style:style style:name="T3525" style:parent-style-name="DefaultParagraphFont" style:family="text">
      <style:text-properties style:font-name="Consolas" style:font-name-asian="Consolas" style:font-name-complex="Consolas" fo:color="#000000" fo:font-size="10pt" style:font-size-asian="10pt" style:font-size-complex="10pt"/>
    </style:style>
    <style:style style:name="T3526" style:parent-style-name="DefaultParagraphFont" style:family="text">
      <style:text-properties style:font-name="Consolas" style:font-name-asian="Consolas" style:font-name-complex="Consolas" fo:color="#000000" fo:font-size="10pt" style:font-size-asian="10pt" style:font-size-complex="10pt"/>
    </style:style>
    <style:style style:name="T3527" style:parent-style-name="DefaultParagraphFont" style:family="text">
      <style:text-properties style:font-name="Consolas" style:font-name-asian="Consolas" style:font-name-complex="Consolas" fo:color="#6A3E3E" fo:font-size="10pt" style:font-size-asian="10pt" style:font-size-complex="10pt"/>
    </style:style>
    <style:style style:name="T3528" style:parent-style-name="DefaultParagraphFont" style:family="text">
      <style:text-properties style:font-name="Consolas" style:font-name-asian="Consolas" style:font-name-complex="Consolas" fo:color="#000000" fo:font-size="10pt" style:font-size-asian="10pt" style:font-size-complex="10pt"/>
    </style:style>
    <style:style style:name="T35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30" style:parent-style-name="DefaultParagraphFont" style:family="text">
      <style:text-properties style:font-name="Consolas" style:font-name-asian="Consolas" style:font-name-complex="Consolas" fo:color="#000000" fo:font-size="10pt" style:font-size-asian="10pt" style:font-size-complex="10pt"/>
    </style:style>
    <style:style style:name="T3531" style:parent-style-name="DefaultParagraphFont" style:family="text">
      <style:text-properties style:font-name="Consolas" style:font-name-asian="Consolas" style:font-name-complex="Consolas" fo:color="#2A00FF" fo:font-size="10pt" style:font-size-asian="10pt" style:font-size-complex="10pt"/>
    </style:style>
    <style:style style:name="T3532" style:parent-style-name="DefaultParagraphFont" style:family="text">
      <style:text-properties style:font-name="Consolas" style:font-name-asian="Consolas" style:font-name-complex="Consolas" fo:color="#000000" fo:font-size="10pt" style:font-size-asian="10pt" style:font-size-complex="10pt"/>
    </style:style>
    <style:style style:name="T3533" style:parent-style-name="DefaultParagraphFont" style:family="text">
      <style:text-properties style:font-name="Consolas" style:font-name-asian="Consolas" style:font-name-complex="Consolas" fo:color="#000000" fo:font-size="10pt" style:font-size-asian="10pt" style:font-size-complex="10pt"/>
    </style:style>
    <style:style style:name="T3534" style:parent-style-name="DefaultParagraphFont" style:family="text">
      <style:text-properties style:font-name="Consolas" style:font-name-asian="Consolas" style:font-name-complex="Consolas" fo:color="#000000" fo:font-size="10pt" style:font-size-asian="10pt" style:font-size-complex="10pt"/>
    </style:style>
    <style:style style:name="T353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536" style:parent-style-name="DefaultParagraphFont" style:family="text">
      <style:text-properties style:font-name="Consolas" style:font-name-asian="Consolas" style:font-name-complex="Consolas" fo:color="#000000" fo:font-size="10pt" style:font-size-asian="10pt" style:font-size-complex="10pt"/>
    </style:style>
    <style:style style:name="T3537" style:parent-style-name="DefaultParagraphFont" style:family="text">
      <style:text-properties style:font-name="Consolas" style:font-name-asian="Consolas" style:font-name-complex="Consolas" fo:color="#6A3E3E" fo:font-size="10pt" style:font-size-asian="10pt" style:font-size-complex="10pt"/>
    </style:style>
    <style:style style:name="T3538" style:parent-style-name="DefaultParagraphFont" style:family="text">
      <style:text-properties style:font-name="Consolas" style:font-name-asian="Consolas" style:font-name-complex="Consolas" fo:color="#000000" fo:font-size="10pt" style:font-size-asian="10pt" style:font-size-complex="10pt"/>
    </style:style>
    <style:style style:name="T3539" style:parent-style-name="DefaultParagraphFont" style:family="text">
      <style:text-properties style:font-name="Consolas" style:font-name-asian="Consolas" style:font-name-complex="Consolas" fo:color="#000000" fo:font-size="10pt" style:font-size-asian="10pt" style:font-size-complex="10pt"/>
    </style:style>
    <style:style style:name="T3540" style:parent-style-name="DefaultParagraphFont" style:family="text">
      <style:text-properties style:font-name="Consolas" style:font-name-asian="Consolas" style:font-name-complex="Consolas" fo:color="#000000" fo:font-size="10pt" style:font-size-asian="10pt" style:font-size-complex="10pt"/>
    </style:style>
    <style:style style:name="P354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42" style:parent-style-name="Standard" style:family="paragraph">
      <style:paragraph-properties style:text-autospace="none"/>
    </style:style>
    <style:style style:name="T35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4" style:parent-style-name="DefaultParagraphFont" style:family="text">
      <style:text-properties style:font-name="Consolas" style:font-name-asian="Consolas" style:font-name-complex="Consolas" fo:color="#000000" fo:font-size="10pt" style:font-size-asian="10pt" style:font-size-complex="10pt"/>
    </style:style>
    <style:style style:name="T35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6" style:parent-style-name="DefaultParagraphFont" style:family="text">
      <style:text-properties style:font-name="Consolas" style:font-name-asian="Consolas" style:font-name-complex="Consolas" fo:color="#000000" fo:font-size="10pt" style:font-size-asian="10pt" style:font-size-complex="10pt"/>
    </style:style>
    <style:style style:name="T35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8" style:parent-style-name="DefaultParagraphFont" style:family="text">
      <style:text-properties style:font-name="Consolas" style:font-name-asian="Consolas" style:font-name-complex="Consolas" fo:color="#000000" fo:font-size="10pt" style:font-size-asian="10pt" style:font-size-complex="10pt"/>
    </style:style>
    <style:style style:name="T3549" style:parent-style-name="DefaultParagraphFont" style:family="text">
      <style:text-properties style:font-name="Consolas" style:font-name-asian="Consolas" style:font-name-complex="Consolas" fo:color="#6A3E3E" fo:font-size="10pt" style:font-size-asian="10pt" style:font-size-complex="10pt"/>
    </style:style>
    <style:style style:name="T3550" style:parent-style-name="DefaultParagraphFont" style:family="text">
      <style:text-properties style:font-name="Consolas" style:font-name-asian="Consolas" style:font-name-complex="Consolas" fo:color="#000000" fo:font-size="10pt" style:font-size-asian="10pt" style:font-size-complex="10pt"/>
    </style:style>
    <style:style style:name="P3551" style:parent-style-name="Standard" style:family="paragraph">
      <style:paragraph-properties style:text-autospace="none"/>
    </style:style>
    <style:style style:name="T3552" style:parent-style-name="DefaultParagraphFont" style:family="text">
      <style:text-properties style:font-name="Consolas" style:font-name-asian="Consolas" style:font-name-complex="Consolas" fo:color="#000000" fo:font-size="10pt" style:font-size-asian="10pt" style:font-size-complex="10pt"/>
    </style:style>
    <style:style style:name="T3553" style:parent-style-name="DefaultParagraphFont" style:family="text">
      <style:text-properties style:font-name="Consolas" style:font-name-asian="Consolas" style:font-name-complex="Consolas" fo:color="#3F7F5F" fo:font-size="10pt" style:font-size-asian="10pt" style:font-size-complex="10pt"/>
    </style:style>
    <style:style style:name="P3554" style:parent-style-name="Standard" style:family="paragraph">
      <style:paragraph-properties style:text-autospace="none"/>
    </style:style>
    <style:style style:name="T3555" style:parent-style-name="DefaultParagraphFont" style:family="text">
      <style:text-properties style:font-name="Consolas" style:font-name-asian="Consolas" style:font-name-complex="Consolas" fo:color="#000000" fo:font-size="10pt" style:font-size-asian="10pt" style:font-size-complex="10pt"/>
    </style:style>
    <style:style style:name="T355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557" style:parent-style-name="DefaultParagraphFont" style:family="text">
      <style:text-properties style:font-name="Consolas" style:font-name-asian="Consolas" style:font-name-complex="Consolas" fo:color="#000000" fo:font-size="10pt" style:font-size-asian="10pt" style:font-size-complex="10pt"/>
    </style:style>
    <style:style style:name="T3558" style:parent-style-name="DefaultParagraphFont" style:family="text">
      <style:text-properties style:font-name="Consolas" style:font-name-asian="Consolas" style:font-name-complex="Consolas" fo:color="#6A3E3E" fo:font-size="10pt" style:font-size-asian="10pt" style:font-size-complex="10pt"/>
    </style:style>
    <style:style style:name="T3559" style:parent-style-name="DefaultParagraphFont" style:family="text">
      <style:text-properties style:font-name="Consolas" style:font-name-asian="Consolas" style:font-name-complex="Consolas" fo:color="#000000" fo:font-size="10pt" style:font-size-asian="10pt" style:font-size-complex="10pt"/>
    </style:style>
    <style:style style:name="P3560" style:parent-style-name="Standard" style:family="paragraph">
      <style:paragraph-properties style:text-autospace="none"/>
    </style:style>
    <style:style style:name="T3561" style:parent-style-name="DefaultParagraphFont" style:family="text">
      <style:text-properties style:font-name="Consolas" style:font-name-asian="Consolas" style:font-name-complex="Consolas" fo:color="#000000" fo:font-size="10pt" style:font-size-asian="10pt" style:font-size-complex="10pt"/>
    </style:style>
    <style:style style:name="T356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563" style:parent-style-name="DefaultParagraphFont" style:family="text">
      <style:text-properties style:font-name="Consolas" style:font-name-asian="Consolas" style:font-name-complex="Consolas" fo:color="#000000" fo:font-size="10pt" style:font-size-asian="10pt" style:font-size-complex="10pt"/>
    </style:style>
    <style:style style:name="T35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65" style:parent-style-name="DefaultParagraphFont" style:family="text">
      <style:text-properties style:font-name="Consolas" style:font-name-asian="Consolas" style:font-name-complex="Consolas" fo:color="#000000" fo:font-size="10pt" style:font-size-asian="10pt" style:font-size-complex="10pt"/>
    </style:style>
    <style:style style:name="T3566" style:parent-style-name="DefaultParagraphFont" style:family="text">
      <style:text-properties style:font-name="Consolas" style:font-name-asian="Consolas" style:font-name-complex="Consolas" fo:color="#2A00FF" fo:font-size="10pt" style:font-size-asian="10pt" style:font-size-complex="10pt"/>
    </style:style>
    <style:style style:name="T3567" style:parent-style-name="DefaultParagraphFont" style:family="text">
      <style:text-properties style:font-name="Consolas" style:font-name-asian="Consolas" style:font-name-complex="Consolas" fo:color="#000000" fo:font-size="10pt" style:font-size-asian="10pt" style:font-size-complex="10pt"/>
    </style:style>
    <style:style style:name="P356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6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70" style:parent-style-name="Standard" style:family="paragraph">
      <style:paragraph-properties style:text-autospace="none"/>
    </style:style>
    <style:style style:name="T35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72" style:parent-style-name="DefaultParagraphFont" style:family="text">
      <style:text-properties style:font-name="Consolas" style:font-name-asian="Consolas" style:font-name-complex="Consolas" fo:color="#000000" fo:font-size="10pt" style:font-size-asian="10pt" style:font-size-complex="10pt"/>
    </style:style>
    <style:style style:name="T35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74" style:parent-style-name="DefaultParagraphFont" style:family="text">
      <style:text-properties style:font-name="Consolas" style:font-name-asian="Consolas" style:font-name-complex="Consolas" fo:color="#000000" fo:font-size="10pt" style:font-size-asian="10pt" style:font-size-complex="10pt"/>
    </style:style>
    <style:style style:name="T35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76" style:parent-style-name="DefaultParagraphFont" style:family="text">
      <style:text-properties style:font-name="Consolas" style:font-name-asian="Consolas" style:font-name-complex="Consolas" fo:color="#000000" fo:font-size="10pt" style:font-size-asian="10pt" style:font-size-complex="10pt"/>
    </style:style>
    <style:style style:name="T3577" style:parent-style-name="DefaultParagraphFont" style:family="text">
      <style:text-properties style:font-name="Consolas" style:font-name-asian="Consolas" style:font-name-complex="Consolas" fo:color="#6A3E3E" fo:font-size="10pt" style:font-size-asian="10pt" style:font-size-complex="10pt"/>
    </style:style>
    <style:style style:name="T3578" style:parent-style-name="DefaultParagraphFont" style:family="text">
      <style:text-properties style:font-name="Consolas" style:font-name-asian="Consolas" style:font-name-complex="Consolas" fo:color="#000000" fo:font-size="10pt" style:font-size-asian="10pt" style:font-size-complex="10pt"/>
    </style:style>
    <style:style style:name="P3579" style:parent-style-name="Standard" style:family="paragraph">
      <style:paragraph-properties style:text-autospace="none"/>
    </style:style>
    <style:style style:name="T3580" style:parent-style-name="DefaultParagraphFont" style:family="text">
      <style:text-properties style:font-name="Consolas" style:font-name-asian="Consolas" style:font-name-complex="Consolas" fo:color="#000000" fo:font-size="10pt" style:font-size-asian="10pt" style:font-size-complex="10pt"/>
    </style:style>
    <style:style style:name="T35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82" style:parent-style-name="DefaultParagraphFont" style:family="text">
      <style:text-properties style:font-name="Consolas" style:font-name-asian="Consolas" style:font-name-complex="Consolas" fo:color="#000000" fo:font-size="10pt" style:font-size-asian="10pt" style:font-size-complex="10pt"/>
    </style:style>
    <style:style style:name="T3583" style:parent-style-name="DefaultParagraphFont" style:family="text">
      <style:text-properties style:font-name="Consolas" style:font-name-asian="Consolas" style:font-name-complex="Consolas" fo:color="#6A3E3E" fo:font-size="10pt" style:font-size-asian="10pt" style:font-size-complex="10pt"/>
    </style:style>
    <style:style style:name="T3584" style:parent-style-name="DefaultParagraphFont" style:family="text">
      <style:text-properties style:font-name="Consolas" style:font-name-asian="Consolas" style:font-name-complex="Consolas" fo:color="#000000" fo:font-size="10pt" style:font-size-asian="10pt" style:font-size-complex="10pt"/>
    </style:style>
    <style:style style:name="T3585" style:parent-style-name="DefaultParagraphFont" style:family="text">
      <style:text-properties style:font-name="Consolas" style:font-name-asian="Consolas" style:font-name-complex="Consolas" fo:color="#6A3E3E" fo:font-size="10pt" style:font-size-asian="10pt" style:font-size-complex="10pt"/>
    </style:style>
    <style:style style:name="T3586" style:parent-style-name="DefaultParagraphFont" style:family="text">
      <style:text-properties style:font-name="Consolas" style:font-name-asian="Consolas" style:font-name-complex="Consolas" fo:color="#000000" fo:font-size="10pt" style:font-size-asian="10pt" style:font-size-complex="10pt"/>
    </style:style>
    <style:style style:name="P3587" style:parent-style-name="Standard" style:family="paragraph">
      <style:paragraph-properties style:text-autospace="none"/>
    </style:style>
    <style:style style:name="T3588" style:parent-style-name="DefaultParagraphFont" style:family="text">
      <style:text-properties style:font-name="Consolas" style:font-name-asian="Consolas" style:font-name-complex="Consolas" fo:color="#000000" fo:font-size="10pt" style:font-size-asian="10pt" style:font-size-complex="10pt"/>
    </style:style>
    <style:style style:name="T3589" style:parent-style-name="DefaultParagraphFont" style:family="text">
      <style:text-properties style:font-name="Consolas" style:font-name-asian="Consolas" style:font-name-complex="Consolas" fo:color="#000000" fo:font-size="10pt" style:font-size-asian="10pt" style:font-size-complex="10pt"/>
    </style:style>
    <style:style style:name="T359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591" style:parent-style-name="DefaultParagraphFont" style:family="text">
      <style:text-properties style:font-name="Consolas" style:font-name-asian="Consolas" style:font-name-complex="Consolas" fo:color="#000000" fo:font-size="10pt" style:font-size-asian="10pt" style:font-size-complex="10pt"/>
    </style:style>
    <style:style style:name="T3592" style:parent-style-name="DefaultParagraphFont" style:family="text">
      <style:text-properties style:font-name="Consolas" style:font-name-asian="Consolas" style:font-name-complex="Consolas" fo:color="#6A3E3E" fo:font-size="10pt" style:font-size-asian="10pt" style:font-size-complex="10pt"/>
    </style:style>
    <style:style style:name="T3593" style:parent-style-name="DefaultParagraphFont" style:family="text">
      <style:text-properties style:font-name="Consolas" style:font-name-asian="Consolas" style:font-name-complex="Consolas" fo:color="#000000" fo:font-size="10pt" style:font-size-asian="10pt" style:font-size-complex="10pt"/>
    </style:style>
    <style:style style:name="P359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95" style:parent-style-name="Standard" style:family="paragraph">
      <style:paragraph-properties style:text-autospace="none"/>
    </style:style>
    <style:style style:name="T3596" style:parent-style-name="DefaultParagraphFont" style:family="text">
      <style:text-properties style:font-name="Consolas" style:font-name-asian="Consolas" style:font-name-complex="Consolas" fo:color="#000000" fo:font-size="10pt" style:font-size-asian="10pt" style:font-size-complex="10pt"/>
    </style:style>
    <style:style style:name="P3597" style:parent-style-name="Standard" style:family="paragraph">
      <style:paragraph-properties style:text-autospace="none"/>
    </style:style>
    <style:style style:name="T3598" style:parent-style-name="DefaultParagraphFont" style:family="text">
      <style:text-properties style:font-name="Arial" fo:color="#222222"/>
    </style:style>
    <style:style style:name="T3599" style:parent-style-name="DefaultParagraphFont" style:family="text">
      <style:text-properties style:font-name="Arial" fo:color="#222222"/>
    </style:style>
    <style:style style:name="P3600" style:parent-style-name="Standard" style:family="paragraph">
      <style:paragraph-properties style:text-autospace="none"/>
      <style:text-properties style:font-name="Consolas"/>
    </style:style>
    <style:style style:name="P36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4" style:parent-style-name="Standard" style:family="paragraph">
      <style:paragraph-properties style:text-autospace="none"/>
    </style:style>
    <style:style style:name="T3625" style:parent-style-name="DefaultParagraphFont" style:family="text">
      <style:text-properties style:font-name="Consolas" style:font-name-asian="Consolas" style:font-name-complex="Consolas" fo:color="#000000" fo:font-size="10pt" style:font-size-asian="10pt" style:font-size-complex="10pt"/>
    </style:style>
    <style:style style:name="P362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627" style:parent-style-name="Standard" style:family="paragraph">
      <style:paragraph-properties style:text-autospace="none"/>
    </style:style>
    <style:style style:name="T3628" style:parent-style-name="DefaultParagraphFont" style:family="text">
      <style:text-properties style:font-name="Arial" style:font-name-asian="Consolas" style:font-name-complex="Consolas" fo:color="#222222"/>
    </style:style>
    <style:style style:name="T3629" style:parent-style-name="DefaultParagraphFont" style:family="text">
      <style:text-properties style:font-name="Helvetica Neue" style:font-name-asian="Consolas" style:font-name-complex="Consolas" fo:color="#222222"/>
    </style:style>
    <style:style style:name="T3630" style:parent-style-name="DefaultParagraphFont" style:family="text">
      <style:text-properties style:font-name="Consolas" style:font-name-asian="Consolas" style:font-name-complex="Consolas" fo:color="#000000"/>
    </style:style>
    <style:style style:name="T3631" style:parent-style-name="DefaultParagraphFont" style:family="text">
      <style:text-properties style:font-name="Consolas" style:font-name-asian="Consolas" style:font-name-complex="Consolas" fo:color="#6A3E3E"/>
    </style:style>
    <style:style style:name="T3632" style:parent-style-name="DefaultParagraphFont" style:family="text">
      <style:text-properties style:font-name="Consolas" style:font-name-asian="Consolas" style:font-name-complex="Consolas" fo:color="#000000"/>
    </style:style>
    <style:style style:name="P3633" style:parent-style-name="Standard" style:family="paragraph">
      <style:paragraph-properties style:text-autospace="none" fo:margin-top="0.052in" fo:margin-bottom="0.052in"/>
    </style:style>
    <style:style style:name="T3634" style:parent-style-name="DefaultParagraphFont" style:family="text">
      <style:text-properties style:font-name="Arial" fo:color="#222222"/>
    </style:style>
    <style:style style:name="T3635" style:parent-style-name="DefaultParagraphFont" style:family="text">
      <style:text-properties style:font-name="Arial" fo:color="#222222"/>
    </style:style>
    <style:style style:name="T3636" style:parent-style-name="DefaultParagraphFont" style:family="text">
      <style:text-properties style:font-name="Helvetica Neue" fo:color="#222222"/>
    </style:style>
    <style:style style:name="T3637" style:parent-style-name="DefaultParagraphFont" style:family="text">
      <style:text-properties style:font-name="Consolas" style:font-name-asian="Consolas" style:font-name-complex="Consolas" fo:color="#000000"/>
    </style:style>
    <style:style style:name="T3638" style:parent-style-name="DefaultParagraphFont" style:family="text">
      <style:text-properties style:font-name="Consolas" style:font-name-asian="Consolas" style:font-name-complex="Consolas" fo:color="#6A3E3E"/>
    </style:style>
    <style:style style:name="T3639" style:parent-style-name="DefaultParagraphFont" style:family="text">
      <style:text-properties style:font-name="Consolas" style:font-name-asian="Consolas" style:font-name-complex="Consolas" fo:color="#000000"/>
    </style:style>
    <style:style style:name="P3640" style:parent-style-name="Standard" style:family="paragraph">
      <style:paragraph-properties style:text-autospace="none" fo:margin-top="0.052in" fo:margin-bottom="0.052in"/>
    </style:style>
    <style:style style:name="P3641" style:parent-style-name="Heading2" style:family="paragraph">
      <style:text-properties fo:font-style="normal" style:font-style-asian="normal" fo:font-size="18pt" style:font-size-asian="18pt" style:font-size-complex="18pt"/>
    </style:style>
    <style:style style:name="P3642" style:parent-style-name="Standard" style:family="paragraph">
      <style:paragraph-properties fo:margin-top="0.052in" fo:margin-bottom="0.052in"/>
    </style:style>
    <style:style style:name="T3643" style:parent-style-name="DefaultParagraphFont" style:family="text">
      <style:text-properties style:font-name="Arial" fo:color="#222222"/>
    </style:style>
    <style:style style:name="T3644" style:parent-style-name="DefaultParagraphFont" style:family="text">
      <style:text-properties style:font-name="Arial" fo:color="#222222"/>
    </style:style>
    <style:style style:name="P3645" style:parent-style-name="Standard" style:family="paragraph">
      <style:paragraph-properties style:text-autospace="none"/>
    </style:style>
    <style:style style:name="T3646" style:parent-style-name="DefaultParagraphFont" style:family="text">
      <style:text-properties style:font-name="Consolas" style:font-name-asian="Consolas" style:font-name-complex="Consolas" fo:color="#000000" fo:font-size="10pt" style:font-size-asian="10pt" style:font-size-complex="10pt"/>
    </style:style>
    <style:style style:name="T3647" style:parent-style-name="DefaultParagraphFont" style:family="text">
      <style:text-properties style:font-name="Consolas" style:font-name-asian="Consolas" style:font-name-complex="Consolas" fo:color="#6A3E3E" fo:font-size="10pt" style:font-size-asian="10pt" style:font-size-complex="10pt"/>
    </style:style>
    <style:style style:name="T3648" style:parent-style-name="DefaultParagraphFont" style:family="text">
      <style:text-properties style:font-name="Consolas" style:font-name-asian="Consolas" style:font-name-complex="Consolas" fo:color="#000000" fo:font-size="10pt" style:font-size-asian="10pt" style:font-size-complex="10pt"/>
    </style:style>
    <style:style style:name="T364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0" style:parent-style-name="DefaultParagraphFont" style:family="text">
      <style:text-properties style:font-name="Consolas" style:font-name-asian="Consolas" style:font-name-complex="Consolas" fo:color="#000000" fo:font-size="10pt" style:font-size-asian="10pt" style:font-size-complex="10pt"/>
    </style:style>
    <style:style style:name="T3651" style:parent-style-name="DefaultParagraphFont" style:family="text">
      <style:text-properties style:font-name="Consolas" style:font-name-asian="Consolas" style:font-name-complex="Consolas" fo:color="#000000" fo:font-size="10pt" style:font-size-asian="10pt" style:font-size-complex="10pt"/>
    </style:style>
    <style:style style:name="T3652" style:parent-style-name="DefaultParagraphFont" style:family="text">
      <style:text-properties style:font-name="Consolas" style:font-name-asian="Consolas" style:font-name-complex="Consolas" fo:color="#2A00FF" fo:font-size="10pt" style:font-size-asian="10pt" style:font-size-complex="10pt"/>
    </style:style>
    <style:style style:name="T3653" style:parent-style-name="DefaultParagraphFont" style:family="text">
      <style:text-properties style:font-name="Consolas" style:font-name-asian="Consolas" style:font-name-complex="Consolas" fo:color="#000000" fo:font-size="10pt" style:font-size-asian="10pt" style:font-size-complex="10pt"/>
    </style:style>
    <style:style style:name="P3654" style:parent-style-name="Standard" style:family="paragraph">
      <style:paragraph-properties style:text-autospace="none"/>
    </style:style>
    <style:style style:name="T3655" style:parent-style-name="DefaultParagraphFont" style:family="text">
      <style:text-properties style:font-name="Consolas" style:font-name-asian="Consolas" style:font-name-complex="Consolas" fo:color="#000000" fo:font-size="10pt" style:font-size-asian="10pt" style:font-size-complex="10pt"/>
    </style:style>
    <style:style style:name="T36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7" style:parent-style-name="DefaultParagraphFont" style:family="text">
      <style:text-properties style:font-name="Consolas" style:font-name-asian="Consolas" style:font-name-complex="Consolas" fo:color="#000000" fo:font-size="10pt" style:font-size-asian="10pt" style:font-size-complex="10pt"/>
    </style:style>
    <style:style style:name="P3658" style:parent-style-name="Standard" style:family="paragraph">
      <style:paragraph-properties style:text-autospace="none"/>
    </style:style>
    <style:style style:name="T3659" style:parent-style-name="DefaultParagraphFont" style:family="text">
      <style:text-properties style:font-name="Consolas" style:font-name-asian="Consolas" style:font-name-complex="Consolas" fo:color="#000000" fo:font-size="10pt" style:font-size-asian="10pt" style:font-size-complex="10pt"/>
    </style:style>
    <style:style style:name="T3660" style:parent-style-name="DefaultParagraphFont" style:family="text">
      <style:text-properties style:font-name="Consolas" style:font-name-asian="Consolas" style:font-name-complex="Consolas" fo:color="#6A3E3E" fo:font-size="10pt" style:font-size-asian="10pt" style:font-size-complex="10pt"/>
    </style:style>
    <style:style style:name="T3661" style:parent-style-name="DefaultParagraphFont" style:family="text">
      <style:text-properties style:font-name="Consolas" style:font-name-asian="Consolas" style:font-name-complex="Consolas" fo:color="#000000" fo:font-size="10pt" style:font-size-asian="10pt" style:font-size-complex="10pt"/>
    </style:style>
    <style:style style:name="T3662" style:parent-style-name="DefaultParagraphFont" style:family="text">
      <style:text-properties style:font-name="Consolas" style:font-name-asian="Consolas" style:font-name-complex="Consolas" fo:color="#6A3E3E" fo:font-size="10pt" style:font-size-asian="10pt" style:font-size-complex="10pt"/>
    </style:style>
    <style:style style:name="T3663" style:parent-style-name="DefaultParagraphFont" style:family="text">
      <style:text-properties style:font-name="Consolas" style:font-name-asian="Consolas" style:font-name-complex="Consolas" fo:color="#000000" fo:font-size="10pt" style:font-size-asian="10pt" style:font-size-complex="10pt"/>
    </style:style>
    <style:style style:name="P3664" style:parent-style-name="Standard" style:family="paragraph">
      <style:paragraph-properties style:text-autospace="none"/>
    </style:style>
    <style:style style:name="T36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66" style:parent-style-name="DefaultParagraphFont" style:family="text">
      <style:text-properties style:font-name="Consolas" style:font-name-asian="Consolas" style:font-name-complex="Consolas" fo:color="#000000" fo:font-size="10pt" style:font-size-asian="10pt" style:font-size-complex="10pt"/>
    </style:style>
    <style:style style:name="T3667" style:parent-style-name="DefaultParagraphFont" style:family="text">
      <style:text-properties style:font-name="Consolas" style:font-name-asian="Consolas" style:font-name-complex="Consolas" fo:color="#6A3E3E" fo:font-size="10pt" style:font-size-asian="10pt" style:font-size-complex="10pt"/>
    </style:style>
    <style:style style:name="T3668" style:parent-style-name="DefaultParagraphFont" style:family="text">
      <style:text-properties style:font-name="Consolas" style:font-name-asian="Consolas" style:font-name-complex="Consolas" fo:color="#000000" fo:font-size="10pt" style:font-size-asian="10pt" style:font-size-complex="10pt"/>
    </style:style>
    <style:style style:name="T3669" style:parent-style-name="DefaultParagraphFont" style:family="text">
      <style:text-properties style:font-name="Consolas" style:font-name-asian="Consolas" style:font-name-complex="Consolas" fo:color="#6A3E3E" fo:font-size="10pt" style:font-size-asian="10pt" style:font-size-complex="10pt"/>
    </style:style>
    <style:style style:name="T3670" style:parent-style-name="DefaultParagraphFont" style:family="text">
      <style:text-properties style:font-name="Consolas" style:font-name-asian="Consolas" style:font-name-complex="Consolas" fo:color="#000000" fo:font-size="10pt" style:font-size-asian="10pt" style:font-size-complex="10pt"/>
    </style:style>
    <style:style style:name="P3671" style:parent-style-name="Standard" style:family="paragraph">
      <style:paragraph-properties style:text-autospace="none"/>
    </style:style>
    <style:style style:name="T3672" style:parent-style-name="DefaultParagraphFont" style:family="text">
      <style:text-properties style:font-name="Consolas" style:font-name-asian="Consolas" style:font-name-complex="Consolas" fo:color="#000000" fo:font-size="10pt" style:font-size-asian="10pt" style:font-size-complex="10pt"/>
    </style:style>
    <style:style style:name="T367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74" style:parent-style-name="DefaultParagraphFont" style:family="text">
      <style:text-properties style:font-name="Consolas" style:font-name-asian="Consolas" style:font-name-complex="Consolas" fo:color="#000000" fo:font-size="10pt" style:font-size-asian="10pt" style:font-size-complex="10pt"/>
    </style:style>
    <style:style style:name="T3675" style:parent-style-name="DefaultParagraphFont" style:family="text">
      <style:text-properties style:font-name="Consolas" style:font-name-asian="Consolas" style:font-name-complex="Consolas" fo:color="#6A3E3E" fo:font-size="10pt" style:font-size-asian="10pt" style:font-size-complex="10pt"/>
    </style:style>
    <style:style style:name="T3676" style:parent-style-name="DefaultParagraphFont" style:family="text">
      <style:text-properties style:font-name="Consolas" style:font-name-asian="Consolas" style:font-name-complex="Consolas" fo:color="#000000" fo:font-size="10pt" style:font-size-asian="10pt" style:font-size-complex="10pt"/>
    </style:style>
    <style:style style:name="P367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78" style:parent-style-name="Standard" style:family="paragraph">
      <style:paragraph-properties style:text-autospace="none"/>
    </style:style>
    <style:style style:name="P3679" style:parent-style-name="Standard" style:family="paragraph">
      <style:paragraph-properties fo:margin-top="0.052in" fo:margin-bottom="0.052in"/>
    </style:style>
    <style:style style:name="T3680" style:parent-style-name="DefaultParagraphFont" style:family="text">
      <style:text-properties style:font-name="Arial" style:font-name-complex="Arial" fo:color="#222222"/>
    </style:style>
    <style:style style:name="P3681" style:parent-style-name="Standard" style:family="paragraph">
      <style:paragraph-properties fo:margin-top="0.052in" fo:margin-bottom="0.052in"/>
    </style:style>
    <style:style style:name="T3682" style:parent-style-name="DefaultParagraphFont" style:family="text">
      <style:text-properties style:font-name="Consolas" style:font-name-asian="Consolas" style:font-name-complex="Consolas" fo:color="#000000" fo:font-size="10pt" style:font-size-asian="10pt" style:font-size-complex="10pt"/>
    </style:style>
    <style:style style:name="T3683" style:parent-style-name="DefaultParagraphFont" style:family="text">
      <style:text-properties style:font-name="Consolas" style:font-name-asian="Consolas" style:font-name-complex="Consolas" fo:color="#000000" fo:font-size="10pt" style:font-size-asian="10pt" style:font-size-complex="10pt"/>
    </style:style>
    <style:style style:name="T3684" style:parent-style-name="DefaultParagraphFont" style:family="text">
      <style:text-properties style:font-name="Consolas" style:font-name-asian="Consolas" style:font-name-complex="Consolas" fo:color="#000000" fo:font-size="10pt" style:font-size-asian="10pt" style:font-size-complex="10pt"/>
    </style:style>
    <style:style style:name="T3685" style:parent-style-name="DefaultParagraphFont" style:family="text">
      <style:text-properties style:font-name="Consolas" style:font-name-asian="Consolas" style:font-name-complex="Consolas" fo:color="#000000" fo:font-size="10pt" style:font-size-asian="10pt" style:font-size-complex="10pt"/>
    </style:style>
    <style:style style:name="T3686" style:parent-style-name="DefaultParagraphFont" style:family="text">
      <style:text-properties style:font-name="Consolas" style:font-name-asian="Consolas" style:font-name-complex="Consolas" fo:color="#000000" fo:font-size="10pt" style:font-size-asian="10pt" style:font-size-complex="10pt"/>
    </style:style>
    <style:style style:name="T3687" style:parent-style-name="DefaultParagraphFont" style:family="text">
      <style:text-properties style:font-name="Consolas" style:font-name-asian="Consolas" style:font-name-complex="Consolas" fo:color="#000000" fo:font-size="10pt" style:font-size-asian="10pt" style:font-size-complex="10pt"/>
    </style:style>
    <style:style style:name="T3688" style:parent-style-name="DefaultParagraphFont" style:family="text">
      <style:text-properties style:font-name="Consolas" style:font-name-asian="Consolas" style:font-name-complex="Consolas" fo:color="#000000" fo:font-size="10pt" style:font-size-asian="10pt" style:font-size-complex="10pt"/>
    </style:style>
    <style:style style:name="T3689" style:parent-style-name="DefaultParagraphFont" style:family="text">
      <style:text-properties style:font-name="Consolas" style:font-name-asian="Consolas" style:font-name-complex="Consolas" fo:color="#000000" fo:font-size="10pt" style:font-size-asian="10pt" style:font-size-complex="10pt"/>
    </style:style>
    <style:style style:name="T3690" style:parent-style-name="DefaultParagraphFont" style:family="text">
      <style:text-properties style:font-name="Consolas" style:font-name-asian="Consolas" style:font-name-complex="Consolas" fo:color="#000000" fo:font-size="10pt" style:font-size-asian="10pt" style:font-size-complex="10pt"/>
    </style:style>
    <style:style style:name="T3691" style:parent-style-name="DefaultParagraphFont" style:family="text">
      <style:text-properties style:font-name="Consolas" style:font-name-asian="Consolas" style:font-name-complex="Consolas" fo:color="#000000" fo:font-size="10pt" style:font-size-asian="10pt" style:font-size-complex="10pt"/>
    </style:style>
    <style:style style:name="T3692" style:parent-style-name="DefaultParagraphFont" style:family="text">
      <style:text-properties style:font-name="Consolas" style:font-name-asian="Consolas" style:font-name-complex="Consolas" fo:color="#000000" fo:font-size="10pt" style:font-size-asian="10pt" style:font-size-complex="10pt"/>
    </style:style>
    <style:style style:name="T3693" style:parent-style-name="DefaultParagraphFont" style:family="text">
      <style:text-properties style:font-name="Consolas" style:font-name-asian="Consolas" style:font-name-complex="Consolas" fo:color="#000000" fo:font-size="10pt" style:font-size-asian="10pt" style:font-size-complex="10pt"/>
    </style:style>
    <style:style style:name="T3694" style:parent-style-name="DefaultParagraphFont" style:family="text">
      <style:text-properties style:font-name="Consolas" style:font-name-asian="Consolas" style:font-name-complex="Consolas" fo:color="#000000" fo:font-size="10pt" style:font-size-asian="10pt" style:font-size-complex="10pt"/>
    </style:style>
    <style:style style:name="T3695" style:parent-style-name="DefaultParagraphFont" style:family="text">
      <style:text-properties style:font-name="Consolas" style:font-name-asian="Consolas" style:font-name-complex="Consolas" fo:color="#000000" fo:font-size="10pt" style:font-size-asian="10pt" style:font-size-complex="10pt"/>
    </style:style>
    <style:style style:name="T3696" style:parent-style-name="DefaultParagraphFont" style:family="text">
      <style:text-properties style:font-name="Consolas" style:font-name-asian="Consolas" style:font-name-complex="Consolas" fo:color="#000000" fo:font-size="10pt" style:font-size-asian="10pt" style:font-size-complex="10pt"/>
    </style:style>
    <style:style style:name="P3697" style:parent-style-name="Standard" style:family="paragraph">
      <style:paragraph-properties style:text-autospace="none"/>
    </style:style>
    <style:style style:name="P3698" style:parent-style-name="Standard" style:family="paragraph">
      <style:paragraph-properties fo:margin-top="0.052in" fo:margin-bottom="0.052in"/>
    </style:style>
    <style:style style:name="T3699" style:parent-style-name="DefaultParagraphFont" style:family="text">
      <style:text-properties style:font-name="Arial" style:font-name-complex="Arial" fo:color="#222222"/>
    </style:style>
    <style:style style:name="T3700" style:parent-style-name="DefaultParagraphFont" style:family="text">
      <style:text-properties style:font-name="Helvetica Neue" fo:color="#222222" fo:font-size="9pt" style:font-size-asian="9pt"/>
    </style:style>
    <style:style style:name="T3701" style:parent-style-name="DefaultParagraphFont" style:family="text">
      <style:text-properties style:font-name="Consolas" style:font-name-asian="Consolas" style:font-name-complex="Consolas" fo:color="#000000"/>
    </style:style>
    <style:style style:name="T3702" style:parent-style-name="DefaultParagraphFont" style:family="text">
      <style:text-properties style:font-name="Consolas" style:font-name-asian="Consolas" style:font-name-complex="Consolas" fo:color="#6A3E3E"/>
    </style:style>
    <style:style style:name="T3703" style:parent-style-name="DefaultParagraphFont" style:family="text">
      <style:text-properties style:font-name="Consolas" style:font-name-asian="Consolas" style:font-name-complex="Consolas" fo:color="#000000"/>
    </style:style>
    <style:style style:name="T3704" style:parent-style-name="DefaultParagraphFont" style:family="text">
      <style:text-properties style:font-name="Consolas" style:font-name-asian="Consolas" style:font-name-complex="Consolas" fo:color="#000000" fo:font-size="10pt" style:font-size-asian="10pt" style:font-size-complex="10pt"/>
    </style:style>
    <style:style style:name="T3705" style:parent-style-name="DefaultParagraphFont" style:family="text">
      <style:text-properties style:font-name="Arial" style:font-name-complex="Arial" fo:color="#222222"/>
    </style:style>
    <style:style style:name="T3706" style:parent-style-name="DefaultParagraphFont" style:family="text">
      <style:text-properties style:font-name="Helvetica Neue" fo:color="#222222"/>
    </style:style>
    <style:style style:name="T3707" style:parent-style-name="DefaultParagraphFont" style:family="text">
      <style:text-properties style:font-name="Consolas" style:font-name-asian="Consolas" style:font-name-complex="Consolas" fo:color="#000000"/>
    </style:style>
    <style:style style:name="T3708" style:parent-style-name="DefaultParagraphFont" style:family="text">
      <style:text-properties style:font-name="Helvetica Neue" fo:color="#222222"/>
    </style:style>
    <style:style style:name="P3709" style:parent-style-name="Standard" style:family="paragraph">
      <style:paragraph-properties fo:margin-top="0.052in" fo:margin-bottom="0.052in"/>
      <style:text-properties style:font-name="Arial" style:font-name-complex="Arial" fo:color="#222222"/>
    </style:style>
    <style:style style:name="P3710" style:parent-style-name="Standard" style:family="paragraph">
      <style:paragraph-properties fo:margin-top="0.052in" fo:margin-bottom="0.052in"/>
    </style:style>
    <style:style style:name="T3711" style:parent-style-name="DefaultParagraphFont" style:family="text">
      <style:text-properties style:font-name="Arial" style:font-name-complex="Arial" fo:color="#222222"/>
    </style:style>
    <style:style style:name="P3712" style:parent-style-name="Standard" style:family="paragraph">
      <style:paragraph-properties fo:margin-top="0.052in" fo:margin-bottom="0.052in"/>
    </style:style>
    <style:style style:name="T37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4" style:parent-style-name="DefaultParagraphFont" style:family="text">
      <style:text-properties style:font-name="Consolas" style:font-name-asian="Consolas" style:font-name-complex="Consolas" fo:color="#000000" fo:font-size="10pt" style:font-size-asian="10pt" style:font-size-complex="10pt"/>
    </style:style>
    <style:style style:name="T37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6" style:parent-style-name="DefaultParagraphFont" style:family="text">
      <style:text-properties style:font-name="Consolas" style:font-name-asian="Consolas" style:font-name-complex="Consolas" fo:color="#000000" fo:font-size="10pt" style:font-size-asian="10pt" style:font-size-complex="10pt"/>
    </style:style>
    <style:style style:name="T37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8" style:parent-style-name="DefaultParagraphFont" style:family="text">
      <style:text-properties style:font-name="Consolas" style:font-name-asian="Consolas" style:font-name-complex="Consolas" fo:color="#000000" fo:font-size="10pt" style:font-size-asian="10pt" style:font-size-complex="10pt"/>
    </style:style>
    <style:style style:name="T3719" style:parent-style-name="DefaultParagraphFont" style:family="text">
      <style:text-properties style:font-name="Consolas" style:font-name-asian="Consolas" style:font-name-complex="Consolas" fo:color="#6A3E3E" fo:font-size="10pt" style:font-size-asian="10pt" style:font-size-complex="10pt"/>
    </style:style>
    <style:style style:name="T3720" style:parent-style-name="DefaultParagraphFont" style:family="text">
      <style:text-properties style:font-name="Consolas" style:font-name-asian="Consolas" style:font-name-complex="Consolas" fo:color="#000000" fo:font-size="10pt" style:font-size-asian="10pt" style:font-size-complex="10pt"/>
    </style:style>
    <style:style style:name="P3721" style:parent-style-name="Standard" style:family="paragraph">
      <style:paragraph-properties fo:margin-top="0.052in" fo:margin-bottom="0.052in"/>
    </style:style>
    <style:style style:name="T3722" style:parent-style-name="DefaultParagraphFont" style:family="text">
      <style:text-properties style:font-name="Consolas" style:font-name-asian="Consolas" style:font-name-complex="Consolas" fo:color="#000000" fo:font-size="10pt" style:font-size-asian="10pt" style:font-size-complex="10pt"/>
    </style:style>
    <style:style style:name="T3723" style:parent-style-name="DefaultParagraphFont" style:family="text">
      <style:text-properties style:font-name="Consolas" style:font-name-asian="Consolas" style:font-name-complex="Consolas" fo:color="#6A3E3E" fo:font-size="10pt" style:font-size-asian="10pt" style:font-size-complex="10pt"/>
    </style:style>
    <style:style style:name="T3724" style:parent-style-name="DefaultParagraphFont" style:family="text">
      <style:text-properties style:font-name="Consolas" style:font-name-asian="Consolas" style:font-name-complex="Consolas" fo:color="#000000" fo:font-size="10pt" style:font-size-asian="10pt" style:font-size-complex="10pt"/>
    </style:style>
    <style:style style:name="T37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26" style:parent-style-name="DefaultParagraphFont" style:family="text">
      <style:text-properties style:font-name="Consolas" style:font-name-asian="Consolas" style:font-name-complex="Consolas" fo:color="#000000" fo:font-size="10pt" style:font-size-asian="10pt" style:font-size-complex="10pt"/>
    </style:style>
    <style:style style:name="T3727" style:parent-style-name="DefaultParagraphFont" style:family="text">
      <style:text-properties style:font-name="Consolas" style:font-name-asian="Consolas" style:font-name-complex="Consolas" fo:color="#2A00FF" fo:font-size="10pt" style:font-size-asian="10pt" style:font-size-complex="10pt"/>
    </style:style>
    <style:style style:name="T3728" style:parent-style-name="DefaultParagraphFont" style:family="text">
      <style:text-properties style:font-name="Consolas" style:font-name-asian="Consolas" style:font-name-complex="Consolas" fo:color="#000000" fo:font-size="10pt" style:font-size-asian="10pt" style:font-size-complex="10pt"/>
    </style:style>
    <style:style style:name="T3729" style:parent-style-name="DefaultParagraphFont" style:family="text">
      <style:text-properties style:font-name="Consolas" style:font-name-asian="Consolas" style:font-name-complex="Consolas" fo:color="#000000" fo:font-size="10pt" style:font-size-asian="10pt" style:font-size-complex="10pt"/>
    </style:style>
    <style:style style:name="T3730" style:parent-style-name="DefaultParagraphFont" style:family="text">
      <style:text-properties style:font-name="Consolas" style:font-name-asian="Consolas" style:font-name-complex="Consolas" fo:color="#000000" fo:font-size="10pt" style:font-size-asian="10pt" style:font-size-complex="10pt"/>
    </style:style>
    <style:style style:name="T3731" style:parent-style-name="DefaultParagraphFont" style:family="text">
      <style:text-properties style:font-name="Consolas" style:font-name-asian="Consolas" style:font-name-complex="Consolas" fo:color="#000000" fo:font-size="10pt" style:font-size-asian="10pt" style:font-size-complex="10pt"/>
    </style:style>
    <style:style style:name="T37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33" style:parent-style-name="DefaultParagraphFont" style:family="text">
      <style:text-properties style:font-name="Consolas" style:font-name-asian="Consolas" style:font-name-complex="Consolas" fo:color="#000000" fo:font-size="10pt" style:font-size-asian="10pt" style:font-size-complex="10pt"/>
    </style:style>
    <style:style style:name="T3734" style:parent-style-name="DefaultParagraphFont" style:family="text">
      <style:text-properties style:font-name="Consolas" style:font-name-asian="Consolas" style:font-name-complex="Consolas" fo:color="#000000" fo:font-size="10pt" style:font-size-asian="10pt" style:font-size-complex="10pt"/>
    </style:style>
    <style:style style:name="T3735" style:parent-style-name="DefaultParagraphFont" style:family="text">
      <style:text-properties style:font-name="Consolas" style:font-name-asian="Consolas" style:font-name-complex="Consolas" fo:color="#000000" fo:font-size="10pt" style:font-size-asian="10pt" style:font-size-complex="10pt"/>
    </style:style>
    <style:style style:name="T3736" style:parent-style-name="DefaultParagraphFont" style:family="text">
      <style:text-properties style:font-name="Consolas" style:font-name-asian="Consolas" style:font-name-complex="Consolas" fo:color="#6A3E3E" fo:font-size="10pt" style:font-size-asian="10pt" style:font-size-complex="10pt"/>
    </style:style>
    <style:style style:name="T3737" style:parent-style-name="DefaultParagraphFont" style:family="text">
      <style:text-properties style:font-name="Consolas" style:font-name-asian="Consolas" style:font-name-complex="Consolas" fo:color="#000000" fo:font-size="10pt" style:font-size-asian="10pt" style:font-size-complex="10pt"/>
    </style:style>
    <style:style style:name="T37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39" style:parent-style-name="DefaultParagraphFont" style:family="text">
      <style:text-properties style:font-name="Consolas" style:font-name-asian="Consolas" style:font-name-complex="Consolas" fo:color="#000000" fo:font-size="10pt" style:font-size-asian="10pt" style:font-size-complex="10pt"/>
    </style:style>
    <style:style style:name="T3740" style:parent-style-name="DefaultParagraphFont" style:family="text">
      <style:text-properties style:font-name="Consolas" style:font-name-asian="Consolas" style:font-name-complex="Consolas" fo:color="#2A00FF" fo:font-size="10pt" style:font-size-asian="10pt" style:font-size-complex="10pt"/>
    </style:style>
    <style:style style:name="T3741" style:parent-style-name="DefaultParagraphFont" style:family="text">
      <style:text-properties style:font-name="Consolas" style:font-name-asian="Consolas" style:font-name-complex="Consolas" fo:color="#000000" fo:font-size="10pt" style:font-size-asian="10pt" style:font-size-complex="10pt"/>
    </style:style>
    <style:style style:name="T3742" style:parent-style-name="DefaultParagraphFont" style:family="text">
      <style:text-properties style:font-name="Consolas" style:font-name-asian="Consolas" style:font-name-complex="Consolas" fo:color="#000000" fo:font-size="10pt" style:font-size-asian="10pt" style:font-size-complex="10pt"/>
    </style:style>
    <style:style style:name="T3743" style:parent-style-name="DefaultParagraphFont" style:family="text">
      <style:text-properties style:font-name="Consolas" style:font-name-asian="Consolas" style:font-name-complex="Consolas" fo:color="#000000" fo:font-size="10pt" style:font-size-asian="10pt" style:font-size-complex="10pt"/>
    </style:style>
    <style:style style:name="T3744" style:parent-style-name="DefaultParagraphFont" style:family="text">
      <style:text-properties style:font-name="Consolas" style:font-name-asian="Consolas" style:font-name-complex="Consolas" fo:color="#6A3E3E" fo:font-size="10pt" style:font-size-asian="10pt" style:font-size-complex="10pt"/>
    </style:style>
    <style:style style:name="T3745" style:parent-style-name="DefaultParagraphFont" style:family="text">
      <style:text-properties style:font-name="Consolas" style:font-name-asian="Consolas" style:font-name-complex="Consolas" fo:color="#000000" fo:font-size="10pt" style:font-size-asian="10pt" style:font-size-complex="10pt"/>
    </style:style>
    <style:style style:name="T3746" style:parent-style-name="DefaultParagraphFont" style:family="text">
      <style:text-properties style:font-name="Consolas" style:font-name-asian="Consolas" style:font-name-complex="Consolas" fo:color="#6A3E3E" fo:font-size="10pt" style:font-size-asian="10pt" style:font-size-complex="10pt"/>
    </style:style>
    <style:style style:name="T3747" style:parent-style-name="DefaultParagraphFont" style:family="text">
      <style:text-properties style:font-name="Consolas" style:font-name-asian="Consolas" style:font-name-complex="Consolas" fo:color="#000000" fo:font-size="10pt" style:font-size-asian="10pt" style:font-size-complex="10pt"/>
    </style:style>
    <style:style style:name="T3748" style:parent-style-name="DefaultParagraphFont" style:family="text">
      <style:text-properties style:font-name="Consolas" style:font-name-asian="Consolas" style:font-name-complex="Consolas" fo:color="#2A00FF" fo:font-size="10pt" style:font-size-asian="10pt" style:font-size-complex="10pt"/>
    </style:style>
    <style:style style:name="T3749" style:parent-style-name="DefaultParagraphFont" style:family="text">
      <style:text-properties style:font-name="Consolas" style:font-name-asian="Consolas" style:font-name-complex="Consolas" fo:color="#000000" fo:font-size="10pt" style:font-size-asian="10pt" style:font-size-complex="10pt"/>
    </style:style>
    <style:style style:name="T3750" style:parent-style-name="DefaultParagraphFont" style:family="text">
      <style:text-properties style:font-name="Consolas" style:font-name-asian="Consolas" style:font-name-complex="Consolas" fo:color="#000000" fo:font-size="10pt" style:font-size-asian="10pt" style:font-size-complex="10pt"/>
    </style:style>
    <style:style style:name="T3751" style:parent-style-name="DefaultParagraphFont" style:family="text">
      <style:text-properties style:font-name="Consolas" style:font-name-asian="Consolas" style:font-name-complex="Consolas" fo:color="#000000" fo:font-size="10pt" style:font-size-asian="10pt" style:font-size-complex="10pt"/>
    </style:style>
    <style:style style:name="T375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53" style:parent-style-name="DefaultParagraphFont" style:family="text">
      <style:text-properties style:font-name="Consolas" style:font-name-asian="Consolas" style:font-name-complex="Consolas" fo:color="#000000" fo:font-size="10pt" style:font-size-asian="10pt" style:font-size-complex="10pt"/>
    </style:style>
    <style:style style:name="T3754" style:parent-style-name="DefaultParagraphFont" style:family="text">
      <style:text-properties style:font-name="Consolas" style:font-name-asian="Consolas" style:font-name-complex="Consolas" fo:color="#6A3E3E" fo:font-size="10pt" style:font-size-asian="10pt" style:font-size-complex="10pt"/>
    </style:style>
    <style:style style:name="T3755" style:parent-style-name="DefaultParagraphFont" style:family="text">
      <style:text-properties style:font-name="Consolas" style:font-name-asian="Consolas" style:font-name-complex="Consolas" fo:color="#000000" fo:font-size="10pt" style:font-size-asian="10pt" style:font-size-complex="10pt"/>
    </style:style>
    <style:style style:name="P3756" style:parent-style-name="Standard" style:family="paragraph">
      <style:paragraph-properties style:text-autospace="none"/>
    </style:style>
    <style:style style:name="T3757" style:parent-style-name="DefaultParagraphFont" style:family="text">
      <style:text-properties style:font-name="Consolas" style:font-name-asian="Consolas" style:font-name-complex="Consolas" fo:color="#000000" fo:font-size="10pt" style:font-size-asian="10pt" style:font-size-complex="10pt"/>
    </style:style>
    <style:style style:name="P3758" style:parent-style-name="Standard" style:family="paragraph">
      <style:paragraph-properties fo:margin-top="0.052in" fo:margin-bottom="0.052in"/>
    </style:style>
    <style:style style:name="T3759" style:parent-style-name="DefaultParagraphFont" style:family="text">
      <style:text-properties style:font-name="Arial" style:font-name-asian="Consolas" style:font-name-complex="Consolas" fo:color="#222222"/>
    </style:style>
    <style:style style:name="P3760"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761"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762" style:parent-style-name="Standard" style:family="paragraph">
      <style:paragraph-properties fo:margin-top="0.052in" fo:margin-bottom="0.052in"/>
      <style:text-properties style:font-name="Arial" fo:color="#222222"/>
    </style:style>
    <style:style style:name="P3763" style:parent-style-name="Standard" style:family="paragraph">
      <style:paragraph-properties fo:margin-top="0.052in" fo:margin-bottom="0.052in"/>
    </style:style>
    <style:style style:name="T37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65" style:parent-style-name="DefaultParagraphFont" style:family="text">
      <style:text-properties style:font-name="Consolas" style:font-name-asian="Consolas" style:font-name-complex="Consolas" fo:color="#000000" fo:font-size="10pt" style:font-size-asian="10pt" style:font-size-complex="10pt"/>
    </style:style>
    <style:style style:name="T37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67" style:parent-style-name="DefaultParagraphFont" style:family="text">
      <style:text-properties style:font-name="Consolas" style:font-name-asian="Consolas" style:font-name-complex="Consolas" fo:color="#000000" fo:font-size="10pt" style:font-size-asian="10pt" style:font-size-complex="10pt"/>
    </style:style>
    <style:style style:name="T37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69" style:parent-style-name="DefaultParagraphFont" style:family="text">
      <style:text-properties style:font-name="Consolas" style:font-name-asian="Consolas" style:font-name-complex="Consolas" fo:color="#000000" fo:font-size="10pt" style:font-size-asian="10pt" style:font-size-complex="10pt"/>
    </style:style>
    <style:style style:name="T3770" style:parent-style-name="DefaultParagraphFont" style:family="text">
      <style:text-properties style:font-name="Consolas" style:font-name-asian="Consolas" style:font-name-complex="Consolas" fo:color="#6A3E3E" fo:font-size="10pt" style:font-size-asian="10pt" style:font-size-complex="10pt"/>
    </style:style>
    <style:style style:name="T3771" style:parent-style-name="DefaultParagraphFont" style:family="text">
      <style:text-properties style:font-name="Consolas" style:font-name-asian="Consolas" style:font-name-complex="Consolas" fo:color="#000000" fo:font-size="10pt" style:font-size-asian="10pt" style:font-size-complex="10pt"/>
    </style:style>
    <style:style style:name="T3772" style:parent-style-name="DefaultParagraphFont" style:family="text">
      <style:text-properties style:font-name="Consolas" style:font-name-asian="Consolas" style:font-name-complex="Consolas" fo:color="#000000" fo:font-size="10pt" style:font-size-asian="10pt" style:font-size-complex="10pt"/>
    </style:style>
    <style:style style:name="T3773" style:parent-style-name="DefaultParagraphFont" style:family="text">
      <style:text-properties style:font-name="Consolas" style:font-name-asian="Consolas" style:font-name-complex="Consolas" fo:color="#000000" fo:font-size="10pt" style:font-size-asian="10pt" style:font-size-complex="10pt"/>
    </style:style>
    <style:style style:name="T3774" style:parent-style-name="DefaultParagraphFont" style:family="text">
      <style:text-properties style:font-name="Consolas" style:font-name-asian="Consolas" style:font-name-complex="Consolas" fo:color="#6A3E3E" fo:font-size="10pt" style:font-size-asian="10pt" style:font-size-complex="10pt"/>
    </style:style>
    <style:style style:name="T3775" style:parent-style-name="DefaultParagraphFont" style:family="text">
      <style:text-properties style:font-name="Consolas" style:font-name-asian="Consolas" style:font-name-complex="Consolas" fo:color="#000000" fo:font-size="10pt" style:font-size-asian="10pt" style:font-size-complex="10pt"/>
    </style:style>
    <style:style style:name="T377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77" style:parent-style-name="DefaultParagraphFont" style:family="text">
      <style:text-properties style:font-name="Consolas" style:font-name-asian="Consolas" style:font-name-complex="Consolas" fo:color="#000000" fo:font-size="10pt" style:font-size-asian="10pt" style:font-size-complex="10pt"/>
    </style:style>
    <style:style style:name="T3778" style:parent-style-name="DefaultParagraphFont" style:family="text">
      <style:text-properties style:font-name="Consolas" style:font-name-asian="Consolas" style:font-name-complex="Consolas" fo:color="#2A00FF" fo:font-size="10pt" style:font-size-asian="10pt" style:font-size-complex="10pt"/>
    </style:style>
    <style:style style:name="T3779" style:parent-style-name="DefaultParagraphFont" style:family="text">
      <style:text-properties style:font-name="Consolas" style:font-name-asian="Consolas" style:font-name-complex="Consolas" fo:color="#000000" fo:font-size="10pt" style:font-size-asian="10pt" style:font-size-complex="10pt"/>
    </style:style>
    <style:style style:name="T3780" style:parent-style-name="DefaultParagraphFont" style:family="text">
      <style:text-properties style:font-name="Consolas" style:font-name-asian="Consolas" style:font-name-complex="Consolas" fo:color="#000000" fo:font-size="10pt" style:font-size-asian="10pt" style:font-size-complex="10pt"/>
    </style:style>
    <style:style style:name="T3781" style:parent-style-name="DefaultParagraphFont" style:family="text">
      <style:text-properties style:font-name="Consolas" style:font-name-asian="Consolas" style:font-name-complex="Consolas" fo:color="#000000" fo:font-size="10pt" style:font-size-asian="10pt" style:font-size-complex="10pt"/>
    </style:style>
    <style:style style:name="T3782" style:parent-style-name="DefaultParagraphFont" style:family="text">
      <style:text-properties style:font-name="Consolas" style:font-name-asian="Consolas" style:font-name-complex="Consolas" fo:color="#000000" fo:font-size="10pt" style:font-size-asian="10pt" style:font-size-complex="10pt"/>
    </style:style>
    <style:style style:name="T3783" style:parent-style-name="DefaultParagraphFont" style:family="text">
      <style:text-properties style:font-name="Consolas" style:font-name-asian="Consolas" style:font-name-complex="Consolas" fo:color="#000000" fo:font-size="10pt" style:font-size-asian="10pt" style:font-size-complex="10pt"/>
    </style:style>
    <style:style style:name="T3784" style:parent-style-name="DefaultParagraphFont" style:family="text">
      <style:text-properties style:font-name="Consolas" style:font-name-asian="Consolas" style:font-name-complex="Consolas" fo:color="#000000" fo:font-size="10pt" style:font-size-asian="10pt" style:font-size-complex="10pt"/>
    </style:style>
    <style:style style:name="T378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86" style:parent-style-name="DefaultParagraphFont" style:family="text">
      <style:text-properties style:font-name="Consolas" style:font-name-asian="Consolas" style:font-name-complex="Consolas" fo:color="#000000" fo:font-size="10pt" style:font-size-asian="10pt" style:font-size-complex="10pt"/>
    </style:style>
    <style:style style:name="T3787" style:parent-style-name="DefaultParagraphFont" style:family="text">
      <style:text-properties style:font-name="Consolas" style:font-name-asian="Consolas" style:font-name-complex="Consolas" fo:color="#6A3E3E" fo:font-size="10pt" style:font-size-asian="10pt" style:font-size-complex="10pt"/>
    </style:style>
    <style:style style:name="T3788" style:parent-style-name="DefaultParagraphFont" style:family="text">
      <style:text-properties style:font-name="Consolas" style:font-name-asian="Consolas" style:font-name-complex="Consolas" fo:color="#000000" fo:font-size="10pt" style:font-size-asian="10pt" style:font-size-complex="10pt"/>
    </style:style>
    <style:style style:name="P3789" style:parent-style-name="Standard" style:family="paragraph">
      <style:paragraph-properties style:text-autospace="none"/>
    </style:style>
    <style:style style:name="T3790" style:parent-style-name="DefaultParagraphFont" style:family="text">
      <style:text-properties style:font-name="Consolas" style:font-name-asian="Consolas" style:font-name-complex="Consolas" fo:color="#000000" fo:font-size="10pt" style:font-size-asian="10pt" style:font-size-complex="10pt"/>
    </style:style>
    <style:style style:name="P3791" style:parent-style-name="Standard" style:family="paragraph">
      <style:paragraph-properties style:text-autospace="none"/>
      <style:text-properties style:font-name="Consolas" fo:font-size="10pt" style:font-size-asian="10pt"/>
    </style:style>
    <style:style style:name="P3792" style:parent-style-name="Standard" style:family="paragraph">
      <style:paragraph-properties style:text-autospace="none"/>
    </style:style>
    <style:style style:name="T3793" style:parent-style-name="DefaultParagraphFont" style:family="text">
      <style:text-properties style:font-name="Arial" style:font-name-asian="Consolas" style:font-name-complex="Consolas" fo:color="#222222"/>
    </style:style>
    <style:style style:name="P3794" style:parent-style-name="Standard" style:family="paragraph">
      <style:paragraph-properties style:text-autospace="none"/>
      <style:text-properties style:font-name="Consolas" fo:font-size="10pt" style:font-size-asian="10pt"/>
    </style:style>
    <style:style style:name="P37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96" style:parent-style-name="Standard" style:family="paragraph">
      <style:paragraph-properties style:text-autospace="none"/>
      <style:text-properties style:font-name="Consolas" fo:font-size="10pt" style:font-size-asian="10pt"/>
    </style:style>
    <style:style style:name="P3797" style:parent-style-name="Standard" style:family="paragraph">
      <style:paragraph-properties style:text-autospace="none"/>
    </style:style>
    <style:style style:name="T3798" style:parent-style-name="DefaultParagraphFont" style:family="text">
      <style:text-properties style:font-name="Arial" style:font-name-asian="Consolas" style:font-name-complex="Consolas" fo:color="#222222"/>
    </style:style>
    <style:style style:name="P3799" style:parent-style-name="Standard" style:family="paragraph">
      <style:paragraph-properties style:text-autospace="none" fo:margin-top="0.052in" fo:margin-bottom="0.052in"/>
    </style:style>
    <style:style style:name="T3800" style:parent-style-name="DefaultParagraphFont" style:family="text">
      <style:text-properties style:font-name="Consolas" style:font-name-asian="Consolas" style:font-name-complex="Consolas" fo:color="#222222" fo:font-size="10pt" style:font-size-asian="10pt" style:font-size-complex="10pt"/>
    </style:style>
    <style:style style:name="T3801" style:parent-style-name="DefaultParagraphFont" style:family="text">
      <style:text-properties style:font-name="Consolas" style:font-name-asian="Consolas" style:font-name-complex="Consolas" fo:color="#000000" fo:font-size="10pt" style:font-size-asian="10pt" style:font-size-complex="10pt"/>
    </style:style>
    <style:style style:name="P3802"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803" style:parent-style-name="Heading2" style:family="paragraph">
      <style:text-properties fo:font-style="normal" style:font-style-asian="normal" fo:font-size="18pt" style:font-size-asian="18pt" style:font-size-complex="18pt"/>
    </style:style>
    <style:style style:name="P3804" style:parent-style-name="Standard" style:family="paragraph">
      <style:paragraph-properties style:text-autospace="none" fo:margin-top="0.052in" fo:margin-bottom="0.052in"/>
    </style:style>
    <style:style style:name="T3805" style:parent-style-name="StrongEmphasis" style:family="text">
      <style:text-properties style:font-name="Arial" style:font-name-asian="Consolas" style:font-name-complex="Consolas" fo:font-weight="normal" style:font-weight-asian="normal" fo:color="#222222"/>
    </style:style>
    <style:style style:name="T3806" style:parent-style-name="StrongEmphasis" style:family="text">
      <style:text-properties style:font-name="Arial" style:font-name-asian="Consolas" style:font-name-complex="Consolas" fo:font-weight="normal" style:font-weight-asian="normal" fo:color="#222222"/>
    </style:style>
    <style:style style:name="P3807" style:parent-style-name="Standard" style:family="paragraph">
      <style:paragraph-properties fo:margin-top="0.052in" fo:margin-bottom="0.052in"/>
    </style:style>
    <style:style style:name="T3808" style:parent-style-name="DefaultParagraphFont" style:family="text">
      <style:text-properties style:font-name="Consolas" style:font-name-asian="Consolas" style:font-name-complex="Consolas" fo:color="#000000" fo:font-size="10pt" style:font-size-asian="10pt" style:font-size-complex="10pt"/>
    </style:style>
    <style:style style:name="T3809" style:parent-style-name="DefaultParagraphFont" style:family="text">
      <style:text-properties style:font-name="Consolas" style:font-name-asian="Consolas" style:font-name-complex="Consolas" fo:color="#6A3E3E" fo:font-size="10pt" style:font-size-asian="10pt" style:font-size-complex="10pt"/>
    </style:style>
    <style:style style:name="T3810" style:parent-style-name="DefaultParagraphFont" style:family="text">
      <style:text-properties style:font-name="Consolas" style:font-name-asian="Consolas" style:font-name-complex="Consolas" fo:color="#000000" fo:font-size="10pt" style:font-size-asian="10pt" style:font-size-complex="10pt"/>
    </style:style>
    <style:style style:name="T38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12" style:parent-style-name="DefaultParagraphFont" style:family="text">
      <style:text-properties style:font-name="Consolas" style:font-name-asian="Consolas" style:font-name-complex="Consolas" fo:color="#000000" fo:font-size="10pt" style:font-size-asian="10pt" style:font-size-complex="10pt"/>
    </style:style>
    <style:style style:name="T3813" style:parent-style-name="DefaultParagraphFont" style:family="text">
      <style:text-properties style:font-name="Consolas" style:font-name-asian="Consolas" style:font-name-complex="Consolas" fo:color="#2A00FF" fo:font-size="10pt" style:font-size-asian="10pt" style:font-size-complex="10pt"/>
    </style:style>
    <style:style style:name="T3814" style:parent-style-name="DefaultParagraphFont" style:family="text">
      <style:text-properties style:font-name="Consolas" style:font-name-asian="Consolas" style:font-name-complex="Consolas" fo:color="#000000" fo:font-size="10pt" style:font-size-asian="10pt" style:font-size-complex="10pt"/>
    </style:style>
    <style:style style:name="T3815" style:parent-style-name="DefaultParagraphFont" style:family="text">
      <style:text-properties style:font-name="Consolas" style:font-name-asian="Consolas" style:font-name-complex="Consolas" fo:color="#000000" fo:font-size="10pt" style:font-size-asian="10pt" style:font-size-complex="10pt"/>
    </style:style>
    <style:style style:name="T3816" style:parent-style-name="DefaultParagraphFont" style:family="text">
      <style:text-properties style:font-name="Consolas" style:font-name-asian="Consolas" style:font-name-complex="Consolas" fo:color="#000000" fo:font-size="10pt" style:font-size-asian="10pt" style:font-size-complex="10pt"/>
    </style:style>
    <style:style style:name="T381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18" style:parent-style-name="DefaultParagraphFont" style:family="text">
      <style:text-properties style:font-name="Consolas" style:font-name-asian="Consolas" style:font-name-complex="Consolas" fo:color="#000000" fo:font-size="10pt" style:font-size-asian="10pt" style:font-size-complex="10pt"/>
    </style:style>
    <style:style style:name="T3819" style:parent-style-name="DefaultParagraphFont" style:family="text">
      <style:text-properties style:font-name="Consolas" style:font-name-asian="Consolas" style:font-name-complex="Consolas" fo:color="#6A3E3E" fo:font-size="10pt" style:font-size-asian="10pt" style:font-size-complex="10pt"/>
    </style:style>
    <style:style style:name="T3820" style:parent-style-name="DefaultParagraphFont" style:family="text">
      <style:text-properties style:font-name="Consolas" style:font-name-asian="Consolas" style:font-name-complex="Consolas" fo:color="#000000" fo:font-size="10pt" style:font-size-asian="10pt" style:font-size-complex="10pt"/>
    </style:style>
    <style:style style:name="T38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22" style:parent-style-name="DefaultParagraphFont" style:family="text">
      <style:text-properties style:font-name="Consolas" style:font-name-asian="Consolas" style:font-name-complex="Consolas" fo:color="#000000" fo:font-size="10pt" style:font-size-asian="10pt" style:font-size-complex="10pt"/>
    </style:style>
    <style:style style:name="T3823" style:parent-style-name="DefaultParagraphFont" style:family="text">
      <style:text-properties style:font-name="Consolas" style:font-name-asian="Consolas" style:font-name-complex="Consolas" fo:color="#2A00FF" fo:font-size="10pt" style:font-size-asian="10pt" style:font-size-complex="10pt"/>
    </style:style>
    <style:style style:name="T3824" style:parent-style-name="DefaultParagraphFont" style:family="text">
      <style:text-properties style:font-name="Consolas" style:font-name-asian="Consolas" style:font-name-complex="Consolas" fo:color="#000000" fo:font-size="10pt" style:font-size-asian="10pt" style:font-size-complex="10pt"/>
    </style:style>
    <style:style style:name="T3825" style:parent-style-name="DefaultParagraphFont" style:family="text">
      <style:text-properties style:font-name="Consolas" style:font-name-asian="Consolas" style:font-name-complex="Consolas" fo:color="#000000" fo:font-size="10pt" style:font-size-asian="10pt" style:font-size-complex="10pt"/>
    </style:style>
    <style:style style:name="T3826" style:parent-style-name="DefaultParagraphFont" style:family="text">
      <style:text-properties style:font-name="Consolas" style:font-name-asian="Consolas" style:font-name-complex="Consolas" fo:color="#000000" fo:font-size="10pt" style:font-size-asian="10pt" style:font-size-complex="10pt"/>
    </style:style>
    <style:style style:name="T382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28" style:parent-style-name="DefaultParagraphFont" style:family="text">
      <style:text-properties style:font-name="Consolas" style:font-name-asian="Consolas" style:font-name-complex="Consolas" fo:color="#000000" fo:font-size="10pt" style:font-size-asian="10pt" style:font-size-complex="10pt"/>
    </style:style>
    <style:style style:name="T3829" style:parent-style-name="DefaultParagraphFont" style:family="text">
      <style:text-properties style:font-name="Consolas" style:font-name-asian="Consolas" style:font-name-complex="Consolas" fo:color="#6A3E3E" fo:font-size="10pt" style:font-size-asian="10pt" style:font-size-complex="10pt"/>
    </style:style>
    <style:style style:name="T3830" style:parent-style-name="DefaultParagraphFont" style:family="text">
      <style:text-properties style:font-name="Consolas" style:font-name-asian="Consolas" style:font-name-complex="Consolas" fo:color="#000000" fo:font-size="10pt" style:font-size-asian="10pt" style:font-size-complex="10pt"/>
    </style:style>
    <style:style style:name="T38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32" style:parent-style-name="DefaultParagraphFont" style:family="text">
      <style:text-properties style:font-name="Consolas" style:font-name-asian="Consolas" style:font-name-complex="Consolas" fo:color="#000000" fo:font-size="10pt" style:font-size-asian="10pt" style:font-size-complex="10pt"/>
    </style:style>
    <style:style style:name="T3833" style:parent-style-name="DefaultParagraphFont" style:family="text">
      <style:text-properties style:font-name="Consolas" style:font-name-asian="Consolas" style:font-name-complex="Consolas" fo:color="#2A00FF" fo:font-size="10pt" style:font-size-asian="10pt" style:font-size-complex="10pt"/>
    </style:style>
    <style:style style:name="T3834" style:parent-style-name="DefaultParagraphFont" style:family="text">
      <style:text-properties style:font-name="Consolas" style:font-name-asian="Consolas" style:font-name-complex="Consolas" fo:color="#000000" fo:font-size="10pt" style:font-size-asian="10pt" style:font-size-complex="10pt"/>
    </style:style>
    <style:style style:name="T3835" style:parent-style-name="DefaultParagraphFont" style:family="text">
      <style:text-properties style:font-name="Consolas" style:font-name-asian="Consolas" style:font-name-complex="Consolas" fo:color="#000000" fo:font-size="10pt" style:font-size-asian="10pt" style:font-size-complex="10pt"/>
    </style:style>
    <style:style style:name="T3836" style:parent-style-name="DefaultParagraphFont" style:family="text">
      <style:text-properties style:font-name="Consolas" style:font-name-asian="Consolas" style:font-name-complex="Consolas" fo:color="#000000" fo:font-size="10pt" style:font-size-asian="10pt" style:font-size-complex="10pt"/>
    </style:style>
    <style:style style:name="T383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38" style:parent-style-name="DefaultParagraphFont" style:family="text">
      <style:text-properties style:font-name="Consolas" style:font-name-asian="Consolas" style:font-name-complex="Consolas" fo:color="#000000" fo:font-size="10pt" style:font-size-asian="10pt" style:font-size-complex="10pt"/>
    </style:style>
    <style:style style:name="T3839" style:parent-style-name="DefaultParagraphFont" style:family="text">
      <style:text-properties style:font-name="Consolas" style:font-name-asian="Consolas" style:font-name-complex="Consolas" fo:color="#6A3E3E" fo:font-size="10pt" style:font-size-asian="10pt" style:font-size-complex="10pt"/>
    </style:style>
    <style:style style:name="T3840" style:parent-style-name="DefaultParagraphFont" style:family="text">
      <style:text-properties style:font-name="Consolas" style:font-name-asian="Consolas" style:font-name-complex="Consolas" fo:color="#000000" fo:font-size="10pt" style:font-size-asian="10pt" style:font-size-complex="10pt"/>
    </style:style>
    <style:style style:name="T384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42" style:parent-style-name="DefaultParagraphFont" style:family="text">
      <style:text-properties style:font-name="Consolas" style:font-name-asian="Consolas" style:font-name-complex="Consolas" fo:color="#000000" fo:font-size="10pt" style:font-size-asian="10pt" style:font-size-complex="10pt"/>
    </style:style>
    <style:style style:name="T3843" style:parent-style-name="DefaultParagraphFont" style:family="text">
      <style:text-properties style:font-name="Consolas" style:font-name-asian="Consolas" style:font-name-complex="Consolas" fo:color="#2A00FF" fo:font-size="10pt" style:font-size-asian="10pt" style:font-size-complex="10pt"/>
    </style:style>
    <style:style style:name="T3844" style:parent-style-name="DefaultParagraphFont" style:family="text">
      <style:text-properties style:font-name="Consolas" style:font-name-asian="Consolas" style:font-name-complex="Consolas" fo:color="#000000" fo:font-size="10pt" style:font-size-asian="10pt" style:font-size-complex="10pt"/>
    </style:style>
    <style:style style:name="T3845" style:parent-style-name="DefaultParagraphFont" style:family="text">
      <style:text-properties style:font-name="Consolas" style:font-name-asian="Consolas" style:font-name-complex="Consolas" fo:color="#000000" fo:font-size="10pt" style:font-size-asian="10pt" style:font-size-complex="10pt"/>
    </style:style>
    <style:style style:name="T3846" style:parent-style-name="DefaultParagraphFont" style:family="text">
      <style:text-properties style:font-name="Consolas" style:font-name-asian="Consolas" style:font-name-complex="Consolas" fo:color="#000000" fo:font-size="10pt" style:font-size-asian="10pt" style:font-size-complex="10pt"/>
    </style:style>
    <style:style style:name="T384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48" style:parent-style-name="DefaultParagraphFont" style:family="text">
      <style:text-properties style:font-name="Consolas" style:font-name-asian="Consolas" style:font-name-complex="Consolas" fo:color="#000000" fo:font-size="10pt" style:font-size-asian="10pt" style:font-size-complex="10pt"/>
    </style:style>
    <style:style style:name="T3849" style:parent-style-name="DefaultParagraphFont" style:family="text">
      <style:text-properties style:font-name="Consolas" style:font-name-asian="Consolas" style:font-name-complex="Consolas" fo:color="#6A3E3E" fo:font-size="10pt" style:font-size-asian="10pt" style:font-size-complex="10pt"/>
    </style:style>
    <style:style style:name="T3850" style:parent-style-name="DefaultParagraphFont" style:family="text">
      <style:text-properties style:font-name="Consolas" style:font-name-asian="Consolas" style:font-name-complex="Consolas" fo:color="#000000" fo:font-size="10pt" style:font-size-asian="10pt" style:font-size-complex="10pt"/>
    </style:style>
    <style:style style:name="T385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52" style:parent-style-name="DefaultParagraphFont" style:family="text">
      <style:text-properties style:font-name="Consolas" style:font-name-asian="Consolas" style:font-name-complex="Consolas" fo:color="#000000" fo:font-size="10pt" style:font-size-asian="10pt" style:font-size-complex="10pt"/>
    </style:style>
    <style:style style:name="T3853" style:parent-style-name="DefaultParagraphFont" style:family="text">
      <style:text-properties style:font-name="Consolas" style:font-name-asian="Consolas" style:font-name-complex="Consolas" fo:color="#2A00FF" fo:font-size="10pt" style:font-size-asian="10pt" style:font-size-complex="10pt"/>
    </style:style>
    <style:style style:name="T3854" style:parent-style-name="DefaultParagraphFont" style:family="text">
      <style:text-properties style:font-name="Consolas" style:font-name-asian="Consolas" style:font-name-complex="Consolas" fo:color="#000000" fo:font-size="10pt" style:font-size-asian="10pt" style:font-size-complex="10pt"/>
    </style:style>
    <style:style style:name="P3855" style:parent-style-name="Standard" style:family="paragraph">
      <style:paragraph-properties style:text-autospace="none"/>
    </style:style>
    <style:style style:name="P3856" style:parent-style-name="Standard" style:family="paragraph">
      <style:paragraph-properties style:text-autospace="none" fo:margin-top="0.052in" fo:margin-bottom="0.052in"/>
    </style:style>
    <style:style style:name="T3857" style:parent-style-name="DefaultParagraphFont" style:family="text">
      <style:text-properties style:font-name="Arial" style:font-name-asian="Consolas" style:font-name-complex="Consolas" fo:color="#222222"/>
    </style:style>
    <style:style style:name="P3858"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859" style:parent-style-name="Standard" style:family="paragraph">
      <style:paragraph-properties style:text-autospace="none"/>
    </style:style>
    <style:style style:name="P3860" style:parent-style-name="Standard" style:family="paragraph">
      <style:paragraph-properties style:text-autospace="none"/>
    </style:style>
    <style:style style:name="T3861" style:parent-style-name="StrongEmphasis" style:family="text">
      <style:text-properties style:font-name="Arial" style:font-name-asian="Consolas" style:font-name-complex="Consolas" fo:font-weight="normal" style:font-weight-asian="normal" fo:color="#222222"/>
    </style:style>
    <style:style style:name="T3862" style:parent-style-name="StrongEmphasis" style:family="text">
      <style:text-properties style:font-name="Arial" style:font-name-asian="Consolas" style:font-name-complex="Consolas" fo:font-weight="normal" style:font-weight-asian="normal" fo:color="#222222"/>
    </style:style>
    <style:style style:name="T3863" style:parent-style-name="StrongEmphasis" style:family="text">
      <style:text-properties style:font-name="Consolas" style:font-name-asian="Consolas" style:font-name-complex="Consolas" fo:font-weight="normal" style:font-weight-asian="normal" fo:color="#222222"/>
    </style:style>
    <style:style style:name="T3864" style:parent-style-name="StrongEmphasis" style:family="text">
      <style:text-properties style:font-name="Arial" style:font-name-asian="Consolas" style:font-name-complex="Consolas" fo:font-weight="normal" style:font-weight-asian="normal" fo:color="#222222"/>
    </style:style>
    <style:style style:name="T3865" style:parent-style-name="StrongEmphasis" style:family="text">
      <style:text-properties style:font-name="Consolas" style:font-name-asian="Consolas" style:font-name-complex="Consolas" fo:font-weight="normal" style:font-weight-asian="normal" fo:color="#222222"/>
    </style:style>
    <style:style style:name="T3866" style:parent-style-name="StrongEmphasis" style:family="text">
      <style:text-properties style:font-name="Arial" style:font-name-asian="Consolas" style:font-name-complex="Consolas" fo:font-weight="normal" style:font-weight-asian="normal" fo:color="#222222"/>
    </style:style>
    <style:style style:name="T3867" style:parent-style-name="StrongEmphasis" style:family="text">
      <style:text-properties style:font-name="Consolas" style:font-name-asian="Consolas" style:font-name-complex="Consolas" fo:font-weight="normal" style:font-weight-asian="normal" fo:color="#222222"/>
    </style:style>
    <style:style style:name="T3868" style:parent-style-name="StrongEmphasis" style:family="text">
      <style:text-properties style:font-name="Arial" style:font-name-asian="Consolas" style:font-name-complex="Consolas" fo:font-weight="normal" style:font-weight-asian="normal" fo:color="#222222"/>
    </style:style>
    <style:style style:name="P3869" style:parent-style-name="Standard" style:family="paragraph">
      <style:paragraph-properties style:text-autospace="none"/>
    </style:style>
    <style:style style:name="P3870" style:parent-style-name="Standard" style:family="paragraph">
      <style:paragraph-properties style:text-autospace="none"/>
    </style:style>
    <style:style style:name="T3871" style:parent-style-name="StrongEmphasis" style:family="text">
      <style:text-properties style:font-name="Arial" style:font-name-asian="Consolas" style:font-name-complex="Consolas" fo:font-weight="normal" style:font-weight-asian="normal" fo:color="#222222"/>
    </style:style>
    <style:style style:name="T3872" style:parent-style-name="StrongEmphasis" style:family="text">
      <style:text-properties style:font-name="Consolas" style:font-name-asian="Consolas" style:font-name-complex="Consolas" fo:font-weight="normal" style:font-weight-asian="normal" fo:color="#222222"/>
    </style:style>
    <style:style style:name="T3873" style:parent-style-name="StrongEmphasis" style:family="text">
      <style:text-properties style:font-name="Arial" style:font-name-asian="Consolas" style:font-name-complex="Consolas" fo:font-weight="normal" style:font-weight-asian="normal" fo:color="#222222"/>
    </style:style>
    <style:style style:name="T3874" style:parent-style-name="StrongEmphasis" style:family="text">
      <style:text-properties style:font-name="Consolas" style:font-name-asian="Consolas" style:font-name-complex="Consolas" fo:font-weight="normal" style:font-weight-asian="normal" fo:color="#222222"/>
    </style:style>
    <style:style style:name="T3875" style:parent-style-name="StrongEmphasis" style:family="text">
      <style:text-properties style:font-name="Arial" style:font-name-asian="Consolas" style:font-name-complex="Consolas" fo:font-weight="normal" style:font-weight-asian="normal" fo:color="#222222"/>
    </style:style>
    <style:style style:name="T3876" style:parent-style-name="StrongEmphasis" style:family="text">
      <style:text-properties style:font-name="Consolas" style:font-name-asian="Consolas" style:font-name-complex="Consolas" fo:font-weight="normal" style:font-weight-asian="normal" fo:color="#222222"/>
    </style:style>
    <style:style style:name="T3877" style:parent-style-name="StrongEmphasis" style:family="text">
      <style:text-properties style:font-name="Arial" style:font-name-asian="Consolas" style:font-name-complex="Consolas" fo:font-weight="normal" style:font-weight-asian="normal" fo:color="#222222"/>
    </style:style>
    <style:style style:name="P3878" style:parent-style-name="Standard" style:family="paragraph">
      <style:paragraph-properties style:text-autospace="none"/>
      <style:text-properties style:font-name="Arial" style:font-name-asian="Consolas" style:font-name-complex="Consolas" style:font-weight-complex="bold" fo:color="#222222"/>
    </style:style>
    <style:style style:name="P3879" style:parent-style-name="Heading2" style:family="paragraph">
      <style:text-properties fo:font-style="normal" style:font-style-asian="normal" fo:font-size="18pt" style:font-size-asian="18pt" style:font-size-complex="18pt"/>
    </style:style>
    <style:style style:name="P3880" style:parent-style-name="Textbody" style:family="paragraph">
      <style:paragraph-properties fo:margin-top="0.052in" fo:margin-bottom="0.052in"/>
    </style:style>
    <style:style style:name="T3881" style:parent-style-name="DefaultParagraphFont" style:family="text">
      <style:text-properties style:font-name="Arial" style:font-name-complex="Arial" fo:color="#222222"/>
    </style:style>
    <style:style style:name="T3882" style:parent-style-name="DefaultParagraphFont" style:family="text">
      <style:text-properties style:font-name="Helvetica Neue" fo:color="#222222"/>
    </style:style>
    <style:style style:name="T3883" style:parent-style-name="DefaultParagraphFont" style:family="text">
      <style:text-properties style:font-name="Consolas" style:font-name-asian="Consolas" style:font-name-complex="Consolas" fo:color="#000000"/>
    </style:style>
    <style:style style:name="T3884" style:parent-style-name="DefaultParagraphFont" style:family="text">
      <style:text-properties style:font-name="Arial" style:font-name-complex="Arial" fo:color="#222222"/>
    </style:style>
    <style:style style:name="T3885" style:parent-style-name="DefaultParagraphFont" style:family="text">
      <style:text-properties style:font-name="Helvetica Neue" fo:color="#222222"/>
    </style:style>
    <style:style style:name="T3886" style:parent-style-name="DefaultParagraphFont" style:family="text">
      <style:text-properties style:font-name="Consolas" style:font-name-asian="Consolas" style:font-name-complex="Consolas" fo:color="#000000"/>
    </style:style>
    <style:style style:name="T3887" style:parent-style-name="DefaultParagraphFont" style:family="text">
      <style:text-properties style:font-name="Arial" style:font-name-complex="Arial" fo:color="#222222"/>
    </style:style>
    <style:style style:name="T3888" style:parent-style-name="DefaultParagraphFont" style:family="text">
      <style:text-properties style:font-name="Arial" style:font-name-complex="Arial" fo:color="#222222"/>
    </style:style>
    <style:style style:name="T3889" style:parent-style-name="DefaultParagraphFont" style:family="text">
      <style:text-properties style:font-name="Helvetica Neue" fo:color="#222222"/>
    </style:style>
    <style:style style:name="T3890" style:parent-style-name="DefaultParagraphFont" style:family="text">
      <style:text-properties style:font-name="Consolas" style:font-name-asian="Consolas" style:font-name-complex="Consolas" fo:color="#000000"/>
    </style:style>
    <style:style style:name="T3891" style:parent-style-name="DefaultParagraphFont" style:family="text">
      <style:text-properties style:font-name="Helvetica Neue" fo:color="#222222"/>
    </style:style>
    <style:style style:name="P3892" style:parent-style-name="Textbody" style:family="paragraph">
      <style:paragraph-properties fo:margin-top="0.052in" fo:margin-bottom="0.052in"/>
    </style:style>
    <style:style style:name="T3893" style:parent-style-name="DefaultParagraphFont" style:family="text">
      <style:text-properties fo:font-style="normal" style:font-style-asian="normal" fo:font-size="18pt" style:font-size-asian="18pt" style:font-size-complex="18pt"/>
    </style:style>
    <style:style style:name="P3894" style:parent-style-name="Textbody" style:family="paragraph">
      <style:paragraph-properties fo:margin-top="0.052in" fo:margin-bottom="0.052in"/>
    </style:style>
    <style:style style:name="T3895" style:parent-style-name="DefaultParagraphFont" style:family="text">
      <style:text-properties style:font-name="Arial" fo:color="#222222"/>
    </style:style>
    <style:style style:name="T3896" style:parent-style-name="DefaultParagraphFont" style:family="text">
      <style:text-properties style:font-name="Consolas" fo:color="#222222"/>
    </style:style>
    <style:style style:name="T3897" style:parent-style-name="DefaultParagraphFont" style:family="text">
      <style:text-properties style:font-name="Arial" fo:color="#222222"/>
    </style:style>
    <style:style style:name="T3898" style:parent-style-name="DefaultParagraphFont" style:family="text">
      <style:text-properties style:font-name="Consolas" fo:color="#222222"/>
    </style:style>
    <style:style style:name="T3899" style:parent-style-name="DefaultParagraphFont" style:family="text">
      <style:text-properties style:font-name="Arial" fo:color="#222222"/>
    </style:style>
    <style:style style:name="T3900" style:parent-style-name="DefaultParagraphFont" style:family="text">
      <style:text-properties style:font-name="Consolas" fo:color="#222222"/>
    </style:style>
    <style:style style:name="T3901" style:parent-style-name="DefaultParagraphFont" style:family="text">
      <style:text-properties style:font-name="Arial" fo:color="#222222"/>
    </style:style>
    <style:style style:name="T3902" style:parent-style-name="DefaultParagraphFont" style:family="text">
      <style:text-properties style:font-name="Consolas" fo:color="#222222"/>
    </style:style>
    <style:style style:name="T3903" style:parent-style-name="DefaultParagraphFont" style:family="text">
      <style:text-properties style:font-name="Arial" fo:color="#222222"/>
    </style:style>
    <style:style style:name="T3904" style:parent-style-name="DefaultParagraphFont" style:family="text">
      <style:text-properties style:font-name="Arial" fo:color="#222222"/>
    </style:style>
    <style:style style:name="P3905" style:parent-style-name="Textbody" style:family="paragraph">
      <style:paragraph-properties fo:margin-top="0.052in" fo:margin-bottom="0.052in"/>
    </style:style>
    <style:style style:name="T3906" style:parent-style-name="DefaultParagraphFont" style:family="text">
      <style:text-properties style:font-name="Arial" fo:color="#222222"/>
    </style:style>
    <style:style style:name="T3907" style:parent-style-name="DefaultParagraphFont" style:family="text">
      <style:text-properties style:font-name="Arial" fo:color="#222222"/>
    </style:style>
    <style:style style:name="T3908" style:parent-style-name="DefaultParagraphFont" style:family="text">
      <style:text-properties style:font-name="Arial" fo:color="#222222"/>
    </style:style>
    <style:style style:name="T3909" style:parent-style-name="DefaultParagraphFont" style:family="text">
      <style:text-properties style:font-name="Consolas" fo:color="#222222"/>
    </style:style>
    <style:style style:name="T3910" style:parent-style-name="DefaultParagraphFont" style:family="text">
      <style:text-properties style:font-name="Arial" fo:color="#222222"/>
    </style:style>
    <style:style style:name="T3911" style:parent-style-name="DefaultParagraphFont" style:family="text">
      <style:text-properties style:font-name="Consolas" fo:color="#222222"/>
    </style:style>
    <style:style style:name="T3912" style:parent-style-name="DefaultParagraphFont" style:family="text">
      <style:text-properties style:font-name="Arial" fo:color="#222222"/>
    </style:style>
    <style:style style:name="T3913" style:parent-style-name="DefaultParagraphFont" style:family="text">
      <style:text-properties style:font-name="Consolas" style:font-name-asian="Consolas" style:font-name-complex="Consolas" fo:color="#000000"/>
    </style:style>
    <style:style style:name="T3914" style:parent-style-name="DefaultParagraphFont" style:family="text">
      <style:text-properties style:font-name="Arial" fo:color="#222222"/>
    </style:style>
    <style:style style:name="T3915" style:parent-style-name="DefaultParagraphFont" style:family="text">
      <style:text-properties style:font-name="Arial" fo:color="#222222"/>
    </style:style>
    <style:style style:name="P3916" style:parent-style-name="Textbody" style:family="paragraph">
      <style:paragraph-properties fo:margin-top="0.052in" fo:margin-bottom="0.052in"/>
    </style:style>
    <style:style style:name="P3917" style:parent-style-name="Heading2" style:family="paragraph">
      <style:text-properties fo:font-style="normal" style:font-style-asian="normal" fo:font-size="18pt" style:font-size-asian="18pt" style:font-size-complex="18pt"/>
    </style:style>
    <style:style style:name="P3918" style:parent-style-name="Textbody" style:family="paragraph">
      <style:paragraph-properties fo:margin-top="0.052in" fo:margin-bottom="0.052in"/>
      <style:text-properties style:font-name="Arial" fo:color="#222222"/>
    </style:style>
    <style:style style:name="P3919" style:parent-style-name="Textbody" style:family="paragraph">
      <style:paragraph-properties fo:margin-top="0.052in" fo:margin-bottom="0.052in"/>
    </style:style>
    <style:style style:name="T3920" style:parent-style-name="DefaultParagraphFont" style:family="text">
      <style:text-properties style:font-name="Arial" fo:color="#222222"/>
    </style:style>
    <style:style style:name="T3921" style:parent-style-name="DefaultParagraphFont" style:family="text">
      <style:text-properties style:font-name="Consolas" style:font-name-complex="Consolas" fo:color="#222222"/>
    </style:style>
    <style:style style:name="T3922" style:parent-style-name="DefaultParagraphFont" style:family="text">
      <style:text-properties style:font-name="Arial" fo:color="#222222"/>
    </style:style>
    <style:style style:name="T3923" style:parent-style-name="DefaultParagraphFont" style:family="text">
      <style:text-properties style:font-name="Consolas" style:font-name-complex="Consolas" fo:color="#222222"/>
    </style:style>
    <style:style style:name="T3924" style:parent-style-name="DefaultParagraphFont" style:family="text">
      <style:text-properties style:font-name="Arial" fo:color="#222222"/>
    </style:style>
    <style:style style:name="T3925" style:parent-style-name="DefaultParagraphFont" style:family="text">
      <style:text-properties style:font-name="Consolas" style:font-name-complex="Consolas" fo:color="#222222"/>
    </style:style>
    <style:style style:name="T3926" style:parent-style-name="DefaultParagraphFont" style:family="text">
      <style:text-properties style:font-name="Arial" fo:color="#222222"/>
    </style:style>
    <style:style style:name="T3927" style:parent-style-name="DefaultParagraphFont" style:family="text">
      <style:text-properties style:font-name="Consolas" style:font-name-complex="Consolas" fo:color="#222222"/>
    </style:style>
    <style:style style:name="T3928" style:parent-style-name="DefaultParagraphFont" style:family="text">
      <style:text-properties style:font-name="Arial" fo:color="#222222"/>
    </style:style>
    <style:style style:name="T3929" style:parent-style-name="DefaultParagraphFont" style:family="text">
      <style:text-properties style:font-name="Consolas" style:font-name-complex="Consolas" fo:color="#222222"/>
    </style:style>
    <style:style style:name="T3930" style:parent-style-name="DefaultParagraphFont" style:family="text">
      <style:text-properties style:font-name="Arial" fo:color="#222222"/>
    </style:style>
    <style:style style:name="T3931" style:parent-style-name="DefaultParagraphFont" style:family="text">
      <style:text-properties style:font-name="Arial" fo:color="#222222"/>
    </style:style>
    <style:style style:name="P3932" style:parent-style-name="Textbody" style:family="paragraph">
      <style:paragraph-properties fo:margin-top="0.052in" fo:margin-bottom="0.052in"/>
    </style:style>
    <style:style style:name="T3933" style:parent-style-name="DefaultParagraphFont" style:family="text">
      <style:text-properties style:font-name="Arial" fo:color="#222222"/>
    </style:style>
    <style:style style:name="T3934" style:parent-style-name="DefaultParagraphFont" style:family="text">
      <style:text-properties style:font-name="Consolas" style:font-name-complex="Consolas" fo:color="#222222"/>
    </style:style>
    <style:style style:name="T3935" style:parent-style-name="DefaultParagraphFont" style:family="text">
      <style:text-properties style:font-name="Arial" fo:color="#222222"/>
    </style:style>
    <style:style style:name="T3936" style:parent-style-name="DefaultParagraphFont" style:family="text">
      <style:text-properties style:font-name="Arial" fo:color="#222222"/>
    </style:style>
    <style:style style:name="T3937" style:parent-style-name="DefaultParagraphFont" style:family="text">
      <style:text-properties style:font-name="Consolas" style:font-name-complex="Consolas" fo:color="#222222"/>
    </style:style>
    <style:style style:name="T3938" style:parent-style-name="DefaultParagraphFont" style:family="text">
      <style:text-properties style:font-name="Arial" fo:color="#222222"/>
    </style:style>
    <style:style style:name="P3939" style:parent-style-name="Textbody" style:family="paragraph">
      <style:paragraph-properties fo:margin-top="0.052in" fo:margin-bottom="0.052in"/>
    </style:style>
    <style:style style:name="T3940" style:parent-style-name="DefaultParagraphFont" style:family="text">
      <style:text-properties style:font-name="Arial" fo:color="#222222"/>
    </style:style>
    <style:style style:name="T3941" style:parent-style-name="DefaultParagraphFont" style:family="text">
      <style:text-properties style:font-name="Consolas" style:font-name-complex="Consolas" fo:color="#222222"/>
    </style:style>
    <style:style style:name="T3942" style:parent-style-name="DefaultParagraphFont" style:family="text">
      <style:text-properties style:font-name="Arial" fo:color="#222222"/>
    </style:style>
    <style:style style:name="T394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45" style:parent-style-name="DefaultParagraphFont" style:family="text">
      <style:text-properties style:font-name="Arial" fo:color="#222222"/>
    </style:style>
    <style:style style:name="T3946"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947"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948" style:parent-style-name="DefaultParagraphFont" style:family="text">
      <style:text-properties style:font-name="Arial" fo:color="#222222"/>
    </style:style>
    <style:style style:name="T3949" style:parent-style-name="DefaultParagraphFont" style:family="text">
      <style:text-properties style:font-name="Arial" fo:color="#222222"/>
    </style:style>
    <style:style style:name="T3950" style:parent-style-name="DefaultParagraphFont" style:family="text">
      <style:text-properties style:font-name="Arial" fo:color="#222222"/>
    </style:style>
    <style:style style:name="P3951" style:parent-style-name="Textbody" style:family="paragraph">
      <style:paragraph-properties fo:margin-top="0.052in" fo:margin-bottom="0.052in"/>
      <style:text-properties style:font-name="Arial" fo:color="#222222"/>
    </style:style>
    <style:style style:name="P3952" style:parent-style-name="Textbody" style:family="paragraph">
      <style:paragraph-properties fo:margin-top="0.052in" fo:margin-bottom="0.052in"/>
      <style:text-properties style:font-name="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text:s/></text:span><text:span text:style-name="Hyperlink">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Toc456708506" office:target-frame-name="_top" xlink:show="replace"><text:span text:style-name="Hyperlink">Address Sections</text:span></text:a></text:p>
          <text:p text:style-name="P9"><text:a xlink:href="#_Toc456708507" office:target-frame-name="_top" xlink:show="replace"><text:span text:style-name="Hyperlink">IP Address Operations</text:span></text:a></text:p>
          <text:p text:style-name="P10"><text:a xlink:href="#_Parse_String_Representation" office:target-frame-name="_top" xlink:show="replace"><text:span text:style-name="Hyperlink">Parse String Representation of MAC Address</text:span></text:a></text:p>
          <text:p text:style-name="P11"><text:a xlink:href="#_MAC_Address_Manipulations" office:target-frame-name="_top" xlink:show="replace"><text:span text:style-name="Hyperlink">MAC Address Operations</text:span></text:a></text:p>
          <text:p text:style-name="P12"><text:a xlink:href="#_IPv6_–_MAC" office:target-frame-name="_top" xlink:show="replace"><text:span text:style-name="Hyperlink">IPv6 - MAC Address Integration</text:span></text:a></text:p>
          <text:p text:style-name="P13"><text:a xlink:href="#_Address_Framework" office:target-frame-name="_top" xlink:show="replace"><text:span text:style-name="Hyperlink">Addre</text:span><text:span text:style-name="Hyperlink">ss Framework</text:span></text:a></text:p>
          <text:p text:style-name="P14"><text:a xlink:href="#_Toc456708508" office:target-frame-name="_top" xlink:show="replace"><text:span text:style-name="Hyperlink">Conversion to String Represention of Address</text:span></text:a></text:p>
          <text:p text:style-name="P15"><text:a xlink:href="#_Toc456708509" office:target-frame-name="_top" xlink:show="replace"><text:span text:style-name="Hyperlink">Searching Text of Databases for all Addresses in a Given Subnet</text:span></text:a></text:p>
          <text:p text:style-name="P16"><text:a xlink:href="#_Toc456708511" office:target-frame-name="_top" xlink:show="replace"><text:span text:style-name="Hyperlink">Containment and Subnet Membership</text:span></text:a></text:p>
          <text:p text:style-name="P17"><text:a xlink:href="#_Toc456708512" office:target-frame-name="_top" xlink:show="replace"><text:span text:style-name="Hyperlink">DNS Resolution and URLs</text:span></text:a></text:p>
          <text:p text:style-name="P18"><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s</text:span></text:a></text:p>
          <text:p text:style-name="P19"><text:a xlink:href="#_Network_and_Caches" office:target-frame-name="_top" xlink:show="replace"><text:span text:style-name="Hyperlink">Networks<text:s/></text:span><text:bookmark-start text:name="_Hlt486283588"/><text:bookmark-start text:name="_Hlt486283589"/><text:span text:style-name="Hyperlink">a</text:span><text:bookmark-end text:name="_Hlt486283588"/><text:bookmark-end text:name="_Hlt486283589"/><text:span text:style-name="Hyperlink">nd Ca</text:span><text:bookmark-start text:name="_Hlt486283740"/><text:span text:style-name="Hyperlink">c</text:span><text:bookmark-end text:name="_Hlt486283740"/><text:span text:style-name="Hyperlink">hes</text:span></text:a></text:p>
        </text:index-body>
      </text:table-of-content>
      <text:p text:style-name="Normal"/>
      <text:h text:style-name="P20" text:outline-level="2"><text:bookmark-start text:name="_Toc456708502"/><text:bookmark-start text:name="_Toc456696711"/><text:bookmark-start text:name="_Toc456696174"/><text:bookmark-start text:name="_Toc456690031"/><text:bookmark-start text:name="_Toc456689775"/>Benefits of this Library<text:bookmark-end text:name="_Toc456708502"/><text:bookmark-end text:name="_Toc456696711"/><text:bookmark-end text:name="_Toc456696174"/><text:bookmark-end text:name="_Toc456690031"/><text:bookmark-end text:name="_Toc456689775"/></text:h>
      <text:p text:style-name="P21">The library was intended to satisfy the following primary<text:s/>goals:</text:p>
      <text:list text:style-name="LFO1" text:continue-numbering="true">
        <text:list-item>
          <text:p text:style-name="P22"><text:span text:style-name="T23">Support parsing of all common host and ipv4/ipv6 address formats in usage</text:span><text:span text:style-name="T24"><text:s/>plus some additional formats (see below or see javadoc for the<text:s/></text:span><text:span text:style-name="T25">IPAddressString</text:span><text:span text:style-name="T26"><text:s/>class for the extensive list)</text:span></text:p>
        </text:list-item>
        <text:list-item>
          <text:p text:style-name="P27"><text:span text:style-name="T28">Support both the parsing and representation of subnets</text:span><text:span text:style-name="T29">, either tho</text:span><text:span text:style-name="T30">se specified by network prefix length or those specified with ranges of segment values. <text:s/>For example, all strings in the list below represent the same IPv4 subnet:</text:span></text:p>
          <text:list text:continue-numbering="true">
            <text:list-item>
              <text:p text:style-name="P31"><text:span text:style-name="T32">with CIDR network prefix length:</text:span><text:span text:style-name="T33">1.2.0.0/16</text:span></text:p>
            </text:list-item>
            <text:list-item>
              <text:p text:style-name="P34"><text:span text:style-name="T35">with mask:<text:s/></text:span><text:span text:style-name="T36">1.2.0.0/255.255.0.0</text:span></text:p>
            </text:list-item>
            <text:list-item>
              <text:p text:style-name="P37"><text:span text:style-name="T38">wildcard segments:</text:span><text:span text:style-name="T39"><text:s/></text:span><text:span text:style-name="T40">1.2.*.*</text:span></text:p>
            </text:list-item>
            <text:list-item>
              <text:p text:style-name="P41"><text:span text:style-name="T42">range segments:<text:s/></text:span><text:span text:style-name="T43">1.2.0-255.0-255</text:span></text:p>
            </text:list-item>
            <text:list-item>
              <text:p text:style-name="P44"><text:span text:style-name="T45">range using inet_aton format:<text:s/></text:span><text:span text:style-name="T46">0x1.0x2.0x0-0xffff</text:span></text:p>
            </text:list-item>
            <text:list-item>
              <text:p text:style-name="P47"><text:span text:style-name="T48">SQL-style single wildcards to end segments:<text:s/></text:span><text:span text:style-name="T49">1.2.___.___</text:span></text:p>
            </text:list-item>
            <text:list-item>
              <text:p text:style-name="P50"><text:span text:style-name="T51">IPv4 mapped IPv6:<text:s/></text:span><text:span text:style-name="T52">::ffff:1.2.0.0/112</text:span></text:p>
            </text:list-item>
          </text:list>
        </text:list-item>
        <text:list-item>
          <text:p text:style-name="P53"><text:span text:style-name="T54">Allow the separation of address parsing from host parsing</text:span><text:span text:style-name="T55">. <text:s/>In some cases</text:span><text:span text:style-name="T56"><text:s/>you may have an address, in others you may have a host name, in some cases either one, so this supports all three options (for instance, when validating invalid input "1.2.3.a" as an address only, it will not be treated as a host with DNS lookup attempted</text:span><text:span text:style-name="T57"><text:s/>in the way that<text:s/></text:span><text:span text:style-name="T58">InetAddress.getByName</text:span><text:span text:style-name="T59"><text:s/>does)</text:span></text:p>
        </text:list-item>
        <text:list-item>
          <text:p text:style-name="P60"><text:span text:style-name="T61">Allow control over which formats are allowed</text:span><text:span text:style-name="T62">, whether IPv4/6, or subnets, or inet_aton formats, and so on.</text:span></text:p>
        </text:list-item>
        <text:list-item>
          <text:p text:style-name="P63"><text:span text:style-name="T64">Support the production of collections of valid IPv4 and IPv6 address strings of different formats for a<text:s/></text:span><text:span text:style-name="T65">given address</text:span><text:span text:style-name="T66">.</text:span><text:span text:style-name="T67"><text:line-break/></text:span><text:span text:style-name="T68">Some addresses can have hundreds of thousands of potential string representations (when you consider hex capitalization, ipv6 compression, and leading zeros, the various IPv4 and IPv6 formats, and combinations of all the above), although the</text:span><text:span text:style-name="T69">re are generally a handful of commonly used formats. <text:s/>Generating these strings, whether the handful of commonly used strings or whether the exhaustive lists of all possible strings, can help when searching or matching addresses in databases or text.</text:span></text:p>
        </text:list-item>
        <text:list-item>
          <text:p text:style-name="P70"><text:span text:style-name="T71">Suppor</text:span><text:span text:style-name="T72">t parsing of all common MAC Address formats in usage</text:span></text:p>
        </text:list-item>
        <text:list-item>
          <text:p text:style-name="P73"><text:span text:style-name="T74">Integration of MAC Address with IPv6</text:span></text:p>
        </text:list-item>
        <text:list-item>
          <text:p text:style-name="P75"><text:span text:style-name="T76">Polymorphism</text:span><text:span text:style-name="T77"><text:s/>in the code for IPv4 and IPv6 for applications which must support both transparently. <text:s/>You can write generic non-version-specific code to validate addres</text:span><text:span text:style-name="T78">ses, connect to addresses, print addresses, mask addresses, etc.</text:span></text:p>
        </text:list-item>
        <text:list-item>
          <text:p text:style-name="P79"><text:span text:style-name="T80">Thread-safety and immutability</text:span><text:span text:style-name="T81">. <text:s/>The core objects (host names, address strings, addresses, address sections, address segments) are all immutable (like<text:s/></text:span><text:span text:style-name="T82">java.lang.String</text:span><text:span text:style-name="T83"><text:s/>or<text:s/></text:span><text:span text:style-name="T84">java.lang.Integer</text:span><text:span text:style-name="T85"><text:s/></text:span><text:span text:style-name="T86">instances). <text:s/>They do not change their underlying value.</text:span></text:p>
        </text:list-item>
        <text:list-item>
          <text:p text:style-name="P87"><text:span text:style-name="T88">Manipulation of addresses with prefixes, masks, sections, segments and subnetting</text:span><text:span text:style-name="T89">: applying network prefixes, masking, splitting addresses into sections, joining address segments into larger segments,</text:span><text:span text:style-name="T90"><text:s/>generating new subnets and supernets from existing addresses and subnets, iterating through subnets, checking containment within subnets, ipv4-ipv6 conversion, ipv6-mac conversion</text:span></text:p>
        </text:list-item>
        <text:list-item>
          <text:p text:style-name="P91"><text:span text:style-name="T92">Sorting and comparison</text:span><text:span text:style-name="T93"><text:s/>of host names, addresses, address strings and subnet</text:span><text:span text:style-name="T94">s</text:span></text:p>
        </text:list-item>
        <text:list-item>
          <text:p text:style-name="P95"><text:span text:style-name="T96">Integrate with the java classes<text:s/></text:span><text:span text:style-name="T97">InetAddress</text:span><text:span text:style-name="T98">,<text:s/></text:span><text:span text:style-name="T99">Inet6Address</text:span><text:span text:style-name="T100">,<text:s/></text:span><text:span text:style-name="T101">Inet4Address</text:span><text:span text:style-name="T102">.</text:span></text:p>
        </text:list-item>
      </text:list>
      <text:p text:style-name="P103"/>
      <text:h text:style-name="P104" text:outline-level="2"><text:bookmark-start text:name="_Toc456708503"/><text:bookmark-start text:name="_Toc456696712"/><text:bookmark-start text:name="_Toc456696175"/><text:bookmark-start text:name="_Toc456690032"/><text:bookmark-start text:name="_Toc456689776"/>Supported IP Address Formats<text:bookmark-end text:name="_Toc456708503"/><text:bookmark-end text:name="_Toc456696712"/><text:bookmark-end text:name="_Toc456696175"/><text:bookmark-end text:name="_Toc456690032"/><text:bookmark-end text:name="_Toc456689776"/></text:h>
      <text:p text:style-name="P105">This includes, those supported by the well-known routines inet_aton and inet_pton, the subnet formats listed above, all combinations of the above, and<text:s/>others: <text:s text:c="2"/></text:p>
      <text:list text:style-name="LFO2" text:continue-numbering="true">
        <text:list-item>
          <text:p text:style-name="P106">all the formats supported by inet_pton and inet_aton</text:p>
        </text:list-item>
        <text:list-item>
          <text:p text:style-name="P107">all the formats supported by nmap</text:p>
        </text:list-item>
        <text:list-item>
          <text:p text:style-name="P108">the subnet formats listed above, whether prefixed, masked, wildcards, ranges</text:p>
        </text:list-item>
        <text:list-item>
          <text:p text:style-name="P109">IPv6 canonical, compressed (1::1), mixed (1:2:3:4:5:6:1.2.3.4), [bracketed], and<text:s/>so on</text:p>
        </text:list-item>
        <text:list-item>
          <text:p text:style-name="P110">Hex values</text:p>
        </text:list-item>
        <text:list-item>
          <text:p text:style-name="P111">IPv6 base 85 values</text:p>
        </text:list-item>
        <text:list-item>
          <text:p text:style-name="P112">* represents all addresses both ipv4 and ipv6</text:p>
        </text:list-item>
        <text:list-item>
          <text:p text:style-name="P113">/x with no associated address is interpreted as the mask for prefix length x</text:p>
        </text:list-item>
        <text:list-item>
          <text:p text:style-name="P114">"" the empty string is considered the default loopback</text:p>
        </text:list-item>
      </text:list>
      <text:p text:style-name="P115">For a more detailed list or formats parsed, some examples are below, or see the javadoc for IPAddressString.</text:p>
      <text:p text:style-name="P116"/>
      <text:p text:style-name="P117">Subnet formats</text:p>
      <text:list text:style-name="LFO3" text:continue-numbering="true">
        <text:list-item>
          <text:p text:style-name="P118"><text:span text:style-name="T119">CIDR (Classless Inter-Domain Routing) prefix length subnets</text:span><text:span text:style-name="T120"><text:line-break/></text:span><text:span text:style-name="T121">Adding the prefix length /x creates the subnet for that network prefix length. <text:s/>The subnet 1.2.0.0/16 is the set</text:span><text:span text:style-name="T122"><text:s/>of all addresses starting with 1.2</text:span></text:p>
        </text:list-item>
        <text:list-item>
          <text:p text:style-name="P123"><text:span text:style-name="T124">Wildcard (* _) and range (-) subnets:</text:span><text:span text:style-name="T125"><text:line-break/></text:span><text:span text:style-name="T126">* denotes all possible values in one or more segments, so 1.*.*.* or just 1.* is equivalent to 1.0.0.0/8</text:span><text:span text:style-name="T127"><text:line-break/></text:span><text:span text:style-name="T128">0-1 denotes the range from 0 to 1<text:s/></text:span><text:span text:style-name="T129"><text:line-break/></text:span><text:span text:style-name="T130">_ replaces any digit at the end of a segme</text:span><text:span text:style-name="T131">nt, for example 1_ represents 10 to 19 in decimal or 10 to 1f in hex</text:span></text:p>
        </text:list-item>
        <text:list-item>
          <text:p text:style-name="P132"><text:span text:style-name="T133">Combinations:</text:span><text:span text:style-name="T134"><text:line-break/></text:span><text:span text:style-name="T135">Applying a prefix length to a subnet simply applies the prefix to every element of the subnet. <text:s/>1.*.0.0/16 is the same subnet of addresses as 1.0.0.0/8</text:span></text:p>
        </text:list-item>
      </text:list>
      <text:p text:style-name="P136"/>
      <text:p text:style-name="P137">For a more detailed<text:s/>list or formats parsed, some examples are below, or see the javadoc for IPAddressString.</text:p>
      <text:p text:style-name="P138"/>
      <text:h text:style-name="P139" text:outline-level="2"><text:bookmark-start text:name="_Toc456708504"/><text:bookmark-start text:name="_Toc456696713"/><text:bookmark-start text:name="_Toc456696176"/><text:bookmark-start text:name="_Toc456690033"/><text:bookmark-start text:name="_Toc456689777"/>Core classes<text:bookmark-end text:name="_Toc456708504"/><text:bookmark-end text:name="_Toc456696713"/><text:bookmark-end text:name="_Toc456696176"/><text:bookmark-end text:name="_Toc456690033"/><text:bookmark-end text:name="_Toc456689777"/></text:h>
      <text:p text:style-name="P140"><text:span text:style-name="T141">The core classes are<text:s/></text:span><text:span text:style-name="T142">HostName</text:span><text:span text:style-name="T143">,<text:s/></text:span><text:span text:style-name="T144">IPAddressString</text:span><text:span text:style-name="T145">,</text:span><text:span text:style-name="T146"><text:s/></text:span><text:span text:style-name="T147">and<text:s/></text:span><text:span text:style-name="T148">MACAddressString</text:span><text:span text:style-name="T149"><text:s/>along with the<text:s/></text:span><text:span text:style-name="T150">Address</text:span><text:span text:style-name="T151"><text:s/>base class and its subclasses<text:s/></text:span><text:span text:style-name="T152">IPAddress, IPv4Address</text:span><text:span text:style-name="T153">,<text:s/></text:span><text:span text:style-name="T154">IPv6Add</text:span><text:span text:style-name="T155">ress</text:span><text:span text:style-name="T156">,</text:span><text:span text:style-name="T157"><text:s/></text:span><text:span text:style-name="T158">and<text:s/></text:span><text:span text:style-name="T159">MACAddress</text:span><text:span text:style-name="T160">. <text:s/>If you have a textual representation of an IP address, then start with<text:s/></text:span><text:span text:style-name="T161">HostName</text:span><text:span text:style-name="T162"><text:s/>or<text:s/></text:span><text:span text:style-name="T163">IPAddressString</text:span><text:span text:style-name="T164">. <text:s/>If you have numeric bytes or integers, then start with<text:s/></text:span><text:span text:style-name="T165">IPV4Address</text:span><text:span text:style-name="T166">,<text:s/></text:span><text:span text:style-name="T167">IPV6Address</text:span><text:span text:style-name="T168"><text:s/>or<text:s/></text:span><text:span text:style-name="T169">MACAddress. <text:s/></text:span><text:span text:style-name="T170">Note that address instances can repr</text:span><text:span text:style-name="T171">esent either a single address or a subnet. <text:s/>If you have an address or host with a port, then use<text:s/></text:span><text:span text:style-name="T172">HostName</text:span><text:span text:style-name="T173">.</text:span></text:p>
      <text:p text:style-name="P174"/>
      <text:h text:style-name="P175" text:outline-level="2"><text:bookmark-start text:name="_Toc456708505"/><text:bookmark-start text:name="_Toc456696714"/><text:bookmark-start text:name="_Toc456696177"/>Parse String Representation of IP Address or Host Name<text:bookmark-end text:name="_Toc456708505"/><text:bookmark-end text:name="_Toc456696714"/><text:bookmark-end text:name="_Toc456696177"/></text:h>
      <text:p text:style-name="P176"><text:span text:style-name="T177">IPAddressString is used to convert. <text:s/>You can use one of<text:s/></text:span><text:span text:style-name="T178">getAddress</text:span><text:span text:style-name="T179"><text:s/>or<text:s/></text:span><text:span text:style-name="T180">toAddress</text:span><text:span text:style-name="T181">, the differen</text:span><text:span text:style-name="T182">ce being whether parsing errors are handled by exception or not.</text:span></text:p>
      <text:p text:style-name="P183"/>
      <text:p text:style-name="P184"><text:span text:style-name="T185">IPAddress<text:s/></text:span><text:span text:style-name="T186">address</text:span><text:span text:style-name="T187"><text:s/>=<text:s/></text:span><text:span text:style-name="T188">new</text:span><text:span text:style-name="T189"><text:s/>IPAddressString(</text:span><text:span text:style-name="T190">"1.2.3.4"</text:span><text:span text:style-name="T191">).getAddress();</text:span></text:p>
      <text:p text:style-name="P192"><text:span text:style-name="T193">if</text:span><text:span text:style-name="T194">(</text:span><text:span text:style-name="T195">address</text:span><text:span text:style-name="T196"><text:s/>!=<text:s/></text:span><text:span text:style-name="T197">null</text:span><text:span text:style-name="T198">) {</text:span></text:p>
      <text:p text:style-name="P199"><text:span text:style-name="T200"><text:tab/></text:span><text:span text:style-name="T201">//use address here</text:span></text:p>
      <text:p text:style-name="P202"><text:span text:style-name="T203">}</text:span></text:p>
      <text:p text:style-name="P204"/>
      <text:p text:style-name="P205"><text:span text:style-name="T206">or</text:span></text:p>
      <text:p text:style-name="P207"/>
      <text:p text:style-name="P208"><text:span text:style-name="T209">try</text:span><text:span text:style-name="T210"><text:s/>{</text:span></text:p>
      <text:p text:style-name="P211"><text:span text:style-name="T212"><text:tab/>IPAddress<text:s/></text:span><text:span text:style-name="T213">address</text:span><text:span text:style-name="T214"><text:s/>=<text:s/></text:span><text:span text:style-name="T215">new</text:span><text:span text:style-name="T216"><text:s/>IPAddressString(</text:span><text:span text:style-name="T217">"1.2.3.4"</text:span><text:span text:style-name="T218">).toAddress();</text:span></text:p>
      <text:p text:style-name="P219"><text:span text:style-name="T220"><text:tab/></text:span><text:span text:style-name="T221">//use address here</text:span><text:span text:style-name="T222"><text:tab/></text:span><text:span text:style-name="T223"><text:tab/></text:span></text:p>
      <text:p text:style-name="P224"><text:span text:style-name="T225">}<text:s/></text:span><text:span text:style-name="T226">catch</text:span><text:span text:style-name="T227"><text:s/>(AddressStringException<text:s/></text:span><text:span text:style-name="T228">e</text:span><text:span text:style-name="T229">) {</text:span></text:p>
      <text:p text:style-name="P230"><text:span text:style-name="T231"><text:tab/>String msg =<text:s/></text:span><text:span text:style-name="T232">e</text:span><text:span text:style-name="T233">.getMessage();</text:span><text:span text:style-name="T234">//detailed message indicating issue</text:span></text:p>
      <text:p text:style-name="P235"><text:span text:style-name="T236">}</text:span></text:p>
      <text:p text:style-name="P237"/>
      <text:p text:style-name="P238"><text:span text:style-name="T239">If you have either a host name or an address, you can use HostName:</text:span></text:p>
      <text:p text:style-name="P240"/>
      <text:p text:style-name="P241"><text:span text:style-name="T242">public</text:span><text:span text:style-name="T243"><text:s/></text:span><text:span text:style-name="T244">static</text:span><text:span text:style-name="T245"><text:s/></text:span><text:span text:style-name="T246">void</text:span><text:span text:style-name="T247"><text:s/>main(String[]<text:s/></text:span><text:span text:style-name="T248">args</text:span><text:span text:style-name="T249">) {</text:span></text:p>
      <text:p text:style-name="P250"><text:span text:style-name="T251"><text:tab/></text:span><text:span text:style-name="T252">check</text:span><text:span text:style-name="T253">(</text:span><text:span text:style-name="T254">new</text:span><text:span text:style-name="T255"><text:s/>HostName(</text:span><text:span text:style-name="T256">"[::1]"</text:span><text:span text:style-name="T257">));</text:span></text:p>
      <text:p text:style-name="P258"><text:span text:style-name="T259"><text:tab/></text:span><text:span text:style-name="T260">check</text:span><text:span text:style-name="T261">(</text:span><text:span text:style-name="T262">new</text:span><text:span text:style-name="T263"><text:s/>HostName(</text:span><text:span text:style-name="T264">"*"</text:span><text:span text:style-name="T265">));</text:span></text:p>
      <text:p text:style-name="P266"><text:span text:style-name="T267"><text:tab/></text:span><text:span text:style-name="T268">check</text:span><text:span text:style-name="T269">(</text:span><text:span text:style-name="T270">new</text:span><text:span text:style-name="T271"><text:s/>HostName(</text:span><text:span text:style-name="T272">"a.b.com"</text:span><text:span text:style-name="T273">));</text:span></text:p>
      <text:p text:style-name="P274">}</text:p>
      <text:p text:style-name="P275"><text:tab/></text:p>
      <text:p text:style-name="P276"><text:span text:style-name="T277">static</text:span><text:span text:style-name="T278"><text:s/></text:span><text:span text:style-name="T279">void</text:span><text:span text:style-name="T280"><text:s/>check(HostName<text:s/></text:span><text:span text:style-name="T281">host</text:span><text:span text:style-name="T282">) {</text:span></text:p>
      <text:p text:style-name="P283"><text:span text:style-name="T284"><text:tab/></text:span><text:span text:style-name="T285">if</text:span><text:span text:style-name="T286">(</text:span><text:span text:style-name="T287">host</text:span><text:span text:style-name="T288">.isAddress()) {</text:span></text:p>
      <text:p text:style-name="P289"><text:span text:style-name="T290"><text:tab/></text:span><text:span text:style-name="T291"><text:tab/>System.</text:span><text:span text:style-name="T292">out</text:span><text:span text:style-name="T293">.println(</text:span><text:span text:style-name="T294">"address: "</text:span><text:span text:style-name="T295"><text:s/>+<text:s/></text:span><text:span text:style-name="T296">host</text:span><text:span text:style-name="T297">.asAddress().toCanonicalString());</text:span></text:p>
      <text:p text:style-name="P298"><text:span text:style-name="T299"><text:tab/>}<text:s/></text:span><text:span text:style-name="T300">else</text:span><text:span text:style-name="T301"><text:s/></text:span><text:span text:style-name="T302">if</text:span><text:span text:style-name="T303">(</text:span><text:span text:style-name="T304">host</text:span><text:span text:style-name="T305">.isAddressString()) {</text:span></text:p>
      <text:p text:style-name="P306"><text:span text:style-name="T307"><text:tab/></text:span><text:span text:style-name="T308"><text:tab/>System.</text:span><text:span text:style-name="T309">out</text:span><text:span text:style-name="T310">.println(</text:span><text:span text:style-name="T311">"address string with ambiguous address: "</text:span><text:span text:style-name="T312"><text:s/>+</text:span></text:p>
      <text:p text:style-name="P313"><text:span text:style-name="T314"><text:tab/></text:span><text:span text:style-name="T315"><text:tab/></text:span><text:span text:style-name="T316"><text:tab/></text:span><text:span text:style-name="T317">host</text:span><text:span text:style-name="T318">.asAddressString());</text:span></text:p>
      <text:p text:style-name="P319"><text:span text:style-name="T320"><text:tab/>}<text:s/></text:span><text:span text:style-name="T321">else</text:span><text:span text:style-name="T322"><text:s/>{</text:span></text:p>
      <text:p text:style-name="P323"><text:span text:style-name="T324"><text:tab/></text:span><text:span text:style-name="T325"><text:tab/>System.</text:span><text:span text:style-name="T326">out</text:span><text:span text:style-name="T327">.println(</text:span><text:span text:style-name="T328">"host name with labels: "</text:span><text:span text:style-name="T329"><text:s/>+</text:span></text:p>
      <text:p text:style-name="P330"><text:span text:style-name="T331"><text:s/></text:span><text:span text:style-name="T332"><text:tab/></text:span><text:span text:style-name="T333"><text:tab/></text:span><text:span text:style-name="T334"><text:tab/>Arrays.</text:span><text:span text:style-name="T335">asList</text:span><text:span text:style-name="T336">(</text:span><text:span text:style-name="T337">host</text:span><text:span text:style-name="T338">.getNormalizedLabels()));</text:span></text:p>
      <text:p text:style-name="P339"><text:tab/>}</text:p>
      <text:p text:style-name="P340"><text:span text:style-name="T341">}</text:span></text:p>
      <text:p text:style-name="P342"/>
      <text:p text:style-name="P343"><text:span text:style-name="T344">Output:</text:span></text:p>
      <text:p text:style-name="P345"/>
      <text:p text:style-name="P346">address: ::1</text:p>
      <text:p text:style-name="P347">address string with ambiguous<text:s/>address: *</text:p>
      <text:p text:style-name="P348">host name with labels: [a, b, com]</text:p>
      <text:p text:style-name="P349"/>
      <text:p text:style-name="P350">Format Examples</text:p>
      <text:p text:style-name="P351"/>
      <text:p text:style-name="P352">Many formats are supported. <text:s/>For instance, the address 1:2:3:0:0:6:: can be represented many ways as shown.</text:p>
      <text:p text:style-name="P353"/>
      <text:p text:style-name="P354"><text:span text:style-name="T355">static</text:span><text:span text:style-name="T356"><text:s/></text:span><text:span text:style-name="T357">void</text:span><text:span text:style-name="T358"><text:s/>parse(String<text:s/></text:span><text:span text:style-name="T359">formats</text:span><text:span text:style-name="T360">[]) {</text:span></text:p>
      <text:p text:style-name="P361"><text:span text:style-name="T362"><text:tab/></text:span><text:span text:style-name="T363">for</text:span><text:span text:style-name="T364">(String<text:s/></text:span><text:span text:style-name="T365">format</text:span><text:span text:style-name="T366"><text:s/>:<text:s/></text:span><text:span text:style-name="T367">formats</text:span><text:span text:style-name="T368">) {</text:span></text:p>
      <text:p text:style-name="P369"><text:span text:style-name="T370"><text:tab/></text:span><text:span text:style-name="T371"><text:tab/>System.</text:span><text:span text:style-name="T372">out</text:span><text:span text:style-name="T373">.println(</text:span><text:span text:style-name="T374">new</text:span><text:span text:style-name="T375"><text:s/>IPAddressString(</text:span><text:span text:style-name="T376">format</text:span><text:span text:style-name="T377">).getAddress());</text:span></text:p>
      <text:p text:style-name="P378"><text:span text:style-name="T379"><text:tab/>}</text:span></text:p>
      <text:p text:style-name="P380"><text:span text:style-name="T381">}</text:span></text:p>
      <text:p text:style-name="P382"><text:span text:style-name="T383"><text:tab/></text:span></text:p>
      <text:p text:style-name="P384"><text:span text:style-name="T385">static</text:span><text:span text:style-name="T386"><text:s/></text:span><text:span text:style-name="T387">void</text:span><text:span text:style-name="T388"><text:s/>parseHost(String<text:s/></text:span><text:span text:style-name="T389">formats</text:span><text:span text:style-name="T390">[]) {</text:span></text:p>
      <text:p text:style-name="P391"><text:span text:style-name="T392"><text:tab/></text:span><text:span text:style-name="T393">for</text:span><text:span text:style-name="T394">(String<text:s/></text:span><text:span text:style-name="T395">format</text:span><text:span text:style-name="T396"><text:s/>:<text:s/></text:span><text:span text:style-name="T397">formats</text:span><text:span text:style-name="T398">) {</text:span></text:p>
      <text:p text:style-name="P399"><text:span text:style-name="T400"><text:tab/></text:span><text:span text:style-name="T401"><text:tab/>System.</text:span><text:span text:style-name="T402">out</text:span><text:span text:style-name="T403">.println(</text:span><text:span text:style-name="T404">new</text:span><text:span text:style-name="T405"><text:s/>HostName(</text:span><text:span text:style-name="T406">format</text:span><text:span text:style-name="T407">).getAddress());</text:span></text:p>
      <text:p text:style-name="P408"><text:span text:style-name="T409"><text:tab/>}</text:span></text:p>
      <text:p text:style-name="P410">}</text:p>
      <text:p text:style-name="P411"/>
      <text:p text:style-name="P412"><text:span text:style-name="T413">public</text:span><text:span text:style-name="T414"><text:s/></text:span><text:span text:style-name="T415">static</text:span><text:span text:style-name="T416"><text:s/></text:span><text:span text:style-name="T417">void</text:span><text:span text:style-name="T418"><text:s/>main(String[]<text:s/></text:span><text:span text:style-name="T419">args</text:span><text:span text:style-name="T420">) {</text:span></text:p>
      <text:p text:style-name="P421"><text:span text:style-name="T422">String<text:s/></text:span><text:span text:style-name="T423">formats</text:span><text:span text:style-name="T424">[] =<text:s/></text:span><text:span text:style-name="T425">{</text:span></text:p>
      <text:p text:style-name="P426"><text:span text:style-name="T427"><text:tab/></text:span><text:span text:style-name="T428"><text:tab/></text:span><text:span text:style-name="T429">"1:2:3:0:0:6::"</text:span><text:span text:style-name="T430">,</text:span></text:p>
      <text:p text:style-name="P431"><text:span text:style-name="T432"><text:tab/></text:span><text:span text:style-name="T433"><text:tab/></text:span><text:span text:style-name="T434">"1:2:3:0:0:6:0:0"</text:span><text:span text:style-name="T435">,</text:span></text:p>
      <text:p text:style-name="P436"><text:span text:style-name="T437"><text:tab/></text:span><text:span text:style-name="T438"><text:tab/></text:span><text:span text:style-name="T439">"1:2:3::6:0:0"</text:span><text:span text:style-name="T440">,</text:span></text:p>
      <text:p text:style-name="P441"><text:span text:style-name="T442"><text:tab/></text:span><text:span text:style-name="T443"><text:tab/></text:span><text:span text:style-name="T444">"0001:0002:0003:0000:0000:0006:0000:0000"</text:span><text:span text:style-name="T445">,</text:span></text:p>
      <text:p text:style-name="P446"><text:span text:style-name="T447"><text:tab/></text:span><text:span text:style-name="T448"><text:tab/></text:span><text:span text:style-name="T449">"1:2:3::6:0.0.0.0"</text:span><text:span text:style-name="T450">,</text:span></text:p>
      <text:p text:style-name="P451"><text:span text:style-name="T452"><text:tab/></text:span><text:span text:style-name="T453"><text:tab/></text:span><text:span text:style-name="T454">"1:2:3:0:0:6::"</text:span><text:span text:style-name="T455">,</text:span></text:p>
      <text:p text:style-name="P456"><text:span text:style-name="T457"><text:tab/></text:span><text:span text:style-name="T458"><text:tab/></text:span><text:span text:style-name="T459">"008JQWOV7O(=61h*;$LC"</text:span><text:span text:style-name="T460">,</text:span></text:p>
      <text:p text:style-name="P461"><text:span text:style-name="T462"><text:tab/></text:span><text:span text:style-name="T463"><text:tab/></text:span><text:span text:style-name="T464">"0x00010002000300000000000600000000"</text:span></text:p>
      <text:p text:style-name="P465"><text:span text:style-name="T466"><text:tab/>};</text:span></text:p>
      <text:p text:style-name="P467"><text:span text:style-name="T468"><text:tab/></text:span><text:span text:style-name="T469">parse</text:span><text:span text:style-name="T470">(</text:span><text:span text:style-name="T471">formats</text:span><text:span text:style-name="T472">);</text:span></text:p>
      <text:p text:style-name="P473"><text:span text:style-name="T474"><text:tab/>String<text:s/></text:span><text:span text:style-name="T475">hostFormats</text:span><text:span text:style-name="T476">[] =<text:s/></text:span><text:span text:style-name="T477">{</text:span></text:p>
      <text:p text:style-name="P478"><text:span text:style-name="T479">"[1:2:3:0:0:6::]"</text:span><text:span text:style-name="T480">,</text:span></text:p>
      <text:p text:style-name="P481"><text:span text:style-name="T482"><text:tab/></text:span><text:span text:style-name="T483"><text:tab/></text:span><text:span text:style-name="T484">"[1:2:3:0:0:6:0:0]"</text:span><text:span text:style-name="T485">,</text:span></text:p>
      <text:p text:style-name="P486"><text:span text:style-name="T487"><text:tab/></text:span><text:span text:style-name="T488"><text:tab/></text:span><text:span text:style-name="T489">"[1:2:3::6:0:0]"</text:span><text:span text:style-name="T490">,</text:span></text:p>
      <text:p text:style-name="P491"><text:span text:style-name="T492"><text:tab/></text:span><text:span text:style-name="T493"><text:tab/></text:span><text:span text:style-name="T494">"[0001:0002:0003:0000:0000:0006:0000:0000]"</text:span><text:span text:style-name="T495">,</text:span></text:p>
      <text:p text:style-name="P496"><text:span text:style-name="T497"><text:tab/></text:span><text:span text:style-name="T498"><text:tab/></text:span><text:span text:style-name="T499">"[1:2:3::6:0.0.0.0]"</text:span><text:span text:style-name="T500">,</text:span></text:p>
      <text:p text:style-name="P501"><text:span text:style-name="T502"><text:tab/></text:span><text:span text:style-name="T503"><text:tab/></text:span><text:span text:style-name="T504">"[1:2:3:0:0:6::]"</text:span><text:span text:style-name="T505">,</text:span></text:p>
      <text:p text:style-name="P506"><text:span text:style-name="T507"><text:tab/></text:span><text:span text:style-name="T508"><text:tab/></text:span><text:span text:style-name="T509">"[008JQWOV7O(=61h*;$LC]"</text:span><text:span text:style-name="T510">,</text:span></text:p>
      <text:p text:style-name="P511"><text:span text:style-name="T512"><text:tab/></text:span><text:span text:style-name="T513"><text:tab/></text:span><text:span text:style-name="T514">"[0x00010002000300000000000600000000]"</text:span><text:span text:style-name="T515">,</text:span></text:p>
      <text:p text:style-name="P516"><text:span text:style-name="T517"><text:tab/></text:span><text:span text:style-name="T518"><text:tab/></text:span><text:span text:style-name="T519">"0.0.0.0.0.0.0.0.6.0.0.0.0.0.0.0.0.0.0.0.3.0.0.0.2.0.0.0.1.0.0.0.ip6.arpa"</text:span><text:span text:style-name="T520">,</text:span></text:p>
      <text:p text:style-name="P521"><text:span text:style-name="T522"><text:tab/></text:span><text:span text:style-name="T523"><text:tab/></text:span><text:span text:style-name="T524">"1-2-3-0-0-6-0-0.ipv6-literal.net"</text:span></text:p>
      <text:p text:style-name="P525"><text:span text:style-name="T526"><text:tab/>};</text:span></text:p>
      <text:p text:style-name="P527"><text:span text:style-name="T528"><text:tab/></text:span><text:span text:style-name="T529">parseHost</text:span><text:span text:style-name="T530">(</text:span><text:span text:style-name="T531">hostFormats</text:span><text:span text:style-name="T532">);</text:span></text:p>
      <text:p text:style-name="P533">}</text:p>
      <text:p text:style-name="P534"/>
      <text:p text:style-name="P535">Output:</text:p>
      <text:p text:style-name="P536"><text:span text:style-name="T537">1:2:3:0:0:6:0:0</text:span></text:p>
      <text:p text:style-name="P538"><text:span text:style-name="T539">1:2:3:0:0:6:0:0</text:span></text:p>
      <text:p text:style-name="P540"><text:span text:style-name="T541">1:2:3:0:0:6:0:0</text:span></text:p>
      <text:p text:style-name="P542"><text:span text:style-name="T543">1:2:3:0:0:6:0:0</text:span></text:p>
      <text:p text:style-name="P544"><text:span text:style-name="T545">1:2:3:0:0:6:0:0</text:span></text:p>
      <text:p text:style-name="P546"><text:span text:style-name="T547">1:2:3:0:0:6:0:0</text:span></text:p>
      <text:p text:style-name="P548"><text:span text:style-name="T549">1:2:3:0:0:6:0:0</text:span></text:p>
      <text:p text:style-name="P550"><text:span text:style-name="T551">1:2:3:0:0:6:0:0</text:span></text:p>
      <text:p text:style-name="P552"><text:span text:style-name="T553">1:2:3:0:0:6:0:0</text:span></text:p>
      <text:p text:style-name="P554"><text:span text:style-name="T555">1:2:3:0:0:6:0:0</text:span></text:p>
      <text:p text:style-name="P556"><text:span text:style-name="T557">1:2:3:0:0:6:0:0</text:span></text:p>
      <text:p text:style-name="P558"><text:span text:style-name="T559">1:2:3:0:0:6:0:0</text:span></text:p>
      <text:p text:style-name="P560"><text:span text:style-name="T561">1:2:3:0:0:6:0:0</text:span></text:p>
      <text:p text:style-name="P562"><text:span text:style-name="T563">1:2:3:0:0:6:0:0</text:span></text:p>
      <text:p text:style-name="P564"/>
      <text:p text:style-name="P565">Subnet strings are supported as well, using CIDR prefix notation or characters indicating range (‘-‘ for a specific range or ‘*’ for full range segments).</text:p>
      <text:p text:style-name="P566"/>
      <text:p text:style-name="P567"><text:span text:style-name="T568">For instance, the subnet<text:s/></text:span><text:span text:style-name="T569">ffff::/104</text:span><text:span text:style-name="T570"><text:s/>can be represented many ways:</text:span></text:p>
      <text:p text:style-name="P571"/>
      <text:p text:style-name="P572"><text:span text:style-name="T573">static</text:span><text:span text:style-name="T574"><text:s/></text:span><text:span text:style-name="T575">void</text:span><text:span text:style-name="T576"><text:s/>parse(String<text:s/></text:span><text:span text:style-name="T577">formats</text:span><text:span text:style-name="T578">[]) {</text:span></text:p>
      <text:p text:style-name="P579"><text:span text:style-name="T580"><text:tab/></text:span><text:span text:style-name="T581">for</text:span><text:span text:style-name="T582">(String<text:s/></text:span><text:span text:style-name="T583">format</text:span><text:span text:style-name="T584"><text:s/>:<text:s/></text:span><text:span text:style-name="T585">formats</text:span><text:span text:style-name="T586">) {</text:span></text:p>
      <text:p text:style-name="P587"><text:span text:style-name="T588"><text:tab/></text:span><text:span text:style-name="T589"><text:tab/>System.</text:span><text:span text:style-name="T590">out</text:span><text:span text:style-name="T591">.println(</text:span><text:span text:style-name="T592">new</text:span><text:span text:style-name="T593"><text:s/>IPAddressString(</text:span><text:span text:style-name="T594">format</text:span><text:span text:style-name="T595">).getAddress().toPrefixedEquivalent());</text:span></text:p>
      <text:p text:style-name="P596"><text:span text:style-name="T597"><text:tab/>}</text:span></text:p>
      <text:p text:style-name="P598"><text:span text:style-name="T599">}</text:span></text:p>
      <text:p text:style-name="P600"><text:span text:style-name="T601"><text:tab/></text:span></text:p>
      <text:p text:style-name="P602"><text:span text:style-name="T603">static</text:span><text:span text:style-name="T604"><text:s/></text:span><text:span text:style-name="T605">void</text:span><text:span text:style-name="T606"><text:s/>parseHost(String<text:s/></text:span><text:span text:style-name="T607">formats</text:span><text:span text:style-name="T608">[]) {</text:span></text:p>
      <text:p text:style-name="P609"><text:span text:style-name="T610"><text:tab/></text:span><text:span text:style-name="T611">for</text:span><text:span text:style-name="T612">(String<text:s/></text:span><text:span text:style-name="T613">format</text:span><text:span text:style-name="T614"><text:s/>:<text:s/></text:span><text:span text:style-name="T615">formats</text:span><text:span text:style-name="T616">) {</text:span></text:p>
      <text:p text:style-name="P617"><text:span text:style-name="T618"><text:tab/></text:span><text:span text:style-name="T619"><text:tab/>System.</text:span><text:span text:style-name="T620">out</text:span><text:span text:style-name="T621">.println(</text:span><text:span text:style-name="T622">new</text:span><text:span text:style-name="T623"><text:s/>HostName(</text:span><text:span text:style-name="T624">format</text:span><text:span text:style-name="T625">).getAddress().toPrefixedEquivalent());</text:span></text:p>
      <text:p text:style-name="P626"><text:span text:style-name="T627"><text:tab/>}</text:span></text:p>
      <text:p text:style-name="P628">}</text:p>
      <text:p text:style-name="P629"/>
      <text:p text:style-name="P630"><text:span text:style-name="T631">public</text:span><text:span text:style-name="T632"><text:s/></text:span><text:span text:style-name="T633">static</text:span><text:span text:style-name="T634"><text:s/></text:span><text:span text:style-name="T635">void</text:span><text:span text:style-name="T636"><text:s/>main(String[]<text:s/></text:span><text:span text:style-name="T637">args</text:span><text:span text:style-name="T638">) {</text:span></text:p>
      <text:p text:style-name="P639"><text:span text:style-name="T640"><text:tab/></text:span><text:span text:style-name="T641">String</text:span><text:span text:style-name="T642"><text:s/></text:span><text:span text:style-name="T643">prefixedFormats</text:span><text:span text:style-name="T644">[] = {</text:span></text:p>
      <text:p text:style-name="P645"><text:span text:style-name="T646"><text:tab/></text:span><text:span text:style-name="T647"><text:tab/></text:span><text:span text:style-name="T648">"ffff::/104"</text:span><text:span text:style-name="T649">,</text:span></text:p>
      <text:p text:style-name="P650"><text:span text:style-name="T651"><text:tab/></text:span><text:span text:style-name="T652"><text:tab/></text:span><text:span text:style-name="T653">"ffff:0:0:0:0:0:0:0/104"</text:span><text:span text:style-name="T654">,</text:span></text:p>
      <text:p text:style-name="P655"><text:span text:style-name="T656"><text:tab/></text:span><text:span text:style-name="T657"><text:tab/></text:span><text:span text:style-name="T658">"ffff:0000:0000:0000:0000:0000:0000:0000/104"</text:span><text:span text:style-name="T659">,</text:span></text:p>
      <text:p text:style-name="P660"><text:span text:style-name="T661"><text:tab/></text:span><text:span text:style-name="T662"><text:tab/></text:span><text:span text:style-name="T663">"ffff::/104"</text:span><text:span text:style-name="T664">,</text:span></text:p>
      <text:p text:style-name="P665"><text:span text:style-name="T666"><text:tab/></text:span><text:span text:style-name="T667"><text:tab/></text:span><text:span text:style-name="T668">"ffff::0.0.0.0/104"</text:span><text:span text:style-name="T669">,</text:span></text:p>
      <text:p text:style-name="P670"><text:span text:style-name="T671"><text:tab/></text:span><text:span text:style-name="T672"><text:tab/></text:span><text:span text:style-name="T673">"=q{+M|w0(OeO5^EGP660/104"</text:span></text:p>
      <text:p text:style-name="P674"><text:span text:style-name="T675">};</text:span></text:p>
      <text:p text:style-name="P676"><text:span text:style-name="T677"><text:tab/></text:span><text:span text:style-name="T678">String</text:span><text:span text:style-name="T679"><text:s/></text:span><text:span text:style-name="T680">rangeFormats</text:span><text:span text:style-name="T681">[] = {</text:span></text:p>
      <text:p text:style-name="P682"><text:span text:style-name="T683"><text:tab/></text:span><text:span text:style-name="T684"><text:tab/></text:span><text:span text:style-name="T685">"ffff:0:0:0:0:0:0-ff:*"</text:span><text:span text:style-name="T686">,</text:span></text:p>
      <text:p text:style-name="P687"><text:span text:style-name="T688"><text:tab/></text:span><text:span text:style-name="T689"><text:tab/></text:span><text:span text:style-name="T690">"ffff::0-ff:*"</text:span><text:span text:style-name="T691">,</text:span></text:p>
      <text:p text:style-name="P692"><text:span text:style-name="T693"><text:tab/></text:span><text:span text:style-name="T694"><text:tab/></text:span><text:span text:style-name="T695">"ffff::0-ff:*"</text:span><text:span text:style-name="T696">,</text:span></text:p>
      <text:p text:style-name="P697"><text:span text:style-name="T698"><text:tab/></text:span><text:span text:style-name="T699"><text:tab/></text:span><text:span text:style-name="T700">"0xffff0000000000000000000000000000-0xffff0000000000000000000000ffffff"</text:span></text:p>
      <text:p text:style-name="P701">};</text:p>
      <text:p text:style-name="P702"><text:span text:style-name="T703"><text:tab/></text:span><text:span text:style-name="T704">parse</text:span><text:span text:style-name="T705">(</text:span><text:span text:style-name="T706">prefixedFormats</text:span><text:span text:style-name="T707">);</text:span></text:p>
      <text:p text:style-name="P708"><text:span text:style-name="T709"><text:tab/></text:span><text:span text:style-name="T710">parse</text:span><text:span text:style-name="T711">(</text:span><text:span text:style-name="T712">rangeFormats</text:span><text:span text:style-name="T713">);</text:span></text:p>
      <text:p text:style-name="P714"><text:span text:style-name="T715"><text:tab/></text:span><text:span text:style-name="T716">String</text:span><text:span text:style-name="T717"><text:s/></text:span><text:span text:style-name="T718">hostFormats</text:span><text:span text:style-name="T719">[] = {</text:span></text:p>
      <text:p text:style-name="P720"><text:span text:style-name="T721">"[ffff::]/104"</text:span><text:span text:style-name="T722">,</text:span></text:p>
      <text:p text:style-name="P723"><text:span text:style-name="T724"><text:tab/></text:span><text:span text:style-name="T725"><text:tab/></text:span><text:span text:style-name="T726">"[ffff:0:0:0:0:0:0:0]/104"</text:span><text:span text:style-name="T727">,</text:span></text:p>
      <text:p text:style-name="P728"><text:span text:style-name="T729"><text:tab/></text:span><text:span text:style-name="T730"><text:tab/></text:span><text:span text:style-name="T731">"[ffff:0000:0000:0000:0000:0000:0000:0000]/104"</text:span><text:span text:style-name="T732">,</text:span></text:p>
      <text:p text:style-name="P733"><text:span text:style-name="T734"><text:tab/></text:span><text:span text:style-name="T735"><text:tab/></text:span><text:span text:style-name="T736">"[ffff::]/104"</text:span><text:span text:style-name="T737">,</text:span></text:p>
      <text:p text:style-name="P738"><text:span text:style-name="T739"><text:tab/></text:span><text:span text:style-name="T740"><text:tab/></text:span><text:span text:style-name="T741">"[ffff::0.0.0.0]/104"</text:span><text:span text:style-name="T742">,</text:span></text:p>
      <text:p text:style-name="P743"><text:span text:style-name="T744"><text:tab/></text:span><text:span text:style-name="T745"><text:tab/></text:span><text:span text:style-name="T746">"[=q{+M|w0(OeO5^EGP660]/104",</text:span></text:p>
      <text:p text:style-name="P747"/>
      <text:p text:style-name="P748"><text:span text:style-name="T749">"[ffff:0:0:0:0:0:0-ff:*]"</text:span><text:span text:style-name="T750">,</text:span></text:p>
      <text:p text:style-name="P751"><text:span text:style-name="T752"><text:tab/></text:span><text:span text:style-name="T753"><text:tab/></text:span><text:span text:style-name="T754">"[ffff::0-ff:*]"</text:span><text:span text:style-name="T755">,</text:span></text:p>
      <text:p text:style-name="P756"><text:span text:style-name="T757"><text:tab/></text:span><text:span text:style-name="T758"><text:tab/></text:span><text:span text:style-name="T759">"[ffff::0-ff:*]"</text:span><text:span text:style-name="T760">,</text:span></text:p>
      <text:p text:style-name="P761"><text:span text:style-name="T762"><text:tab/></text:span><text:span text:style-name="T763"><text:tab/></text:span><text:span text:style-name="T764">"[0xffff0000000000000000000000000000-0xffff0000000000000000000000ffffff]"</text:span><text:span text:style-name="T765">,</text:span></text:p>
      <text:p text:style-name="P766"/>
      <text:p text:style-name="P767"><text:span text:style-name="T768"><text:tab/></text:span><text:span text:style-name="T769"><text:tab/></text:span><text:span text:style-name="T770">"*.*.*.*.*.*.0.0.0.0.0.0.0.0.0.0.0.</text:span><text:span text:style-name="T771">0.0.0.0.0.0.0.0.0.0.0.f.f.f.f.ip6.arpa"</text:span><text:span text:style-name="T772">,</text:span></text:p>
      <text:p text:style-name="P773"><text:span text:style-name="T774"><text:tab/></text:span><text:span text:style-name="T775"><text:tab/></text:span><text:span text:style-name="T776">"ffff-0-0-0-0-0-0-0.ipv6-literal.net/104"</text:span></text:p>
      <text:p text:style-name="P777"><text:span text:style-name="T778"><text:tab/>};</text:span></text:p>
      <text:p text:style-name="P779"><text:span text:style-name="T780"><text:tab/></text:span><text:span text:style-name="T781">parseHost</text:span><text:span text:style-name="T782">(</text:span><text:span text:style-name="T783">hostFormats</text:span><text:span text:style-name="T784">);</text:span></text:p>
      <text:p text:style-name="P785"><text:span text:style-name="T786">}</text:span></text:p>
      <text:p text:style-name="P787"/>
      <text:p text:style-name="P788">Output:</text:p>
      <text:p text:style-name="P789">ffff:0:0:0:0:0:0:0/104<text:s/></text:p>
      <text:p text:style-name="P790"><text:span text:style-name="T791">ffff:0:0:0:0:0:0:0/104</text:span></text:p>
      <text:p text:style-name="P792"><text:span text:style-name="T793">ffff:0:0:0:0:0:0:0/104</text:span></text:p>
      <text:p text:style-name="P794"><text:span text:style-name="T795">ffff:0:0:0:0:0:0:0/104</text:span></text:p>
      <text:p text:style-name="P796"><text:span text:style-name="T797">ffff:0:0:0:0:0:0:0/104</text:span></text:p>
      <text:p text:style-name="P798"><text:span text:style-name="T799">ffff:0:0:0:0:0:0:0/104</text:span></text:p>
      <text:p text:style-name="P800"><text:span text:style-name="T801">ffff:0:0:0:0:0:0:0/104</text:span></text:p>
      <text:p text:style-name="P802"><text:span text:style-name="T803">ffff:0:0:0:0:0:0:0/104</text:span></text:p>
      <text:p text:style-name="P804"><text:span text:style-name="T805">ffff:0:0:0:0:0:0:0/104</text:span></text:p>
      <text:p text:style-name="P806"><text:span text:style-name="T807">ffff:0:0:0:0:0:0:0/104</text:span></text:p>
      <text:p text:style-name="P808"><text:span text:style-name="T809">ffff:0:0:0:0:0:0:0/104</text:span></text:p>
      <text:p text:style-name="P810"><text:span text:style-name="T811">ffff:0:0:0:0:0:0:0/104</text:span></text:p>
      <text:p text:style-name="P812"><text:span text:style-name="T813">ffff:0:0:0:0:0:0:0/104</text:span></text:p>
      <text:p text:style-name="P814"><text:span text:style-name="T815">ffff:0:0:0:0:0:0:0/104</text:span></text:p>
      <text:p text:style-name="P816"><text:span text:style-name="T817">ffff:0:0:0:0:0:0:0/104</text:span></text:p>
      <text:p text:style-name="P818"><text:span text:style-name="T819">ffff:0:0:0:0:0:0:0/104</text:span></text:p>
      <text:p text:style-name="P820"><text:span text:style-name="T821">ffff:0:0:0:0:0:0:0/104</text:span></text:p>
      <text:p text:style-name="P822"><text:span text:style-name="T823">ffff:0:0:0:0:0:0:0/104</text:span></text:p>
      <text:p text:style-name="P824"><text:span text:style-name="T825">ffff:0:0:0:0:0:0:0/104</text:span></text:p>
      <text:p text:style-name="P826"><text:span text:style-name="T827">ffff:0:0:0:0:0:0:0/104</text:span></text:p>
      <text:p text:style-name="P828"><text:span text:style-name="T829">ffff:0:0:0:0:0:0:0/104</text:span></text:p>
      <text:p text:style-name="P830"><text:span text:style-name="T831">ffff:0:0:0:0:0:0:0/104</text:span></text:p>
      <text:p text:style-name="P832"/>
      <text:p text:style-name="P833">Delimited Segments</text:p>
      <text:p text:style-name="P834"/>
      <text:p text:style-name="P835"><text:span text:style-name="T836">The subnet formats allow you to specify ranges of values. <text:s/>However, if you wish to parse<text:s/></text:span><text:span text:style-name="T837">addresses in which values are delimited, then you can use the methods<text:s/></text:span><text:span text:style-name="T838">parseDelimitedSegments(String)</text:span><text:span text:style-name="T839"><text:s/>and<text:s/></text:span><text:span text:style-name="T840">countDelimitedAddresses(String)</text:span><text:span text:style-name="T841"><text:s/>in<text:s/></text:span><text:span text:style-name="T842">IPAddressString</text:span><text:span text:style-name="T843">.<text:s/></text:span><text:span text:style-name="T844">parseDelimitedSegments</text:span><text:span text:style-name="T845"><text:s text:c="2"/>will provide an iterator to traverse through the individual addresses.</text:span></text:p>
      <text:p text:style-name="P846"/>
      <text:p text:style-name="P847"><text:span text:style-name="T848">For</text:span><text:span text:style-name="T849"><text:s/>example, given "1,2.3.4,5.6"<text:s/></text:span><text:span text:style-name="T850">parseDelimitedSegments</text:span><text:span text:style-name="T851"><text:s/>will iterate through "1.3.4.6", "1.3.5.6", "2.3.4.6" and "2.3.5.6". <text:s/>You can then construct<text:s/></text:span><text:span text:style-name="T852">IPAddressString</text:span><text:span text:style-name="T853"><text:s/>instances from those individual strings for parsing.</text:span></text:p>
      <text:p text:style-name="P854"/>
      <text:p text:style-name="P855"/>
      <text:p text:style-name="P856">Address or Host Name Validation Options</text:p>
      <text:p text:style-name="P857"/>
      <text:p text:style-name="P858">Validation options allow you to restrict the allowed formats, whether you wish to support just IPv4 or IPv6, or whether you wish to support just single addresses, or whether you wish to allow different variants.</text:p>
      <text:p text:style-name="P859"/>
      <text:p text:style-name="P860"><text:span text:style-name="T861">For IP addresses, you have the class<text:s/></text:span><text:span text:style-name="T862">IPAdd</text:span><text:span text:style-name="T863">ressStringParameters</text:span><text:span text:style-name="T864"><text:s/>which can be passed into<text:s/></text:span><text:span text:style-name="T865">IPAddressString</text:span><text:span text:style-name="T866">, and for host names you have the class<text:s/></text:span><text:span text:style-name="T867">HostNameParameters</text:span><text:span text:style-name="T868"><text:s/>which can be passed into<text:s/></text:span><text:span text:style-name="T869">HostName</text:span><text:span text:style-name="T870">.</text:span></text:p>
      <text:p text:style-name="P871"/>
      <text:p text:style-name="P872">You constrict validation options using the appropriate builder classes that are nested classes in the options classes. <text:s/>Here is an example constructing host options along with nested address options within:</text:p>
      <text:p text:style-name="P873"/>
      <text:p text:style-name="P874"><text:span text:style-name="T875">HostNameParameters<text:s/></text:span><text:span text:style-name="T876">HOST_OPTIONS_EXAMPLE</text:span><text:span text:style-name="T877"><text:s/>=<text:s/></text:span><text:span text:style-name="T878">new</text:span><text:span text:style-name="T879"><text:s/></text:span><text:span text:style-name="T880">HostNameParameters.Builder</text:span><text:span text:style-name="T881">().</text:span></text:p>
      <text:p text:style-name="P882"><text:span text:style-name="T883"><text:tab/></text:span><text:span text:style-name="T884"><text:tab/>allowEmpty(</text:span><text:span text:style-name="T885">false</text:span><text:span text:style-name="T886">).</text:span></text:p>
      <text:p text:style-name="P887"><text:span text:style-name="T888"><text:tab/></text:span><text:span text:style-name="T889"><text:tab/>setEmptyAsLoopback(</text:span><text:span text:style-name="T890">false</text:span><text:span text:style-name="T891">).</text:span></text:p>
      <text:p text:style-name="P892"><text:span text:style-name="T893"><text:tab/></text:span><text:span text:style-name="T894"><text:tab/></text:span><text:span text:style-name="T895">setNormalizeToLowercase(</text:span><text:span text:style-name="T896">true</text:span><text:span text:style-name="T897">).</text:span></text:p>
      <text:p text:style-name="P898"><text:span text:style-name="T899"><text:tab/></text:span><text:span text:style-name="T900"><text:tab/>allowBracketedIPv6(</text:span><text:span text:style-name="T901">true</text:span><text:span text:style-name="T902">).</text:span></text:p>
      <text:p text:style-name="P903"><text:span text:style-name="T904"><text:tab/></text:span><text:span text:style-name="T905"><text:tab/>allowBracketedIPv4(</text:span><text:span text:style-name="T906">true</text:span><text:span text:style-name="T907">).getAddressOptionsBuilder().</text:span></text:p>
      <text:p text:style-name="P908"><text:span text:style-name="T909"><text:tab/></text:span><text:span text:style-name="T910"><text:tab/></text:span><text:span text:style-name="T911"><text:tab/>allowPrefix(</text:span><text:span text:style-name="T912">true</text:span><text:span text:style-name="T913">).</text:span></text:p>
      <text:p text:style-name="P914"><text:span text:style-name="T915"><text:tab/></text:span><text:span text:style-name="T916"><text:tab/></text:span><text:span text:style-name="T917"><text:tab/>allowMask(</text:span><text:span text:style-name="T918">true</text:span><text:span text:style-name="T919">).</text:span></text:p>
      <text:p text:style-name="P920"><text:span text:style-name="T921"><text:tab/></text:span><text:span text:style-name="T922"><text:tab/></text:span><text:span text:style-name="T923"><text:tab/>setRangeOptions(RangeParameters.</text:span><text:span text:style-name="T924">WILDCARD_AND_RANGE</text:span><text:span text:style-name="T925">).</text:span></text:p>
      <text:p text:style-name="P926"><text:span text:style-name="T927"><text:tab/></text:span><text:span text:style-name="T928"><text:tab/></text:span><text:span text:style-name="T929"><text:tab/>allow_inet_aton(</text:span><text:span text:style-name="T930">true</text:span><text:span text:style-name="T931">).</text:span></text:p>
      <text:p text:style-name="P932"><text:span text:style-name="T933"><text:tab/></text:span><text:span text:style-name="T934"><text:tab/></text:span><text:span text:style-name="T935"><text:tab/>allowEmpty(</text:span><text:span text:style-name="T936">fals</text:span><text:span text:style-name="T937">e</text:span><text:span text:style-name="T938">).</text:span></text:p>
      <text:p text:style-name="P939"><text:span text:style-name="T940"><text:tab/></text:span><text:span text:style-name="T941"><text:tab/></text:span><text:span text:style-name="T942"><text:tab/>setEmptyAsLoopback(</text:span><text:span text:style-name="T943">false</text:span><text:span text:style-name="T944">).</text:span></text:p>
      <text:p text:style-name="P945"><text:span text:style-name="T946"><text:tab/></text:span><text:span text:style-name="T947"><text:tab/></text:span><text:span text:style-name="T948"><text:tab/>allowAll(</text:span><text:span text:style-name="T949">false</text:span><text:span text:style-name="T950">).</text:span></text:p>
      <text:p text:style-name="P951"><text:span text:style-name="T952"><text:tab/></text:span><text:span text:style-name="T953"><text:tab/></text:span><text:span text:style-name="T954"><text:tab/>allowPrefixOnly(</text:span><text:span text:style-name="T955">false</text:span><text:span text:style-name="T956">).</text:span></text:p>
      <text:p text:style-name="P957"><text:span text:style-name="T958"><text:tab/></text:span><text:span text:style-name="T959"><text:tab/></text:span><text:span text:style-name="T960"><text:tab/>getIPv4AddressParametersBuilder().</text:span></text:p>
      <text:p text:style-name="P961"><text:span text:style-name="T962"><text:tab/></text:span><text:span text:style-name="T963"><text:tab/></text:span><text:span text:style-name="T964"><text:tab/></text:span><text:span text:style-name="T965"><text:tab/>allowPrefixLengthLeadingZeros(</text:span><text:span text:style-name="T966">true</text:span><text:span text:style-name="T967">).</text:span></text:p>
      <text:p text:style-name="P968"><text:span text:style-name="T969"><text:tab/></text:span><text:span text:style-name="T970"><text:tab/></text:span><text:span text:style-name="T971"><text:tab/></text:span><text:span text:style-name="T972"><text:tab/>allowPrefixesBeyondAddressSize(</text:span><text:span text:style-name="T973">false</text:span><text:span text:style-name="T974">).</text:span></text:p>
      <text:p text:style-name="P975"><text:span text:style-name="T976"><text:tab/></text:span><text:span text:style-name="T977"><text:tab/></text:span><text:span text:style-name="T978"><text:tab/></text:span><text:span text:style-name="T979"><text:tab/>allowWildcardedSeparator(</text:span><text:span text:style-name="T980">true</text:span><text:span text:style-name="T981">).</text:span></text:p>
      <text:p text:style-name="P982"><text:tab/><text:tab/><text:tab/><text:tab/>getParentBuilder().getParentBuilder().toParams();</text:p>
      <text:p text:style-name="P983"/>
      <text:p text:style-name="P984">The default options used by the library are permissive and not restrictive.</text:p>
      <text:p text:style-name="P985"/>
      <text:p text:style-name="P986"/>
      <text:p text:style-name="P987">Host Name or Address with Port</text:p>
      <text:p text:style-name="P988"><text:span text:style-name="T989">For an address or host with port, use<text:s/></text:span><text:span text:style-name="T990">HostName</text:span><text:span text:style-name="T991">. <text:s/>IPv6 addresses with ports must appear as [ipv6A</text:span><text:span text:style-name="T992">ddress]:port to resolve the ambiguity of the colon separator, consistent with RFC 2732, 3986, 4038 and other RFCs.</text:span></text:p>
      <text:p text:style-name="P993"><text:span text:style-name="T994">HostName<text:s/></text:span><text:span text:style-name="T995">hostName</text:span><text:span text:style-name="T996"><text:s/>=<text:s/></text:span><text:span text:style-name="T997">new</text:span><text:span text:style-name="T998"><text:s/>HostName(</text:span><text:span text:style-name="T999">"[::1]:80"</text:span><text:span text:style-name="T1000">);</text:span></text:p>
      <text:p text:style-name="P1001"><text:span text:style-name="T1002"><text:tab/>System.</text:span><text:span text:style-name="T1003">out</text:span><text:span text:style-name="T1004">.println(</text:span><text:span text:style-name="T1005">"host: "</text:span><text:span text:style-name="T1006"><text:s/>+<text:s/></text:span><text:span text:style-name="T1007">hostName</text:span><text:span text:style-name="T1008">.</text:span><text:span text:style-name="T1009">getHost</text:span><text:span text:style-name="T1010">() +<text:s/></text:span><text:span text:style-name="T1011">" address: "</text:span><text:span text:style-name="T1012"><text:s/>+<text:s/></text:span><text:span text:style-name="T1013">hostName</text:span><text:span text:style-name="T1014">.getAddress() +<text:s/></text:span><text:span text:style-name="T1015">"<text:s/></text:span><text:span text:style-name="T1016">port: "</text:span><text:span text:style-name="T1017"><text:s/>+<text:s/></text:span><text:span text:style-name="T1018">hostName</text:span><text:span text:style-name="T1019">.getPort());</text:span></text:p>
      <text:p text:style-name="P1020"><text:span text:style-name="T1021"><text:tab/></text:span><text:span text:style-name="T1022">hostName</text:span><text:span text:style-name="T1023"><text:s/>=<text:s/></text:span><text:span text:style-name="T1024">new</text:span><text:span text:style-name="T1025"><text:s/>HostName(</text:span><text:span text:style-name="T1026">"localhost:80"</text:span><text:span text:style-name="T1027">);</text:span></text:p>
      <text:p text:style-name="P1028"><text:span text:style-name="T1029"><text:tab/>System.</text:span><text:span text:style-name="T1030">out</text:span><text:span text:style-name="T1031">.println(</text:span><text:span text:style-name="T1032">"host: "</text:span><text:span text:style-name="T1033"><text:s/>+<text:s/></text:span><text:span text:style-name="T1034">hostName</text:span><text:span text:style-name="T1035">.</text:span><text:span text:style-name="T1036">getHost</text:span><text:span text:style-name="T1037">() +<text:s/></text:span><text:span text:style-name="T1038">" port: "</text:span><text:span text:style-name="T1039"><text:s/>+<text:s/></text:span><text:span text:style-name="T1040">hostName</text:span><text:span text:style-name="T1041">.getPort());</text:span></text:p>
      <text:p text:style-name="P1042"><text:span text:style-name="T1043"><text:tab/></text:span><text:span text:style-name="T1044">hostName</text:span><text:span text:style-name="T1045"><text:s/>=<text:s/></text:span><text:span text:style-name="T1046">new</text:span><text:span text:style-name="T1047"><text:s/>HostName(</text:span><text:span text:style-name="T1048">"127.0.0.1:80"</text:span><text:span text:style-name="T1049">);</text:span></text:p>
      <text:p text:style-name="P1050"><text:span text:style-name="T1051"><text:tab/>System.</text:span><text:span text:style-name="T1052">out</text:span><text:span text:style-name="T1053">.println(</text:span><text:span text:style-name="T1054">"host: "</text:span><text:span text:style-name="T1055"><text:s/>+<text:s/></text:span><text:span text:style-name="T1056">hostName</text:span><text:span text:style-name="T1057">.</text:span><text:span text:style-name="T1058">getHost</text:span><text:span text:style-name="T1059">() +<text:s/></text:span><text:span text:style-name="T1060">" ad</text:span><text:span text:style-name="T1061">dress: "</text:span><text:span text:style-name="T1062"><text:s/>+<text:s/></text:span><text:span text:style-name="T1063">hostName</text:span><text:span text:style-name="T1064">.getAddress() +<text:s/></text:span><text:span text:style-name="T1065">" port: "</text:span><text:span text:style-name="T1066"><text:s/>+<text:s/></text:span><text:span text:style-name="T1067">hostName</text:span><text:span text:style-name="T1068">.getPort());</text:span></text:p>
      <text:p text:style-name="P1069"/>
      <text:p text:style-name="P1070">Output:</text:p>
      <text:p text:style-name="P1071"><text:span text:style-name="T1072">host: 0:0:0:0:0:0:0:1 address: 0:0:0:0:0:0:0:1 port: 80</text:span></text:p>
      <text:p text:style-name="P1073"><text:span text:style-name="T1074">host: localhost port: 80</text:span><text:span text:style-name="T1075"><text:line-break/></text:span><text:span text:style-name="T1076">host: 127.0.0.1 address: 127.0.0.1 port: 80</text:span></text:p>
      <text:p text:style-name="P1077"/>
      <text:p text:style-name="P1078">IP Version Determination and IPv4/v6 Conversion</text:p>
      <text:p text:style-name="P1079"><text:span text:style-name="T1080">With<text:s/></text:span><text:span text:style-name="T1081">an<text:s/></text:span><text:span text:style-name="T1082">IPAddress</text:span><text:span text:style-name="T1083"><text:s/>or<text:s/></text:span><text:span text:style-name="T1084">IPAddressString</text:span><text:span text:style-name="T1085"><text:s/>object, you can check the version with<text:s/></text:span><text:span text:style-name="T1086">isIPv4()</text:span><text:span text:style-name="T1087"><text:s/>and<text:s/></text:span><text:span text:style-name="T1088">isIPv6()</text:span><text:span text:style-name="T1089"><text:s/>and get the appropriate subclass with<text:s/></text:span><text:span text:style-name="T1090">toIPv4()</text:span><text:span text:style-name="T1091"><text:s/>or<text:s/></text:span><text:span text:style-name="T1092">toIPv6()</text:span><text:span text:style-name="T1093">. <text:s/>You can also make use of<text:s/></text:span><text:span text:style-name="T1094">isIPv4Convertible()</text:span><text:span text:style-name="T1095"><text:s/>and<text:s/></text:span><text:span text:style-name="T1096">isIPv6Convertible()</text:span><text:span text:style-name="T1097"><text:s/>to do further conversions if the<text:s/></text:span><text:span text:style-name="T1098">address is IPv4 mapped, or you can use your own determination (IPv4 translated, 6to4, 6over4, IPv4 compatible, etc) of how to convert back and forth using<text:s/></text:span><text:span text:style-name="T1099">IPAddressConverter</text:span><text:span text:style-name="T1100">.</text:span></text:p>
      <text:p text:style-name="P1101"><text:span text:style-name="T1102">IPAddressString<text:s/></text:span><text:span text:style-name="T1103">str</text:span><text:span text:style-name="T1104"><text:s/>=<text:s/></text:span><text:span text:style-name="T1105">new</text:span><text:span text:style-name="T1106"><text:s/>IPAddressString(</text:span><text:span text:style-name="T1107">"::ffff:1.2.3.4"</text:span><text:span text:style-name="T1108">);</text:span></text:p>
      <text:p text:style-name="P1109"><text:span text:style-name="T1110">if</text:span><text:span text:style-name="T1111">(</text:span><text:span text:style-name="T1112">str</text:span><text:span text:style-name="T1113">.isIPv6()) {</text:span></text:p>
      <text:p text:style-name="P1114"><text:span text:style-name="T1115"><text:tab/></text:span><text:span text:style-name="T1116">IPv6Address<text:s/></text:span><text:span text:style-name="T1117">ipv6Address</text:span><text:span text:style-name="T1118"><text:s/>=<text:s/></text:span><text:span text:style-name="T1119">str</text:span><text:span text:style-name="T1120">.getAddress().toIPv6();</text:span></text:p>
      <text:p text:style-name="P1121"><text:span text:style-name="T1122"><text:tab/>System.</text:span><text:span text:style-name="T1123">out</text:span><text:span text:style-name="T1124">.println(</text:span><text:span text:style-name="T1125">ipv6Address</text:span><text:span text:style-name="T1126">.toMixedString());</text:span></text:p>
      <text:p text:style-name="P1127"><text:span text:style-name="T1128"><text:tab/></text:span><text:span text:style-name="T1129">if</text:span><text:span text:style-name="T1130">(</text:span><text:span text:style-name="T1131">ipv6Address</text:span><text:span text:style-name="T1132">.isIPv4Convertible()) {</text:span></text:p>
      <text:p text:style-name="P1133"><text:span text:style-name="T1134"><text:tab/></text:span><text:span text:style-name="T1135"><text:tab/>IPv4Address<text:s/></text:span><text:span text:style-name="T1136">ipv4Address</text:span><text:span text:style-name="T1137"><text:s/>=<text:s/></text:span><text:span text:style-name="T1138">ipv6Address</text:span><text:span text:style-name="T1139">.toIPv4();</text:span></text:p>
      <text:p text:style-name="P1140"><text:span text:style-name="T1141"><text:tab/></text:span><text:span text:style-name="T1142"><text:tab/>System.</text:span><text:span text:style-name="T1143">out</text:span><text:span text:style-name="T1144">.println(</text:span><text:span text:style-name="T1145">ipv4Address</text:span><text:span text:style-name="T1146">.toNormalizedString());</text:span></text:p>
      <text:p text:style-name="P1147"><text:tab/>}</text:p>
      <text:p text:style-name="P1148"><text:span text:style-name="T1149">}</text:span><text:span text:style-name="T1150"><text:line-break/></text:span></text:p>
      <text:p text:style-name="P1151"><text:span text:style-name="T1152">Output:</text:span></text:p>
      <text:p text:style-name="P1153"/>
      <text:p text:style-name="P1154">::ffff:1.2.3.4</text:p>
      <text:p text:style-name="P1155"><text:span text:style-name="T1156">1.2.3.4</text:span></text:p>
      <text:p text:style-name="P1157"><text:span text:style-name="T1158"><text:line-break/></text:span><text:span text:style-name="T1159">Once you have an<text:s/></text:span><text:span text:style-name="T1160">IPAddress</text:span><text:span text:style-name="T1161"><text:s/>instance, there are methods to convert to bytes, to sections, to subnets or network prefixes, to masks, to<text:s/></text:span><text:span text:style-name="T1162">java.net.InetAddress</text:span><text:span text:style-name="T1163">, to different textual representations, and so on.</text:span></text:p>
      <text:p text:style-name="P1164"/>
      <text:p text:style-name="P1165">Prefixed<text:s/>Addresses and to/getHostAddress()</text:p>
      <text:p text:style-name="P1166">This library will parse CIDR prefix IP addresses such as 10.1.2.3/24.<text:s/></text:p>
      <text:p text:style-name="P1167"><text:span text:style-name="T1168">When you have a prefixed address, like<text:s/></text:span><text:span text:style-name="T1169">10.1.2.3/24 which has the prefix length of 24, this notation may typically denote the single, distinct interface</text:span><text:span text:style-name="T1170"><text:s/>address 10.1.2.3 with the first 24 bits indicating the IPv4 block, or the the IPv4 block of 255 addresses which includes 10.1.2.3 (although typically the block would be denoted 10.1.2.0/24 with zeros outside the length of the prefix).</text:span></text:p>
      <text:p text:style-name="P1171">In this library 10.1.2.3/24 represents the IPv4 block (subnet) rather than just the single address 10.1.2.3 paired with its prefix length of 24. <text:s/>This avoids the inconsistency where 10.1.2.3/24 would be a single address, while the similar address with host portion zeroed, 10.1.2.0/24, would denote a set of 255 addresses, a heuristic commonly used by network administrators. <text:s/>In this library, any prefixed address denotes the address block. <text:s/></text:p>
      <text:p text:style-name="P1172">However, there are cases when you'd want to extract the original individual address paired with the prefix. <text:s/>For that there are the methods getHostAddress or toHostAddress which will provide the original host address 10.1.2.3 when parsing 10.1.2.3/24. <text:s/>You can also extract only the prefix length by calling getNetworkPrefixLength() on the IPAddressString instance.</text:p>
      <text:p text:style-name="P1173"/>
      <text:p text:style-name="P1174"><text:span text:style-name="T1175">IPAddressString<text:s/></text:span><text:span text:style-name="T1176">ipAddressString</text:span><text:span text:style-name="T1177"><text:s/>=<text:s/></text:span><text:span text:style-name="T1178">new</text:span><text:span text:style-name="T1179"><text:s/>IPAddressString(</text:span><text:span text:style-name="T1180">"10.1.2.3/24"</text:span><text:span text:style-name="T1181">);</text:span></text:p>
      <text:p text:style-name="P1182"><text:span text:style-name="T1183"><text:tab/>IPAddress<text:s/></text:span><text:span text:style-name="T1184">address</text:span><text:span text:style-name="T1185"><text:s/>=<text:s/></text:span><text:span text:style-name="T1186">ipAddressString</text:span><text:span text:style-name="T1187">.getAddress();</text:span></text:p>
      <text:p text:style-name="P1188"><text:span text:style-name="T1189"><text:tab/>IPAddress<text:s/></text:span><text:span text:style-name="T1190">hostAddress</text:span><text:span text:style-name="T1191"><text:s/>=<text:s/></text:span><text:span text:style-name="T1192">ipAddressString</text:span><text:span text:style-name="T1193">.getHostAddress();</text:span></text:p>
      <text:p text:style-name="P1194"><text:span text:style-name="T1195"><text:tab/>Integer<text:s/></text:span><text:span text:style-name="T1196">prefixLength</text:span><text:span text:style-name="T1197"><text:s/>=<text:s/></text:span><text:span text:style-name="T1198">ipAddressString</text:span><text:span text:style-name="T1199">.getNetworkPrefixLength();</text:span></text:p>
      <text:p text:style-name="P1200"><text:span text:style-name="T1201"><text:tab/>System.</text:span><text:span text:style-name="T1202">out</text:span><text:span text:style-name="T1203">.println(</text:span><text:span text:style-name="T1204">address</text:span><text:span text:style-name="T1205">);</text:span></text:p>
      <text:p text:style-name="P1206"><text:span text:style-name="T1207"><text:tab/>System.</text:span><text:span text:style-name="T1208">out</text:span><text:span text:style-name="T1209">.println(</text:span><text:span text:style-name="T1210">address</text:span><text:span text:style-name="T1211">.toCanonicalWildcardString());</text:span></text:p>
      <text:p text:style-name="P1212"><text:span text:style-name="T1213">System.</text:span><text:span text:style-name="T1214">out</text:span><text:span text:style-name="T1215">.println(</text:span><text:span text:style-name="T1216">hostAddress</text:span><text:span text:style-name="T1217">);</text:span></text:p>
      <text:p text:style-name="P1218"><text:span text:style-name="T1219">System.</text:span><text:span text:style-name="T1220">out</text:span><text:span text:style-name="T1221">.println(</text:span><text:span text:style-name="T1222">prefixLength</text:span><text:span text:style-name="T1223">);</text:span></text:p>
      <text:p text:style-name="P1224"/>
      <text:p text:style-name="P1225">Output:</text:p>
      <text:p text:style-name="P1226"/>
      <text:p text:style-name="P1227"><text:span text:style-name="T1228">10.1.2.0/24</text:span></text:p>
      <text:p text:style-name="P1229"><text:span text:style-name="T1230">10.1.2.*</text:span></text:p>
      <text:p text:style-name="P1231">10.1.2.3<text:line-break/>24</text:p>
      <text:p text:style-name="P1232"/>
      <text:p text:style-name="P1233"><text:span text:style-name="T1234">In this library, 10.1.2.3/24<text:s/></text:span><text:span text:style-name="T1235">is equivalent to 10.1.2.* when it comes to equality or comparison. <text:s/>The prefix is stored in the address, so the former will be aware that it is "prefixed", printing strings that incorporate the prefix and providing the network section upon calls to<text:s/></text:span><text:span text:style-name="T1236">getNetw</text:span><text:span text:style-name="T1237">orkSection()</text:span><text:span text:style-name="T1238"><text:s/>in<text:s/></text:span><text:span text:style-name="T1239">IPAddress</text:span><text:span text:style-name="T1240">. <text:s/>If you have the latter address with no prefix length, you can convert to the former using the method<text:s/></text:span><text:span text:style-name="T1241">toPrefixedEquivalent()</text:span><text:span text:style-name="T1242"><text:s/>in IPAddress.</text:span></text:p>
      <text:p text:style-name="P1243"/>
      <text:p text:style-name="P1244">Parse Non-Segmented Addresses – Hex, Octal, IPv6 Base 85</text:p>
      <text:p text:style-name="P1245"><text:span text:style-name="T1246">Typically, the segments or other</text:span><text:span text:style-name="T1247"><text:s/>punctuation identify a string as a host name an IPv4 address or an IPv6 address. <text:s/>The parser will also parse single segment values or a range of single segment values. <text:s/></text:span></text:p>
      <text:p text:style-name="P1248"><text:span text:style-name="T1249">In such cases, ambiguity between IPv4 and IPv6 is resolved by the number of digits in</text:span><text:span text:style-name="T1250"><text:s/>the string, as there is no segment separator. <text:s/>The number of digits is 32 for IPv6 hexadecimal, 20 for IPv6 base 85 (see RFC 1924), and 11 or less for IPv4, which can be octal, hexadecimal, or decimal. <text:s/>For IPv4, digits are presumed decimal unless precede</text:span><text:span text:style-name="T1251">d by 0x for hexadecimal or 0 for octal, as is consistent with the inet_aton routine. <text:s/>For IPv6, 32 digits are considered hexadecimal and the preceding 0x is optional.</text:span></text:p>
      <text:p text:style-name="P1252"><text:span text:style-name="T1253">IPAddressString<text:s/></text:span><text:span text:style-name="T1254">ipAddressString</text:span><text:span text:style-name="T1255"><text:s/>=<text:s/></text:span><text:span text:style-name="T1256">new</text:span><text:span text:style-name="T1257"><text:s/>IPAddressString(</text:span><text:span text:style-name="T1258">"4)+k&amp;C#VzJ4br&gt;0wv%Yp"</text:span><text:span text:style-name="T1259">);</text:span><text:span text:style-name="T1260">//base 85</text:span></text:p>
      <text:p text:style-name="P1261"><text:span text:style-name="T1262"><text:tab/></text:span><text:span text:style-name="T1263">IPAddress</text:span><text:span text:style-name="T1264"><text:s/></text:span><text:span text:style-name="T1265">address</text:span><text:span text:style-name="T1266"><text:s/>=<text:s/></text:span><text:span text:style-name="T1267">ipAddressString</text:span><text:span text:style-name="T1268">.getAddress();</text:span></text:p>
      <text:p text:style-name="P1269"><text:span text:style-name="T1270"><text:tab/>System.</text:span><text:span text:style-name="T1271">out</text:span><text:span text:style-name="T1272">.println(</text:span><text:span text:style-name="T1273">address</text:span><text:span text:style-name="T1274">);</text:span></text:p>
      <text:p text:style-name="P1275"><text:span text:style-name="T1276"><text:tab/></text:span><text:span text:style-name="T1277"><text:tab/></text:span></text:p>
      <text:p text:style-name="P1278"><text:span text:style-name="T1279"><text:tab/></text:span><text:span text:style-name="T1280">ipAddressString</text:span><text:span text:style-name="T1281"><text:s/>=<text:s/></text:span><text:span text:style-name="T1282">new</text:span><text:span text:style-name="T1283"><text:s/>IPAddressString(</text:span><text:span text:style-name="T1284">"108000000000000000080800200c417a"</text:span><text:span text:style-name="T1285">);</text:span><text:span text:style-name="T1286">//hex IPv6</text:span></text:p>
      <text:p text:style-name="P1287"><text:span text:style-name="T1288"><text:tab/></text:span><text:span text:style-name="T1289">address</text:span><text:span text:style-name="T1290"><text:s/>=<text:s/></text:span><text:span text:style-name="T1291">ipAddressString</text:span><text:span text:style-name="T1292">.getAddress();</text:span></text:p>
      <text:p text:style-name="P1293"><text:span text:style-name="T1294"><text:tab/>System.</text:span><text:span text:style-name="T1295">out</text:span><text:span text:style-name="T1296">.println(</text:span><text:span text:style-name="T1297">address</text:span><text:span text:style-name="T1298">);</text:span></text:p>
      <text:p text:style-name="P1299"><text:span text:style-name="T1300"><text:tab/></text:span><text:span text:style-name="T1301"><text:tab/></text:span></text:p>
      <text:p text:style-name="P1302"><text:span text:style-name="T1303"><text:tab/></text:span><text:span text:style-name="T1304">ipAddressString</text:span><text:span text:style-name="T1305"><text:s/>=<text:s/></text:span><text:span text:style-name="T1306">new</text:span><text:span text:style-name="T1307"><text:s/>IPAddressString(</text:span><text:span text:style-name="T1308">"0x01020304"</text:span><text:span text:style-name="T1309">);</text:span><text:span text:style-name="T1310">//hex IPv4</text:span></text:p>
      <text:p text:style-name="P1311"><text:span text:style-name="T1312"><text:tab/></text:span><text:span text:style-name="T1313">address</text:span><text:span text:style-name="T1314"><text:s/>=<text:s/></text:span><text:span text:style-name="T1315">ipAddressString</text:span><text:span text:style-name="T1316">.getAddress();</text:span></text:p>
      <text:p text:style-name="P1317"><text:span text:style-name="T1318"><text:tab/>System.</text:span><text:span text:style-name="T1319">out</text:span><text:span text:style-name="T1320">.println(</text:span><text:span text:style-name="T1321">address</text:span><text:span text:style-name="T1322">);</text:span></text:p>
      <text:p text:style-name="P1323"><text:span text:style-name="T1324"><text:tab/></text:span><text:span text:style-name="T1325"><text:tab/></text:span></text:p>
      <text:p text:style-name="P1326"><text:span text:style-name="T1327"><text:tab/></text:span><text:span text:style-name="T1328">ipAddressString</text:span><text:span text:style-name="T1329"><text:s/>=<text:s/></text:span><text:span text:style-name="T1330">new</text:span><text:span text:style-name="T1331"><text:s/>IPAddressString(</text:span><text:span text:style-name="T1332">"000100401404"</text:span><text:span text:style-name="T1333">);</text:span><text:span text:style-name="T1334">//octal IPv4</text:span></text:p>
      <text:p text:style-name="P1335"><text:span text:style-name="T1336"><text:tab/></text:span><text:span text:style-name="T1337">address</text:span><text:span text:style-name="T1338"><text:s/>=<text:s/></text:span><text:span text:style-name="T1339">ipAddressString</text:span><text:span text:style-name="T1340">.getAddress();</text:span></text:p>
      <text:p text:style-name="P1341"><text:span text:style-name="T1342">System.</text:span><text:span text:style-name="T1343">out</text:span><text:span text:style-name="T1344">.println(</text:span><text:span text:style-name="T1345">address</text:span><text:span text:style-name="T1346">);</text:span></text:p>
      <text:p text:style-name="P1347"/>
      <text:p text:style-name="P1348">Output:</text:p>
      <text:p text:style-name="P1349"/>
      <text:p text:style-name="P1350"><text:span text:style-name="T1351">1080:0:0:0:8:800:200c:417a</text:span></text:p>
      <text:p text:style-name="P1352"><text:span text:style-name="T1353">1080:0:0:0:8:800:200c:417a</text:span></text:p>
      <text:p text:style-name="P1354"><text:span text:style-name="T1355">1.2.3.4</text:span><text:span text:style-name="T1356"><text:line-break/></text:span><text:span text:style-name="T1357">1.2.3.4</text:span></text:p>
      <text:p text:style-name="P1358"/>
      <text:p text:style-name="P1359">Parse Special Host Names – Reverse DNS Host Name, IPv6 Literal UNC Host Name</text:p>
      <text:p text:style-name="P1360"><text:span text:style-name="T1361">A couple of standardized host formats are recognized, namely the reverse DNS<text:s/></text:span><text:span text:style-name="T1362">host format, and the UNC IPv6 literal host format.</text:span></text:p>
      <text:p text:style-name="P1363"><text:span text:style-name="T1364">HostName<text:s/></text:span><text:span text:style-name="T1365">hostName</text:span><text:span text:style-name="T1366"><text:s/>=<text:s/></text:span><text:span text:style-name="T1367">new</text:span><text:span text:style-name="T1368"><text:s/>HostName(</text:span><text:span text:style-name="T1369">"a.7.1.4.c.0.0.2.0.0.8.0.8.0.0.0.0.0.0.0.0.0.0.0.0.0.0.0.0.8.0.1.ip6.arpa"</text:span><text:span text:style-name="T1370">);</text:span></text:p>
      <text:p text:style-name="P1371"><text:span text:style-name="T1372"><text:tab/>System.</text:span><text:span text:style-name="T1373">out</text:span><text:span text:style-name="T1374">.println(</text:span><text:span text:style-name="T1375">hostName</text:span><text:span text:style-name="T1376">.asAddress());</text:span></text:p>
      <text:p text:style-name="P1377"><text:span text:style-name="T1378"><text:tab/></text:span><text:span text:style-name="T1379">hostName</text:span><text:span text:style-name="T1380"><text:s/>=<text:s/></text:span><text:span text:style-name="T1381">new</text:span><text:span text:style-name="T1382"><text:s/>HostName(</text:span><text:span text:style-name="T1383">"4.3.2.1.in-addr.arpa"</text:span><text:span text:style-name="T1384">);</text:span></text:p>
      <text:p text:style-name="P1385"><text:span text:style-name="T1386"><text:tab/></text:span><text:span text:style-name="T1387">System.</text:span><text:span text:style-name="T1388">out</text:span><text:span text:style-name="T1389">.println(</text:span><text:span text:style-name="T1390">hostName</text:span><text:span text:style-name="T1391">.asAddress());</text:span></text:p>
      <text:p text:style-name="P1392"><text:span text:style-name="T1393">hostName</text:span><text:span text:style-name="T1394"><text:s/>=<text:s/></text:span><text:span text:style-name="T1395">new</text:span><text:span text:style-name="T1396"><text:s/>HostName(</text:span><text:span text:style-name="T1397">"1080-0-0-0-8-800-200c-417a.ipv6-literal.net"</text:span><text:span text:style-name="T1398">);</text:span><text:span text:style-name="T1399"><text:line-break/></text:span><text:span text:style-name="T1400">System.</text:span><text:span text:style-name="T1401">out</text:span><text:span text:style-name="T1402">.println(</text:span><text:span text:style-name="T1403">hostName</text:span><text:span text:style-name="T1404">.asAddress());</text:span><text:span text:style-name="T1405"><text:line-break/></text:span></text:p>
      <text:p text:style-name="P1406">Output:</text:p>
      <text:p text:style-name="P1407"><text:span text:style-name="T1408">1080:0:0:0:8:800:200c:417a</text:span></text:p>
      <text:p text:style-name="P1409">1.2.3.4<text:line-break/>1080:0:0:0:8:800:200c:417a</text:p>
      <text:p text:style-name="P1410"/>
      <text:p text:style-name="P1411"><text:span text:style-name="T1412">A couple of methods in<text:s/></text:span><text:span text:style-name="T1413">HostName</text:span><text:span text:style-name="T1414"><text:s/>are available as well:</text:span></text:p>
      <text:p text:style-name="P1415"><text:span text:style-name="T1416">public</text:span><text:span text:style-name="T1417"><text:s/></text:span><text:span text:style-name="T1418">boolean</text:span><text:span text:style-name="T1419"><text:s/>isUNCIPv6Literal()</text:span><text:span text:style-name="T1420"><text:line-break/></text:span><text:span text:style-name="T1421">public</text:span><text:span text:style-name="T1422"><text:s/></text:span><text:span text:style-name="T1423">boolean</text:span><text:span text:style-name="T1424"><text:s/>isReverseDNS()</text:span></text:p>
      <text:p text:style-name="P1425"/>
      <text:p text:style-name="P1426"/>
      <text:p text:style-name="P1427"><text:span text:style-name="T1428">Parse IPv6 Zone or Scope ID</text:span><text:span text:style-name="T1429"><text:line-break/></text:span></text:p>
      <text:p text:style-name="P1430"><text:span text:style-name="T1431">The IPv6 zone or scope ID is recognized, denoted by the ‘%’ character. <text:s/>It can be retrieved by<text:s/></text:span><text:span text:style-name="T1432">IPv6Address.getZone()</text:span><text:span text:style-name="T1433">.</text:span></text:p>
      <text:p text:style-name="P1434"><text:span text:style-name="T1435">IPAddress<text:s/></text:span><text:span text:style-name="T1436">a</text:span><text:span text:style-name="T1437">ddr</text:span><text:span text:style-name="T1438"><text:s/>=<text:s/></text:span><text:span text:style-name="T1439">new</text:span><text:span text:style-name="T1440"><text:s/>IPAddressString(</text:span><text:span text:style-name="T1441">"::%eth0"</text:span><text:span text:style-name="T1442">).getAddress();</text:span></text:p>
      <text:p text:style-name="P1443"><text:span text:style-name="T1444"><text:tab/></text:span><text:span text:style-name="T1445">if</text:span><text:span text:style-name="T1446">(</text:span><text:span text:style-name="T1447">addr</text:span><text:span text:style-name="T1448">.isIPv6()) {</text:span></text:p>
      <text:p text:style-name="P1449"><text:span text:style-name="T1450"><text:tab/></text:span><text:span text:style-name="T1451"><text:tab/>System.</text:span><text:span text:style-name="T1452">out</text:span><text:span text:style-name="T1453">.println(</text:span><text:span text:style-name="T1454">addr</text:span><text:span text:style-name="T1455">.toIPv6().getZone());</text:span></text:p>
      <text:p text:style-name="P1456"><text:tab/>}</text:p>
      <text:p text:style-name="P1457"/>
      <text:p text:style-name="P1458">Output:</text:p>
      <text:p text:style-name="P1459">eth0</text:p>
      <text:p text:style-name="P1460"/>
      <text:p text:style-name="P1461"/>
      <text:h text:style-name="P1462" text:outline-level="2"><text:bookmark-start text:name="_Toc456708506"/><text:bookmark-start text:name="_Toc456696715"/><text:bookmark-start text:name="_Toc456696178"/>Address Sections<text:bookmark-end text:name="_Toc456708506"/><text:bookmark-end text:name="_Toc456696715"/><text:bookmark-end text:name="_Toc456696178"/></text:h>
      <text:p text:style-name="P1463"><text:span text:style-name="T1464">Addresses can be broken up into sections, and reconstituted from sections. <text:s/>A section is a series of<text:s/></text:span><text:span text:style-name="T1465">segments. <text:s/>You can get the section for the full address by calling<text:s/></text:span><text:span text:style-name="T1466">getSection()</text:span><text:span text:style-name="T1467">, or you can get subsections by calling one of the variants, either<text:s/></text:span><text:span text:style-name="T1468">getSection(int)</text:span><text:span text:style-name="T1469"><text:s/>or<text:s/></text:span><text:span text:style-name="T1470">getSection(int, int)</text:span><text:span text:style-name="T1471">, which return a subsection spanning the given indices. <text:s/>You can also<text:s/></text:span><text:span text:style-name="T1472">get the segments in an address by calling<text:s/></text:span><text:span text:style-name="T1473">getSegment(int)<text:s/></text:span><text:span text:style-name="T1474">or one of the variants of<text:s/></text:span><text:span text:style-name="T1475">getSegments</text:span><text:span text:style-name="T1476">, either on the address or on a section of the address.</text:span></text:p>
      <text:p text:style-name="P1477">You can also reconstitute an address from a section or array of segments using the appropriate address constructor, if your section or array of segments has the correct number of segments for the address type.</text:p>
      <text:p text:style-name="P1478"/>
      <text:p text:style-name="P1479"><text:span text:style-name="T1480">Host and Network Sections of IP Address</text:span></text:p>
      <text:p text:style-name="P1481"><text:span text:style-name="T1482">Use<text:s/></text:span><text:span text:style-name="T1483">getHostSection()</text:span><text:span text:style-name="T1484"><text:s/>and<text:s/></text:span><text:span text:style-name="T1485">getNetworkSection()</text:span><text:span text:style-name="T1486"><text:s/>to get the host and network sections of an IP address as indicate</text:span><text:span text:style-name="T1487">d by prefix length. <text:s/></text:span></text:p>
      <text:p text:style-name="P1488"><text:span text:style-name="T1489">IPAddress<text:s/></text:span><text:span text:style-name="T1490">address</text:span><text:span text:style-name="T1491"><text:s/>=<text:s/></text:span><text:span text:style-name="T1492">new</text:span><text:span text:style-name="T1493"><text:s/>IPAddressString(</text:span><text:span text:style-name="T1494">"1.2.3.4"</text:span><text:span text:style-name="T1495">).getAddress();</text:span><text:span text:style-name="T1496"><text:line-break/></text:span><text:span text:style-name="T1497">IPAddressSection<text:s/></text:span><text:span text:style-name="T1498">network</text:span><text:span text:style-name="T1499"><text:s/>=<text:s/></text:span><text:span text:style-name="T1500">address</text:span><text:span text:style-name="T1501">.getNetworkSection(16,<text:s/></text:span><text:span text:style-name="T1502">true</text:span><text:span text:style-name="T1503">);</text:span><text:span text:style-name="T1504"><text:line-break/></text:span><text:span text:style-name="T1505">IPAddressSection<text:s/></text:span><text:span text:style-name="T1506">host</text:span><text:span text:style-name="T1507"><text:s/>=<text:s/></text:span><text:span text:style-name="T1508">address</text:span><text:span text:style-name="T1509">.getHostSection(16);</text:span><text:span text:style-name="T1510"><text:line-break/></text:span><text:span text:style-name="T1511">System.</text:span><text:span text:style-name="T1512">out</text:span><text:span text:style-name="T1513">.println(</text:span><text:span text:style-name="T1514">network</text:span><text:span text:style-name="T1515">.toCanonicalString());</text:span><text:span text:style-name="T1516"><text:line-break/></text:span><text:span text:style-name="T1517">System.</text:span><text:span text:style-name="T1518">out</text:span><text:span text:style-name="T1519">.println(</text:span><text:span text:style-name="T1520">host</text:span><text:span text:style-name="T1521">.toCanonicalString());</text:span></text:p>
      <text:p text:style-name="P1522"/>
      <text:p text:style-name="P1523"><text:span text:style-name="T1524">Output:</text:span></text:p>
      <text:p text:style-name="P1525">1.2/16</text:p>
      <text:p text:style-name="P1526"><text:span text:style-name="T1527">3.4</text:span></text:p>
      <text:p text:style-name="P1528">Once you have a section of an address, most of the same methods are available as those available with addresses themselves.</text:p>
      <text:p text:style-name="P1529"/>
      <text:p text:style-name="P1530"/>
      <text:h text:style-name="P1531" text:outline-level="2"><text:bookmark-start text:name="_Toc456708507"/><text:bookmark-start text:name="_Toc456696716"/><text:bookmark-start text:name="_Toc456696179"/>IP Address Operations<text:bookmark-end text:name="_Toc456708507"/><text:bookmark-end text:name="_Toc456696716"/><text:bookmark-end text:name="_Toc456696179"/></text:h>
      <text:p text:style-name="P1532">There are various methods for obtaining<text:s/>masking, subnets, and so on.</text:p>
      <text:p text:style-name="P1533"><text:span text:style-name="T1534">The methods<text:s/></text:span><text:span text:style-name="T1535">mask</text:span><text:span text:style-name="T1536">,</text:span><text:span text:style-name="T1537"><text:s/>maskNetwork</text:span><text:span text:style-name="T1538">,</text:span><text:span text:style-name="T1539"><text:s/>bitwiseOr</text:span><text:span text:style-name="T1540">,</text:span><text:span text:style-name="T1541"><text:s/>bitwiseOrNetwork</text:span><text:span text:style-name="T1542">,</text:span><text:span text:style-name="T1543"><text:s/>removePrefixLength</text:span><text:span text:style-name="T1544">,</text:span><text:span text:style-name="T1545"><text:s/>adjustPrefixBySegment</text:span><text:span text:style-name="T1546">,</text:span><text:span text:style-name="T1547"><text:s/>adjustPrefixLength</text:span><text:span text:style-name="T1548">,</text:span><text:span text:style-name="T1549"><text:s/>applyPrefixLength</text:span><text:span text:style-name="T1550">, and<text:s/></text:span><text:span text:style-name="T1551">setPrefixLength</text:span><text:span text:style-name="T1552"><text:s/>allow you to apply and adjust prefix lengths and masks to address</text:span><text:span text:style-name="T1553">es and subnets. <text:s/>When applying an operation to a subnet, the operation is applied to every member of the subnet, so the result must something be representable with contiguous ranges, or you will get AddressTypeException. <text:s/>For instance, masking the subnet b</text:span><text:span text:style-name="T1554">lock of 255 addresses 0.0.0.0/24 with 0.0.0.128 results in the two addresses 0.0.0.0 and 0.0.0.128 which is not contiguous. <text:s/>However, this will not happen when using standard masking and subnetting techniques typical with IPv4 and IPv6 routing. <text:s/></text:span></text:p>
      <text:p text:style-name="P1555"><text:span text:style-name="T1556">The follo</text:span><text:span text:style-name="T1557">wing code demonstrates how to get the lowest address in a prefixed subnet using any one of three methods:<text:s/></text:span><text:span text:style-name="T1558">getLowest,</text:span><text:span text:style-name="T1559"><text:s/></text:span><text:span text:style-name="T1560">mask</text:span><text:span text:style-name="T1561">, or<text:s/></text:span><text:span text:style-name="T1562">removePrefixLength</text:span><text:span text:style-name="T1563">.</text:span></text:p>
      <text:p text:style-name="P1564"><text:span text:style-name="T1565">String<text:s/></text:span><text:span text:style-name="T1566">addr</text:span><text:span text:style-name="T1567"><text:s/>=<text:s/></text:span><text:span text:style-name="T1568">"1.2.3.4"</text:span><text:span text:style-name="T1569">;</text:span></text:p>
      <text:p text:style-name="P1570"><text:span text:style-name="T1571"><text:tab/>IPAddress<text:s/></text:span><text:span text:style-name="T1572">address</text:span><text:span text:style-name="T1573"><text:s/>=<text:s/></text:span><text:span text:style-name="T1574">new</text:span><text:span text:style-name="T1575"><text:s/>IPAddressString(</text:span><text:span text:style-name="T1576">addr</text:span><text:span text:style-name="T1577">).getAddress();</text:span></text:p>
      <text:p text:style-name="P1578"><text:span text:style-name="T1579"><text:tab/></text:span><text:span text:style-name="T1580">int</text:span><text:span text:style-name="T1581"><text:s/></text:span><text:span text:style-name="T1582">prefixLength</text:span><text:span text:style-name="T1583"><text:s/>= 16;</text:span></text:p>
      <text:p text:style-name="P1584"><text:span text:style-name="T1585"><text:tab/>IPAddress<text:s/></text:span><text:span text:style-name="T1586">maskWithPrefixLength</text:span><text:span text:style-name="T1587"><text:s/>=<text:s/></text:span><text:span text:style-name="T1588">new</text:span><text:span text:style-name="T1589"><text:s/>IPAddressString(</text:span><text:span text:style-name="T1590">"/"</text:span><text:span text:style-name="T1591"><text:s/>+<text:s/></text:span><text:span text:style-name="T1592">prefixLength</text:span><text:span text:style-name="T1593">).</text:span></text:p>
      <text:p text:style-name="P1594"><text:span text:style-name="T1595"><text:tab/></text:span><text:span text:style-name="T1596"><text:tab/>getAddress(</text:span><text:span text:style-name="T1597">address</text:span><text:span text:style-name="T1598">.getIPVersion());</text:span></text:p>
      <text:p text:style-name="P1599"/>
      <text:p text:style-name="P1600"><text:span text:style-name="T1601"><text:tab/>IPAddress<text:s/></text:span><text:span text:style-name="T1602">mask</text:span><text:span text:style-name="T1603"><text:s/>=<text:s/></text:span><text:span text:style-name="T1604">address</text:span><text:span text:style-name="T1605">.getNetwork().getNetworkMask(16,<text:s/></text:span><text:span text:style-name="T1606">false</text:span><text:span text:style-name="T1607">);</text:span></text:p>
      <text:p text:style-name="P1608"><text:span text:style-name="T1609"><text:tab/>System.</text:span><text:span text:style-name="T1610">out</text:span><text:span text:style-name="T1611">.println(</text:span><text:span text:style-name="T1612">"mask with prefix length "</text:span><text:span text:style-name="T1613"><text:s/>+<text:s/></text:span><text:span text:style-name="T1614">maskWithPrefixLength</text:span><text:span text:style-name="T1615">);</text:span></text:p>
      <text:p text:style-name="P1616"><text:span text:style-name="T1617"><text:tab/></text:span><text:span text:style-name="T1618">System.</text:span><text:span text:style-name="T1619">out</text:span><text:span text:style-name="T1620">.println(</text:span><text:span text:style-name="T1621">"mask "</text:span><text:span text:style-name="T1622"><text:s/>+<text:s/></text:span><text:span text:style-name="T1623">mask</text:span><text:span text:style-name="T1624">);</text:span></text:p>
      <text:p text:style-name="P1625"/>
      <text:p text:style-name="P1626"><text:span text:style-name="T1627">//mask</text:span></text:p>
      <text:p text:style-name="P1628"><text:span text:style-name="T1629"><text:tab/>IPAddress<text:s/></text:span><text:span text:style-name="T1630">maskedAddress</text:span><text:span text:style-name="T1631"><text:s/>=<text:s/></text:span><text:span text:style-name="T1632">address</text:span><text:span text:style-name="T1633">.mask(</text:span><text:span text:style-name="T1634">mask</text:span><text:span text:style-name="T1635">);</text:span></text:p>
      <text:p text:style-name="P1636"><text:span text:style-name="T1637"><text:tab/>System.</text:span><text:span text:style-name="T1638">out</text:span><text:span text:style-name="T1639">.println(</text:span><text:span text:style-name="T1640">"address "</text:span><text:span text:style-name="T1641"><text:s/>+<text:s/></text:span><text:span text:style-name="T1642">address</text:span><text:span text:style-name="T1643"><text:s/>+<text:s/></text:span><text:span text:style-name="T1644">" masked "</text:span><text:span text:style-name="T1645"><text:s/>+<text:s/></text:span><text:span text:style-name="T1646">maskedAddress</text:span><text:span text:style-name="T1647">);</text:span><text:span text:style-name="T1648"><text:tab/></text:span></text:p>
      <text:p text:style-name="P1649"><text:span text:style-name="T1650"><text:tab/>IPAddress<text:s/></text:span><text:span text:style-name="T1651">subnet</text:span><text:span text:style-name="T1652"><text:s/>=<text:s/></text:span><text:span text:style-name="T1653">address</text:span><text:span text:style-name="T1654">.applyPrefixLength(</text:span><text:span text:style-name="T1655">prefixLength</text:span><text:span text:style-name="T1656">);</text:span></text:p>
      <text:p text:style-name="P1657"><text:span text:style-name="T1658"><text:tab/>IPAddress<text:s/></text:span><text:span text:style-name="T1659">maskedSubnet</text:span><text:span text:style-name="T1660"><text:s/>=<text:s/></text:span><text:span text:style-name="T1661">subnet</text:span><text:span text:style-name="T1662">.mask(</text:span><text:span text:style-name="T1663">mask</text:span><text:span text:style-name="T1664">);</text:span></text:p>
      <text:p text:style-name="P1665"><text:span text:style-name="T1666"><text:tab/>System.</text:span><text:span text:style-name="T1667">out</text:span><text:span text:style-name="T1668">.println(</text:span><text:span text:style-name="T1669">"subnet "</text:span><text:span text:style-name="T1670"><text:s/>+<text:s/></text:span><text:span text:style-name="T1671">subnet</text:span><text:span text:style-name="T1672"><text:s/>+<text:s/></text:span><text:span text:style-name="T1673">" masked "</text:span><text:span text:style-name="T1674"><text:s/>+<text:s/></text:span><text:span text:style-name="T1675">maskedSubnet</text:span><text:span text:style-name="T1676">);</text:span></text:p>
      <text:p text:style-name="P1677"><text:tab/></text:p>
      <text:p text:style-name="P1678"><text:span text:style-name="T1679"><text:tab/></text:span><text:span text:style-name="T1680">//getLower</text:span></text:p>
      <text:p text:style-name="P1681"><text:span text:style-name="T1682">IPAddress<text:s/></text:span><text:span text:style-name="T1683">lowestAddressInSubnet</text:span><text:span text:style-name="T1684"><text:s/>=<text:s/></text:span><text:span text:style-name="T1685">subnet</text:span><text:span text:style-name="T1686">.getLower();</text:span></text:p>
      <text:p text:style-name="P1687"><text:span text:style-name="T1688"><text:tab/>System.</text:span><text:span text:style-name="T1689">out</text:span><text:span text:style-name="T1690">.println(</text:span><text:span text:style-name="T1691">"lowest in subnet "</text:span><text:span text:style-name="T1692"><text:s/>+<text:s/></text:span><text:span text:style-name="T1693">lowestAddressInSubnet</text:span><text:span text:style-name="T1694">);</text:span></text:p>
      <text:p text:style-name="P1695"><text:span text:style-name="T1696"><text:tab/>System.</text:span><text:span text:style-name="T1697">out</text:span><text:span text:style-name="T1698">.println(</text:span><text:span text:style-name="T1699">maskedAddress</text:span><text:span text:style-name="T1700">.equals(</text:span><text:span text:style-name="T1701">maskedSubnet</text:span><text:span text:style-name="T1702">));</text:span></text:p>
      <text:p text:style-name="P1703"><text:span text:style-name="T1704"><text:tab/>System.</text:span><text:span text:style-name="T1705">out</text:span><text:span text:style-name="T1706">.println(</text:span><text:span text:style-name="T1707">maskedAddress</text:span><text:span text:style-name="T1708">.equals(</text:span><text:span text:style-name="T1709">lowestAddressInSubnet</text:span><text:span text:style-name="T1710">));</text:span></text:p>
      <text:p text:style-name="P1711"/>
      <text:p text:style-name="P1712"><text:span text:style-name="T1713">//removePrefixLength</text:span></text:p>
      <text:p text:style-name="P1714"><text:span text:style-name="T1715">IPAddress<text:s/></text:span><text:span text:style-name="T1716">prefixRemoved</text:span><text:span text:style-name="T1717"><text:s/>=<text:s/></text:span><text:span text:style-name="T1718">subnet</text:span><text:span text:style-name="T1719">.removePrefixLength(</text:span><text:span text:style-name="T1720">true</text:span><text:span text:style-name="T1721">);</text:span></text:p>
      <text:p text:style-name="P1722"><text:span text:style-name="T1723"><text:tab/>System.</text:span><text:span text:style-name="T1724">out</text:span><text:span text:style-name="T1725">.println(</text:span><text:span text:style-name="T1726">"prefix removed "</text:span><text:span text:style-name="T1727"><text:s/>+<text:s/></text:span><text:span text:style-name="T1728">prefixRemoved</text:span><text:span text:style-name="T1729">);</text:span></text:p>
      <text:p text:style-name="P1730"/>
      <text:p text:style-name="P1731">Output:</text:p>
      <text:p text:style-name="P1732"><text:span text:style-name="T1733">mask with prefix<text:s/></text:span><text:span text:style-name="T1734">length 255.255.0.0/16</text:span></text:p>
      <text:p text:style-name="P1735"><text:span text:style-name="T1736">mask 255.255.0.0</text:span></text:p>
      <text:p text:style-name="P1737"><text:span text:style-name="T1738">address 1.2.3.4 masked 1.2.0.0</text:span></text:p>
      <text:p text:style-name="P1739"><text:span text:style-name="T1740">subnet 1.2.0.0/16 masked 1.2.0.0</text:span></text:p>
      <text:p text:style-name="P1741"><text:span text:style-name="T1742">lowest in subnet 1.2.0.0</text:span></text:p>
      <text:p text:style-name="P1743"><text:span text:style-name="T1744">true</text:span></text:p>
      <text:p text:style-name="P1745">true</text:p>
      <text:p text:style-name="P1746">prefix removed 1.2.0.0</text:p>
      <text:p text:style-name="P1747"/>
      <text:p text:style-name="P1748"><text:span text:style-name="T1749">Polymorphism</text:span></text:p>
      <text:p text:style-name="P1750"><text:span text:style-name="T1751">Simply change the string<text:s/></text:span><text:span text:style-name="T1752">"1.2.3.4"</text:span><text:span text:style-name="T1753"><text:s/>in the code above to an IPv6 address like<text:s/></text:span><text:span text:style-name="T1754">"a:ffff:b:c:d::f"</text:span><text:span text:style-name="T1755"><text:s/>and the code all works the same.</text:span></text:p>
      <text:p text:style-name="P1756"/>
      <text:p text:style-name="P1757"><text:span text:style-name="T1758">Output:</text:span><text:span text:style-name="T1759"><text:line-break/></text:span><text:span text:style-name="T1760">mask with prefix length ffff::/16</text:span><text:span text:style-name="T1761"><text:line-break/></text:span><text:span text:style-name="T1762">mask ffff::</text:span><text:span text:style-name="T1763"><text:line-break/></text:span><text:span text:style-name="T1764">address a:ffff:b:c:d::f masked a::</text:span><text:span text:style-name="T1765"><text:line-break/></text:span><text:span text:style-name="T1766">subnet a::/16 masked a::</text:span><text:span text:style-name="T1767"><text:line-break/></text:span><text:span text:style-name="T1768">lowest in subnet a::</text:span><text:span text:style-name="T1769"><text:line-break/></text:span><text:span text:style-name="T1770">true</text:span><text:span text:style-name="T1771"><text:line-break/></text:span><text:span text:style-name="T1772">true</text:span></text:p>
      <text:p text:style-name="P1773"/>
      <text:p text:style-name="P1774"><text:span text:style-name="T1775">Handling Subnets and Network Prefixes</text:span></text:p>
      <text:p text:style-name="P1776">There are various<text:s/>additional methods for managing networks not listed above, such as:</text:p>
      <text:list text:style-name="LFO4" text:continue-numbering="true">
        <text:list-item>
          <text:p text:style-name="P1777"><text:span text:style-name="T1778">toPrefixedEquivalent</text:span><text:span text:style-name="T1779">: Converts an address with wildcards to an equivalent address with a prefix length. <text:s/>The resulting address will span the same range of values as the original.</text:span></text:p>
        </text:list-item>
        <text:list-item>
          <text:p text:style-name="P1780"><text:span text:style-name="T1781">toMinPref</text:span><text:span text:style-name="T1782">ixedEquivalent</text:span><text:span text:style-name="T1783">: Converts an address to an equivalent address with the smallest possible prefix length. <text:s/>The resulting address will span the same range of values as the original.</text:span></text:p>
        </text:list-item>
        <text:list-item>
          <text:p text:style-name="P1784"><text:span text:style-name="T1785">getMaskPrefixLength</text:span><text:span text:style-name="T1786">: Will return the prefix length for a network or host mask,</text:span><text:span text:style-name="T1787"><text:s/>or null otherwise</text:span></text:p>
        </text:list-item>
        <text:list-item>
          <text:p text:style-name="P1788"><text:span text:style-name="T1789">append</text:span><text:span text:style-name="T1790">,</text:span><text:span text:style-name="T1791"><text:s/>prepend</text:span><text:span text:style-name="T1792">,</text:span><text:span text:style-name="T1793"><text:s/>replace</text:span><text:span text:style-name="T1794">: Add or replace segments in sections. <text:s/>To remove, use a variant of<text:s/></text:span><text:span text:style-name="T1795">getSection</text:span></text:p>
        </text:list-item>
        <text:list-item>
          <text:p text:style-name="P1796"><text:span text:style-name="T1797">adjustPrefixBySegment</text:span><text:span text:style-name="T1798">: Will create a larger network or smaller subnet address by increasing or decreasing the prefix length to the nex</text:span><text:span text:style-name="T1799">t segment boundary. If prefix length is increased, the additional prefix bits can be either zero or the full range of possible values.<text:s/></text:span></text:p>
        </text:list-item>
        <text:list-item>
          <text:p text:style-name="P1800"><text:span text:style-name="T1801">removePrefixLength, adjustPrefixLength, applyPrefixLength, setPrefixLength</text:span><text:span text:style-name="T1802">: <text:s/>Add, remove or adjust prefix lengths by the</text:span><text:span text:style-name="T1803"><text:s/>indicated values. <text:s/>There are variants to control whether extended prefix lengths have zeros for the added bits, or whether the bits remain full range. <text:s/>The default behavior when extending a prefix length is to insert zeros in the bits added to the prefix.</text:span><text:span text:style-name="T1804"><text:s text:c="2"/>The difference between<text:s/></text:span><text:span text:style-name="T1805">applyPrefixLength<text:s/></text:span><text:span text:style-name="T1806">and<text:s/></text:span><text:span text:style-name="T1807">setPrefixLength</text:span><text:span text:style-name="T1808"><text:s/>is that the former does not shorten a prefix length;<text:s/></text:span><text:span text:style-name="T1809">applyPrefixLength</text:span><text:span text:style-name="T1810"><text:s/>will not decrease the size of a subnet. <text:s/></text:span></text:p>
        </text:list-item>
        <text:list-item>
          <text:p text:style-name="P1811"><text:span text:style-name="T1812">mask</text:span><text:span text:style-name="T1813">,</text:span><text:span text:style-name="T1814"><text:s/>maskNetwork</text:span><text:span text:style-name="T1815">,</text:span><text:span text:style-name="T1816"><text:s/>bitwiseOr</text:span><text:span text:style-name="T1817">,</text:span><text:span text:style-name="T1818"><text:s/>bitwiseOrNetwork</text:span><text:span text:style-name="T1819">: apply masks to subnets and addre</text:span><text:span text:style-name="T1820">sses. <text:s/>The network variants allow you to mask just the network portion and apply a prefix length, while the others remove any existing prefix length.</text:span></text:p>
        </text:list-item>
        <text:list-item>
          <text:p text:style-name="P1821"><text:span text:style-name="T1822">reverseBits</text:span><text:span text:style-name="T1823">,</text:span><text:span text:style-name="T1824"><text:s/>reverseBytes</text:span><text:span text:style-name="T1825">,</text:span><text:span text:style-name="T1826"><text:s/>reverseBytesPerSegment</text:span><text:span text:style-name="T1827">,</text:span><text:span text:style-name="T1828"><text:s/>reverseSegments</text:span><text:span text:style-name="T1829">: useful for handling endianness (networ</text:span><text:span text:style-name="T1830">k byte order sometimes requires bytes be reversed), or DNS lookup, or other reasons for reversing bits and bytes.</text:span></text:p>
        </text:list-item>
        <text:list-item>
          <text:p text:style-name="P1831"><text:span text:style-name="T1832">subtract</text:span><text:span text:style-name="T1833">: Computes the subnet difference, the set of addresses in the subnet but not in the argument subnet. Subtracts a given subnet from the</text:span><text:span text:style-name="T1834"><text:s/>receiver subnet, returning an array of subnets for the result.</text:span></text:p>
        </text:list-item>
      </text:list>
      <text:p text:style-name="P1835"/>
      <text:p text:style-name="P1836"><text:span text:style-name="T1837">Subnetting<text:s/></text:span></text:p>
      <text:p text:style-name="P1838"><text:span text:style-name="T1839">Subnetting can be accomplished using various address manipulation methods. <text:s text:c="2"/>Given a prefixed IP address, you can extend the prefix length and insert bits for an extended prefix a</text:span><text:span text:style-name="T1840">nd new subnet of the previous address block, as shown in the following example.</text:span></text:p>
      <text:p text:style-name="P1841"><text:span text:style-name="T1842">int</text:span><text:span text:style-name="T1843"><text:s/></text:span><text:span text:style-name="T1844">originalPrefix</text:span><text:span text:style-name="T1845"><text:s/>= 18,<text:s/></text:span><text:span text:style-name="T1846">adjustment</text:span><text:span text:style-name="T1847"><text:s/>= 4;</text:span></text:p>
      <text:p text:style-name="P1848"><text:span text:style-name="T1849"><text:tab/>IPAddress<text:s/></text:span><text:span text:style-name="T1850">address</text:span><text:span text:style-name="T1851"><text:s/>=<text:s/></text:span><text:span text:style-name="T1852">new</text:span><text:span text:style-name="T1853"><text:s/>IPAddressString(</text:span><text:span text:style-name="T1854">"207.0.64.0"</text:span><text:span text:style-name="T1855">).getAddress();</text:span></text:p>
      <text:p text:style-name="P1856"><text:span text:style-name="T1857"><text:tab/>IPAddress<text:s/></text:span><text:span text:style-name="T1858">address2</text:span><text:span text:style-name="T1859"><text:s/>=<text:s/></text:span><text:span text:style-name="T1860">address</text:span><text:span text:style-name="T1861">.setPrefixLength(</text:span><text:span text:style-name="T1862">originalPrefix</text:span><text:span text:style-name="T1863">);</text:span></text:p>
      <text:p text:style-name="P1864"><text:span text:style-name="T1865"><text:tab/></text:span><text:span text:style-name="T1866">IPAddress<text:s/></text:span><text:span text:style-name="T1867">prefixExtension</text:span><text:span text:style-name="T1868"><text:s/>=<text:s/></text:span><text:span text:style-name="T1869">new</text:span><text:span text:style-name="T1870"><text:s/>IPAddressString(</text:span><text:span text:style-name="T1871">"0.0.4.0"</text:span><text:span text:style-name="T1872">).getAddress();</text:span></text:p>
      <text:p text:style-name="P1873"><text:span text:style-name="T1874"><text:tab/></text:span><text:span text:style-name="T1875"><text:tab/></text:span></text:p>
      <text:p text:style-name="P1876"><text:span text:style-name="T1877"><text:tab/>IPAddress<text:s/></text:span><text:span text:style-name="T1878">subnet1</text:span><text:span text:style-name="T1879"><text:s/>=<text:s/></text:span><text:span text:style-name="T1880">address2</text:span><text:span text:style-name="T1881">.adjustPrefixLength(</text:span><text:span text:style-name="T1882">adjustment</text:span><text:span text:style-name="T1883">);</text:span><text:span text:style-name="T1884">//extend the prefix length</text:span></text:p>
      <text:p text:style-name="P1885"><text:span text:style-name="T1886"><text:tab/>System.</text:span><text:span text:style-name="T1887">out</text:span><text:span text:style-name="T1888">.println(</text:span><text:span text:style-name="T1889">subnet1</text:span><text:span text:style-name="T1890">);</text:span></text:p>
      <text:p text:style-name="P1891"><text:span text:style-name="T1892"><text:tab/></text:span><text:span text:style-name="T1893"><text:tab/></text:span></text:p>
      <text:p text:style-name="P1894"><text:span text:style-name="T1895">IPAddress<text:s/></text:span><text:span text:style-name="T1896">subnet2</text:span><text:span text:style-name="T1897"><text:s/>=<text:s/></text:span><text:span text:style-name="T1898">subnet1</text:span><text:span text:style-name="T1899">.bitwiseOrNetwork(</text:span><text:span text:style-name="T1900">prefixExtensio</text:span><text:span text:style-name="T1901">n</text:span><text:span text:style-name="T1902">,<text:s/></text:span><text:span text:style-name="T1903">originalPrefix</text:span><text:span text:style-name="T1904"><text:s/>+<text:s/></text:span><text:span text:style-name="T1905">adjustment</text:span><text:span text:style-name="T1906">);<text:s/></text:span><text:span text:style-name="T1907">//adjust the extended prefix</text:span><text:span text:style-name="T1908"><text:line-break/></text:span><text:span text:style-name="T1909">System.</text:span><text:span text:style-name="T1910">out</text:span><text:span text:style-name="T1911">.println(</text:span><text:span text:style-name="T1912">subnet2</text:span><text:span text:style-name="T1913">);</text:span></text:p>
      <text:p text:style-name="P1914"/>
      <text:p text:style-name="P1915"><text:span text:style-name="T1916">Output:</text:span><text:span text:style-name="T1917"><text:line-break/></text:span><text:span text:style-name="T1918">207.0.64.0/18</text:span></text:p>
      <text:p text:style-name="P1919"><text:span text:style-name="T1920">207.0.64.0/22</text:span></text:p>
      <text:p text:style-name="P1921">207.0.68.0/22</text:p>
      <text:p text:style-name="P1922"/>
      <text:p text:style-name="P1923"><text:span text:style-name="T1924">Here is the same subnetting operation using segment replacement:</text:span></text:p>
      <text:p text:style-name="P1925"><text:span text:style-name="T1926">IPv4Address<text:s/></text:span><text:span text:style-name="T1927">address</text:span><text:span text:style-name="T1928"><text:s/>=<text:s/></text:span><text:span text:style-name="T1929">new</text:span><text:span text:style-name="T1930"><text:s/>IPAddressString(</text:span><text:span text:style-name="T1931">"207.0.64.0/18"</text:span><text:span text:style-name="T1932">).getAddress().toIPv4();</text:span></text:p>
      <text:p text:style-name="P1933"><text:span text:style-name="T1934"><text:tab/>IPv4AddressSection<text:s/></text:span><text:span text:style-name="T1935">replacementSection</text:span><text:span text:style-name="T1936"><text:s/>=<text:s/></text:span><text:span text:style-name="T1937">new</text:span><text:span text:style-name="T1938"><text:s/>IPAddressString(</text:span><text:span text:style-name="T1939">"0.0.68.0/22"</text:span><text:span text:style-name="T1940">).getAddress().toIPv4().getSection(2);</text:span></text:p>
      <text:p text:style-name="P1941"><text:span text:style-name="T1942">IPAddress<text:s/></text:span><text:span text:style-name="T1943">subnet</text:span><text:span text:style-name="T1944"><text:s/>=<text:s/></text:span><text:span text:style-name="T1945">new</text:span><text:span text:style-name="T1946"><text:s/>IPv4Address(</text:span><text:span text:style-name="T1947">address</text:span><text:span text:style-name="T1948">.getSection().replace(</text:span><text:span text:style-name="T1949">replacementSection</text:span><text:span text:style-name="T1950">, 2));</text:span><text:span text:style-name="T1951"><text:line-break/></text:span><text:span text:style-name="T1952">System.</text:span><text:span text:style-name="T1953">out</text:span><text:span text:style-name="T1954">.println(</text:span><text:span text:style-name="T1955">subnet</text:span><text:span text:style-name="T1956">);</text:span></text:p>
      <text:p text:style-name="P1957"/>
      <text:p text:style-name="P1958"><text:span text:style-name="T1959">Output:</text:span><text:span text:style-name="T1960"><text:line-break/></text:span><text:span text:style-name="T1961">207.0.68.0/22</text:span></text:p>
      <text:p text:style-name="P1962"/>
      <text:p text:style-name="P1963"/>
      <text:h text:style-name="P1964" text:outline-level="2"><text:bookmark-start text:name="_Parse_String_Representation"/>Parse String Representation of MAC Address<text:bookmark-end text:name="_Parse_String_Representation"/></text:h>
      <text:p text:style-name="P1965"><text:span text:style-name="T1966">Conversion is like IP address. <text:s/></text:span><text:span text:style-name="T1967">MACAddressString</text:span><text:span text:style-name="T1968"><text:s/>is used to convert. <text:s/>You can use one of<text:s/></text:span><text:span text:style-name="T1969">getAddress</text:span><text:span text:style-name="T1970"><text:s/>or<text:s/></text:span><text:span text:style-name="T1971">toAddress</text:span><text:span text:style-name="T1972">, the difference being whether parsing errors are handled<text:s/></text:span><text:span text:style-name="T1973">by exception or not.</text:span></text:p>
      <text:p text:style-name="P1974"/>
      <text:p text:style-name="P1975"><text:span text:style-name="T1976">MACAddress<text:s/></text:span><text:span text:style-name="T1977">address</text:span><text:span text:style-name="T1978"><text:s/>=<text:s/></text:span><text:span text:style-name="T1979">new</text:span><text:span text:style-name="T1980"><text:s/>MACAddressString(</text:span><text:span text:style-name="T1981">"01:02:03:04:0a:0b"</text:span><text:span text:style-name="T1982">).getAddress();</text:span></text:p>
      <text:p text:style-name="P1983"><text:span text:style-name="T1984">if</text:span><text:span text:style-name="T1985">(</text:span><text:span text:style-name="T1986">address</text:span><text:span text:style-name="T1987"><text:s/>!=<text:s/></text:span><text:span text:style-name="T1988">null</text:span><text:span text:style-name="T1989">) {</text:span></text:p>
      <text:p text:style-name="P1990"><text:span text:style-name="T1991"><text:tab/></text:span><text:span text:style-name="T1992">//use address here</text:span></text:p>
      <text:p text:style-name="P1993"><text:span text:style-name="T1994">}</text:span></text:p>
      <text:p text:style-name="P1995"/>
      <text:p text:style-name="P1996"><text:span text:style-name="T1997">or</text:span></text:p>
      <text:p text:style-name="P1998"/>
      <text:p text:style-name="P1999"><text:span text:style-name="T2000">try</text:span><text:span text:style-name="T2001"><text:s/>{</text:span></text:p>
      <text:p text:style-name="P2002"><text:span text:style-name="T2003"><text:tab/>MACAddress<text:s/></text:span><text:span text:style-name="T2004">address</text:span><text:span text:style-name="T2005"><text:s/>=<text:s/></text:span><text:span text:style-name="T2006">new</text:span><text:span text:style-name="T2007"><text:s/>MACAddressString (</text:span><text:span text:style-name="T2008">"01:02:03:04:0a:0b"</text:span><text:span text:style-name="T2009">).toAddress();</text:span></text:p>
      <text:p text:style-name="P2010"><text:span text:style-name="T2011"><text:tab/></text:span><text:span text:style-name="T2012">//use address here</text:span><text:span text:style-name="T2013"><text:tab/></text:span><text:span text:style-name="T2014"><text:tab/></text:span></text:p>
      <text:p text:style-name="P2015"><text:span text:style-name="T2016">}<text:s/></text:span><text:span text:style-name="T2017">catch</text:span><text:span text:style-name="T2018"><text:s/>(AddressStringException<text:s/></text:span><text:span text:style-name="T2019">e</text:span><text:span text:style-name="T2020">) {</text:span></text:p>
      <text:p text:style-name="P2021"><text:span text:style-name="T2022"><text:tab/>String msg =<text:s/></text:span><text:span text:style-name="T2023">e</text:span><text:span text:style-name="T2024">.getMessage();</text:span><text:span text:style-name="T2025">//detailed message indicating issue</text:span></text:p>
      <text:p text:style-name="P2026"><text:span text:style-name="T2027">}</text:span></text:p>
      <text:p text:style-name="P2028"/>
      <text:p text:style-name="P2029">Various Formats of MAC Addresses</text:p>
      <text:p text:style-name="P2030"/>
      <text:p text:style-name="P2031">MAC Addresses are expected to be in hexadecimal. <text:s/>However, there are a wide variety of accepted formats for MAC addresses:</text:p>
      <text:p text:style-name="P2032">aa:bb:cc:dd:ee:ff</text:p>
      <text:p text:style-name="P2033">aa-bb-cc-dd-ee-ff</text:p>
      <text:p text:style-name="P2034">aa bb cc dd ee ff</text:p>
      <text:p text:style-name="P2035">aabb.ccdd.eeff</text:p>
      <text:p text:style-name="P2036">aabbccddeeff</text:p>
      <text:p text:style-name="P2037"><text:span text:style-name="T2038">aabbcc-ddeeff</text:span></text:p>
      <text:p text:style-name="P2039"/>
      <text:p text:style-name="P2040"><text:span text:style-name="T2041">For the non-segmented format (</text:span><text:span text:style-name="T2042">aabbccddeeff</text:span><text:span text:style-name="T2043">), all 12 digits are required to avoid ambiguity. <text:s/>Additionally, MAC addresses can be either 48 or 64 bits, and<text:s/></text:span><text:span text:style-name="T2044">so for each such format there is the 64-bit equivalent:</text:span></text:p>
      <text:p text:style-name="P2045">aa:bb:cc:dd:ee:ff:11:22</text:p>
      <text:p text:style-name="P2046">aa-bb-cc-dd-ee-ff-11-22</text:p>
      <text:p text:style-name="P2047">aa bb cc dd ee ff 11 22</text:p>
      <text:p text:style-name="P2048">aabb.ccdd.eeff.1122</text:p>
      <text:p text:style-name="P2049">aabbccddeeff1122</text:p>
      <text:p text:style-name="P2050">aabbcc-ddeeff1122</text:p>
      <text:p text:style-name="P2051"/>
      <text:p text:style-name="P2052"><text:span text:style-name="T2053">For the non-segmented 64-bit format (</text:span><text:span text:style-name="T2054">aabbccddeeff1122</text:span><text:span text:style-name="T2055">), all 16 digits<text:s/></text:span><text:span text:style-name="T2056">are required to avoid ambiguity.</text:span></text:p>
      <text:p text:style-name="P2057"/>
      <text:p text:style-name="P2058"><text:span text:style-name="T2059">As with IP addresses, you can specify ranges using<text:s/></text:span><text:span text:style-name="T2060">‘*’</text:span><text:span text:style-name="T2061"><text:s/>and<text:s/></text:span><text:span text:style-name="T2062">‘-’</text:span><text:span text:style-name="T2063"><text:s/>like</text:span><text:span text:style-name="T2064"><text:s/>aa-bb:*:*:cc:dd:ee.<text:s/></text:span><text:span text:style-name="T2065">The range character for addresses that use the dash<text:s/></text:span><text:span text:style-name="T2066">‘-’</text:span><text:span text:style-name="T2067"><text:s/>character as a separator is</text:span><text:span text:style-name="T2068"><text:s/>‘|’,<text:s/></text:span><text:span text:style-name="T2069">like</text:span><text:span text:style-name="T2070"><text:s/>aa|bb-*-*-cc-dd-ee.</text:span></text:p>
      <text:p text:style-name="P2071"/>
      <text:p text:style-name="P2072">Format Examples</text:p>
      <text:p text:style-name="P2073"/>
      <text:p text:style-name="P2074">For instance, the address 0a:0b:0c:0d:0e:0f can be represented many ways:</text:p>
      <text:p text:style-name="P2075"/>
      <text:p text:style-name="P2076"><text:span text:style-name="T2077">static</text:span><text:span text:style-name="T2078"><text:s/></text:span><text:span text:style-name="T2079">void</text:span><text:span text:style-name="T2080"><text:s/>parseMAC(String<text:s/></text:span><text:span text:style-name="T2081">formats</text:span><text:span text:style-name="T2082">[]) {</text:span></text:p>
      <text:p text:style-name="P2083"><text:span text:style-name="T2084"><text:tab/></text:span><text:span text:style-name="T2085">for</text:span><text:span text:style-name="T2086">(String<text:s/></text:span><text:span text:style-name="T2087">format</text:span><text:span text:style-name="T2088"><text:s/>:<text:s/></text:span><text:span text:style-name="T2089">formats</text:span><text:span text:style-name="T2090">) {</text:span></text:p>
      <text:p text:style-name="P2091"><text:span text:style-name="T2092"><text:tab/></text:span><text:span text:style-name="T2093"><text:tab/>System.</text:span><text:span text:style-name="T2094">out</text:span><text:span text:style-name="T2095">.println(</text:span><text:span text:style-name="T2096">new</text:span><text:span text:style-name="T2097"><text:s/>MACAddressString(</text:span><text:span text:style-name="T2098">format</text:span><text:span text:style-name="T2099">).getAddress());</text:span></text:p>
      <text:p text:style-name="P2100"><text:span text:style-name="T2101"><text:tab/>}</text:span></text:p>
      <text:p text:style-name="P2102"><text:span text:style-name="T2103">}</text:span></text:p>
      <text:p text:style-name="P2104"><text:span text:style-name="T2105"><text:tab/></text:span></text:p>
      <text:p text:style-name="P2106"><text:span text:style-name="T2107">public</text:span><text:span text:style-name="T2108"><text:s/></text:span><text:span text:style-name="T2109">static</text:span><text:span text:style-name="T2110"><text:s/></text:span><text:span text:style-name="T2111">void</text:span><text:span text:style-name="T2112"><text:s/>main(String[]<text:s/></text:span><text:span text:style-name="T2113">args</text:span><text:span text:style-name="T2114">)</text:span><text:span text:style-name="T2115"><text:s/>{</text:span></text:p>
      <text:p text:style-name="P2116"><text:span text:style-name="T2117"><text:tab/>String<text:s/></text:span><text:span text:style-name="T2118">formats</text:span><text:span text:style-name="T2119">[] = {</text:span></text:p>
      <text:p text:style-name="P2120"><text:span text:style-name="T2121"><text:tab/></text:span><text:span text:style-name="T2122"><text:tab/></text:span><text:span text:style-name="T2123">"a:b:c:d:e:f"</text:span><text:span text:style-name="T2124">,</text:span></text:p>
      <text:p text:style-name="P2125"><text:span text:style-name="T2126"><text:tab/></text:span><text:span text:style-name="T2127"><text:tab/></text:span><text:span text:style-name="T2128">"0a:0b:0c:0d:0e:0f"</text:span><text:span text:style-name="T2129">,</text:span></text:p>
      <text:p text:style-name="P2130"><text:span text:style-name="T2131"><text:tab/></text:span><text:span text:style-name="T2132"><text:tab/></text:span><text:span text:style-name="T2133">"a:b:c:d:e:f"</text:span><text:span text:style-name="T2134">,</text:span></text:p>
      <text:p text:style-name="P2135"><text:span text:style-name="T2136"><text:tab/></text:span><text:span text:style-name="T2137"><text:tab/></text:span><text:span text:style-name="T2138">"0a-0b-0c-0d-0e-0f"</text:span><text:span text:style-name="T2139">,</text:span></text:p>
      <text:p text:style-name="P2140"><text:span text:style-name="T2141"><text:tab/></text:span><text:span text:style-name="T2142"><text:tab/></text:span><text:span text:style-name="T2143">"0a0b0c-0d0e0f"</text:span><text:span text:style-name="T2144">,</text:span></text:p>
      <text:p text:style-name="P2145"><text:span text:style-name="T2146"><text:tab/></text:span><text:span text:style-name="T2147"><text:tab/></text:span><text:span text:style-name="T2148">"0a0b.0c0d.0e0f"</text:span><text:span text:style-name="T2149">,</text:span></text:p>
      <text:p text:style-name="P2150"><text:span text:style-name="T2151"><text:tab/></text:span><text:span text:style-name="T2152"><text:tab/></text:span><text:span text:style-name="T2153">"0a 0b 0c 0d 0e 0f"</text:span><text:span text:style-name="T2154">,</text:span></text:p>
      <text:p text:style-name="P2155"><text:span text:style-name="T2156"><text:tab/></text:span><text:span text:style-name="T2157"><text:tab/></text:span><text:span text:style-name="T2158">"0a0b0c0d0e0f"</text:span></text:p>
      <text:p text:style-name="P2159"><text:span text:style-name="T2160"><text:tab/>};</text:span></text:p>
      <text:p text:style-name="P2161"><text:span text:style-name="T2162"><text:tab/></text:span><text:span text:style-name="T2163">parseMAC</text:span><text:span text:style-name="T2164">(</text:span><text:span text:style-name="T2165">formats</text:span><text:span text:style-name="T2166">);</text:span></text:p>
      <text:p text:style-name="P2167">}</text:p>
      <text:p text:style-name="P2168"/>
      <text:p text:style-name="P2169"/>
      <text:p text:style-name="P2170">Output:</text:p>
      <text:p text:style-name="P2171"/>
      <text:p text:style-name="P2172"><text:span text:style-name="T2173">0a:0b:0c:0d:0e:0f</text:span></text:p>
      <text:p text:style-name="P2174"><text:span text:style-name="T2175">0a:0b:0c:0d:0e:0f</text:span></text:p>
      <text:p text:style-name="P2176"><text:span text:style-name="T2177">0a:0b:0c:0d:0e:0f</text:span></text:p>
      <text:p text:style-name="P2178"><text:span text:style-name="T2179">0a:0b:0c:0d:0e:0f</text:span></text:p>
      <text:p text:style-name="P2180"><text:span text:style-name="T2181">0a:0b:0c:0d:0e:0f</text:span></text:p>
      <text:p text:style-name="P2182"><text:span text:style-name="T2183">0a:0b:0c:0d:0e:0f</text:span></text:p>
      <text:p text:style-name="P2184"><text:span text:style-name="T2185">0a:0b:0c:0d:0e:0f</text:span></text:p>
      <text:p text:style-name="P2186">0a:0b:0c:0d:0e:0f</text:p>
      <text:p text:style-name="P2187"/>
      <text:p text:style-name="P2188">Ranges can be specified in the same way as for IP addresses (‘-’ for a specific range or ‘*’ for full range segments).</text:p>
      <text:p text:style-name="P2189"/>
      <text:p text:style-name="P2190"><text:span text:style-name="T2191">For instance, the address<text:s/></text:span><text:span text:style-name="T2192">range<text:s/></text:span><text:span text:style-name="T2193">ff:0f:aa-ff:00-ff:00-ff:00-ff</text:span><text:span text:style-name="T2194"><text:s/>can be represented many ways:</text:span></text:p>
      <text:p text:style-name="P2195"/>
      <text:p text:style-name="P2196"><text:span text:style-name="T2197">static</text:span><text:span text:style-name="T2198"><text:s/></text:span><text:span text:style-name="T2199">void</text:span><text:span text:style-name="T2200"><text:s/>parseMAC(String<text:s/></text:span><text:span text:style-name="T2201">formats</text:span><text:span text:style-name="T2202">[]) {</text:span></text:p>
      <text:p text:style-name="P2203"><text:span text:style-name="T2204"><text:tab/></text:span><text:span text:style-name="T2205">for</text:span><text:span text:style-name="T2206">(String<text:s/></text:span><text:span text:style-name="T2207">format</text:span><text:span text:style-name="T2208"><text:s/>:<text:s/></text:span><text:span text:style-name="T2209">formats</text:span><text:span text:style-name="T2210">) {</text:span></text:p>
      <text:p text:style-name="P2211"><text:span text:style-name="T2212"><text:tab/></text:span><text:span text:style-name="T2213"><text:tab/>System.</text:span><text:span text:style-name="T2214">out</text:span><text:span text:style-name="T2215">.println(</text:span><text:span text:style-name="T2216">new</text:span><text:span text:style-name="T2217"><text:s/>MACAddressString(</text:span><text:span text:style-name="T2218">format</text:span><text:span text:style-name="T2219">).getAddress());</text:span></text:p>
      <text:p text:style-name="P2220"><text:span text:style-name="T2221"><text:tab/>}</text:span></text:p>
      <text:p text:style-name="P2222"><text:span text:style-name="T2223">}</text:span></text:p>
      <text:p text:style-name="P2224"><text:span text:style-name="T2225"><text:tab/></text:span></text:p>
      <text:p text:style-name="P2226"><text:span text:style-name="T2227">public</text:span><text:span text:style-name="T2228"><text:s/></text:span><text:span text:style-name="T2229">static</text:span><text:span text:style-name="T2230"><text:s/></text:span><text:span text:style-name="T2231">void</text:span><text:span text:style-name="T2232"><text:s/>main(String[]<text:s/></text:span><text:span text:style-name="T2233">args</text:span><text:span text:style-name="T2234">) {</text:span></text:p>
      <text:p text:style-name="P2235"><text:span text:style-name="T2236"><text:tab/></text:span><text:span text:style-name="T2237">String<text:s/></text:span><text:span text:style-name="T2238">formats</text:span><text:span text:style-name="T2239">[] = {</text:span></text:p>
      <text:p text:style-name="P2240"><text:span text:style-name="T2241"><text:tab/></text:span><text:span text:style-name="T2242"><text:tab/></text:span><text:span text:style-name="T2243">"ff:f:aa-ff:00-ff:00-ff:00-ff"</text:span><text:span text:style-name="T2244">,</text:span></text:p>
      <text:p text:style-name="P2245"><text:span text:style-name="T2246"><text:tab/></text:span><text:span text:style-name="T2247"><text:tab/></text:span><text:span text:style-name="T2248">"ff:f:aa-ff:*:*:*"</text:span><text:span text:style-name="T2249">,</text:span></text:p>
      <text:p text:style-name="P2250"><text:span text:style-name="T2251"><text:tab/></text:span><text:span text:style-name="T2252"><text:tab/></text:span><text:span text:style-name="T2253">"ff:0f:aa-ff:*:*:*"</text:span><text:span text:style-name="T2254">,</text:span></text:p>
      <text:p text:style-name="P2255"><text:span text:style-name="T2256"><text:tab/></text:span><text:span text:style-name="T2257"><text:tab/></text:span><text:span text:style-name="T2258">"ff-0f-aa|ff-*-*-*"</text:span><text:span text:style-name="T2259">,</text:span></text:p>
      <text:p text:style-name="P2260"><text:span text:style-name="T2261"><text:tab/></text:span><text:span text:style-name="T2262"><text:tab/></text:span><text:span text:style-name="T2263">"ff0faa|ff0fff-*"</text:span><text:span text:style-name="T2264">,</text:span></text:p>
      <text:p text:style-name="P2265"><text:span text:style-name="T2266"><text:tab/></text:span><text:span text:style-name="T2267"><text:tab/></text:span><text:span text:style-name="T2268">"ff0f.aa00-ffff.*"</text:span><text:span text:style-name="T2269">,</text:span></text:p>
      <text:p text:style-name="P2270"><text:span text:style-name="T2271"><text:tab/></text:span><text:span text:style-name="T2272"><text:tab/></text:span><text:span text:style-name="T2273">"ff 0f aa-ff * * *"</text:span><text:span text:style-name="T2274">,</text:span></text:p>
      <text:p text:style-name="P2275"><text:span text:style-name="T2276"><text:tab/></text:span><text:span text:style-name="T2277"><text:tab/></text:span><text:span text:style-name="T2278">"ff0faa000000-ff0fffffffff"</text:span><text:span text:style-name="T2279"><text:tab/></text:span></text:p>
      <text:p text:style-name="P2280"><text:span text:style-name="T2281">};</text:span></text:p>
      <text:p text:style-name="P2282"><text:span text:style-name="T2283"><text:tab/></text:span><text:span text:style-name="T2284">parseMAC</text:span><text:span text:style-name="T2285">(</text:span><text:span text:style-name="T2286">formats</text:span><text:span text:style-name="T2287">);</text:span></text:p>
      <text:p text:style-name="P2288">}</text:p>
      <text:p text:style-name="P2289"/>
      <text:p text:style-name="P2290">Output:</text:p>
      <text:p text:style-name="P2291"><text:span text:style-name="T2292">ff:0f:aa-ff:*:*:*</text:span></text:p>
      <text:p text:style-name="P2293"><text:span text:style-name="T2294">ff:0f:aa-ff:*:*:*</text:span></text:p>
      <text:p text:style-name="P2295"><text:span text:style-name="T2296">ff:0f:aa-ff:*:*:*</text:span></text:p>
      <text:p text:style-name="P2297"><text:span text:style-name="T2298">ff:0f:aa-ff:*:*:*</text:span></text:p>
      <text:p text:style-name="P2299"><text:span text:style-name="T2300">ff:0f:aa-ff:*:*:*</text:span></text:p>
      <text:p text:style-name="P2301"><text:span text:style-name="T2302">ff:0f:aa-ff:*:*:*</text:span></text:p>
      <text:p text:style-name="P2303"><text:span text:style-name="T2304">ff:0f:aa-ff:*:*:*</text:span><text:span text:style-name="T2305"><text:line-break/></text:span><text:span text:style-name="T2306">ff:0f:aa-ff:*:*:*</text:span></text:p>
      <text:p text:style-name="P2307"/>
      <text:p text:style-name="P2308">Delimited Segments</text:p>
      <text:p text:style-name="P2309"/>
      <text:p text:style-name="P2310"><text:span text:style-name="T2311">The range formats allow you to specify ranges of values. <text:s/>However, if you wish to parse<text:s/></text:span><text:span text:style-name="T2312">addresses in which values are delimited, then you can use the methods<text:s/></text:span><text:span text:style-name="T2313">parseDelimitedSegments(String)</text:span><text:span text:style-name="T2314"><text:s/>and<text:s/></text:span><text:span text:style-name="T2315">countDelimitedAddresses(String)</text:span><text:span text:style-name="T2316"><text:s/>in<text:s/></text:span><text:span text:style-name="T2317">MACAddressString</text:span><text:span text:style-name="T2318">.<text:s/></text:span><text:span text:style-name="T2319">parseDelimitedSegments</text:span><text:span text:style-name="T2320"><text:s/>will provide an iterator to traverse through the individual addresses.</text:span></text:p>
      <text:p text:style-name="P2321"/>
      <text:p text:style-name="P2322"><text:span text:style-name="T2323">For</text:span><text:span text:style-name="T2324"><text:s/>example, given "1,2:3:4,5:6:7:8",<text:s/></text:span><text:span text:style-name="T2325">countDelimitedAddresses</text:span><text:span text:style-name="T2326"><text:s/>will return 4 for the possible combinations: "1:3:4:6:7:8", "1:3:5:6:7:8", "2:3:4:6:7:8" and "2:3:5:6:7:8". <text:s/>With each string obtained from<text:s/></text:span><text:span text:style-name="T2327">parseDelimitedSegments</text:span><text:span text:style-name="T2328"><text:s/>you can construct a<text:s/></text:span><text:span text:style-name="T2329">MACAddressStri</text:span><text:span text:style-name="T2330">ng</text:span><text:span text:style-name="T2331"><text:s/>instance.</text:span></text:p>
      <text:p text:style-name="P2332"/>
      <text:p text:style-name="P2333">MAC Address Validation Options</text:p>
      <text:p text:style-name="P2334"/>
      <text:p text:style-name="P2335">Validation options allow you to restrict the allowed formats.</text:p>
      <text:p text:style-name="P2336"/>
      <text:p text:style-name="P2337"><text:span text:style-name="T2338">You have the class<text:s/></text:span><text:span text:style-name="T2339">MACAddressStringParameters</text:span><text:span text:style-name="T2340"><text:s/>which can be passed into<text:s/></text:span><text:span text:style-name="T2341">MACAddressString</text:span></text:p>
      <text:p text:style-name="P2342"/>
      <text:p text:style-name="P2343">You constrict validation options using the appropriate<text:s/>builder classes that are nested classes in the options classes. <text:s/>Here is an example:</text:p>
      <text:p text:style-name="P2344"/>
      <text:p text:style-name="P2345"><text:span text:style-name="T2346">MACAddressStringParameters<text:s/></text:span><text:span text:style-name="T2347">MAC_ADDRESS_OPTIONS_EXAMPLE</text:span><text:span text:style-name="T2348"><text:s/>=<text:s/></text:span><text:span text:style-name="T2349">new</text:span><text:span text:style-name="T2350"><text:s/>MACAddressStringParameters.Builder().</text:span></text:p>
      <text:p text:style-name="P2351"><text:span text:style-name="T2352"><text:tab/>allowEmpty(</text:span><text:span text:style-name="T2353">false</text:span><text:span text:style-name="T2354">).</text:span></text:p>
      <text:p text:style-name="P2355"><text:span text:style-name="T2356"><text:tab/></text:span><text:span text:style-name="T2357"><text:tab/>allowAll(</text:span><text:span text:style-name="T2358">false</text:span><text:span text:style-name="T2359">).</text:span></text:p>
      <text:p text:style-name="P2360"><text:span text:style-name="T2361"><text:tab/></text:span><text:span text:style-name="T2362"><text:tab/>getFormatBuilder().</text:span></text:p>
      <text:p text:style-name="P2363"><text:span text:style-name="T2364"><text:tab/></text:span><text:span text:style-name="T2365"><text:tab/></text:span><text:span text:style-name="T2366"><text:tab/>setRang</text:span><text:span text:style-name="T2367">eOptions(RangeParameters.</text:span><text:span text:style-name="T2368">NO_RANGE</text:span><text:span text:style-name="T2369">).</text:span></text:p>
      <text:p text:style-name="P2370"><text:span text:style-name="T2371"><text:tab/></text:span><text:span text:style-name="T2372"><text:tab/></text:span><text:span text:style-name="T2373"><text:tab/>allowLeadingZeros(</text:span><text:span text:style-name="T2374">true</text:span><text:span text:style-name="T2375">).</text:span></text:p>
      <text:p text:style-name="P2376"><text:span text:style-name="T2377"><text:tab/></text:span><text:span text:style-name="T2378"><text:tab/></text:span><text:span text:style-name="T2379"><text:tab/>allowUnlimitedLeadingZeros(</text:span><text:span text:style-name="T2380">false</text:span><text:span text:style-name="T2381">).</text:span></text:p>
      <text:p text:style-name="P2382"><text:span text:style-name="T2383"><text:tab/></text:span><text:span text:style-name="T2384"><text:tab/></text:span><text:span text:style-name="T2385"><text:tab/>allowWildcardedSeparator(</text:span><text:span text:style-name="T2386">false</text:span><text:span text:style-name="T2387">).</text:span></text:p>
      <text:p text:style-name="P2388"><text:span text:style-name="T2389"><text:tab/></text:span><text:span text:style-name="T2390"><text:tab/></text:span><text:span text:style-name="T2391"><text:tab/>allowShortSegments(</text:span><text:span text:style-name="T2392">true</text:span><text:span text:style-name="T2393">).</text:span></text:p>
      <text:p text:style-name="P2394"><text:span text:style-name="T2395"><text:tab/></text:span><text:span text:style-name="T2396"><text:tab/>getParentBuilder().</text:span></text:p>
      <text:p text:style-name="P2397"><text:tab/><text:tab/>toParams();</text:p>
      <text:p text:style-name="P2398"/>
      <text:p text:style-name="P2399">The default options used by the library are<text:s/>permissive and not restrictive.</text:p>
      <text:p text:style-name="P2400"/>
      <text:p text:style-name="P2401">MAC Address Prefix Lengths</text:p>
      <text:p text:style-name="P2402"/>
      <text:p text:style-name="P2403">Prefix length in this library is defined general as the bit-length of the portion of the address that is not specific to an individual address but common amongst a group of addresses. <text:s/>For IP<text:s/>addresses, this is explicitly defined as part of the address using the ‘/’ character. <text:s/>For IP addresses, the prefix is potentially variable and depends on how subnets have been allocated.</text:p>
      <text:p text:style-name="P2404">MAC Addresses don’t have the exact same concept of prefix length as<text:s/>IP addresses. <text:s/>But concept of prefix can be applied in a more implicit sense. <text:s/>For instance, a MAC address is typically divided into an OUI (Organizationally Unique Identifier) and ODI (Organizational Defined Identifier), so you might consider the OUI bits<text:s/>as the prefix. <text:s/>There are other ways of assigning MAC address blocks as well, such as IAB (individual address block), or MA-S/MA-M/MA-L (MAC Address block small, medium, and large), in which a certain number of higher bits are provided as an identifier to<text:s/>organizations from which they can create various extended identifiers using the lower bits. <text:s/>There is generally a pre-defined set of high bits that can be considered a prefix. This prefix is not variable and was typically assigned by the IEEE. However, there is no explicit way to represent a MAC address with an associated prefix, so the prefix is implicit to the address when it is created.</text:p>
      <text:p text:style-name="P2405">Within this library, the prefix for a MAC address is defined as the largest number of high bits for which an address represents all addresses with the same set of higher bits.</text:p>
      <text:p text:style-name="P2406">For instance, the prefix length of aa:*:*:*:*:* is 8 because the address represents all addresses that start with the same 8 bits "aa". <text:s/>The prefix length of aa:*:cc:*:*:* is 24 because the address<text:s/>represents all addresses that start with the same 16 bits aa:*:cc. <text:s/>The address aa:bb:cc:dd:ee:ff does not have a prefix or prefix length as it represents just a single address.</text:p>
      <text:p text:style-name="P2407">This means that on the MAC side, the prefix length is implicit and based upon<text:s/>the address, while on the IP address side, the prefix length is explicitly defined.</text:p>
      <text:p text:style-name="P2408"/>
      <text:h text:style-name="P2409" text:outline-level="2"><text:bookmark-start text:name="_MAC_Address_Manipulations"/>MAC Address Operations<text:bookmark-end text:name="_MAC_Address_Manipulations"/></text:h>
      <text:p text:style-name="P2410">Many of the same address operations available for IP addresses are available for MAC addresses, including the prefix operations (although prefixes have somewhat different meaning for MAC as described in the previous section of this document), the section and segment access methods, iterators, containment, and reversal of bits, bytes and segments. <text:s/></text:p>
      <text:p text:style-name="P2411">The reverse operations are useful for for "MSB format", "IBM format", "Token-Ring format", and "non-canonical form", where the bits are reversed in each byte of a MAC address. <text:s/></text:p>
      <text:p text:style-name="P2412"/>
      <text:h text:style-name="P2413" text:outline-level="2"><text:bookmark-start text:name="_IPv6_–_MAC"/><text:bookmark-end text:name="_IPv6_–_MAC"/>IPv6 – MAC Address Integration</text:h>
      <text:p text:style-name="P2414"><text:span text:style-name="T2415">There is a standardized procedure for converting MAC addresses to IPv6 given a IPv6 64 bit prefix,<text:s/></text:span><text:span text:style-name="T2416">as described in<text:s/></text:span><text:a xlink:href="https://tools.ietf.org/html/rfc2464" office:target-frame-name="_top" xlink:show="replace"><text:span text:style-name="T2417">IETF RFC 2464</text:span></text:a><text:span text:style-name="T2418">,<text:s/></text:span><text:a xlink:href="https://tools.ietf.org/html/rfc3513" office:target-frame-name="_top" xlink:show="replace"><text:span text:style-name="T2419">RFC 3513</text:span></text:a><text:span text:style-name="T2420">, and<text:s/></text:span><text:a xlink:href="https://tools.ietf.org/html/rfc4944" office:target-frame-name="_top" xlink:show="replace"><text:span text:style-name="T2421">RFC 4944</text:span></text:a><text:span text:style-name="T2422">.</text:span></text:p>
      <text:p text:style-name="P2423">It details how to combine a 48 bit MAC<text:s/>address with a 64 bit IPv6 network prefix to produce a 128 bit IPv6 address. This is done by first constructing a 64-bit extended unique IPv6 interface identifier (EUI-64) from the MAC address. This library has implemented the same MAC / IPv6 integration in multiple ways.</text:p>
      <text:p text:style-name="P2424"/>
      <text:p text:style-name="P2425">Starting with a MAC address or section and with the IPv6 prefix, you can construct an IPv6 address.</text:p>
      <text:p text:style-name="P2426"><text:span text:style-name="T2427">public</text:span><text:span text:style-name="T2428"><text:s/>IPv6Address(IPv6Address<text:s/></text:span><text:span text:style-name="T2429">prefix</text:span><text:span text:style-name="T2430">, MACAddress<text:s/></text:span><text:span text:style-name="T2431">eui</text:span><text:span text:style-name="T2432">)</text:span></text:p>
      <text:p text:style-name="P2433"><text:span text:style-name="T2434">public</text:span><text:span text:style-name="T2435"><text:s/>IPv6Address(IPv6AddressSection<text:s/></text:span><text:span text:style-name="T2436">section</text:span><text:span text:style-name="T2437">, MACAddress<text:s/></text:span><text:span text:style-name="T2438">eui</text:span><text:span text:style-name="T2439">)</text:span></text:p>
      <text:p text:style-name="P2440"><text:span text:style-name="T2441">public</text:span><text:span text:style-name="T2442"><text:s/>IPv6Address(I</text:span><text:span text:style-name="T2443">Pv6AddressSection<text:s/></text:span><text:span text:style-name="T2444">section</text:span><text:span text:style-name="T2445">, MACAddressSection<text:s/></text:span><text:span text:style-name="T2446">eui</text:span><text:span text:style-name="T2447">)</text:span></text:p>
      <text:p text:style-name="P2448"><text:span text:style-name="T2449">public</text:span><text:span text:style-name="T2450"><text:s/>IPv6Address(IPv6AddressSection<text:s/></text:span><text:span text:style-name="T2451">section</text:span><text:span text:style-name="T2452">, MACAddressSection<text:s/></text:span><text:span text:style-name="T2453">eui</text:span><text:span text:style-name="T2454">, CharSequence<text:s/></text:span><text:span text:style-name="T2455">zone</text:span><text:span text:style-name="T2456">)</text:span></text:p>
      <text:p text:style-name="P2457"/>
      <text:p text:style-name="P2458"><text:span text:style-name="T2459">There are equivalent methods in the class<text:s/></text:span><text:span text:style-name="T2460">MACAddress</text:span><text:span text:style-name="T2461"><text:s/>for producing the link local address which has a pre-defined pr</text:span><text:span text:style-name="T2462">efix, or for producing the host (interface identifier) address section of an IPv6 address.</text:span></text:p>
      <text:p text:style-name="P2463"><text:span text:style-name="T2464">public</text:span><text:span text:style-name="T2465"><text:s/>IPv6Address toLinkLocalIPv6()</text:span><text:span text:style-name="T2466"><text:line-break/></text:span><text:span text:style-name="T2467">public</text:span><text:span text:style-name="T2468"><text:s/>IPv6AddressSection toEUI64IPv6()</text:span></text:p>
      <text:p text:style-name="P2469"/>
      <text:p text:style-name="P2470">There is a similar method in MACAddressSection<text:s/></text:p>
      <text:p text:style-name="P2471"><text:span text:style-name="T2472">public</text:span><text:span text:style-name="T2473"><text:s/>IPv6AddressSection toEUI64IPv6()</text:span></text:p>
      <text:p text:style-name="P2474"><text:tab/></text:p>
      <text:p text:style-name="P2475"><text:span text:style-name="T2476">A MAC address is either 48 or 64 bits. <text:s/>To be converted to IPv6, the 48 bit address has segments inserted (two 1 byte MAC segments with value 0xfffe) to extend the address to 64 bits. <text:s/>For a 64 bit MAC address to be convertible, those same two segments<text:s/></text:span><text:span text:style-name="T2477">must match the expected value of 0xffe. <text:s/>The following methods in<text:s/></text:span><text:span text:style-name="T2478">MACAddress</text:span><text:span text:style-name="T2479"><text:s/>check will 64 bit addresses to ensure that are compatible with IPv6 by checking that the value of those two segments matches 0xfffe. <text:s/>Note that the<text:s/></text:span><text:span text:style-name="T2480">asMAC</text:span><text:span text:style-name="T2481"><text:s/>argument allows you to ex</text:span><text:span text:style-name="T2482">tend using 0xffff rather than 0xfffe which is another manner by which a 48 bit MAC address can be extended to 64 bits. <text:s/>However, for purposes of extending to an IPv6 address the argument should be<text:s/></text:span><text:span text:style-name="T2483">false</text:span><text:span text:style-name="T2484"><text:s/>so that the EUI-64 format is used.</text:span></text:p>
      <text:p text:style-name="P2485"><text:span text:style-name="T2486">public</text:span><text:span text:style-name="T2487"><text:s/></text:span><text:span text:style-name="T2488">boolean</text:span><text:span text:style-name="T2489"><text:s/>isE</text:span><text:span text:style-name="T2490">UI64(</text:span><text:span text:style-name="T2491">boolean</text:span><text:span text:style-name="T2492"><text:s/></text:span><text:span text:style-name="T2493">asMAC</text:span><text:span text:style-name="T2494">)</text:span><text:span text:style-name="T2495"><text:line-break/></text:span><text:span text:style-name="T2496">public</text:span><text:span text:style-name="T2497"><text:s/>MACAddress toEUI64(</text:span><text:span text:style-name="T2498">boolean</text:span><text:span text:style-name="T2499"><text:s/></text:span><text:span text:style-name="T2500">asMAC</text:span><text:span text:style-name="T2501">)</text:span></text:p>
      <text:p text:style-name="P2502"/>
      <text:p text:style-name="P2503"><text:span text:style-name="T2504">There are similar methods in<text:s/></text:span><text:span text:style-name="T2505">MACAddressSection</text:span></text:p>
      <text:p text:style-name="P2506"><text:span text:style-name="T2507">public</text:span><text:span text:style-name="T2508"><text:s/></text:span><text:span text:style-name="T2509">boolean</text:span><text:span text:style-name="T2510"><text:s/>isEUI64(</text:span><text:span text:style-name="T2511">boolean</text:span><text:span text:style-name="T2512"><text:s/></text:span><text:span text:style-name="T2513">asMAC</text:span><text:span text:style-name="T2514">)</text:span></text:p>
      <text:p text:style-name="P2515"><text:span text:style-name="T2516">public</text:span><text:span text:style-name="T2517"><text:s/></text:span><text:span text:style-name="T2518">boolean</text:span><text:span text:style-name="T2519"><text:s/>isEUI64(</text:span><text:span text:style-name="T2520">boolean</text:span><text:span text:style-name="T2521"><text:s/></text:span><text:span text:style-name="T2522">asMAC</text:span><text:span text:style-name="T2523">,<text:s/></text:span><text:span text:style-name="T2524">boolean</text:span><text:span text:style-name="T2525"><text:s/></text:span><text:span text:style-name="T2526">partial</text:span><text:span text:style-name="T2527">)</text:span></text:p>
      <text:p text:style-name="P2528"><text:span text:style-name="T2529">public</text:span><text:span text:style-name="T2530"><text:s/>MACAddressSection toEUI64(</text:span><text:span text:style-name="T2531">boolean</text:span><text:span text:style-name="T2532"><text:s/></text:span><text:span text:style-name="T2533">asMAC</text:span><text:span text:style-name="T2534">)</text:span></text:p>
      <text:p text:style-name="P2535"/>
      <text:p text:style-name="P2536">Given<text:s/>an existing EUI-64 section you can use the prepend and append methods to create a full IPv6 address section containing all segments:</text:p>
      <text:p text:style-name="P2537"><text:span text:style-name="T2538">public</text:span><text:span text:style-name="T2539"><text:s/></text:span><text:span text:style-name="T2540">IPv6AddressSection</text:span><text:span text:style-name="T2541"><text:s/>prepend(IPv6AddressSection<text:s/></text:span><text:span text:style-name="T2542">other</text:span><text:span text:style-name="T2543">)</text:span></text:p>
      <text:p text:style-name="P2544"><text:span text:style-name="T2545">public</text:span><text:span text:style-name="T2546"><text:s/>IPv6AddressSection append(IPv6AddressSection<text:s/></text:span><text:span text:style-name="T2547">other</text:span><text:span text:style-name="T2548">)</text:span></text:p>
      <text:p text:style-name="P2549"/>
      <text:p text:style-name="P2550">and from there you just construct the address:</text:p>
      <text:p text:style-name="P2551"><text:span text:style-name="T2552">public</text:span><text:span text:style-name="T2553"><text:s/>IPv6Address(IPv6AddressSection<text:s/></text:span><text:span text:style-name="T2554">section</text:span><text:span text:style-name="T2555">)</text:span></text:p>
      <text:p text:style-name="P2556"><text:span text:style-name="T2557"><text:tab/></text:span></text:p>
      <text:p text:style-name="P2558"><text:span text:style-name="T2559">To go the reverse direction IPv6 to MAC, there is a method in<text:s/></text:span><text:span text:style-name="T2560">IPv6Address<text:s/></text:span><text:span text:style-name="T2561">to produce a MAC address:</text:span></text:p>
      <text:p text:style-name="P2562"><text:span text:style-name="T2563">public</text:span><text:span text:style-name="T2564"><text:s/>MACAddress toEUI(</text:span><text:span text:style-name="T2565">boolean</text:span><text:span text:style-name="T2566"><text:s/></text:span><text:span text:style-name="T2567">extended</text:span><text:span text:style-name="T2568">)</text:span></text:p>
      <text:p text:style-name="P2569"><text:span text:style-name="T2570">and another in<text:s/></text:span><text:span text:style-name="T2571">IPv6AddressSection</text:span><text:span text:style-name="T2572"><text:s/>that uses whatever part of the interface identifier is included in the section to produce a MAC address section: <text:s/></text:span></text:p>
      <text:p text:style-name="P2573"><text:span text:style-name="T2574">public</text:span><text:span text:style-name="T2575"><text:s/>MACAddressSection toEUI(</text:span><text:span text:style-name="T2576">boolean</text:span><text:span text:style-name="T2577"><text:s/></text:span><text:span text:style-name="T2578">extended</text:span><text:span text:style-name="T2579">)</text:span></text:p>
      <text:p text:style-name="P2580"><text:span text:style-name="T2581">For instance, if the IPV6 address section is the 8 bytes corresponding to</text:span><text:span text:style-name="T2582"><text:s/>the network prefix of an IPV6 address section, then the resulting MAC address section will be 0 bytes. <text:s/>If the IPV6 address section is the 8 bytes corresponding to the interface identifier, and that identifier has the required 0xfffe values in the 5</text:span><text:span text:style-name="T2583">th</text:span><text:span text:style-name="T2584"><text:s/>and</text:span><text:span text:style-name="T2585"><text:s/>6</text:span><text:span text:style-name="T2586">th</text:span><text:span text:style-name="T2587"><text:s/>bytes, then the MAC address section will be the full 8 bytes of an EUI-64 MAC address.</text:span></text:p>
      <text:p text:style-name="P2588"/>
      <text:p text:style-name="P2589">The following code is an example of constructing IPv6 addresses from a MAC address:</text:p>
      <text:p text:style-name="P2590"/>
      <text:p text:style-name="P2591"><text:span text:style-name="T2592">public</text:span><text:span text:style-name="T2593"><text:s/></text:span><text:span text:style-name="T2594">static</text:span><text:span text:style-name="T2595"><text:s/></text:span><text:span text:style-name="T2596">void</text:span><text:span text:style-name="T2597"><text:s/>main(String<text:s/></text:span><text:span text:style-name="T2598">args</text:span><text:span text:style-name="T2599">[]) {</text:span></text:p>
      <text:p text:style-name="P2600"><text:span text:style-name="T2601"><text:tab/>MACAddressString<text:s/></text:span><text:span text:style-name="T2602">macStr</text:span><text:span text:style-name="T2603"><text:s/>=<text:s/></text:span><text:span text:style-name="T2604">new</text:span><text:span text:style-name="T2605"><text:s/>MACAdd</text:span><text:span text:style-name="T2606">ressString(</text:span><text:span text:style-name="T2607">"aa:bb:cc:dd:ee:ff"</text:span><text:span text:style-name="T2608">);</text:span></text:p>
      <text:p text:style-name="P2609"><text:span text:style-name="T2610"><text:tab/>MACAddress<text:s/></text:span><text:span text:style-name="T2611">macAddress</text:span><text:span text:style-name="T2612"><text:s/>=<text:s/></text:span><text:span text:style-name="T2613">macStr</text:span><text:span text:style-name="T2614">.getAddress();</text:span></text:p>
      <text:p text:style-name="P2615"><text:span text:style-name="T2616"><text:tab/>IPv6Address<text:s/></text:span><text:span text:style-name="T2617">linkLocal</text:span><text:span text:style-name="T2618"><text:s/>=<text:s/></text:span><text:span text:style-name="T2619">macAddress</text:span><text:span text:style-name="T2620">.toLinkLocalIPv6();</text:span></text:p>
      <text:p text:style-name="P2621"><text:span text:style-name="T2622"><text:tab/>System.</text:span><text:span text:style-name="T2623">out</text:span><text:span text:style-name="T2624">.println(</text:span><text:span text:style-name="T2625">linkLocal</text:span><text:span text:style-name="T2626">);</text:span></text:p>
      <text:p text:style-name="P2627"><text:span text:style-name="T2628"><text:tab/></text:span><text:span text:style-name="T2629"><text:tab/></text:span></text:p>
      <text:p text:style-name="P2630"><text:span text:style-name="T2631"><text:tab/>IPAddressString<text:s/></text:span><text:span text:style-name="T2632">ipv6Str</text:span><text:span text:style-name="T2633"><text:s/>=<text:s/></text:span><text:span text:style-name="T2634">new</text:span><text:span text:style-name="T2635"><text:s/>IPAddressString(</text:span><text:span text:style-name="T2636">"1111:2222:3333:4444::/64"</text:span><text:span text:style-name="T2637">);</text:span></text:p>
      <text:p text:style-name="P2638"><text:span text:style-name="T2639"><text:tab/></text:span><text:span text:style-name="T2640">IPv6Address<text:s/></text:span><text:span text:style-name="T2641">ipv6Address</text:span><text:span text:style-name="T2642"><text:s/>=<text:s/></text:span><text:span text:style-name="T2643">ipv6Str</text:span><text:span text:style-name="T2644">.getAddress().toIPv6();</text:span></text:p>
      <text:p text:style-name="P2645"><text:span text:style-name="T2646"><text:tab/>IPv6Address<text:s/></text:span><text:span text:style-name="T2647">macIpv6</text:span><text:span text:style-name="T2648"><text:s/>=<text:s/></text:span><text:span text:style-name="T2649">new</text:span><text:span text:style-name="T2650"><text:s/>IPv6Address(</text:span><text:span text:style-name="T2651">ipv6Address</text:span><text:span text:style-name="T2652">,<text:s/></text:span><text:span text:style-name="T2653">macAddress</text:span><text:span text:style-name="T2654">);</text:span></text:p>
      <text:p text:style-name="P2655"><text:span text:style-name="T2656">System.</text:span><text:span text:style-name="T2657">out</text:span><text:span text:style-name="T2658">.println(</text:span><text:span text:style-name="T2659">macIpv6</text:span><text:span text:style-name="T2660">);</text:span></text:p>
      <text:p text:style-name="P2661">}</text:p>
      <text:p text:style-name="P2662"/>
      <text:p text:style-name="P2663">Output:</text:p>
      <text:p text:style-name="P2664"><text:span text:style-name="T2665">fe80:0:0:0:a8bb:ccff:fedd:eeff</text:span><text:span text:style-name="T2666"><text:line-break/></text:span><text:span text:style-name="T2667">1111:2222:3333:4444:a8bb:ccff:fedd:eeff</text:span></text:p>
      <text:p text:style-name="P2668"/>
      <text:h text:style-name="P2669" text:outline-level="2"><text:bookmark-start text:name="_Address_Framework"/>Address Framework<text:bookmark-end text:name="_Address_Framework"/></text:h>
      <text:p text:style-name="P2670">Much<text:s/>like there is a Java collections framework, there is an address framework to the IPAddress library. <text:s text:c="2"/>It is a unified set of inter-related interfaces, abstract implementations, and algorithms for all addresses and address components. <text:s/>It allows you to manipulate these items independently of implementation details, and provides standard interfaces to addresses and address components for code reuse and polymorphism. <text:s/>It represents the common structure of addresses, sections, segments, and so on.</text:p>
      <text:p text:style-name="P2671">You might wish to manipulate address components of different shapes and sizes transparently, or you may wish to manipulate different types of addresses or different address versions transparently. <text:s/>One element of the interface is the ability to convert any address component to bytes, whether division, segment, section, or address.</text:p>
      <text:p text:style-name="P2672">There is a hierarchy for the standard Address and Address Component data structures, which are addresses, sections of addresses, and segments of equal byte size inside those address sections.</text:p>
      <text:p text:style-name="P2673"><draw:frame draw:style-name="a0" draw:name="Picture 5" text:anchor-type="as-char" svg:x="0in" svg:y="0in" svg:width="6.72917in" svg:height="3.72917in" style:rel-width="scale" style:rel-height="scale"><draw:image xlink:href="file:///C:/eclipse/github/IPAddress/IPAddress/address.png" xlink:type="simple" xlink:show="embed" xlink:actuate="onLoad"/><svg:title/><svg:desc>C:\eclipse\github\IPAddress\IPAddress\address.png</svg:desc></draw:frame></text:p>
      <text:p text:style-name="P2674"><draw:frame draw:style-name="a1" draw:name="Picture 4" text:anchor-type="as-char" svg:x="0in" svg:y="0in" svg:width="5.21875in" svg:height="2.86458in" style:rel-width="scale" style:rel-height="scale"><draw:image xlink:href="file:///C:/eclipse/github/IPAddress/IPAddress/section.png" xlink:type="simple" xlink:show="embed" xlink:actuate="onLoad"/><svg:title/><svg:desc>C:\eclipse\github\IPAddress\IPAddress\section.png</svg:desc></draw:frame></text:p>
      <text:p text:style-name="P2675"/>
      <text:p text:style-name="P2676">There is a more diversified hierarchy for non-standard address structures, in which addresses or address sections might be divided into divisions of unequal length, or of non-integral bytesize.</text:p>
      <text:p text:style-name="P2677"><draw:frame draw:style-name="a2" draw:name="Picture 3" text:anchor-type="as-char" svg:x="0in" svg:y="0in" svg:width="6.72917in" svg:height="3.72917in" style:rel-width="scale" style:rel-height="scale"><draw:image xlink:href="file:///C:/eclipse/github/IPAddress/IPAddress/divisions.png" xlink:type="simple" xlink:show="embed" xlink:actuate="onLoad"/><svg:title/><svg:desc>C:\eclipse\github\IPAddress\IPAddress\divisions.png</svg:desc></draw:frame></text:p>
      <text:p text:style-name="P2678">The address hierarchy of interfaces (purple) and classes (green) is shown:</text:p>
      <text:p text:style-name="P2679"/>
      <text:p text:style-name="P2680"><text:span text:style-name="T2681"><draw:frame draw:style-name="a3" draw:name="Picture 2" text:anchor-type="as-char" svg:x="0in" svg:y="0in" svg:width="12.125in" svg:height="6.82292in" style:rel-width="scale" style:rel-height="scale"><draw:image xlink:href="file:///C:/eclipse/github/IPAddress/IPAddress/addresshierarchy.png" xlink:type="simple" xlink:show="embed" xlink:actuate="onLoad"/><svg:title/><svg:desc>C:\eclipse\github\IPAddress\IPAddress\addresshierarchy.png</svg:desc></draw:frame></text:span></text:p>
      <text:p text:style-name="P2682">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2683"/>
      <text:p text:style-name="P2684"><text:span text:style-name="T2685"><draw:frame draw:style-name="a4" draw:name="Picture 1" text:anchor-type="as-char" svg:x="0in" svg:y="0in" svg:width="12.16667in" svg:height="6.85417in" style:rel-width="scale" style:rel-height="scale"><draw:image xlink:href="file:///C:/eclipse/github/IPAddress/IPAddress/hierarchy.png" xlink:type="simple" xlink:show="embed" xlink:actuate="onLoad"/><svg:title/><svg:desc>C:\eclipse\github\IPAddress\IPAddress\hierarchy.png</svg:desc></draw:frame></text:span></text:p>
      <text:p text:style-name="P2686"/>
      <text:h text:style-name="P2687" text:outline-level="2"><text:bookmark-start text:name="_Toc456708508"/><text:bookmark-start text:name="_Toc456696717"/><text:bookmark-start text:name="_Toc456696180"/>Conversion to String Representation of Address<text:bookmark-end text:name="_Toc456708508"/><text:bookmark-end text:name="_Toc456696717"/><text:bookmark-end text:name="_Toc456696180"/></text:h>
      <text:p text:style-name="P2688"><text:span text:style-name="T2689">AddressSegmentSeries objects (such as Address and AddressSection) have methods that produce strings in various formats:<text:s/></text:span><text:span text:style-name="T2690">toCanonicalString</text:span><text:span text:style-name="T2691">,</text:span><text:span text:style-name="T2692"><text:s/>toNormalizedString</text:span><text:span text:style-name="T2693">,</text:span><text:span text:style-name="T2694"><text:s/></text:span><text:span text:style-name="T2695">toCompressedString</text:span><text:span text:style-name="T2696">, and</text:span><text:span text:style-name="T2697"><text:s/>toHexString</text:span><text:span text:style-name="T2698">.<text:s/></text:span></text:p>
      <text:p text:style-name="P2699"/>
      <text:p text:style-name="P2700"><text:span text:style-name="T2701">public</text:span><text:span text:style-name="T2702"><text:s/></text:span><text:span text:style-name="T2703">static</text:span><text:span text:style-name="T2704"><text:s/></text:span><text:span text:style-name="T2705">void</text:span><text:span text:style-name="T2706"><text:s/>main(String[]<text:s/></text:span><text:span text:style-name="T2707">args</text:span><text:span text:style-name="T2708">) {</text:span></text:p>
      <text:p text:style-name="P2709"><text:span text:style-name="T2710"><text:tab/></text:span><text:span text:style-name="T2711"><text:tab/></text:span><text:span text:style-name="T2712">printStrings</text:span><text:span text:style-name="T2713">(</text:span><text:span text:style-name="T2714">new</text:span><text:span text:style-name="T2715"><text:s/>MACAddressString(</text:span><text:span text:style-name="T2716">"a:bb:c:dd:e:ff"</text:span><text:span text:style-name="T2717">).getAddress());</text:span></text:p>
      <text:p text:style-name="P2718"><text:span text:style-name="T2719"><text:tab/></text:span><text:span text:style-name="T2720"><text:tab/></text:span><text:span text:style-name="T2721">printStrings</text:span><text:span text:style-name="T2722">(</text:span><text:span text:style-name="T2723">new</text:span><text:span text:style-name="T2724"><text:s/>MACAddressString(</text:span><text:span text:style-name="T2725">"a:bb:c:*"</text:span><text:span text:style-name="T2726">).getAddress());</text:span></text:p>
      <text:p text:style-name="P2727"><text:span text:style-name="T2728"><text:tab/></text:span><text:span text:style-name="T2729"><text:tab/></text:span><text:span text:style-name="T2730">printStrings</text:span><text:span text:style-name="T2731">(</text:span><text:span text:style-name="T2732">new</text:span><text:span text:style-name="T2733"><text:s/>IPAddressString(</text:span><text:span text:style-name="T2734">"a:bb:c::</text:span><text:span text:style-name="T2735">/64"</text:span><text:span text:style-name="T2736">).getAddress());</text:span></text:p>
      <text:p text:style-name="P2737"><text:span text:style-name="T2738"><text:tab/></text:span><text:span text:style-name="T2739"><text:tab/></text:span><text:span text:style-name="T2740">printStrings</text:span><text:span text:style-name="T2741">(</text:span><text:span text:style-name="T2742">new</text:span><text:span text:style-name="T2743"><text:s/>IPAddressString(</text:span><text:span text:style-name="T2744">"1.2.3.4"</text:span><text:span text:style-name="T2745">).getAddress());</text:span></text:p>
      <text:p text:style-name="P2746"><text:span text:style-name="T2747"><text:tab/></text:span><text:span text:style-name="T2748"><text:tab/></text:span><text:span text:style-name="T2749">printStrings</text:span><text:span text:style-name="T2750">(</text:span><text:span text:style-name="T2751">new</text:span><text:span text:style-name="T2752"><text:s/>IPAddressString(</text:span><text:span text:style-name="T2753">"1.2.3.4/16"</text:span><text:span text:style-name="T2754">).getAddress());</text:span></text:p>
      <text:p text:style-name="P2755"><text:span text:style-name="T2756"><text:tab/></text:span><text:span text:style-name="T2757"><text:tab/></text:span><text:span text:style-name="T2758">printStrings</text:span><text:span text:style-name="T2759">(</text:span><text:span text:style-name="T2760">new</text:span><text:span text:style-name="T2761"><text:s/>IPAddressString(</text:span><text:span text:style-name="T2762">"a:bb:c::dd:e:ff"</text:span><text:span text:style-name="T2763">).getAddress());</text:span></text:p>
      <text:p text:style-name="P2764"><text:span text:style-name="T2765"><text:tab/>}</text:span><text:span text:style-name="T2766"><text:tab/></text:span></text:p>
      <text:p text:style-name="P2767"><text:span text:style-name="T2768"><text:tab/></text:span><text:span text:style-name="T2769">static</text:span><text:span text:style-name="T2770"><text:s/></text:span><text:span text:style-name="T2771">void</text:span><text:span text:style-name="T2772"><text:s/></text:span><text:span text:style-name="T2773">printStrings</text:span><text:span text:style-name="T2774">(AddressSegmentSeries<text:s/></text:span><text:span text:style-name="T2775">series</text:span><text:span text:style-name="T2776">) {</text:span></text:p>
      <text:p text:style-name="P2777"><text:span text:style-name="T2778"><text:tab/></text:span><text:span text:style-name="T2779"><text:tab/>System.</text:span><text:span text:style-name="T2780">out</text:span><text:span text:style-name="T2781">.println(</text:span><text:span text:style-name="T2782">series</text:span><text:span text:style-name="T2783">.toCanonicalString());</text:span></text:p>
      <text:p text:style-name="P2784"><text:span text:style-name="T2785"><text:tab/></text:span><text:span text:style-name="T2786"><text:tab/>System.</text:span><text:span text:style-name="T2787">out</text:span><text:span text:style-name="T2788">.println(</text:span><text:span text:style-name="T2789">series</text:span><text:span text:style-name="T2790">.toNormalizedString());</text:span></text:p>
      <text:p text:style-name="P2791"><text:span text:style-name="T2792"><text:tab/></text:span><text:span text:style-name="T2793"><text:tab/>System.</text:span><text:span text:style-name="T2794">out</text:span><text:span text:style-name="T2795">.println(</text:span><text:span text:style-name="T2796">series</text:span><text:span text:style-name="T2797">.toCompressedString());</text:span></text:p>
      <text:p text:style-name="P2798"><text:span text:style-name="T2799"><text:tab/></text:span><text:span text:style-name="T2800"><text:tab/>System.</text:span><text:span text:style-name="T2801">out</text:span><text:span text:style-name="T2802">.println(</text:span><text:span text:style-name="T2803">series</text:span><text:span text:style-name="T2804">.toHexString(</text:span><text:span text:style-name="T2805">true</text:span><text:span text:style-name="T2806">));</text:span></text:p>
      <text:p text:style-name="P2807"><text:span text:style-name="T2808"><text:tab/></text:span><text:span text:style-name="T2809"><text:tab/>System.</text:span><text:span text:style-name="T2810">out</text:span><text:span text:style-name="T2811">.print(</text:span><text:span text:style-name="T2812">"lower: "</text:span><text:span text:style-name="T2813"><text:s/>+<text:s/></text:span><text:span text:style-name="T2814">series</text:span><text:span text:style-name="T2815">.getLower() +<text:s/></text:span><text:span text:style-name="T2816">" bytes:"</text:span><text:span text:style-name="T2817">);</text:span></text:p>
      <text:p text:style-name="P2818"><text:span text:style-name="T2819"><text:tab/></text:span><text:span text:style-name="T2820"><text:tab/>System.</text:span><text:span text:style-name="T2821">out</text:span><text:span text:style-name="T2822">.println(Arrays.</text:span><text:span text:style-name="T2823">toString</text:span><text:span text:style-name="T2824">(</text:span><text:span text:style-name="T2825">series</text:span><text:span text:style-name="T2826">.getBytes()));</text:span></text:p>
      <text:p text:style-name="P2827"><text:span text:style-name="T2828"><text:tab/></text:span><text:span text:style-name="T2829"><text:tab/>System.</text:span><text:span text:style-name="T2830">out</text:span><text:span text:style-name="T2831">.print(</text:span><text:span text:style-name="T2832">"upper: "</text:span><text:span text:style-name="T2833"><text:s/>+<text:s/></text:span><text:span text:style-name="T2834">series</text:span><text:span text:style-name="T2835">.getUpper() +<text:s/></text:span><text:span text:style-name="T2836">" bytes:"</text:span><text:span text:style-name="T2837">);</text:span></text:p>
      <text:p text:style-name="P2838"><text:span text:style-name="T2839"><text:tab/></text:span><text:span text:style-name="T2840"><text:tab/>System.</text:span><text:span text:style-name="T2841">out</text:span><text:span text:style-name="T2842">.println(Arrays.</text:span><text:span text:style-name="T2843">toString</text:span><text:span text:style-name="T2844">(</text:span><text:span text:style-name="T2845">series</text:span><text:span text:style-name="T2846">.getUpperBytes()));</text:span></text:p>
      <text:p text:style-name="P2847"><text:span text:style-name="T2848"><text:tab/></text:span><text:span text:style-name="T2849"><text:tab/>System.</text:span><text:span text:style-name="T2850">out</text:span><text:span text:style-name="T2851">.println();</text:span></text:p>
      <text:p text:style-name="P2852"><text:tab/>}</text:p>
      <text:p text:style-name="P2853"/>
      <text:p text:style-name="P2854">Output:</text:p>
      <text:p text:style-name="P2855"><text:span text:style-name="T2856">0a-bb-0c-dd-0e-ff</text:span></text:p>
      <text:p text:style-name="P2857"><text:span text:style-name="T2858">0a:bb:0c:dd:0e:ff</text:span></text:p>
      <text:p text:style-name="P2859"><text:span text:style-name="T2860">a:bb:c:dd:e:ff</text:span></text:p>
      <text:p text:style-name="P2861"><text:span text:style-name="T2862">0x0abb0cdd0eff</text:span></text:p>
      <text:p text:style-name="P2863"><text:span text:style-name="T2864">lower: 0a:bb:0c:dd:0e:ff bytes:[10, -69, 12, -35, 14, -1]</text:span></text:p>
      <text:p text:style-name="P2865"><text:span text:style-name="T2866">upper: 0a:bb:0c:dd:0e:ff bytes:[10, -69, 12, -35, 14, -1]</text:span></text:p>
      <text:p text:style-name="P2867"/>
      <text:p text:style-name="P2868"><text:span text:style-name="T2869">0a-bb-0c-*-*-*</text:span></text:p>
      <text:p text:style-name="P2870"><text:span text:style-name="T2871">0a:bb:0c:*:*:*</text:span></text:p>
      <text:p text:style-name="P2872"><text:span text:style-name="T2873">a:bb:c:*:*:*</text:span></text:p>
      <text:p text:style-name="P2874"><text:span text:style-name="T2875">0x0abb0c000000-0x0abb0cffffff</text:span></text:p>
      <text:p text:style-name="P2876"><text:span text:style-name="T2877">lower: 0a:bb:0c:00:00:00 bytes:[10, -69, 12, 0, 0, 0]</text:span></text:p>
      <text:p text:style-name="P2878"><text:span text:style-name="T2879">upper: 0a:bb:0c:ff:ff:ff bytes:[10, -69, 12, -1, -1, -1]</text:span></text:p>
      <text:p text:style-name="P2880"/>
      <text:p text:style-name="P2881"><text:span text:style-name="T2882">a:bb:c::/64</text:span></text:p>
      <text:p text:style-name="P2883"><text:span text:style-name="T2884">a:bb:c:0:0:0:0:0/64</text:span></text:p>
      <text:p text:style-name="P2885"><text:span text:style-name="T2886">a:bb:c::/64</text:span></text:p>
      <text:p text:style-name="P2887"><text:span text:style-name="T2888">0x000a00bb000c00000000000000000000-0x000a00bb000c0000ffffffffffffffff</text:span></text:p>
      <text:p text:style-name="P2889"><text:span text:style-name="T2890">lower: a:bb:c:0:0:0:0:0 bytes:[0, 10, 0, -69, 0, 12, 0, 0, 0, 0, 0, 0, 0, 0, 0, 0]</text:span></text:p>
      <text:p text:style-name="P2891"><text:span text:style-name="T2892">upper: a:bb:c:0:ffff:ffff:ffff:ffff bytes:[0, 10, 0, -69, 0, 12, 0, 0, -1, -1, -1, -1, -1, -1, -1, -1]</text:span></text:p>
      <text:p text:style-name="P2893"/>
      <text:p text:style-name="P2894"><text:span text:style-name="T2895">1.2.3.4</text:span></text:p>
      <text:p text:style-name="P2896"><text:span text:style-name="T2897">1.2.3.4</text:span></text:p>
      <text:p text:style-name="P2898"><text:span text:style-name="T2899">1.2.3.4</text:span></text:p>
      <text:p text:style-name="P2900"><text:span text:style-name="T2901">0x01020304</text:span></text:p>
      <text:p text:style-name="P2902"><text:span text:style-name="T2903">lower: 1.2.3.4 bytes:[1, 2, 3, 4]</text:span></text:p>
      <text:p text:style-name="P2904"><text:span text:style-name="T2905">upper: 1.2.3.4 bytes:[1, 2, 3, 4]</text:span></text:p>
      <text:p text:style-name="P2906"/>
      <text:p text:style-name="P2907"><text:span text:style-name="T2908">1.2.0.0/16</text:span></text:p>
      <text:p text:style-name="P2909"><text:span text:style-name="T2910">1.2.0.0/16</text:span></text:p>
      <text:p text:style-name="P2911"><text:span text:style-name="T2912">1.2.0.0/16</text:span></text:p>
      <text:p text:style-name="P2913"><text:span text:style-name="T2914">0x01020000-0x0102ffff</text:span></text:p>
      <text:p text:style-name="P2915"><text:span text:style-name="T2916">lower: 1.2.0.0 bytes:[1, 2, 0, 0]</text:span></text:p>
      <text:p text:style-name="P2917"><text:span text:style-name="T2918">upper: 1.2.255.255 bytes:[1, 2, -1, -1]</text:span></text:p>
      <text:p text:style-name="P2919"/>
      <text:p text:style-name="P2920"><text:span text:style-name="T2921">a:bb:c::dd:e:ff</text:span></text:p>
      <text:p text:style-name="P2922"><text:span text:style-name="T2923">a:bb:c:0:0:dd:e:ff</text:span></text:p>
      <text:p text:style-name="P2924"><text:span text:style-name="T2925">a:bb:c::dd:e:ff</text:span></text:p>
      <text:p text:style-name="P2926"><text:span text:style-name="T2927">0x000a00bb000c0000000000dd000e00ff</text:span></text:p>
      <text:p text:style-name="P2928"><text:span text:style-name="T2929">lower: a:bb:c:0:0:dd:e:ff bytes:[0, 10, 0, -69, 0, 12, 0, 0, 0, 0, 0, -35, 0, 14, 0, -1]</text:span></text:p>
      <text:p text:style-name="P2930">upper: a:bb:c:0:0:dd:e:ff bytes:[0, 10, 0, -69, 0, 12, 0, 0, 0, 0, 0, -35, 0, 14, 0, -1]</text:p>
      <text:p text:style-name="P2931"/>
      <text:p text:style-name="P2932"/>
      <text:p text:style-name="P2933"><text:span text:style-name="T2934">The<text:s/></text:span><text:span text:style-name="T2935">IPAddress</text:span><text:span text:style-name="T2936"><text:s/>and<text:s/></text:span><text:span text:style-name="T2937">IPAddressSection</text:span><text:span text:style-name="T2938"><text:s/>classes and their version-specific<text:s/></text:span><text:span text:style-name="T2939">subclasses have additional methods to produce specific strings representing the address:</text:span></text:p>
      <text:p text:style-name="P2940"/>
      <text:p text:style-name="P2941"><text:span text:style-name="T2942">public</text:span><text:span text:style-name="T2943"><text:s/></text:span><text:span text:style-name="T2944">static</text:span><text:span text:style-name="T2945"><text:s/></text:span><text:span text:style-name="T2946">void</text:span><text:span text:style-name="T2947"><text:s/>main(String[]<text:s/></text:span><text:span text:style-name="T2948">args</text:span><text:span text:style-name="T2949">) {</text:span></text:p>
      <text:p text:style-name="P2950"><text:span text:style-name="T2951"><text:tab/>IPAddress<text:s/></text:span><text:span text:style-name="T2952">address</text:span><text:span text:style-name="T2953"><text:s/>=<text:s/></text:span><text:span text:style-name="T2954">new</text:span><text:span text:style-name="T2955"><text:s/>IPAddressString(</text:span><text:span text:style-name="T2956">"a:b:c::e:f"</text:span><text:span text:style-name="T2957">).getAddress();</text:span></text:p>
      <text:p text:style-name="P2958"><text:span text:style-name="T2959"><text:tab/></text:span><text:span text:style-name="T2960">print</text:span><text:span text:style-name="T2961">(</text:span><text:span text:style-name="T2962">address</text:span><text:span text:style-name="T2963">);</text:span></text:p>
      <text:p text:style-name="P2964"><text:span text:style-name="T2965"><text:tab/></text:span><text:span text:style-name="T2966">address</text:span><text:span text:style-name="T2967"><text:s/>=<text:s/></text:span><text:span text:style-name="T2968">new</text:span><text:span text:style-name="T2969"><text:s/>IPAddressString(</text:span><text:span text:style-name="T2970">"a:b:c::</text:span><text:span text:style-name="T2971">"</text:span><text:span text:style-name="T2972">).getAddress();</text:span></text:p>
      <text:p text:style-name="P2973"><text:span text:style-name="T2974"><text:tab/></text:span><text:span text:style-name="T2975">print</text:span><text:span text:style-name="T2976">(</text:span><text:span text:style-name="T2977">address</text:span><text:span text:style-name="T2978">);</text:span></text:p>
      <text:p text:style-name="P2979"><text:span text:style-name="T2980"><text:tab/></text:span><text:span text:style-name="T2981">address</text:span><text:span text:style-name="T2982"><text:s/>=<text:s/></text:span><text:span text:style-name="T2983">new</text:span><text:span text:style-name="T2984"><text:s/>IPAddressString(</text:span><text:span text:style-name="T2985">"a:b:c:*::"</text:span><text:span text:style-name="T2986">).getAddress();</text:span></text:p>
      <text:p text:style-name="P2987"><text:span text:style-name="T2988"><text:tab/></text:span><text:span text:style-name="T2989">print</text:span><text:span text:style-name="T2990">(</text:span><text:span text:style-name="T2991">address</text:span><text:span text:style-name="T2992">);</text:span></text:p>
      <text:p text:style-name="P2993"><text:span text:style-name="T2994">}</text:span></text:p>
      <text:p text:style-name="P2995"/>
      <text:p text:style-name="P2996"><text:span text:style-name="T2997">static</text:span><text:span text:style-name="T2998"><text:s/></text:span><text:span text:style-name="T2999">void</text:span><text:span text:style-name="T3000"><text:s/>print(IPAddress<text:s/></text:span><text:span text:style-name="T3001">address</text:span><text:span text:style-name="T3002">) {</text:span></text:p>
      <text:p text:style-name="P3003"><text:span text:style-name="T3004"><text:tab/>System.</text:span><text:span text:style-name="T3005">out</text:span><text:span text:style-name="T3006">.</text:span><text:span text:style-name="T3007">println</text:span><text:span text:style-name="T3008">(</text:span><text:span text:style-name="T3009">address</text:span><text:span text:style-name="T3010">.toCanonicalString());</text:span></text:p>
      <text:p text:style-name="P3011"><text:span text:style-name="T3012"><text:tab/>System.</text:span><text:span text:style-name="T3013">out</text:span><text:span text:style-name="T3014">.</text:span><text:span text:style-name="T3015">println</text:span><text:span text:style-name="T3016">(</text:span><text:span text:style-name="T3017">address</text:span><text:span text:style-name="T3018">.toFullString());</text:span></text:p>
      <text:p text:style-name="P3019"><text:span text:style-name="T3020"><text:tab/>System.</text:span><text:span text:style-name="T3021">out</text:span><text:span text:style-name="T3022">.</text:span><text:span text:style-name="T3023">println</text:span><text:span text:style-name="T3024">(</text:span><text:span text:style-name="T3025">address</text:span><text:span text:style-name="T3026">.toNormalizedString());</text:span></text:p>
      <text:p text:style-name="P3027"><text:span text:style-name="T3028"><text:tab/>System.</text:span><text:span text:style-name="T3029">out</text:span><text:span text:style-name="T3030">.</text:span><text:span text:style-name="T3031">println</text:span><text:span text:style-name="T3032">(</text:span><text:span text:style-name="T3033">address</text:span><text:span text:style-name="T3034">.toSQLWildcardString());</text:span></text:p>
      <text:p text:style-name="P3035"><text:span text:style-name="T3036"><text:tab/>System.</text:span><text:span text:style-name="T3037">out</text:span><text:span text:style-name="T3038">.</text:span><text:span text:style-name="T3039">println</text:span><text:span text:style-name="T3040">(</text:span><text:span text:style-name="T3041">address</text:span><text:span text:style-name="T3042">.toSubnetString());</text:span></text:p>
      <text:p text:style-name="P3043"><text:span text:style-name="T3044"><text:tab/></text:span><text:span text:style-name="T3045">try</text:span><text:span text:style-name="T3046"><text:s/>{</text:span></text:p>
      <text:p text:style-name="P3047"><text:span text:style-name="T3048"><text:tab/></text:span><text:span text:style-name="T3049"><text:tab/></text:span><text:span text:style-name="T3050">if</text:span><text:span text:style-name="T3051">(</text:span><text:span text:style-name="T3052">address</text:span><text:span text:style-name="T3053">.isIPv6()) {</text:span></text:p>
      <text:p text:style-name="P3054"><text:span text:style-name="T3055"><text:tab/></text:span><text:span text:style-name="T3056"><text:tab/></text:span><text:span text:style-name="T3057"><text:tab/>System.</text:span><text:span text:style-name="T3058">out</text:span><text:span text:style-name="T3059">.</text:span><text:span text:style-name="T3060">println</text:span><text:span text:style-name="T3061">(</text:span><text:span text:style-name="T3062">address</text:span><text:span text:style-name="T3063">.toIPv6().toMixedString());</text:span></text:p>
      <text:p text:style-name="P3064"><text:span text:style-name="T3065"><text:tab/></text:span><text:span text:style-name="T3066"><text:tab/></text:span><text:span text:style-name="T3067"><text:tab/>System.</text:span><text:span text:style-name="T3068">out</text:span><text:span text:style-name="T3069">.</text:span><text:span text:style-name="T3070">println</text:span><text:span text:style-name="T3071">(</text:span><text:span text:style-name="T3072">add</text:span><text:span text:style-name="T3073">ress</text:span><text:span text:style-name="T3074">.toIPv6().toBase85String());</text:span><text:span text:style-name="T3075">//throws for a:b:c:*:: because the address cannot be represented as a range of two single values</text:span></text:p>
      <text:p text:style-name="P3076"><text:span text:style-name="T3077"><text:tab/></text:span><text:span text:style-name="T3078"><text:tab/>}</text:span></text:p>
      <text:p text:style-name="P3079"><text:span text:style-name="T3080"><text:tab/></text:span><text:span text:style-name="T3081"><text:tab/>System.</text:span><text:span text:style-name="T3082">out</text:span><text:span text:style-name="T3083">.</text:span><text:span text:style-name="T3084">println</text:span><text:span text:style-name="T3085">(</text:span><text:span text:style-name="T3086">address</text:span><text:span text:style-name="T3087">.toBinaryString());</text:span><text:span text:style-name="T3088">//throws for a:b:c:*:: because the address cannot be represented as a range<text:s/></text:span><text:span text:style-name="T3089">of two single values</text:span></text:p>
      <text:p text:style-name="P3090"><text:span text:style-name="T3091"><text:tab/></text:span><text:span text:style-name="T3092"><text:tab/>System.</text:span><text:span text:style-name="T3093">out</text:span><text:span text:style-name="T3094">.</text:span><text:span text:style-name="T3095">println</text:span><text:span text:style-name="T3096">(</text:span><text:span text:style-name="T3097">address</text:span><text:span text:style-name="T3098">.toHexString(</text:span><text:span text:style-name="T3099">true</text:span><text:span text:style-name="T3100">));</text:span><text:span text:style-name="T3101"><text:s/>//throws for a:b:c:*:: because the address cannot be represented as a range of two single values</text:span></text:p>
      <text:p text:style-name="P3102"><text:span text:style-name="T3103"><text:tab/>}<text:s/></text:span><text:span text:style-name="T3104">catch</text:span><text:span text:style-name="T3105">(AddressTypeException<text:s/></text:span><text:span text:style-name="T3106">e</text:span><text:span text:style-name="T3107">) {}</text:span></text:p>
      <text:p text:style-name="P3108"><text:span text:style-name="T3109"><text:tab/>System.</text:span><text:span text:style-name="T3110">out</text:span><text:span text:style-name="T3111">.println();</text:span></text:p>
      <text:p text:style-name="P3112">}</text:p>
      <text:p text:style-name="P3113"/>
      <text:p text:style-name="P3114">Output:</text:p>
      <text:p text:style-name="P3115"/>
      <text:p text:style-name="P3116"><text:span text:style-name="T3117">a:b:c::e:f</text:span></text:p>
      <text:p text:style-name="P3118"><text:span text:style-name="T3119">000a:000b:000c:0000:0000:0000:000e:000f</text:span></text:p>
      <text:p text:style-name="P3120"><text:span text:style-name="T3121">a:b:c:0:0:0:e:f</text:span></text:p>
      <text:p text:style-name="P3122"><text:span text:style-name="T3123">a:b:c:0:0:0:e:f</text:span></text:p>
      <text:p text:style-name="P3124"><text:span text:style-name="T3125">a:b:c::e:f</text:span></text:p>
      <text:p text:style-name="P3126"><text:span text:style-name="T3127">a:b:c::0.14.0.15</text:span></text:p>
      <text:p text:style-name="P3128"><text:span text:style-name="T3129">00|N0s0$N0-%*(tF74+!</text:span></text:p>
      <text:p text:style-name="P3130"><text:span text:style-name="T3131">00000000000010100000000000001011000000000000110000000000000000000000000000000000000000000000000000000000000011100000000000001111</text:span></text:p>
      <text:p text:style-name="P3132"><text:span text:style-name="T3133">0x000a</text:span><text:span text:style-name="T3134">000b000c000000000000000e000f</text:span></text:p>
      <text:p text:style-name="P3135"/>
      <text:p text:style-name="P3136"><text:span text:style-name="T3137">a:b:c::</text:span></text:p>
      <text:p text:style-name="P3138"><text:span text:style-name="T3139">000a:000b:000c:0000:0000:0000:0000:0000</text:span></text:p>
      <text:p text:style-name="P3140"><text:span text:style-name="T3141">a:b:c:0:0:0:0:0</text:span></text:p>
      <text:p text:style-name="P3142"><text:span text:style-name="T3143">a:b:c:0:0:0:0:0</text:span></text:p>
      <text:p text:style-name="P3144"><text:span text:style-name="T3145">a:b:c::</text:span></text:p>
      <text:p text:style-name="P3146"><text:span text:style-name="T3147">a:b:c::</text:span></text:p>
      <text:p text:style-name="P3148"><text:span text:style-name="T3149">00|N0s0$N0-%*(tF5l-X</text:span></text:p>
      <text:p text:style-name="P3150"><text:span text:style-name="T3151">00000000000010100000000000001011000000000000110000000000000000000000000000000000000000000000000000000000000000000000000000000000</text:span></text:p>
      <text:p text:style-name="P3152"><text:span text:style-name="T3153">0x000a000b000c00000000000000000000</text:span></text:p>
      <text:p text:style-name="P3154"/>
      <text:p text:style-name="P3155"><text:span text:style-name="T3156">a:b:c:*::</text:span></text:p>
      <text:p text:style-name="P3157"><text:span text:style-name="T3158">000a:000b:000c:0000-ffff:0000:0000:0000:0000</text:span></text:p>
      <text:p text:style-name="P3159"><text:span text:style-name="T3160">a:b:c:*:0:0:0:0</text:span></text:p>
      <text:p text:style-name="P3161"><text:span text:style-name="T3162">a:b:c:%:0:0:0:0</text:span></text:p>
      <text:p text:style-name="P3163"><text:span text:style-name="T3164">a:b:</text:span><text:span text:style-name="T3165">c:*::</text:span></text:p>
      <text:p text:style-name="P3166"><text:span text:style-name="T3167">a:b:c:*::</text:span></text:p>
      <text:p text:style-name="P3168"/>
      <text:p text:style-name="P3169">IPv6 string methods</text:p>
      <text:p text:style-name="P3170"/>
      <text:p text:style-name="P3171"><text:span text:style-name="T3172">There are additional methods for Ipv6, the methods<text:s/></text:span><text:span text:style-name="T3173">toMixedString()</text:span><text:span text:style-name="T3174"><text:s/>and<text:s/></text:span><text:span text:style-name="T3175">toBase85String()</text:span></text:p>
      <text:p text:style-name="P3176"/>
      <text:p text:style-name="P3177"/>
      <text:p text:style-name="P3178">UNC Strings</text:p>
      <text:p text:style-name="P3179"/>
      <text:p text:style-name="P3180"><text:span text:style-name="T3181">The method<text:s/></text:span><text:span text:style-name="T3182">toUNCHostName()<text:s/></text:span><text:span text:style-name="T3183">produces the UNC IP-literal string.</text:span></text:p>
      <text:p text:style-name="P3184"><text:span text:style-name="T3185">IPAddressString<text:s/></text:span><text:span text:style-name="T3186">ipAddressString</text:span><text:span text:style-name="T3187"><text:s/>=<text:s/></text:span><text:span text:style-name="T3188">new</text:span><text:span text:style-name="T3189"><text:s/></text:span><text:span text:style-name="T3190">IPAddressString(</text:span><text:span text:style-name="T3191">"2001:db8::1"</text:span><text:span text:style-name="T3192">);</text:span></text:p>
      <text:p text:style-name="P3193"><text:span text:style-name="T3194"><text:tab/>IPAddress<text:s/></text:span><text:span text:style-name="T3195">address</text:span><text:span text:style-name="T3196"><text:s/>=<text:s/></text:span><text:span text:style-name="T3197">ipAddressString</text:span><text:span text:style-name="T3198">.getAddress();</text:span></text:p>
      <text:p text:style-name="P3199"><text:span text:style-name="T3200"><text:tab/>System.</text:span><text:span text:style-name="T3201">out</text:span><text:span text:style-name="T3202">.println(</text:span><text:span text:style-name="T3203">address</text:span><text:span text:style-name="T3204">.toUNCHostName());</text:span></text:p>
      <text:p text:style-name="P3205"><text:span text:style-name="T3206"><text:tab/></text:span><text:span text:style-name="T3207"><text:tab/></text:span></text:p>
      <text:p text:style-name="P3208"><text:span text:style-name="T3209"><text:tab/></text:span><text:span text:style-name="T3210">ipAddressString</text:span><text:span text:style-name="T3211"><text:s/>=<text:s/></text:span><text:span text:style-name="T3212">new</text:span><text:span text:style-name="T3213"><text:s/>IPAddressString(</text:span><text:span text:style-name="T3214">"1.2.3.4"</text:span><text:span text:style-name="T3215">);</text:span></text:p>
      <text:p text:style-name="P3216"><text:span text:style-name="T3217"><text:tab/></text:span><text:span text:style-name="T3218">address</text:span><text:span text:style-name="T3219"><text:s/>=<text:s/></text:span><text:span text:style-name="T3220">ipAddressString</text:span><text:span text:style-name="T3221">.getAddress();</text:span></text:p>
      <text:p text:style-name="P3222"><text:span text:style-name="T3223"><text:tab/>System.</text:span><text:span text:style-name="T3224">out</text:span><text:span text:style-name="T3225">.println(</text:span><text:span text:style-name="T3226">address</text:span><text:span text:style-name="T3227">.toUNCHostName());</text:span></text:p>
      <text:p text:style-name="P3228"/>
      <text:p text:style-name="P3229">Output:</text:p>
      <text:p text:style-name="P3230"><text:span text:style-name="T3231">2001-db8-0-0-0-0-0-1.ipv6-literal.net</text:span></text:p>
      <text:p text:style-name="P3232"><text:span text:style-name="T3233">1.2.3.4</text:span></text:p>
      <text:p text:style-name="P3234"/>
      <text:p text:style-name="P3235"/>
      <text:p text:style-name="P3236">DNS Lookup Strings</text:p>
      <text:p text:style-name="P3237"/>
      <text:p text:style-name="P3238"><text:span text:style-name="T3239">The methods<text:s/></text:span><text:span text:style-name="T3240">toReverseDNSLookupString()<text:s/></text:span><text:span text:style-name="T3241">will produce a string for DNS lookup. <text:s/>If you wish to do a DNS lookup for a subnet rather than a full address, you can<text:s/></text:span><text:span text:style-name="T3242">use<text:s/></text:span><text:span text:style-name="T3243">getNetworkSection()</text:span><text:span text:style-name="T3244"><text:s/>to provide the network section you wish to lookup. <text:s/>You can specify the prefix length in either the string itself or the call to get the network section.</text:span></text:p>
      <text:p text:style-name="P3245"/>
      <text:p text:style-name="P3246"><text:span text:style-name="T3247">IPAddressString<text:s/></text:span><text:span text:style-name="T3248">ipAddressString</text:span><text:span text:style-name="T3249"><text:s/>=<text:s/></text:span><text:span text:style-name="T3250">new</text:span><text:span text:style-name="T3251"><text:s/>IPAddressString(</text:span><text:span text:style-name="T3252">"2001:db8::1"</text:span><text:span text:style-name="T3253">);</text:span></text:p>
      <text:p text:style-name="P3254"><text:span text:style-name="T3255"><text:tab/>IPAddr</text:span><text:span text:style-name="T3256">ess<text:s/></text:span><text:span text:style-name="T3257">address</text:span><text:span text:style-name="T3258"><text:s/>=<text:s/></text:span><text:span text:style-name="T3259">ipAddressString</text:span><text:span text:style-name="T3260">.getAddress();</text:span></text:p>
      <text:p text:style-name="P3261"><text:span text:style-name="T3262"><text:tab/>System.</text:span><text:span text:style-name="T3263">out</text:span><text:span text:style-name="T3264">.println(</text:span><text:span text:style-name="T3265">address</text:span><text:span text:style-name="T3266">.toReverseDNSLookupString());</text:span></text:p>
      <text:p text:style-name="P3267"><text:span text:style-name="T3268"><text:tab/></text:span><text:span text:style-name="T3269"><text:tab/></text:span></text:p>
      <text:p text:style-name="P3270"><text:span text:style-name="T3271"><text:tab/>IPAddressSection<text:s/></text:span><text:span text:style-name="T3272">addressSection</text:span><text:span text:style-name="T3273"><text:s/>=<text:s/></text:span><text:span text:style-name="T3274">address</text:span><text:span text:style-name="T3275">.getNetworkSection(64);</text:span></text:p>
      <text:p text:style-name="P3276"><text:span text:style-name="T3277"><text:tab/>System.</text:span><text:span text:style-name="T3278">out</text:span><text:span text:style-name="T3279">.println(</text:span><text:span text:style-name="T3280">addressSection</text:span><text:span text:style-name="T3281">.toReverseDNSLookupString());</text:span></text:p>
      <text:p text:style-name="P3282"><text:span text:style-name="T3283"><text:tab/></text:span><text:span text:style-name="T3284"><text:tab/></text:span></text:p>
      <text:p text:style-name="P3285"><text:span text:style-name="T3286"><text:tab/></text:span><text:span text:style-name="T3287">ipAddressString</text:span><text:span text:style-name="T3288"><text:s/>=<text:s/></text:span><text:span text:style-name="T3289">new</text:span><text:span text:style-name="T3290"><text:s/>IPAddressString(</text:span><text:span text:style-name="T3291">"2001:db8::1/64"</text:span><text:span text:style-name="T3292">);</text:span></text:p>
      <text:p text:style-name="P3293"><text:span text:style-name="T3294"><text:tab/></text:span><text:span text:style-name="T3295">address</text:span><text:span text:style-name="T3296"><text:s/>=<text:s/></text:span><text:span text:style-name="T3297">ipAddressString</text:span><text:span text:style-name="T3298">.getAddress();</text:span></text:p>
      <text:p text:style-name="P3299"><text:span text:style-name="T3300"><text:tab/>System.</text:span><text:span text:style-name="T3301">out</text:span><text:span text:style-name="T3302">.println(</text:span><text:span text:style-name="T3303">address</text:span><text:span text:style-name="T3304">.toReverseDNSLookupString());</text:span></text:p>
      <text:p text:style-name="P3305"><text:span text:style-name="T3306"><text:tab/></text:span><text:span text:style-name="T3307"><text:tab/></text:span></text:p>
      <text:p text:style-name="P3308"><text:span text:style-name="T3309"><text:tab/></text:span><text:span text:style-name="T3310">addressSection</text:span><text:span text:style-name="T3311"><text:s/>=<text:s/></text:span><text:span text:style-name="T3312">address</text:span><text:span text:style-name="T3313">.getNetworkSection();</text:span></text:p>
      <text:p text:style-name="P3314"><text:span text:style-name="T3315"><text:tab/>System.</text:span><text:span text:style-name="T3316">out</text:span><text:span text:style-name="T3317">.println(</text:span><text:span text:style-name="T3318">addressSection</text:span><text:span text:style-name="T3319">.toReverseDNSLookupString());</text:span></text:p>
      <text:p text:style-name="P3320"><text:span text:style-name="T3321"><text:s/></text:span></text:p>
      <text:p text:style-name="P3322">Output:</text:p>
      <text:p text:style-name="P3323"><text:span text:style-name="T3324">1.0.0.0.0.0.0.0.0.0.0.0.0.0.0.0.0.0.0.0.0.0.0.0.8.b.d.0.1.0.0.2.ip6.arpa</text:span></text:p>
      <text:p text:style-name="P3325"><text:span text:style-name="T3326">0.0.0.0.0.0.0.0.8.b.d.0.1.0.0.2.ip6.arpa</text:span></text:p>
      <text:p text:style-name="P3327"><text:span text:style-name="T3328">*.*.*.*.*.*.*.*.*.*.*.*.*.*.*.*.0.0.0.0.0.0.0.0.8.b.d.0.1.0.0.2.ip6.arpa</text:span></text:p>
      <text:p text:style-name="P3329"><text:span text:style-name="T3330">0.0.0.0.0.0.0.0.8.b.d.0.1.0.0.2.ip6.arpa</text:span></text:p>
      <text:p text:style-name="P3331"/>
      <text:p text:style-name="P3332"/>
      <text:p text:style-name="P3333">General String Methods</text:p>
      <text:p text:style-name="P3334"/>
      <text:p text:style-name="P3335"><text:span text:style-name="T3336">The methods<text:s/></text:span><text:span text:style-name="T3337">toCanonicalString</text:span><text:span text:style-name="T3338"><text:s/>and<text:s/></text:span><text:span text:style-name="T3339">toCompressedString</text:span><text:span text:style-name="T3340"><text:s/>are available for any address or address section. <text:s/></text:span></text:p>
      <text:p text:style-name="P3341"/>
      <text:p text:style-name="P3342"><text:span text:style-name="T3343">The methods<text:s/></text:span><text:span text:style-name="T3344">toHexString</text:span><text:span text:style-name="T3345"><text:s/>and<text:s/></text:span><text:span text:style-name="T3346">toNormalizedString</text:span><text:span text:style-name="T3347"><text:s/>are available for any address component.</text:span></text:p>
      <text:p text:style-name="P3348"/>
      <text:p text:style-name="P3349"/>
      <text:p text:style-name="P3350">Avoiding Prefix Length Indicator in Strings</text:p>
      <text:p text:style-name="P3351"/>
      <text:p text:style-name="P3352"><text:span text:style-name="T3353">To choose</text:span><text:span text:style-name="T3354"><text:s/>to print wildcards '*' and range characters '-' as opposed to using prefix length, there are additional methods:</text:span></text:p>
      <text:p text:style-name="P3355"/>
      <text:p text:style-name="P3356"><text:span text:style-name="T3357">public</text:span><text:span text:style-name="T3358"><text:s/></text:span><text:span text:style-name="T3359">static</text:span><text:span text:style-name="T3360"><text:s/></text:span><text:span text:style-name="T3361">void</text:span><text:span text:style-name="T3362"><text:s/>main(String[]<text:s/></text:span><text:span text:style-name="T3363">args</text:span><text:span text:style-name="T3364">) {</text:span><text:span text:style-name="T3365"><text:line-break/></text:span><text:span text:style-name="T3366"><text:tab/>IPAddress<text:s/></text:span><text:span text:style-name="T3367">address</text:span><text:span text:style-name="T3368"><text:s/>=<text:s/></text:span><text:span text:style-name="T3369">new</text:span><text:span text:style-name="T3370"><text:s/>IPAddressString(</text:span><text:span text:style-name="T3371">"a:b:c::/64"</text:span><text:span text:style-name="T3372">).getAddress();</text:span><text:span text:style-name="T3373"><text:line-break/></text:span><text:span text:style-name="T3374"><text:tab/></text:span><text:span text:style-name="T3375">print</text:span><text:span text:style-name="T3376">(</text:span><text:span text:style-name="T3377">address</text:span><text:span text:style-name="T3378">);</text:span><text:span text:style-name="T3379"><text:line-break/></text:span><text:span text:style-name="T3380"><text:tab/></text:span><text:span text:style-name="T3381">address</text:span><text:span text:style-name="T3382"><text:s/>=<text:s/></text:span><text:span text:style-name="T3383">new</text:span><text:span text:style-name="T3384"><text:s/>IPAddressString(</text:span><text:span text:style-name="T3385">"a:b:c:*::/64"</text:span><text:span text:style-name="T3386">).getAddress();</text:span><text:span text:style-name="T3387"><text:line-break/></text:span><text:span text:style-name="T3388"><text:tab/></text:span><text:span text:style-name="T3389">print</text:span><text:span text:style-name="T3390">(</text:span><text:span text:style-name="T3391">address</text:span><text:span text:style-name="T3392">);</text:span></text:p>
      <text:p text:style-name="P3393">}</text:p>
      <text:p text:style-name="P3394"/>
      <text:p text:style-name="P3395"><text:span text:style-name="T3396">static</text:span><text:span text:style-name="T3397"><text:s/></text:span><text:span text:style-name="T3398">void</text:span><text:span text:style-name="T3399"><text:s/>print(IPAddress<text:s/></text:span><text:span text:style-name="T3400">address</text:span><text:span text:style-name="T3401">) {</text:span></text:p>
      <text:p text:style-name="P3402"><text:span text:style-name="T3403"><text:tab/>System.</text:span><text:span text:style-name="T3404">out</text:span><text:span text:style-name="T3405">.println(</text:span><text:span text:style-name="T3406">address</text:span><text:span text:style-name="T3407">.toCanonicalString());</text:span></text:p>
      <text:p text:style-name="P3408"><text:span text:style-name="T3409"><text:tab/>System.</text:span><text:span text:style-name="T3410">out</text:span><text:span text:style-name="T3411">.println(</text:span><text:span text:style-name="T3412">address</text:span><text:span text:style-name="T3413">.toCanonicalWildcardString());</text:span></text:p>
      <text:p text:style-name="P3414"><text:span text:style-name="T3415"><text:tab/>System.</text:span><text:span text:style-name="T3416">out</text:span><text:span text:style-name="T3417">.println(</text:span><text:span text:style-name="T3418">address</text:span><text:span text:style-name="T3419">.toFullString());</text:span></text:p>
      <text:p text:style-name="P3420"><text:span text:style-name="T3421"><text:tab/>System.</text:span><text:span text:style-name="T3422">out</text:span><text:span text:style-name="T3423">.println(</text:span><text:span text:style-name="T3424">address</text:span><text:span text:style-name="T3425">.toNormalizedString());</text:span></text:p>
      <text:p text:style-name="P3426"><text:span text:style-name="T3427"><text:tab/>System.</text:span><text:span text:style-name="T3428">out</text:span><text:span text:style-name="T3429">.println(</text:span><text:span text:style-name="T3430">address</text:span><text:span text:style-name="T3431">.toSQLWildcardString());</text:span></text:p>
      <text:p text:style-name="P3432"><text:span text:style-name="T3433"><text:tab/>System.</text:span><text:span text:style-name="T3434">out</text:span><text:span text:style-name="T3435">.println();</text:span></text:p>
      <text:p text:style-name="P3436">}</text:p>
      <text:p text:style-name="P3437"/>
      <text:p text:style-name="P3438">Output:</text:p>
      <text:p text:style-name="P3439"/>
      <text:p text:style-name="P3440">a:b:c::/64</text:p>
      <text:p text:style-name="P3441">a:b:c:0:*:*:*:*</text:p>
      <text:p text:style-name="P3442">000a:000b:000c:0000:0000:0000:0000:0000/64</text:p>
      <text:p text:style-name="P3443">a:b:c:0:0:0:0:0/64</text:p>
      <text:p text:style-name="P3444">a:b:c:0:%:%:%:%</text:p>
      <text:p text:style-name="P3445"/>
      <text:p text:style-name="P3446">a:b:c:*::/64</text:p>
      <text:p text:style-name="P3447">a:b:c:*:*:*:*:*</text:p>
      <text:p text:style-name="P3448">000a:000b:000c:0000-ffff:0000:0000:0000:0000/64</text:p>
      <text:p text:style-name="P3449">a:b:c:*:0:0:0:0/64</text:p>
      <text:p text:style-name="P3450">a:b:c:%:%:%:%:%</text:p>
      <text:p text:style-name="P3451"/>
      <text:p text:style-name="P3452"/>
      <text:p text:style-name="P3453">IP Version-dependent Strings</text:p>
      <text:p text:style-name="P3454">Some strings are version-dependent:</text:p>
      <text:p text:style-name="P3455"/>
      <text:p text:style-name="P3456"><text:span text:style-name="T3457">public</text:span><text:span text:style-name="T3458"><text:s/></text:span><text:span text:style-name="T3459">static</text:span><text:span text:style-name="T3460"><text:s/></text:span><text:span text:style-name="T3461">void</text:span><text:span text:style-name="T3462"><text:s/>main(String[]<text:s/></text:span><text:span text:style-name="T3463">args</text:span><text:span text:style-name="T3464">) {</text:span></text:p>
      <text:p text:style-name="P3465"><text:span text:style-name="T3466"><text:tab/></text:span><text:span text:style-name="T3467">//toSubnetString() prefers '*' for IPv4 and prefix for IPv6</text:span></text:p>
      <text:p text:style-name="P3468"><text:span text:style-name="T3469"><text:tab/>System.</text:span><text:span text:style-name="T3470">out</text:span><text:span text:style-name="T3471">.println(</text:span><text:span text:style-name="T3472">new</text:span><text:span text:style-name="T3473"><text:s/>IPAddressString(</text:span><text:span text:style-name="T3474">"1.2.0.0/16"</text:span><text:span text:style-name="T3475">).getAddress().toSubnetString());</text:span></text:p>
      <text:p text:style-name="P3476"><text:span text:style-name="T3477"><text:tab/>System.</text:span><text:span text:style-name="T3478">out</text:span><text:span text:style-name="T3479">.println(</text:span><text:span text:style-name="T3480">new</text:span><text:span text:style-name="T3481"><text:s/>IPAddressString(</text:span><text:span text:style-name="T3482">"a:b::/64"</text:span><text:span text:style-name="T3483">).getAddress().toSubnetString());</text:span></text:p>
      <text:p text:style-name="P3484"><text:span text:style-name="T3485"><text:tab/></text:span></text:p>
      <text:p text:style-name="P3486"><text:span text:style-name="T3487"><text:tab/></text:span><text:span text:style-name="T3488">//converts IPv4-mapped<text:s/></text:span><text:span text:style-name="T3489">to a:b:c:d:e:f:1.2.3.4 notation</text:span></text:p>
      <text:p text:style-name="P3490"><text:span text:style-name="T3491"><text:tab/>System.</text:span><text:span text:style-name="T3492">out</text:span><text:span text:style-name="T3493">.println(</text:span><text:span text:style-name="T3494">new</text:span><text:span text:style-name="T3495"><text:s/>IPAddressString(</text:span><text:span text:style-name="T3496">"::ffff:a:b"</text:span><text:span text:style-name="T3497">).getAddress().toConvertedString());</text:span></text:p>
      <text:p text:style-name="P3498"><text:span text:style-name="T3499">}</text:span></text:p>
      <text:p text:style-name="P3500"/>
      <text:p text:style-name="P3501"><text:span text:style-name="T3502">Output:</text:span></text:p>
      <text:p text:style-name="P3503"/>
      <text:p text:style-name="P3504">1.2.*.*</text:p>
      <text:p text:style-name="P3505">a:b::/64</text:p>
      <text:p text:style-name="P3506"><text:span text:style-name="T3507">::ffff:0.10.0.11</text:span></text:p>
      <text:p text:style-name="P3508"/>
      <text:p text:style-name="P3509"/>
      <text:p text:style-name="P3510">Collections of IP Address Strings</text:p>
      <text:p text:style-name="P3511"><text:span text:style-name="T3512"><text:line-break/></text:span><text:span text:style-name="T3513">Alternatively, you can produce collections of<text:s/></text:span><text:span text:style-name="T3514">strings:</text:span></text:p>
      <text:p text:style-name="P3515"/>
      <text:p text:style-name="P3516"><text:span text:style-name="T3517">public</text:span><text:span text:style-name="T3518"><text:s/></text:span><text:span text:style-name="T3519">static</text:span><text:span text:style-name="T3520"><text:s/></text:span><text:span text:style-name="T3521">void</text:span><text:span text:style-name="T3522"><text:s/>main(String[]<text:s/></text:span><text:span text:style-name="T3523">args</text:span><text:span text:style-name="T3524">) {</text:span><text:span text:style-name="T3525"><text:line-break/></text:span><text:span text:style-name="T3526"><text:tab/>IPAddress<text:s/></text:span><text:span text:style-name="T3527">address</text:span><text:span text:style-name="T3528"><text:s/>=<text:s/></text:span><text:span text:style-name="T3529">new</text:span><text:span text:style-name="T3530"><text:s/>IPAddressString(</text:span><text:span text:style-name="T3531">"a:b:c::e:f"</text:span><text:span text:style-name="T3532">).getAddress();</text:span><text:span text:style-name="T3533"><text:line-break/></text:span><text:span text:style-name="T3534"><text:tab/></text:span><text:span text:style-name="T3535">print</text:span><text:span text:style-name="T3536">(</text:span><text:span text:style-name="T3537">address</text:span><text:span text:style-name="T3538">);</text:span><text:span text:style-name="T3539"><text:line-break/></text:span><text:span text:style-name="T3540">}</text:span></text:p>
      <text:p text:style-name="P3541"/>
      <text:p text:style-name="P3542"><text:span text:style-name="T3543">private</text:span><text:span text:style-name="T3544"><text:s/></text:span><text:span text:style-name="T3545">static</text:span><text:span text:style-name="T3546"><text:s/></text:span><text:span text:style-name="T3547">void</text:span><text:span text:style-name="T3548"><text:s/>print(IPAddress<text:s/></text:span><text:span text:style-name="T3549">address</text:span><text:span text:style-name="T3550">) {</text:span></text:p>
      <text:p text:style-name="P3551"><text:span text:style-name="T3552"><text:tab/></text:span><text:span text:style-name="T3553">//print(address.toAllStrings()); produces many strings</text:span></text:p>
      <text:p text:style-name="P3554"><text:span text:style-name="T3555"><text:tab/></text:span><text:span text:style-name="T3556">print</text:span><text:span text:style-name="T3557">(</text:span><text:span text:style-name="T3558">address</text:span><text:span text:style-name="T3559">.toStandardStrings());</text:span></text:p>
      <text:p text:style-name="P3560"><text:span text:style-name="T3561"><text:tab/></text:span><text:span text:style-name="T3562">print</text:span><text:span text:style-name="T3563">(</text:span><text:span text:style-name="T3564">new</text:span><text:span text:style-name="T3565"><text:s/>String[] {</text:span><text:span text:style-name="T3566">""</text:span><text:span text:style-name="T3567">});</text:span></text:p>
      <text:p text:style-name="P3568">}</text:p>
      <text:p text:style-name="P3569"/>
      <text:p text:style-name="P3570"><text:span text:style-name="T3571">public</text:span><text:span text:style-name="T3572"><text:s/></text:span><text:span text:style-name="T3573">static</text:span><text:span text:style-name="T3574"><text:s/></text:span><text:span text:style-name="T3575">void</text:span><text:span text:style-name="T3576"><text:s/>print(String<text:s/></text:span><text:span text:style-name="T3577">strings</text:span><text:span text:style-name="T3578">[]) {</text:span></text:p>
      <text:p text:style-name="P3579"><text:span text:style-name="T3580"><text:tab/></text:span><text:span text:style-name="T3581">for</text:span><text:span text:style-name="T3582">(String<text:s/></text:span><text:span text:style-name="T3583">str</text:span><text:span text:style-name="T3584"><text:s/>:<text:s/></text:span><text:span text:style-name="T3585">strings</text:span><text:span text:style-name="T3586">) {</text:span></text:p>
      <text:p text:style-name="P3587"><text:span text:style-name="T3588"><text:tab/></text:span><text:span text:style-name="T3589"><text:tab/>System.</text:span><text:span text:style-name="T3590">out</text:span><text:span text:style-name="T3591">.println(</text:span><text:span text:style-name="T3592">str</text:span><text:span text:style-name="T3593">);</text:span></text:p>
      <text:p text:style-name="P3594"><text:tab/>}</text:p>
      <text:p text:style-name="P3595"><text:span text:style-name="T3596">}</text:span></text:p>
      <text:p text:style-name="P3597"><text:span text:style-name="T3598"><text:line-break/></text:span><text:span text:style-name="T3599">Output:</text:span></text:p>
      <text:p text:style-name="P3600"/>
      <text:p text:style-name="P3601">a:b:c:0:0:0:0.14.0.15</text:p>
      <text:p text:style-name="P3602">a:b:c:0:0:0:000.014.000.015</text:p>
      <text:p text:style-name="P3603">000a:000b:000c:0000:0000:0000:0.14.0.15</text:p>
      <text:p text:style-name="P3604">000a:000b:000c:0000:0000:0000:000.014.000.015</text:p>
      <text:p text:style-name="P3605">A:B:C:0:0:0:0.14.0.15</text:p>
      <text:p text:style-name="P3606">A:B:C:0:0:0:000.014.000.015</text:p>
      <text:p text:style-name="P3607">000A:000B:000C:0000:0000:0000:0.14.0.15</text:p>
      <text:p text:style-name="P3608">000A:000B:000C:0000:0000:0000:000.014.000.015</text:p>
      <text:p text:style-name="P3609">a:b:c::0.14.0.15</text:p>
      <text:p text:style-name="P3610">a:b:c::000.014.000.015</text:p>
      <text:p text:style-name="P3611">000a:000b:000c::0.14.0.15</text:p>
      <text:p text:style-name="P3612">000a:000b:000c::000.014.000.015</text:p>
      <text:p text:style-name="P3613">A:B:C::0.14.0.15</text:p>
      <text:p text:style-name="P3614">A:B:C::000.014.000.015</text:p>
      <text:p text:style-name="P3615">000A:000B:000C::0.14.0.15</text:p>
      <text:p text:style-name="P3616">000A:000B:000C::000.014.000.015</text:p>
      <text:p text:style-name="P3617">a:b:c:0:0:0:e:f</text:p>
      <text:p text:style-name="P3618">000a:000b:000c:0000:0000:0000:000e:000f</text:p>
      <text:p text:style-name="P3619">A:B:C:0:0:0:E:F</text:p>
      <text:p text:style-name="P3620">000A:000B:000C:0000:0000:0000:000E:000F</text:p>
      <text:p text:style-name="P3621">a:b:c::e:f</text:p>
      <text:p text:style-name="P3622">000a:000b:000c::000e:000f</text:p>
      <text:p text:style-name="P3623">A:B:C::E:F</text:p>
      <text:p text:style-name="P3624"><text:span text:style-name="T3625">000A:000B:000C::000E:000F</text:span></text:p>
      <text:p text:style-name="P3626"/>
      <text:p text:style-name="P3627"><text:span text:style-name="T3628">The String collections can be customized with</text:span><text:span text:style-name="T3629"><text:s/></text:span><text:span text:style-name="T3630">toNormalizedString(StringOptions<text:s/></text:span><text:span text:style-name="T3631">params</text:span><text:span text:style-name="T3632">)</text:span></text:p>
      <text:p text:style-name="P3633"><text:span text:style-name="T3634">Note that string collections never have duplicate strings.<text:s/></text:span><text:span text:style-name="T3635"><text:s/>The String collections can be customized with</text:span><text:span text:style-name="T3636"><text:s/></text:span><text:span text:style-name="T3637">toStrings(IPStringBuilderOptions<text:s/></text:span><text:span text:style-name="T3638">options</text:span><text:span text:style-name="T3639">).</text:span></text:p>
      <text:p text:style-name="P3640"/>
      <text:h text:style-name="P3641" text:outline-level="2"><text:bookmark-start text:name="_Toc456708509"/><text:bookmark-start text:name="_Toc456696718"/><text:bookmark-start text:name="_Toc456696181"/>Searching Text of Databases for all Addresses in a Subnet<text:bookmark-end text:name="_Toc456708509"/><text:bookmark-end text:name="_Toc456696718"/><text:bookmark-end text:name="_Toc456696181"/></text:h>
      <text:p text:style-name="P3642"><text:span text:style-name="T3643">Suppose you wanted to search for all addresses from a subnet in a large amount of text data. <text:s/>For instance,</text:span><text:span text:style-name="T3644"><text:s/>suppose you wanted to search for all addresses in the text from the subnet a:b:0:0::/64. <text:s/>You can start a representation of just the network prefix section of the address, then you can get all such strings for that prefix.</text:span></text:p>
      <text:p text:style-name="P3645"><text:span text:style-name="T3646">IPAddressSection<text:s/></text:span><text:span text:style-name="T3647">prefix</text:span><text:span text:style-name="T3648"><text:s/>=<text:s/></text:span><text:span text:style-name="T3649">new</text:span><text:span text:style-name="T3650"><text:s/>IP</text:span><text:span text:style-name="T3651">AddressString(</text:span><text:span text:style-name="T3652">"a:b::"</text:span><text:span text:style-name="T3653">).getAddress().</text:span></text:p>
      <text:p text:style-name="P3654"><text:span text:style-name="T3655"><text:tab/>getNetworkSection(64,<text:s/></text:span><text:span text:style-name="T3656">false</text:span><text:span text:style-name="T3657">);</text:span></text:p>
      <text:p text:style-name="P3658"><text:span text:style-name="T3659">String<text:s/></text:span><text:span text:style-name="T3660">strings</text:span><text:span text:style-name="T3661">[] =<text:s/></text:span><text:span text:style-name="T3662">prefix</text:span><text:span text:style-name="T3663">.toStandardStringCollection().toStrings();</text:span></text:p>
      <text:p text:style-name="P3664"><text:span text:style-name="T3665">for</text:span><text:span text:style-name="T3666">(String<text:s/></text:span><text:span text:style-name="T3667">str</text:span><text:span text:style-name="T3668"><text:s/>:<text:s/></text:span><text:span text:style-name="T3669">strings</text:span><text:span text:style-name="T3670">) {</text:span></text:p>
      <text:p text:style-name="P3671"><text:span text:style-name="T3672"><text:tab/>System.</text:span><text:span text:style-name="T3673">out</text:span><text:span text:style-name="T3674">.println(</text:span><text:span text:style-name="T3675">str</text:span><text:span text:style-name="T3676">);</text:span></text:p>
      <text:p text:style-name="P3677">}</text:p>
      <text:p text:style-name="P3678"/>
      <text:p text:style-name="P3679"><text:span text:style-name="T3680">Output:</text:span></text:p>
      <text:p text:style-name="P3681"><text:span text:style-name="T3682">a:b:0:0</text:span><text:span text:style-name="T3683"><text:line-break/></text:span><text:span text:style-name="T3684">000a:000b:0000:0000</text:span><text:span text:style-name="T3685"><text:line-break/></text:span><text:span text:style-name="T3686">A:B:0:0</text:span><text:span text:style-name="T3687"><text:line-break/></text:span><text:span text:style-name="T3688">000A:000B:0000:0000</text:span><text:span text:style-name="T3689"><text:line-break/></text:span><text:span text:style-name="T3690">a:b::</text:span><text:span text:style-name="T3691"><text:line-break/></text:span><text:span text:style-name="T3692">000a:000b::</text:span><text:span text:style-name="T3693"><text:line-break/></text:span><text:span text:style-name="T3694">A:B::</text:span><text:span text:style-name="T3695"><text:line-break/></text:span><text:span text:style-name="T3696">000A:000B::</text:span></text:p>
      <text:p text:style-name="P3697"/>
      <text:p text:style-name="P3698"><text:span text:style-name="T3699">If you need to be more stringent or less stringent about the address formats you wish to search, then you can use</text:span><text:span text:style-name="T3700"><text:s/></text:span><text:span text:style-name="T3701">toStringCollection(IPStringBuilderOptions<text:s/></text:span><text:span text:style-name="T3702">options</text:span><text:span text:style-name="T3703">)</text:span><text:span text:style-name="T3704"><text:s/></text:span><text:span text:style-name="T3705">with an instance of</text:span><text:span text:style-name="T3706"><text:s/></text:span><text:span text:style-name="T3707">IPv6StringBuilderOptions</text:span><text:span text:style-name="T3708">.</text:span></text:p>
      <text:p text:style-name="P3709">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3710"><text:span text:style-name="T3711">For a MySQL database search:</text:span></text:p>
      <text:p text:style-name="P3712"><text:span text:style-name="T3713">public</text:span><text:span text:style-name="T3714"><text:s/></text:span><text:span text:style-name="T3715">static</text:span><text:span text:style-name="T3716"><text:s/></text:span><text:span text:style-name="T3717">void</text:span><text:span text:style-name="T3718"><text:s/>main(String[]<text:s/></text:span><text:span text:style-name="T3719">args</text:span><text:span text:style-name="T3720">) {</text:span></text:p>
      <text:p text:style-name="P3721"><text:span text:style-name="T3722"><text:tab/>IPAddressSection<text:s/></text:span><text:span text:style-name="T3723">prefix</text:span><text:span text:style-name="T3724"><text:s/>=<text:s/></text:span><text:span text:style-name="T3725">new</text:span><text:span text:style-name="T3726"><text:s/>IPAddressString(</text:span><text:span text:style-name="T3727">"a:b::"</text:span><text:span text:style-name="T3728">).</text:span><text:span text:style-name="T3729"><text:line-break/></text:span><text:span text:style-name="T3730"><text:tab/></text:span><text:span text:style-name="T3731"><text:tab/>getAddress().getNetworkSection(64,<text:s/></text:span><text:span text:style-name="T3732">false</text:span><text:span text:style-name="T3733">);</text:span><text:span text:style-name="T3734"><text:line-break/></text:span><text:span text:style-name="T3735"><text:tab/>StringBuilder<text:s/></text:span><text:span text:style-name="T3736">sql</text:span><text:span text:style-name="T3737"><text:s/>=<text:s/></text:span><text:span text:style-name="T3738">new</text:span><text:span text:style-name="T3739"><text:s/>StringBuilder(</text:span><text:span text:style-name="T3740">"Select rows from table where "</text:span><text:span text:style-name="T3741">);</text:span><text:span text:style-name="T3742"><text:line-break/></text:span><text:span text:style-name="T3743"><text:tab/></text:span><text:span text:style-name="T3744">prefix</text:span><text:span text:style-name="T3745">.getStartsWithSQLClause(</text:span><text:span text:style-name="T3746">sql</text:span><text:span text:style-name="T3747">,<text:s/></text:span><text:span text:style-name="T3748">"column1"</text:span><text:span text:style-name="T3749">);</text:span><text:span text:style-name="T3750"><text:line-break/></text:span><text:span text:style-name="T3751"><text:tab/>System.</text:span><text:span text:style-name="T3752">out</text:span><text:span text:style-name="T3753">.println(</text:span><text:span text:style-name="T3754">sql</text:span><text:span text:style-name="T3755">);</text:span></text:p>
      <text:p text:style-name="P3756"><text:span text:style-name="T3757">}</text:span></text:p>
      <text:p text:style-name="P3758"><text:span text:style-name="T3759">Output:</text:span></text:p>
      <text:p text:style-name="P3760">Select rows from table where ((substring_index(column1,':',4) = 'a:b:0:0') OR ((substring_index(column1,':',3) = 'a:b:') AND (LENGTH (column1) - LENGTH(REPLACE(column1, ':', '')) &lt;= 6)))</text:p>
      <text:p text:style-name="P3761"/>
      <text:p text:style-name="P3762">For IPv4, another way to search for a subnet like 1.2.0.0/16 would be to do a SELECT with the following string</text:p>
      <text:p text:style-name="P3763"><text:span text:style-name="T3764">public</text:span><text:span text:style-name="T3765"><text:s/></text:span><text:span text:style-name="T3766">static</text:span><text:span text:style-name="T3767"><text:s/></text:span><text:span text:style-name="T3768">void</text:span><text:span text:style-name="T3769"><text:s/>main(String[]<text:s/></text:span><text:span text:style-name="T3770">args</text:span><text:span text:style-name="T3771">) {</text:span><text:span text:style-name="T3772"><text:line-break/></text:span><text:span text:style-name="T3773"><text:tab/>String<text:s/></text:span><text:span text:style-name="T3774">wildcardString</text:span><text:span text:style-name="T3775"><text:s/>=<text:s/></text:span><text:span text:style-name="T3776">new<text:s/></text:span><text:span text:style-name="T3777">IPAddressString(</text:span><text:span text:style-name="T3778">"1.2.0.0/16"</text:span><text:span text:style-name="T3779">).</text:span><text:span text:style-name="T3780"><text:line-break/></text:span><text:span text:style-name="T3781"><text:tab/></text:span><text:span text:style-name="T3782"><text:tab/>getAddress().toSQLWildcardString();</text:span><text:span text:style-name="T3783"><text:line-break/></text:span><text:span text:style-name="T3784"><text:tab/>System.</text:span><text:span text:style-name="T3785">out</text:span><text:span text:style-name="T3786">.println(</text:span><text:span text:style-name="T3787">wildcardString</text:span><text:span text:style-name="T3788">);</text:span></text:p>
      <text:p text:style-name="P3789"><text:span text:style-name="T3790">}</text:span></text:p>
      <text:p text:style-name="P3791"/>
      <text:p text:style-name="P3792"><text:span text:style-name="T3793">Output:</text:span></text:p>
      <text:p text:style-name="P3794"/>
      <text:p text:style-name="P3795">1.2.%.%</text:p>
      <text:p text:style-name="P3796"/>
      <text:p text:style-name="P3797"><text:span text:style-name="T3798">Then your SQL search string would be like:</text:span></text:p>
      <text:p text:style-name="P3799"><text:span text:style-name="T3800">Select rows from table where column1 like<text:s/></text:span><text:span text:style-name="T3801">1.2.%.%</text:span><text:bookmark-start text:name="_Toc456690040"/><text:bookmark-start text:name="_Toc456689784"/></text:p>
      <text:p text:style-name="P3802"/>
      <text:h text:style-name="P3803" text:outline-level="2"><text:bookmark-start text:name="_Toc456708511"/><text:bookmark-start text:name="_Toc456696720"/><text:bookmark-start text:name="_Toc456696183"/><text:bookmark-end text:name="_Toc456690040"/><text:bookmark-end text:name="_Toc456689784"/>Containment and Subnet Membership<text:bookmark-end text:name="_Toc456708511"/><text:bookmark-end text:name="_Toc456696720"/><text:bookmark-end text:name="_Toc456696183"/></text:h>
      <text:p text:style-name="P3804"><text:span text:style-name="T3805">To check whether<text:s/></text:span><text:span text:style-name="T3806">an IP address is contained by a subnet:</text:span></text:p>
      <text:p text:style-name="P3807"><text:span text:style-name="T3808">IPAddress<text:s/></text:span><text:span text:style-name="T3809">address</text:span><text:span text:style-name="T3810"><text:s/>=<text:s/></text:span><text:span text:style-name="T3811">new</text:span><text:span text:style-name="T3812"><text:s/>IPAddressString(</text:span><text:span text:style-name="T3813">"1.2.0.0/16"</text:span><text:span text:style-name="T3814">).getAddress();</text:span><text:span text:style-name="T3815"><text:line-break/></text:span><text:span text:style-name="T3816">System.</text:span><text:span text:style-name="T3817">out</text:span><text:span text:style-name="T3818">.println(</text:span><text:span text:style-name="T3819">address</text:span><text:span text:style-name="T3820">.contains(</text:span><text:span text:style-name="T3821">new</text:span><text:span text:style-name="T3822"><text:s/>IPAddressString(</text:span><text:span text:style-name="T3823">"1.2.3.4"</text:span><text:span text:style-name="T3824">).getAddress()));</text:span><text:span text:style-name="T3825"><text:line-break/></text:span><text:span text:style-name="T3826">System.</text:span><text:span text:style-name="T3827">out</text:span><text:span text:style-name="T3828">.println(</text:span><text:span text:style-name="T3829">address</text:span><text:span text:style-name="T3830">.contains(</text:span><text:span text:style-name="T3831">new</text:span><text:span text:style-name="T3832"><text:s/>IPAddressString(</text:span><text:span text:style-name="T3833">"1.2.3.0/24"</text:span><text:span text:style-name="T3834">).getAddress()));</text:span><text:span text:style-name="T3835"><text:line-break/></text:span><text:span text:style-name="T3836">System.</text:span><text:span text:style-name="T3837">out</text:span><text:span text:style-name="T3838">.println(</text:span><text:span text:style-name="T3839">address</text:span><text:span text:style-name="T3840">.contains(</text:span><text:span text:style-name="T3841">new</text:span><text:span text:style-name="T3842"><text:s/>IPAddressString(</text:span><text:span text:style-name="T3843">"1.2.3.0/25"</text:span><text:span text:style-name="T3844">).getAddress()));</text:span><text:span text:style-name="T3845"><text:line-break/></text:span><text:span text:style-name="T3846">System.</text:span><text:span text:style-name="T3847">out</text:span><text:span text:style-name="T3848">.println(</text:span><text:span text:style-name="T3849">address</text:span><text:span text:style-name="T3850">.contains(</text:span><text:span text:style-name="T3851">new</text:span><text:span text:style-name="T3852"><text:s/>IPAddressString(</text:span><text:span text:style-name="T3853">"1.1.0.0"</text:span><text:span text:style-name="T3854">).getAddress()));</text:span></text:p>
      <text:p text:style-name="P3855"/>
      <text:p text:style-name="P3856"><text:span text:style-name="T3857">Output:</text:span></text:p>
      <text:p text:style-name="P3858">true<text:line-break/>true<text:line-break/>true<text:line-break/>false</text:p>
      <text:p text:style-name="P3859"/>
      <text:p text:style-name="P3860"><text:span text:style-name="T3861">The contains method is not</text:span><text:span text:style-name="T3862"><text:s/>restricted to IP addresses or IP address prefixed addresses. <text:s/>There is a<text:s/></text:span><text:span text:style-name="T3863">contains</text:span><text:span text:style-name="T3864"><text:s/>method for every<text:s/></text:span><text:span text:style-name="T3865">Address</text:span><text:span text:style-name="T3866"><text:s/>or<text:s/></text:span><text:span text:style-name="T3867">AddressSection</text:span><text:span text:style-name="T3868">.</text:span></text:p>
      <text:p text:style-name="P3869"/>
      <text:p text:style-name="P3870"><text:span text:style-name="T3871">There is also an assortment of iterators for addresses, sections, and segments which represent multiple values. <text:s/>There is an<text:s/></text:span><text:span text:style-name="T3872">iterator()</text:span><text:span text:style-name="T3873">,<text:s/></text:span><text:span text:style-name="T3874">getLower()</text:span><text:span text:style-name="T3875"><text:s/>method and<text:s/></text:span><text:span text:style-name="T3876">getUpper()</text:span><text:span text:style-name="T3877"><text:s/>method for every address component.</text:span></text:p>
      <text:p text:style-name="P3878"/>
      <text:h text:style-name="P3879" text:outline-level="2"><text:bookmark-start text:name="_Toc456708512"/><text:bookmark-start text:name="_Toc456696721"/><text:bookmark-start text:name="_Toc456696184"/>DNS Resolution and URLs<text:bookmark-end text:name="_Toc456708512"/><text:bookmark-end text:name="_Toc456696721"/><text:bookmark-end text:name="_Toc456696184"/></text:h>
      <text:p text:style-name="P3880"><text:span text:style-name="T3881">If you have a string that can be a host or an address and you wish to resolve to an address, create a</text:span><text:span text:style-name="T3882"><text:s/></text:span><text:span text:style-name="T3883">HostName<text:s/></text:span><text:span text:style-name="T3884">and use</text:span><text:span text:style-name="T3885"><text:s/></text:span><text:span text:style-name="T3886">HostName.toResolvedAddress()</text:span><text:span text:style-name="T3887">. I</text:span><text:span text:style-name="T3888">f you wish to obtain a string representation to be part of a URL, use</text:span><text:span text:style-name="T3889"><text:s/></text:span><text:span text:style-name="T3890">HostName.toNormalizedString()</text:span><text:span text:style-name="T3891">.</text:span></text:p>
      <text:p text:style-name="P3892"/>
      <text:h text:style-name="Heading2" text:outline-level="2"><text:bookmark-start text:name="_Toc456708513"/><text:bookmark-start text:name="_Toc456696722"/><text:bookmark-start text:name="_Toc456696185"/><text:span text:style-name="T3893">Sorting and Comparisons</text:span><text:bookmark-end text:name="_Toc456708513"/><text:bookmark-end text:name="_Toc456696722"/><text:bookmark-end text:name="_Toc456696185"/></text:h>
      <text:p text:style-name="P3894"><text:span text:style-name="T3895">Comparing and sorting can be useful for storing addresses in certain types of data structures. <text:s/>All of the core classes implement<text:s/></text:span><text:span text:style-name="T3896">java.lang.Comparable</text:span><text:span text:style-name="T3897">. <text:s/>Different representations of the same address or subnet are considered equal. <text:s/>Different representations of the same set of addresses are considered equal. <text:s/>However,<text:s/></text:span><text:span text:style-name="T3898">HostName</text:span><text:span text:style-name="T3899"><text:s/>instances,<text:s/></text:span><text:span text:style-name="T3900">IPAddressString</text:span><text:span text:style-name="T3901"><text:s/>instances, and<text:s/></text:span><text:span text:style-name="T3902">IPAddress</text:span><text:span text:style-name="T3903"><text:s/>instan</text:span><text:span text:style-name="T3904">ces are not equal even when representing the same address or subnet.</text:span></text:p>
      <text:p text:style-name="P3905"><text:span text:style-name="T3906"><text:s/></text:span><text:span text:style-name="T3907"><text:line-break/></text:span><text:span text:style-name="T3908">The library provides<text:s/></text:span><text:span text:style-name="T3909">IPAddressComparator</text:span><text:span text:style-name="T3910"><text:s/>and some implementations for comparison purposes. <text:s/></text:span><text:span text:style-name="T3911">IPAddress</text:span><text:span text:style-name="T3912"><text:s/>uses the subclass<text:s/></text:span><text:span text:style-name="T3913">CountComparator</text:span><text:span text:style-name="T3914">. <text:s/>When comparing subnets, you can either emphasiz</text:span><text:span text:style-name="T3915">e the count of addresses, or you can emphasize the values of the lower or upper address represented by the subnet, and comparators are provided for those variations.</text:span></text:p>
      <text:p text:style-name="P3916"/>
      <text:h text:style-name="P3917" text:outline-level="2"><text:bookmark-start text:name="_Network_and_Caches"/><text:bookmark-start text:name="_Networks_and_Caches"/><text:bookmark-end text:name="_Network_and_Caches"/>Networks and Caches<text:bookmark-end text:name="_Networks_and_Caches"/></text:h>
      <text:p text:style-name="P3918">The library provides singleton network objects for each address type.<text:s text:c="3"/>The network objects have methods for obtaining masks and loopbacks. <text:s/>The networks also provide creator objects that create addresses, sections, and segments, and they perform caching of these address components for efficient memory usage and performance.</text:p>
      <text:p text:style-name="P3919"><text:span text:style-name="T3920">The<text:s/></text:span><text:span text:style-name="T3921">network()</text:span><text:span text:style-name="T3922"><text:s/>methods in<text:s/></text:span><text:span text:style-name="T3923">IPv4Address</text:span><text:span text:style-name="T3924">,</text:span><text:span text:style-name="T3925"><text:s/>IPv6Address</text:span><text:span text:style-name="T3926">, and</text:span><text:span text:style-name="T3927"><text:s/>MACAddress</text:span><text:span text:style-name="T3928"><text:s/>provide access to the respective network objects. <text:s/>Each network has an associated address creator object accessible from<text:s/></text:span><text:span text:style-name="T3929">getAddressCreator()</text:span><text:span text:style-name="T3930"><text:s/>providing methods for address component<text:s/></text:span><text:span text:style-name="T3931">creation that make use of the aforementioned caches.</text:span></text:p>
      <text:p text:style-name="P3932"><text:span text:style-name="T3933">If you wished to use your own subclasses of the address classes, you could also use your own network object, and your own address creator object, by replacing the<text:s/></text:span><text:span text:style-name="T3934">network</text:span><text:span text:style-name="T3935"><text:s/>field of the respective address<text:s/></text:span><text:span text:style-name="T3936">class that you have subclassed, and optionally the<text:s/></text:span><text:span text:style-name="T3937">createAddressCreator</text:span><text:span text:style-name="T3938"><text:s/>method in the network class. <text:s/>That would allow you to control which types are created within the IP address library.</text:span></text:p>
      <text:p text:style-name="P3939"><text:span text:style-name="T3940">The<text:s/></text:span><text:span text:style-name="T3941">IPAddressNetwork</text:span><text:span text:style-name="T3942"><text:s/>class defines<text:s/></text:span><text:span text:style-name="T3943">IPAddressStringCache</text:span><text:span text:style-name="T3944"><text:s/></text:span><text:span text:style-name="T3945">and<text:s/></text:span><text:span text:style-name="T3946">HostNam</text:span><text:span text:style-name="T3947">eCache</text:span><text:span text:style-name="T3948">. <text:s/>These cache classes allow you to cache identifier strings. <text:s/>Note that identifier strings will cache their associated addresses, whether parsed or resolved. <text:s/>Also note that addresses cache their associated strings and various other objects. <text:s/>Theref</text:span><text:span text:style-name="T3949">ore, these cache classes go a long way towards allowing you to avoid creating the same objects and running the same code frequently. <text:s/>These caches do quick lookups using either bytes or strings, which might be ideal for some applications that handle many a</text:span><text:span text:style-name="T3950">ddresses or host names.</text:span></text:p>
      <text:p text:style-name="P3951"/>
      <text:p text:style-name="P39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000000"/>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msonormal0" style:display-name="msonormal"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8pt"/>
    </style:style>
    <style:style style:name="TOCHeading" style:display-name="TOC Heading" style:family="paragraph" style:parent-style-name="Heading1" style:next-style-name="Normal" style:default-outline-level="1">
      <style:paragraph-properties fo:widows="2" fo:orphans="2"/>
      <style:text-properties style:font-name-complex="Times New Roman" style:letter-kerning="false" style:font-size-complex="16pt" style:language-asian="en" style:country-asian="US" style:language-complex="ar" style:country-complex="SA" fo:hyphenate="true"/>
    </style:style>
    <style:style style:name="Standard" style:display-name="Standard" style:family="paragraph">
      <style:paragraph-properties fo:widows="0" fo:orphans="0"/>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Heading3Char" style:display-name="Heading 3 Char" style:family="text" style:parent-style-name="DefaultParagraphFont">
      <style:text-properties style:font-name="Calibri Light" style:font-name-asian="Times New Roman" fo:color="#1F3763" style:font-size-complex="10.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foley</meta:initial-creator>
    <dc:creator>SEAN FOLEY</dc:creator>
    <meta:creation-date>2017-06-27T04:00:00Z</meta:creation-date>
    <dc:date>2017-06-27T04:20:00Z</dc:date>
    <meta:template xlink:href="Normal.dotm" xlink:type="simple"/>
    <meta:editing-cycles>5</meta:editing-cycles>
    <meta:editing-duration>PT240S</meta:editing-duration>
    <meta:document-statistic meta:page-count="1" meta:paragraph-count="108" meta:word-count="8118" meta:character-count="54288" meta:row-count="385" meta:non-whitespace-character-count="46278"/>
  </office:meta>
</office:document-meta>
</file>